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427907911.65166" calcext:value-type="float">
            <text:p>1427907911.65166</text:p>
          </table:table-cell>
          <table:table-cell office:value-type="float" office:value="1427908176.76708" calcext:value-type="float">
            <text:p>1427908176.76708</text:p>
          </table:table-cell>
          <table:table-cell table:number-columns-repeated="6"/>
          <table:table-cell table:formula="of:=MAX([.B2];[.D2];[.G2])-MAX([.A2];[.C2];[.E2])" office:value-type="float" office:value="265.115422964096" calcext:value-type="float">
            <text:p>265.1154229641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11.65167" calcext:value-type="float">
            <text:p>1427907911.65167</text:p>
          </table:table-cell>
          <table:table-cell office:value-type="float" office:value="1427907916.92469" calcext:value-type="float">
            <text:p>1427907916.92469</text:p>
          </table:table-cell>
          <table:table-cell table:number-columns-repeated="4"/>
          <table:table-cell table:formula="of:=MAX([.B3];[.D3];[.G3])-MAX([.A3];[.C3];[.E3])" office:value-type="float" office:value="5.27302289009094" calcext:value-type="float">
            <text:p>5.2730228901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/>
          <table:table-cell table:formula="of:=AVERAGE([.K2:.K600])" office:value-type="float" office:value="4.84607528305054" calcext:value-type="float">
            <text:p>4.8460752831</text:p>
          </table:table-cell>
        </table:table-row>
        <table:table-row table:style-name="ro1">
          <table:table-cell table:number-columns-repeated="4"/>
          <table:table-cell office:value-type="float" office:value="1427907911.65167" calcext:value-type="float">
            <text:p>1427907911.65167</text:p>
          </table:table-cell>
          <table:table-cell office:value-type="float" office:value="1427907915.09721" calcext:value-type="float">
            <text:p>1427907915.09721</text:p>
          </table:table-cell>
          <table:table-cell office:value-type="float" office:value="1427907916.11178" calcext:value-type="float">
            <text:p>1427907916.11178</text:p>
          </table:table-cell>
          <table:table-cell/>
          <table:table-cell table:formula="of:=MAX([.B4];[.D4];[.G4])-MAX([.A4];[.C4];[.E4])" office:value-type="float" office:value="4.46010994911194" calcext:value-type="float">
            <text:p>4.4601099491</text:p>
          </table:table-cell>
          <table:table-cell table:formula="of:=IF(ISBLANK([.E4]);&quot;&quot;;[.I4])" office:value-type="float" office:value="4.46010994911194" calcext:value-type="float">
            <text:p>4.4601099491</text:p>
          </table:table-cell>
          <table:table-cell table:formula="of:=IF(OR(ISBLANK([.E4]);[.I4]&lt;=0);&quot;&quot;;[.I4])" office:value-type="float" office:value="4.46010994911194" calcext:value-type="float">
            <text:p>4.46010994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69" calcext:value-type="float">
            <text:p>1427907911.65169</text:p>
          </table:table-cell>
          <table:table-cell office:value-type="float" office:value="1427907915.78817" calcext:value-type="float">
            <text:p>1427907915.78817</text:p>
          </table:table-cell>
          <table:table-cell office:value-type="float" office:value="1427907916.81766" calcext:value-type="float">
            <text:p>1427907916.81766</text:p>
          </table:table-cell>
          <table:table-cell/>
          <table:table-cell table:formula="of:=MAX([.B5];[.D5];[.G5])-MAX([.A5];[.C5];[.E5])" office:value-type="float" office:value="5.16596794128418" calcext:value-type="float">
            <text:p>5.1659679413</text:p>
          </table:table-cell>
          <table:table-cell table:formula="of:=IF(ISBLANK([.E5]);&quot;&quot;;[.I5])" office:value-type="float" office:value="5.16596794128418" calcext:value-type="float">
            <text:p>5.1659679413</text:p>
          </table:table-cell>
          <table:table-cell table:formula="of:=IF(OR(ISBLANK([.E5]);[.I5]&lt;=0);&quot;&quot;;[.I5])" office:value-type="float" office:value="5.16596794128418" calcext:value-type="float">
            <text:p>5.16596794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" calcext:value-type="float">
            <text:p>1427907911.6517</text:p>
          </table:table-cell>
          <table:table-cell office:value-type="float" office:value="1427907915.63036" calcext:value-type="float">
            <text:p>1427907915.63036</text:p>
          </table:table-cell>
          <table:table-cell office:value-type="float" office:value="1427907916.58125" calcext:value-type="float">
            <text:p>1427907916.58125</text:p>
          </table:table-cell>
          <table:table-cell/>
          <table:table-cell table:formula="of:=MAX([.B6];[.D6];[.G6])-MAX([.A6];[.C6];[.E6])" office:value-type="float" office:value="4.92955303192139" calcext:value-type="float">
            <text:p>4.9295530319</text:p>
          </table:table-cell>
          <table:table-cell table:formula="of:=IF(ISBLANK([.E6]);&quot;&quot;;[.I6])" office:value-type="float" office:value="4.92955303192139" calcext:value-type="float">
            <text:p>4.9295530319</text:p>
          </table:table-cell>
          <table:table-cell table:formula="of:=IF(OR(ISBLANK([.E6]);[.I6]&lt;=0);&quot;&quot;;[.I6])" office:value-type="float" office:value="4.92955303192139" calcext:value-type="float">
            <text:p>4.92955303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" calcext:value-type="float">
            <text:p>1427907911.6517</text:p>
          </table:table-cell>
          <table:table-cell office:value-type="float" office:value="1427907915.15235" calcext:value-type="float">
            <text:p>1427907915.15235</text:p>
          </table:table-cell>
          <table:table-cell office:value-type="float" office:value="1427907916.1507" calcext:value-type="float">
            <text:p>1427907916.1507</text:p>
          </table:table-cell>
          <table:table-cell/>
          <table:table-cell table:formula="of:=MAX([.B7];[.D7];[.G7])-MAX([.A7];[.C7];[.E7])" office:value-type="float" office:value="4.4989960193634" calcext:value-type="float">
            <text:p>4.4989960194</text:p>
          </table:table-cell>
          <table:table-cell table:formula="of:=IF(ISBLANK([.E7]);&quot;&quot;;[.I7])" office:value-type="float" office:value="4.4989960193634" calcext:value-type="float">
            <text:p>4.4989960194</text:p>
          </table:table-cell>
          <table:table-cell table:formula="of:=IF(OR(ISBLANK([.E7]);[.I7]&lt;=0);&quot;&quot;;[.I7])" office:value-type="float" office:value="4.4989960193634" calcext:value-type="float">
            <text:p>4.49899601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1" calcext:value-type="float">
            <text:p>1427907911.65171</text:p>
          </table:table-cell>
          <table:table-cell office:value-type="float" office:value="1427907915.20918" calcext:value-type="float">
            <text:p>1427907915.20918</text:p>
          </table:table-cell>
          <table:table-cell office:value-type="float" office:value="1427907916.224" calcext:value-type="float">
            <text:p>1427907916.224</text:p>
          </table:table-cell>
          <table:table-cell/>
          <table:table-cell table:formula="of:=MAX([.B8];[.D8];[.G8])-MAX([.A8];[.C8];[.E8])" office:value-type="float" office:value="4.57229900360107" calcext:value-type="float">
            <text:p>4.5722990036</text:p>
          </table:table-cell>
          <table:table-cell table:formula="of:=IF(ISBLANK([.E8]);&quot;&quot;;[.I8])" office:value-type="float" office:value="4.57229900360107" calcext:value-type="float">
            <text:p>4.5722990036</text:p>
          </table:table-cell>
          <table:table-cell table:formula="of:=IF(OR(ISBLANK([.E8]);[.I8]&lt;=0);&quot;&quot;;[.I8])" office:value-type="float" office:value="4.57229900360107" calcext:value-type="float">
            <text:p>4.57229900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1" calcext:value-type="float">
            <text:p>1427907911.65171</text:p>
          </table:table-cell>
          <table:table-cell office:value-type="float" office:value="1427907915.34691" calcext:value-type="float">
            <text:p>1427907915.34691</text:p>
          </table:table-cell>
          <table:table-cell office:value-type="float" office:value="1427907916.35613" calcext:value-type="float">
            <text:p>1427907916.35613</text:p>
          </table:table-cell>
          <table:table-cell/>
          <table:table-cell table:formula="of:=MAX([.B9];[.D9];[.G9])-MAX([.A9];[.C9];[.E9])" office:value-type="float" office:value="4.704421043396" calcext:value-type="float">
            <text:p>4.7044210434</text:p>
          </table:table-cell>
          <table:table-cell table:formula="of:=IF(ISBLANK([.E9]);&quot;&quot;;[.I9])" office:value-type="float" office:value="4.704421043396" calcext:value-type="float">
            <text:p>4.7044210434</text:p>
          </table:table-cell>
          <table:table-cell table:formula="of:=IF(OR(ISBLANK([.E9]);[.I9]&lt;=0);&quot;&quot;;[.I9])" office:value-type="float" office:value="4.704421043396" calcext:value-type="float">
            <text:p>4.70442104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6" calcext:value-type="float">
            <text:p>1427907911.65176</text:p>
          </table:table-cell>
          <table:table-cell office:value-type="float" office:value="1427907915.4075" calcext:value-type="float">
            <text:p>1427907915.4075</text:p>
          </table:table-cell>
          <table:table-cell office:value-type="float" office:value="1427907916.36557" calcext:value-type="float">
            <text:p>1427907916.36557</text:p>
          </table:table-cell>
          <table:table-cell/>
          <table:table-cell table:formula="of:=MAX([.B10];[.D10];[.G10])-MAX([.A10];[.C10];[.E10])" office:value-type="float" office:value="4.71381092071533" calcext:value-type="float">
            <text:p>4.7138109207</text:p>
          </table:table-cell>
          <table:table-cell table:formula="of:=IF(ISBLANK([.E10]);&quot;&quot;;[.I10])" office:value-type="float" office:value="4.71381092071533" calcext:value-type="float">
            <text:p>4.7138109207</text:p>
          </table:table-cell>
          <table:table-cell table:formula="of:=IF(OR(ISBLANK([.E10]);[.I10]&lt;=0);&quot;&quot;;[.I10])" office:value-type="float" office:value="4.71381092071533" calcext:value-type="float">
            <text:p>4.7138109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7" calcext:value-type="float">
            <text:p>1427907911.65177</text:p>
          </table:table-cell>
          <table:table-cell office:value-type="float" office:value="1427907915.39967" calcext:value-type="float">
            <text:p>1427907915.39967</text:p>
          </table:table-cell>
          <table:table-cell office:value-type="float" office:value="1427907916.42926" calcext:value-type="float">
            <text:p>1427907916.42926</text:p>
          </table:table-cell>
          <table:table-cell/>
          <table:table-cell table:formula="of:=MAX([.B11];[.D11];[.G11])-MAX([.A11];[.C11];[.E11])" office:value-type="float" office:value="4.77749180793762" calcext:value-type="float">
            <text:p>4.7774918079</text:p>
          </table:table-cell>
          <table:table-cell table:formula="of:=IF(ISBLANK([.E11]);&quot;&quot;;[.I11])" office:value-type="float" office:value="4.77749180793762" calcext:value-type="float">
            <text:p>4.7774918079</text:p>
          </table:table-cell>
          <table:table-cell table:formula="of:=IF(OR(ISBLANK([.E11]);[.I11]&lt;=0);&quot;&quot;;[.I11])" office:value-type="float" office:value="4.77749180793762" calcext:value-type="float">
            <text:p>4.77749180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78" calcext:value-type="float">
            <text:p>1427907911.65178</text:p>
          </table:table-cell>
          <table:table-cell office:value-type="float" office:value="1427907915.62867" calcext:value-type="float">
            <text:p>1427907915.62867</text:p>
          </table:table-cell>
          <table:table-cell office:value-type="float" office:value="1427907916.66934" calcext:value-type="float">
            <text:p>1427907916.66934</text:p>
          </table:table-cell>
          <table:table-cell/>
          <table:table-cell table:formula="of:=MAX([.B12];[.D12];[.G12])-MAX([.A12];[.C12];[.E12])" office:value-type="float" office:value="5.01756119728088" calcext:value-type="float">
            <text:p>5.0175611973</text:p>
          </table:table-cell>
          <table:table-cell table:formula="of:=IF(ISBLANK([.E12]);&quot;&quot;;[.I12])" office:value-type="float" office:value="5.01756119728088" calcext:value-type="float">
            <text:p>5.0175611973</text:p>
          </table:table-cell>
          <table:table-cell table:formula="of:=IF(OR(ISBLANK([.E12]);[.I12]&lt;=0);&quot;&quot;;[.I12])" office:value-type="float" office:value="5.01756119728088" calcext:value-type="float">
            <text:p>5.01756119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1.65181" calcext:value-type="float">
            <text:p>1427907911.65181</text:p>
          </table:table-cell>
          <table:table-cell office:value-type="float" office:value="1427907915.8431" calcext:value-type="float">
            <text:p>1427907915.8431</text:p>
          </table:table-cell>
          <table:table-cell office:value-type="float" office:value="1427907916.92468" calcext:value-type="float">
            <text:p>1427907916.92468</text:p>
          </table:table-cell>
          <table:table-cell/>
          <table:table-cell table:formula="of:=MAX([.B13];[.D13];[.G13])-MAX([.A13];[.C13];[.E13])" office:value-type="float" office:value="5.27286911010742" calcext:value-type="float">
            <text:p>5.2728691101</text:p>
          </table:table-cell>
          <table:table-cell table:formula="of:=IF(ISBLANK([.E13]);&quot;&quot;;[.I13])" office:value-type="float" office:value="5.27286911010742" calcext:value-type="float">
            <text:p>5.2728691101</text:p>
          </table:table-cell>
          <table:table-cell table:formula="of:=IF(OR(ISBLANK([.E13]);[.I13]&lt;=0);&quot;&quot;;[.I13])" office:value-type="float" office:value="5.27286911010742" calcext:value-type="float">
            <text:p>5.2728691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16.9247" calcext:value-type="float">
            <text:p>1427907916.9247</text:p>
          </table:table-cell>
          <table:table-cell office:value-type="float" office:value="1427907921.93546" calcext:value-type="float">
            <text:p>1427907921.93546</text:p>
          </table:table-cell>
          <table:table-cell table:number-columns-repeated="4"/>
          <table:table-cell table:formula="of:=MAX([.B14];[.D14];[.G14])-MAX([.A14];[.C14];[.E14])" office:value-type="float" office:value="5.01075792312622" calcext:value-type="float">
            <text:p>5.0107579231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" calcext:value-type="float">
            <text:p>1427907916.9247</text:p>
          </table:table-cell>
          <table:table-cell office:value-type="float" office:value="1427907920.43733" calcext:value-type="float">
            <text:p>1427907920.43733</text:p>
          </table:table-cell>
          <table:table-cell office:value-type="float" office:value="1427907921.42129" calcext:value-type="float">
            <text:p>1427907921.42129</text:p>
          </table:table-cell>
          <table:table-cell/>
          <table:table-cell table:formula="of:=MAX([.B15];[.D15];[.G15])-MAX([.A15];[.C15];[.E15])" office:value-type="float" office:value="4.49658513069153" calcext:value-type="float">
            <text:p>4.4965851307</text:p>
          </table:table-cell>
          <table:table-cell table:formula="of:=IF(ISBLANK([.E15]);&quot;&quot;;[.I15])" office:value-type="float" office:value="4.49658513069153" calcext:value-type="float">
            <text:p>4.4965851307</text:p>
          </table:table-cell>
          <table:table-cell table:formula="of:=IF(OR(ISBLANK([.E15]);[.I15]&lt;=0);&quot;&quot;;[.I15])" office:value-type="float" office:value="4.49658513069153" calcext:value-type="float">
            <text:p>4.49658513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2" calcext:value-type="float">
            <text:p>1427907916.92472</text:p>
          </table:table-cell>
          <table:table-cell office:value-type="float" office:value="1427907920.38824" calcext:value-type="float">
            <text:p>1427907920.38824</text:p>
          </table:table-cell>
          <table:table-cell office:value-type="float" office:value="1427907921.48662" calcext:value-type="float">
            <text:p>1427907921.48662</text:p>
          </table:table-cell>
          <table:table-cell/>
          <table:table-cell table:formula="of:=MAX([.B16];[.D16];[.G16])-MAX([.A16];[.C16];[.E16])" office:value-type="float" office:value="4.5618999004364" calcext:value-type="float">
            <text:p>4.5618999004</text:p>
          </table:table-cell>
          <table:table-cell table:formula="of:=IF(ISBLANK([.E16]);&quot;&quot;;[.I16])" office:value-type="float" office:value="4.5618999004364" calcext:value-type="float">
            <text:p>4.5618999004</text:p>
          </table:table-cell>
          <table:table-cell table:formula="of:=IF(OR(ISBLANK([.E16]);[.I16]&lt;=0);&quot;&quot;;[.I16])" office:value-type="float" office:value="4.5618999004364" calcext:value-type="float">
            <text:p>4.56189990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3" calcext:value-type="float">
            <text:p>1427907916.92473</text:p>
          </table:table-cell>
          <table:table-cell office:value-type="float" office:value="1427907920.25177" calcext:value-type="float">
            <text:p>1427907920.25177</text:p>
          </table:table-cell>
          <table:table-cell office:value-type="float" office:value="1427907921.26739" calcext:value-type="float">
            <text:p>1427907921.26739</text:p>
          </table:table-cell>
          <table:table-cell/>
          <table:table-cell table:formula="of:=MAX([.B17];[.D17];[.G17])-MAX([.A17];[.C17];[.E17])" office:value-type="float" office:value="4.34265995025635" calcext:value-type="float">
            <text:p>4.3426599503</text:p>
          </table:table-cell>
          <table:table-cell table:formula="of:=IF(ISBLANK([.E17]);&quot;&quot;;[.I17])" office:value-type="float" office:value="4.34265995025635" calcext:value-type="float">
            <text:p>4.3426599503</text:p>
          </table:table-cell>
          <table:table-cell table:formula="of:=IF(OR(ISBLANK([.E17]);[.I17]&lt;=0);&quot;&quot;;[.I17])" office:value-type="float" office:value="4.34265995025635" calcext:value-type="float">
            <text:p>4.34265995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4" calcext:value-type="float">
            <text:p>1427907916.92474</text:p>
          </table:table-cell>
          <table:table-cell office:value-type="float" office:value="1427907920.87268" calcext:value-type="float">
            <text:p>1427907920.87268</text:p>
          </table:table-cell>
          <table:table-cell office:value-type="float" office:value="1427907921.93545" calcext:value-type="float">
            <text:p>1427907921.93545</text:p>
          </table:table-cell>
          <table:table-cell/>
          <table:table-cell table:formula="of:=MAX([.B18];[.D18];[.G18])-MAX([.A18];[.C18];[.E18])" office:value-type="float" office:value="5.01071500778198" calcext:value-type="float">
            <text:p>5.0107150078</text:p>
          </table:table-cell>
          <table:table-cell table:formula="of:=IF(ISBLANK([.E18]);&quot;&quot;;[.I18])" office:value-type="float" office:value="5.01071500778198" calcext:value-type="float">
            <text:p>5.0107150078</text:p>
          </table:table-cell>
          <table:table-cell table:formula="of:=IF(OR(ISBLANK([.E18]);[.I18]&lt;=0);&quot;&quot;;[.I18])" office:value-type="float" office:value="5.01071500778198" calcext:value-type="float">
            <text:p>5.01071500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4" calcext:value-type="float">
            <text:p>1427907916.92474</text:p>
          </table:table-cell>
          <table:table-cell office:value-type="float" office:value="1427907920.5835" calcext:value-type="float">
            <text:p>1427907920.5835</text:p>
          </table:table-cell>
          <table:table-cell office:value-type="float" office:value="1427907921.64248" calcext:value-type="float">
            <text:p>1427907921.64248</text:p>
          </table:table-cell>
          <table:table-cell/>
          <table:table-cell table:formula="of:=MAX([.B19];[.D19];[.G19])-MAX([.A19];[.C19];[.E19])" office:value-type="float" office:value="4.71773600578308" calcext:value-type="float">
            <text:p>4.7177360058</text:p>
          </table:table-cell>
          <table:table-cell table:formula="of:=IF(ISBLANK([.E19]);&quot;&quot;;[.I19])" office:value-type="float" office:value="4.71773600578308" calcext:value-type="float">
            <text:p>4.7177360058</text:p>
          </table:table-cell>
          <table:table-cell table:formula="of:=IF(OR(ISBLANK([.E19]);[.I19]&lt;=0);&quot;&quot;;[.I19])" office:value-type="float" office:value="4.71773600578308" calcext:value-type="float">
            <text:p>4.71773600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5" calcext:value-type="float">
            <text:p>1427907916.92475</text:p>
          </table:table-cell>
          <table:table-cell office:value-type="float" office:value="1427907920.63226" calcext:value-type="float">
            <text:p>1427907920.63226</text:p>
          </table:table-cell>
          <table:table-cell office:value-type="float" office:value="1427907921.7344" calcext:value-type="float">
            <text:p>1427907921.7344</text:p>
          </table:table-cell>
          <table:table-cell/>
          <table:table-cell table:formula="of:=MAX([.B20];[.D20];[.G20])-MAX([.A20];[.C20];[.E20])" office:value-type="float" office:value="4.80964803695679" calcext:value-type="float">
            <text:p>4.809648037</text:p>
          </table:table-cell>
          <table:table-cell table:formula="of:=IF(ISBLANK([.E20]);&quot;&quot;;[.I20])" office:value-type="float" office:value="4.80964803695679" calcext:value-type="float">
            <text:p>4.809648037</text:p>
          </table:table-cell>
          <table:table-cell table:formula="of:=IF(OR(ISBLANK([.E20]);[.I20]&lt;=0);&quot;&quot;;[.I20])" office:value-type="float" office:value="4.80964803695679" calcext:value-type="float">
            <text:p>4.8096480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6" calcext:value-type="float">
            <text:p>1427907916.92476</text:p>
          </table:table-cell>
          <table:table-cell office:value-type="float" office:value="1427907920.91071" calcext:value-type="float">
            <text:p>1427907920.91071</text:p>
          </table:table-cell>
          <table:table-cell office:value-type="float" office:value="1427907921.84131" calcext:value-type="float">
            <text:p>1427907921.84131</text:p>
          </table:table-cell>
          <table:table-cell/>
          <table:table-cell table:formula="of:=MAX([.B21];[.D21];[.G21])-MAX([.A21];[.C21];[.E21])" office:value-type="float" office:value="4.91655111312866" calcext:value-type="float">
            <text:p>4.9165511131</text:p>
          </table:table-cell>
          <table:table-cell table:formula="of:=IF(ISBLANK([.E21]);&quot;&quot;;[.I21])" office:value-type="float" office:value="4.91655111312866" calcext:value-type="float">
            <text:p>4.9165511131</text:p>
          </table:table-cell>
          <table:table-cell table:formula="of:=IF(OR(ISBLANK([.E21]);[.I21]&lt;=0);&quot;&quot;;[.I21])" office:value-type="float" office:value="4.91655111312866" calcext:value-type="float">
            <text:p>4.91655111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7" calcext:value-type="float">
            <text:p>1427907916.92477</text:p>
          </table:table-cell>
          <table:table-cell office:value-type="float" office:value="1427907920.3893" calcext:value-type="float">
            <text:p>1427907920.3893</text:p>
          </table:table-cell>
          <table:table-cell office:value-type="float" office:value="1427907921.49272" calcext:value-type="float">
            <text:p>1427907921.49272</text:p>
          </table:table-cell>
          <table:table-cell/>
          <table:table-cell table:formula="of:=MAX([.B22];[.D22];[.G22])-MAX([.A22];[.C22];[.E22])" office:value-type="float" office:value="4.56795382499695" calcext:value-type="float">
            <text:p>4.567953825</text:p>
          </table:table-cell>
          <table:table-cell table:formula="of:=IF(ISBLANK([.E22]);&quot;&quot;;[.I22])" office:value-type="float" office:value="4.56795382499695" calcext:value-type="float">
            <text:p>4.567953825</text:p>
          </table:table-cell>
          <table:table-cell table:formula="of:=IF(OR(ISBLANK([.E22]);[.I22]&lt;=0);&quot;&quot;;[.I22])" office:value-type="float" office:value="4.56795382499695" calcext:value-type="float">
            <text:p>4.5679538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77" calcext:value-type="float">
            <text:p>1427907916.92477</text:p>
          </table:table-cell>
          <table:table-cell office:value-type="float" office:value="1427907920.8573" calcext:value-type="float">
            <text:p>1427907920.8573</text:p>
          </table:table-cell>
          <table:table-cell office:value-type="float" office:value="1427907921.92562" calcext:value-type="float">
            <text:p>1427907921.92562</text:p>
          </table:table-cell>
          <table:table-cell/>
          <table:table-cell table:formula="of:=MAX([.B23];[.D23];[.G23])-MAX([.A23];[.C23];[.E23])" office:value-type="float" office:value="5.00084900856018" calcext:value-type="float">
            <text:p>5.0008490086</text:p>
          </table:table-cell>
          <table:table-cell table:formula="of:=IF(ISBLANK([.E23]);&quot;&quot;;[.I23])" office:value-type="float" office:value="5.00084900856018" calcext:value-type="float">
            <text:p>5.0008490086</text:p>
          </table:table-cell>
          <table:table-cell table:formula="of:=IF(OR(ISBLANK([.E23]);[.I23]&lt;=0);&quot;&quot;;[.I23])" office:value-type="float" office:value="5.00084900856018" calcext:value-type="float">
            <text:p>5.00084900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16.9248" calcext:value-type="float">
            <text:p>1427907916.9248</text:p>
          </table:table-cell>
          <table:table-cell office:value-type="float" office:value="1427907920.79762" calcext:value-type="float">
            <text:p>1427907920.79762</text:p>
          </table:table-cell>
          <table:table-cell office:value-type="float" office:value="1427907921.78753" calcext:value-type="float">
            <text:p>1427907921.78753</text:p>
          </table:table-cell>
          <table:table-cell/>
          <table:table-cell table:formula="of:=MAX([.B24];[.D24];[.G24])-MAX([.A24];[.C24];[.E24])" office:value-type="float" office:value="4.86273097991943" calcext:value-type="float">
            <text:p>4.8627309799</text:p>
          </table:table-cell>
          <table:table-cell table:formula="of:=IF(ISBLANK([.E24]);&quot;&quot;;[.I24])" office:value-type="float" office:value="4.86273097991943" calcext:value-type="float">
            <text:p>4.8627309799</text:p>
          </table:table-cell>
          <table:table-cell table:formula="of:=IF(OR(ISBLANK([.E24]);[.I24]&lt;=0);&quot;&quot;;[.I24])" office:value-type="float" office:value="4.86273097991943" calcext:value-type="float">
            <text:p>4.86273097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21.93547" calcext:value-type="float">
            <text:p>1427907921.93547</text:p>
          </table:table-cell>
          <table:table-cell office:value-type="float" office:value="1427907927.12237" calcext:value-type="float">
            <text:p>1427907927.12237</text:p>
          </table:table-cell>
          <table:table-cell table:number-columns-repeated="4"/>
          <table:table-cell table:formula="of:=MAX([.B25];[.D25];[.G25])-MAX([.A25];[.C25];[.E25])" office:value-type="float" office:value="5.18690299987793" calcext:value-type="float">
            <text:p>5.1869029999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47" calcext:value-type="float">
            <text:p>1427907921.93547</text:p>
          </table:table-cell>
          <table:table-cell office:value-type="float" office:value="1427907925.80075" calcext:value-type="float">
            <text:p>1427907925.80075</text:p>
          </table:table-cell>
          <table:table-cell office:value-type="float" office:value="1427907926.90478" calcext:value-type="float">
            <text:p>1427907926.90478</text:p>
          </table:table-cell>
          <table:table-cell/>
          <table:table-cell table:formula="of:=MAX([.B26];[.D26];[.G26])-MAX([.A26];[.C26];[.E26])" office:value-type="float" office:value="4.96931099891663" calcext:value-type="float">
            <text:p>4.9693109989</text:p>
          </table:table-cell>
          <table:table-cell table:formula="of:=IF(ISBLANK([.E26]);&quot;&quot;;[.I26])" office:value-type="float" office:value="4.96931099891663" calcext:value-type="float">
            <text:p>4.9693109989</text:p>
          </table:table-cell>
          <table:table-cell table:formula="of:=IF(OR(ISBLANK([.E26]);[.I26]&lt;=0);&quot;&quot;;[.I26])" office:value-type="float" office:value="4.96931099891663" calcext:value-type="float">
            <text:p>4.96931099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49" calcext:value-type="float">
            <text:p>1427907921.93549</text:p>
          </table:table-cell>
          <table:table-cell office:value-type="float" office:value="1427907925.4586" calcext:value-type="float">
            <text:p>1427907925.4586</text:p>
          </table:table-cell>
          <table:table-cell office:value-type="float" office:value="1427907926.4874" calcext:value-type="float">
            <text:p>1427907926.4874</text:p>
          </table:table-cell>
          <table:table-cell/>
          <table:table-cell table:formula="of:=MAX([.B27];[.D27];[.G27])-MAX([.A27];[.C27];[.E27])" office:value-type="float" office:value="4.55190682411194" calcext:value-type="float">
            <text:p>4.5519068241</text:p>
          </table:table-cell>
          <table:table-cell table:formula="of:=IF(ISBLANK([.E27]);&quot;&quot;;[.I27])" office:value-type="float" office:value="4.55190682411194" calcext:value-type="float">
            <text:p>4.5519068241</text:p>
          </table:table-cell>
          <table:table-cell table:formula="of:=IF(OR(ISBLANK([.E27]);[.I27]&lt;=0);&quot;&quot;;[.I27])" office:value-type="float" office:value="4.55190682411194" calcext:value-type="float">
            <text:p>4.55190682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5" calcext:value-type="float">
            <text:p>1427907921.9355</text:p>
          </table:table-cell>
          <table:table-cell office:value-type="float" office:value="1427907925.48789" calcext:value-type="float">
            <text:p>1427907925.48789</text:p>
          </table:table-cell>
          <table:table-cell office:value-type="float" office:value="1427907926.54239" calcext:value-type="float">
            <text:p>1427907926.54239</text:p>
          </table:table-cell>
          <table:table-cell/>
          <table:table-cell table:formula="of:=MAX([.B28];[.D28];[.G28])-MAX([.A28];[.C28];[.E28])" office:value-type="float" office:value="4.60688781738281" calcext:value-type="float">
            <text:p>4.6068878174</text:p>
          </table:table-cell>
          <table:table-cell table:formula="of:=IF(ISBLANK([.E28]);&quot;&quot;;[.I28])" office:value-type="float" office:value="4.60688781738281" calcext:value-type="float">
            <text:p>4.6068878174</text:p>
          </table:table-cell>
          <table:table-cell table:formula="of:=IF(OR(ISBLANK([.E28]);[.I28]&lt;=0);&quot;&quot;;[.I28])" office:value-type="float" office:value="4.60688781738281" calcext:value-type="float">
            <text:p>4.60688781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53" calcext:value-type="float">
            <text:p>1427907921.93553</text:p>
          </table:table-cell>
          <table:table-cell office:value-type="float" office:value="1427907925.70515" calcext:value-type="float">
            <text:p>1427907925.70515</text:p>
          </table:table-cell>
          <table:table-cell office:value-type="float" office:value="1427907926.76043" calcext:value-type="float">
            <text:p>1427907926.76043</text:p>
          </table:table-cell>
          <table:table-cell/>
          <table:table-cell table:formula="of:=MAX([.B29];[.D29];[.G29])-MAX([.A29];[.C29];[.E29])" office:value-type="float" office:value="4.82490301132202" calcext:value-type="float">
            <text:p>4.8249030113</text:p>
          </table:table-cell>
          <table:table-cell table:formula="of:=IF(ISBLANK([.E29]);&quot;&quot;;[.I29])" office:value-type="float" office:value="4.82490301132202" calcext:value-type="float">
            <text:p>4.8249030113</text:p>
          </table:table-cell>
          <table:table-cell table:formula="of:=IF(OR(ISBLANK([.E29]);[.I29]&lt;=0);&quot;&quot;;[.I29])" office:value-type="float" office:value="4.82490301132202" calcext:value-type="float">
            <text:p>4.82490301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54" calcext:value-type="float">
            <text:p>1427907921.93554</text:p>
          </table:table-cell>
          <table:table-cell office:value-type="float" office:value="1427907925.30871" calcext:value-type="float">
            <text:p>1427907925.30871</text:p>
          </table:table-cell>
          <table:table-cell office:value-type="float" office:value="1427907926.39596" calcext:value-type="float">
            <text:p>1427907926.39596</text:p>
          </table:table-cell>
          <table:table-cell/>
          <table:table-cell table:formula="of:=MAX([.B30];[.D30];[.G30])-MAX([.A30];[.C30];[.E30])" office:value-type="float" office:value="4.46042394638062" calcext:value-type="float">
            <text:p>4.4604239464</text:p>
          </table:table-cell>
          <table:table-cell table:formula="of:=IF(ISBLANK([.E30]);&quot;&quot;;[.I30])" office:value-type="float" office:value="4.46042394638062" calcext:value-type="float">
            <text:p>4.4604239464</text:p>
          </table:table-cell>
          <table:table-cell table:formula="of:=IF(OR(ISBLANK([.E30]);[.I30]&lt;=0);&quot;&quot;;[.I30])" office:value-type="float" office:value="4.46042394638062" calcext:value-type="float">
            <text:p>4.46042394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54" calcext:value-type="float">
            <text:p>1427907921.93554</text:p>
          </table:table-cell>
          <table:table-cell office:value-type="float" office:value="1427907925.80897" calcext:value-type="float">
            <text:p>1427907925.80897</text:p>
          </table:table-cell>
          <table:table-cell office:value-type="float" office:value="1427907926.89557" calcext:value-type="float">
            <text:p>1427907926.89557</text:p>
          </table:table-cell>
          <table:table-cell/>
          <table:table-cell table:formula="of:=MAX([.B31];[.D31];[.G31])-MAX([.A31];[.C31];[.E31])" office:value-type="float" office:value="4.96002292633057" calcext:value-type="float">
            <text:p>4.9600229263</text:p>
          </table:table-cell>
          <table:table-cell table:formula="of:=IF(ISBLANK([.E31]);&quot;&quot;;[.I31])" office:value-type="float" office:value="4.96002292633057" calcext:value-type="float">
            <text:p>4.9600229263</text:p>
          </table:table-cell>
          <table:table-cell table:formula="of:=IF(OR(ISBLANK([.E31]);[.I31]&lt;=0);&quot;&quot;;[.I31])" office:value-type="float" office:value="4.96002292633057" calcext:value-type="float">
            <text:p>4.96002292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55" calcext:value-type="float">
            <text:p>1427907921.93555</text:p>
          </table:table-cell>
          <table:table-cell office:value-type="float" office:value="1427907925.47863" calcext:value-type="float">
            <text:p>1427907925.47863</text:p>
          </table:table-cell>
          <table:table-cell office:value-type="float" office:value="1427907926.56418" calcext:value-type="float">
            <text:p>1427907926.56418</text:p>
          </table:table-cell>
          <table:table-cell/>
          <table:table-cell table:formula="of:=MAX([.B32];[.D32];[.G32])-MAX([.A32];[.C32];[.E32])" office:value-type="float" office:value="4.62862610816956" calcext:value-type="float">
            <text:p>4.6286261082</text:p>
          </table:table-cell>
          <table:table-cell table:formula="of:=IF(ISBLANK([.E32]);&quot;&quot;;[.I32])" office:value-type="float" office:value="4.62862610816956" calcext:value-type="float">
            <text:p>4.6286261082</text:p>
          </table:table-cell>
          <table:table-cell table:formula="of:=IF(OR(ISBLANK([.E32]);[.I32]&lt;=0);&quot;&quot;;[.I32])" office:value-type="float" office:value="4.62862610816956" calcext:value-type="float">
            <text:p>4.6286261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89" calcext:value-type="float">
            <text:p>1427907921.93589</text:p>
          </table:table-cell>
          <table:table-cell office:value-type="float" office:value="1427907925.31826" calcext:value-type="float">
            <text:p>1427907925.31826</text:p>
          </table:table-cell>
          <table:table-cell office:value-type="float" office:value="1427907926.31252" calcext:value-type="float">
            <text:p>1427907926.31252</text:p>
          </table:table-cell>
          <table:table-cell/>
          <table:table-cell table:formula="of:=MAX([.B33];[.D33];[.G33])-MAX([.A33];[.C33];[.E33])" office:value-type="float" office:value="4.37663412094116" calcext:value-type="float">
            <text:p>4.3766341209</text:p>
          </table:table-cell>
          <table:table-cell table:formula="of:=IF(ISBLANK([.E33]);&quot;&quot;;[.I33])" office:value-type="float" office:value="4.37663412094116" calcext:value-type="float">
            <text:p>4.3766341209</text:p>
          </table:table-cell>
          <table:table-cell table:formula="of:=IF(OR(ISBLANK([.E33]);[.I33]&lt;=0);&quot;&quot;;[.I33])" office:value-type="float" office:value="4.37663412094116" calcext:value-type="float">
            <text:p>4.37663412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91" calcext:value-type="float">
            <text:p>1427907921.93591</text:p>
          </table:table-cell>
          <table:table-cell office:value-type="float" office:value="1427907926.01489" calcext:value-type="float">
            <text:p>1427907926.01489</text:p>
          </table:table-cell>
          <table:table-cell office:value-type="float" office:value="1427907927.12236" calcext:value-type="float">
            <text:p>1427907927.12236</text:p>
          </table:table-cell>
          <table:table-cell/>
          <table:table-cell table:formula="of:=MAX([.B34];[.D34];[.G34])-MAX([.A34];[.C34];[.E34])" office:value-type="float" office:value="5.18645906448364" calcext:value-type="float">
            <text:p>5.1864590645</text:p>
          </table:table-cell>
          <table:table-cell table:formula="of:=IF(ISBLANK([.E34]);&quot;&quot;;[.I34])" office:value-type="float" office:value="5.18645906448364" calcext:value-type="float">
            <text:p>5.1864590645</text:p>
          </table:table-cell>
          <table:table-cell table:formula="of:=IF(OR(ISBLANK([.E34]);[.I34]&lt;=0);&quot;&quot;;[.I34])" office:value-type="float" office:value="5.18645906448364" calcext:value-type="float">
            <text:p>5.18645906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1.93592" calcext:value-type="float">
            <text:p>1427907921.93592</text:p>
          </table:table-cell>
          <table:table-cell office:value-type="float" office:value="1427907925.66179" calcext:value-type="float">
            <text:p>1427907925.66179</text:p>
          </table:table-cell>
          <table:table-cell office:value-type="float" office:value="1427907926.70885" calcext:value-type="float">
            <text:p>1427907926.70885</text:p>
          </table:table-cell>
          <table:table-cell/>
          <table:table-cell table:formula="of:=MAX([.B35];[.D35];[.G35])-MAX([.A35];[.C35];[.E35])" office:value-type="float" office:value="4.77293300628662" calcext:value-type="float">
            <text:p>4.7729330063</text:p>
          </table:table-cell>
          <table:table-cell table:formula="of:=IF(ISBLANK([.E35]);&quot;&quot;;[.I35])" office:value-type="float" office:value="4.77293300628662" calcext:value-type="float">
            <text:p>4.7729330063</text:p>
          </table:table-cell>
          <table:table-cell table:formula="of:=IF(OR(ISBLANK([.E35]);[.I35]&lt;=0);&quot;&quot;;[.I35])" office:value-type="float" office:value="4.77293300628662" calcext:value-type="float">
            <text:p>4.77293300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27.12238" calcext:value-type="float">
            <text:p>1427907927.12238</text:p>
          </table:table-cell>
          <table:table-cell office:value-type="float" office:value="1427907932.06853" calcext:value-type="float">
            <text:p>1427907932.06853</text:p>
          </table:table-cell>
          <table:table-cell table:number-columns-repeated="4"/>
          <table:table-cell table:formula="of:=MAX([.B36];[.D36];[.G36])-MAX([.A36];[.C36];[.E36])" office:value-type="float" office:value="4.94614481925964" calcext:value-type="float">
            <text:p>4.9461448193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39" calcext:value-type="float">
            <text:p>1427907927.12239</text:p>
          </table:table-cell>
          <table:table-cell office:value-type="float" office:value="1427907930.42489" calcext:value-type="float">
            <text:p>1427907930.42489</text:p>
          </table:table-cell>
          <table:table-cell office:value-type="float" office:value="1427907931.47295" calcext:value-type="float">
            <text:p>1427907931.47295</text:p>
          </table:table-cell>
          <table:table-cell/>
          <table:table-cell table:formula="of:=MAX([.B37];[.D37];[.G37])-MAX([.A37];[.C37];[.E37])" office:value-type="float" office:value="4.35056304931641" calcext:value-type="float">
            <text:p>4.3505630493</text:p>
          </table:table-cell>
          <table:table-cell table:formula="of:=IF(ISBLANK([.E37]);&quot;&quot;;[.I37])" office:value-type="float" office:value="4.35056304931641" calcext:value-type="float">
            <text:p>4.3505630493</text:p>
          </table:table-cell>
          <table:table-cell table:formula="of:=IF(OR(ISBLANK([.E37]);[.I37]&lt;=0);&quot;&quot;;[.I37])" office:value-type="float" office:value="4.35056304931641" calcext:value-type="float">
            <text:p>4.35056304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1" calcext:value-type="float">
            <text:p>1427907927.12241</text:p>
          </table:table-cell>
          <table:table-cell office:value-type="float" office:value="1427907930.55948" calcext:value-type="float">
            <text:p>1427907930.55948</text:p>
          </table:table-cell>
          <table:table-cell office:value-type="float" office:value="1427907931.65244" calcext:value-type="float">
            <text:p>1427907931.65244</text:p>
          </table:table-cell>
          <table:table-cell/>
          <table:table-cell table:formula="of:=MAX([.B38];[.D38];[.G38])-MAX([.A38];[.C38];[.E38])" office:value-type="float" office:value="4.53003406524658" calcext:value-type="float">
            <text:p>4.5300340652</text:p>
          </table:table-cell>
          <table:table-cell table:formula="of:=IF(ISBLANK([.E38]);&quot;&quot;;[.I38])" office:value-type="float" office:value="4.53003406524658" calcext:value-type="float">
            <text:p>4.5300340652</text:p>
          </table:table-cell>
          <table:table-cell table:formula="of:=IF(OR(ISBLANK([.E38]);[.I38]&lt;=0);&quot;&quot;;[.I38])" office:value-type="float" office:value="4.53003406524658" calcext:value-type="float">
            <text:p>4.53003406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2" calcext:value-type="float">
            <text:p>1427907927.12242</text:p>
          </table:table-cell>
          <table:table-cell office:value-type="float" office:value="1427907930.89986" calcext:value-type="float">
            <text:p>1427907930.89986</text:p>
          </table:table-cell>
          <table:table-cell office:value-type="float" office:value="1427907931.99991" calcext:value-type="float">
            <text:p>1427907931.99991</text:p>
          </table:table-cell>
          <table:table-cell/>
          <table:table-cell table:formula="of:=MAX([.B39];[.D39];[.G39])-MAX([.A39];[.C39];[.E39])" office:value-type="float" office:value="4.8774950504303" calcext:value-type="float">
            <text:p>4.8774950504</text:p>
          </table:table-cell>
          <table:table-cell table:formula="of:=IF(ISBLANK([.E39]);&quot;&quot;;[.I39])" office:value-type="float" office:value="4.8774950504303" calcext:value-type="float">
            <text:p>4.8774950504</text:p>
          </table:table-cell>
          <table:table-cell table:formula="of:=IF(OR(ISBLANK([.E39]);[.I39]&lt;=0);&quot;&quot;;[.I39])" office:value-type="float" office:value="4.8774950504303" calcext:value-type="float">
            <text:p>4.87749505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4" calcext:value-type="float">
            <text:p>1427907927.12244</text:p>
          </table:table-cell>
          <table:table-cell office:value-type="float" office:value="1427907930.48436" calcext:value-type="float">
            <text:p>1427907930.48436</text:p>
          </table:table-cell>
          <table:table-cell office:value-type="float" office:value="1427907931.46196" calcext:value-type="float">
            <text:p>1427907931.46196</text:p>
          </table:table-cell>
          <table:table-cell/>
          <table:table-cell table:formula="of:=MAX([.B40];[.D40];[.G40])-MAX([.A40];[.C40];[.E40])" office:value-type="float" office:value="4.33952307701111" calcext:value-type="float">
            <text:p>4.339523077</text:p>
          </table:table-cell>
          <table:table-cell table:formula="of:=IF(ISBLANK([.E40]);&quot;&quot;;[.I40])" office:value-type="float" office:value="4.33952307701111" calcext:value-type="float">
            <text:p>4.339523077</text:p>
          </table:table-cell>
          <table:table-cell table:formula="of:=IF(OR(ISBLANK([.E40]);[.I40]&lt;=0);&quot;&quot;;[.I40])" office:value-type="float" office:value="4.33952307701111" calcext:value-type="float">
            <text:p>4.3395230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5" calcext:value-type="float">
            <text:p>1427907927.12245</text:p>
          </table:table-cell>
          <table:table-cell office:value-type="float" office:value="1427907930.33977" calcext:value-type="float">
            <text:p>1427907930.33977</text:p>
          </table:table-cell>
          <table:table-cell office:value-type="float" office:value="1427907931.43116" calcext:value-type="float">
            <text:p>1427907931.43116</text:p>
          </table:table-cell>
          <table:table-cell/>
          <table:table-cell table:formula="of:=MAX([.B41];[.D41];[.G41])-MAX([.A41];[.C41];[.E41])" office:value-type="float" office:value="4.30870699882507" calcext:value-type="float">
            <text:p>4.3087069988</text:p>
          </table:table-cell>
          <table:table-cell table:formula="of:=IF(ISBLANK([.E41]);&quot;&quot;;[.I41])" office:value-type="float" office:value="4.30870699882507" calcext:value-type="float">
            <text:p>4.3087069988</text:p>
          </table:table-cell>
          <table:table-cell table:formula="of:=IF(OR(ISBLANK([.E41]);[.I41]&lt;=0);&quot;&quot;;[.I41])" office:value-type="float" office:value="4.30870699882507" calcext:value-type="float">
            <text:p>4.30870699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6" calcext:value-type="float">
            <text:p>1427907927.12246</text:p>
          </table:table-cell>
          <table:table-cell office:value-type="float" office:value="1427907930.89944" calcext:value-type="float">
            <text:p>1427907930.89944</text:p>
          </table:table-cell>
          <table:table-cell office:value-type="float" office:value="1427907932.00251" calcext:value-type="float">
            <text:p>1427907932.00251</text:p>
          </table:table-cell>
          <table:table-cell/>
          <table:table-cell table:formula="of:=MAX([.B42];[.D42];[.G42])-MAX([.A42];[.C42];[.E42])" office:value-type="float" office:value="4.88004994392395" calcext:value-type="float">
            <text:p>4.8800499439</text:p>
          </table:table-cell>
          <table:table-cell table:formula="of:=IF(ISBLANK([.E42]);&quot;&quot;;[.I42])" office:value-type="float" office:value="4.88004994392395" calcext:value-type="float">
            <text:p>4.8800499439</text:p>
          </table:table-cell>
          <table:table-cell table:formula="of:=IF(OR(ISBLANK([.E42]);[.I42]&lt;=0);&quot;&quot;;[.I42])" office:value-type="float" office:value="4.88004994392395" calcext:value-type="float">
            <text:p>4.88004994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6" calcext:value-type="float">
            <text:p>1427907927.12246</text:p>
          </table:table-cell>
          <table:table-cell office:value-type="float" office:value="1427907930.6958" calcext:value-type="float">
            <text:p>1427907930.6958</text:p>
          </table:table-cell>
          <table:table-cell office:value-type="float" office:value="1427907931.71442" calcext:value-type="float">
            <text:p>1427907931.71442</text:p>
          </table:table-cell>
          <table:table-cell/>
          <table:table-cell table:formula="of:=MAX([.B43];[.D43];[.G43])-MAX([.A43];[.C43];[.E43])" office:value-type="float" office:value="4.59195494651794" calcext:value-type="float">
            <text:p>4.5919549465</text:p>
          </table:table-cell>
          <table:table-cell table:formula="of:=IF(ISBLANK([.E43]);&quot;&quot;;[.I43])" office:value-type="float" office:value="4.59195494651794" calcext:value-type="float">
            <text:p>4.5919549465</text:p>
          </table:table-cell>
          <table:table-cell table:formula="of:=IF(OR(ISBLANK([.E43]);[.I43]&lt;=0);&quot;&quot;;[.I43])" office:value-type="float" office:value="4.59195494651794" calcext:value-type="float">
            <text:p>4.59195494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7" calcext:value-type="float">
            <text:p>1427907927.12247</text:p>
          </table:table-cell>
          <table:table-cell office:value-type="float" office:value="1427907930.8983" calcext:value-type="float">
            <text:p>1427907930.8983</text:p>
          </table:table-cell>
          <table:table-cell office:value-type="float" office:value="1427907931.97208" calcext:value-type="float">
            <text:p>1427907931.97208</text:p>
          </table:table-cell>
          <table:table-cell/>
          <table:table-cell table:formula="of:=MAX([.B44];[.D44];[.G44])-MAX([.A44];[.C44];[.E44])" office:value-type="float" office:value="4.84960293769836" calcext:value-type="float">
            <text:p>4.8496029377</text:p>
          </table:table-cell>
          <table:table-cell table:formula="of:=IF(ISBLANK([.E44]);&quot;&quot;;[.I44])" office:value-type="float" office:value="4.84960293769836" calcext:value-type="float">
            <text:p>4.8496029377</text:p>
          </table:table-cell>
          <table:table-cell table:formula="of:=IF(OR(ISBLANK([.E44]);[.I44]&lt;=0);&quot;&quot;;[.I44])" office:value-type="float" office:value="4.84960293769836" calcext:value-type="float">
            <text:p>4.84960293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49" calcext:value-type="float">
            <text:p>1427907927.12249</text:p>
          </table:table-cell>
          <table:table-cell office:value-type="float" office:value="1427907931.01217" calcext:value-type="float">
            <text:p>1427907931.01217</text:p>
          </table:table-cell>
          <table:table-cell office:value-type="float" office:value="1427907932.06852" calcext:value-type="float">
            <text:p>1427907932.06852</text:p>
          </table:table-cell>
          <table:table-cell/>
          <table:table-cell table:formula="of:=MAX([.B45];[.D45];[.G45])-MAX([.A45];[.C45];[.E45])" office:value-type="float" office:value="4.94603085517883" calcext:value-type="float">
            <text:p>4.9460308552</text:p>
          </table:table-cell>
          <table:table-cell table:formula="of:=IF(ISBLANK([.E45]);&quot;&quot;;[.I45])" office:value-type="float" office:value="4.94603085517883" calcext:value-type="float">
            <text:p>4.9460308552</text:p>
          </table:table-cell>
          <table:table-cell table:formula="of:=IF(OR(ISBLANK([.E45]);[.I45]&lt;=0);&quot;&quot;;[.I45])" office:value-type="float" office:value="4.94603085517883" calcext:value-type="float">
            <text:p>4.94603085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27.12252" calcext:value-type="float">
            <text:p>1427907927.12252</text:p>
          </table:table-cell>
          <table:table-cell office:value-type="float" office:value="1427907930.72905" calcext:value-type="float">
            <text:p>1427907930.72905</text:p>
          </table:table-cell>
          <table:table-cell office:value-type="float" office:value="1427907931.83232" calcext:value-type="float">
            <text:p>1427907931.83232</text:p>
          </table:table-cell>
          <table:table-cell/>
          <table:table-cell table:formula="of:=MAX([.B46];[.D46];[.G46])-MAX([.A46];[.C46];[.E46])" office:value-type="float" office:value="4.70980286598206" calcext:value-type="float">
            <text:p>4.709802866</text:p>
          </table:table-cell>
          <table:table-cell table:formula="of:=IF(ISBLANK([.E46]);&quot;&quot;;[.I46])" office:value-type="float" office:value="4.70980286598206" calcext:value-type="float">
            <text:p>4.709802866</text:p>
          </table:table-cell>
          <table:table-cell table:formula="of:=IF(OR(ISBLANK([.E46]);[.I46]&lt;=0);&quot;&quot;;[.I46])" office:value-type="float" office:value="4.70980286598206" calcext:value-type="float">
            <text:p>4.7098028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32.06854" calcext:value-type="float">
            <text:p>1427907932.06854</text:p>
          </table:table-cell>
          <table:table-cell office:value-type="float" office:value="1427907937.64822" calcext:value-type="float">
            <text:p>1427907937.64822</text:p>
          </table:table-cell>
          <table:table-cell table:number-columns-repeated="4"/>
          <table:table-cell table:formula="of:=MAX([.B47];[.D47];[.G47])-MAX([.A47];[.C47];[.E47])" office:value-type="float" office:value="5.57967901229858" calcext:value-type="float">
            <text:p>5.5796790123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55" calcext:value-type="float">
            <text:p>1427907932.06855</text:p>
          </table:table-cell>
          <table:table-cell office:value-type="float" office:value="1427907936.33458" calcext:value-type="float">
            <text:p>1427907936.33458</text:p>
          </table:table-cell>
          <table:table-cell office:value-type="float" office:value="1427907937.32261" calcext:value-type="float">
            <text:p>1427907937.32261</text:p>
          </table:table-cell>
          <table:table-cell/>
          <table:table-cell table:formula="of:=MAX([.B48];[.D48];[.G48])-MAX([.A48];[.C48];[.E48])" office:value-type="float" office:value="5.254065990448" calcext:value-type="float">
            <text:p>5.2540659904</text:p>
          </table:table-cell>
          <table:table-cell table:formula="of:=IF(ISBLANK([.E48]);&quot;&quot;;[.I48])" office:value-type="float" office:value="5.254065990448" calcext:value-type="float">
            <text:p>5.2540659904</text:p>
          </table:table-cell>
          <table:table-cell table:formula="of:=IF(OR(ISBLANK([.E48]);[.I48]&lt;=0);&quot;&quot;;[.I48])" office:value-type="float" office:value="5.254065990448" calcext:value-type="float">
            <text:p>5.25406599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57" calcext:value-type="float">
            <text:p>1427907932.06857</text:p>
          </table:table-cell>
          <table:table-cell office:value-type="float" office:value="1427907936.08896" calcext:value-type="float">
            <text:p>1427907936.08896</text:p>
          </table:table-cell>
          <table:table-cell office:value-type="float" office:value="1427907937.12067" calcext:value-type="float">
            <text:p>1427907937.12067</text:p>
          </table:table-cell>
          <table:table-cell/>
          <table:table-cell table:formula="of:=MAX([.B49];[.D49];[.G49])-MAX([.A49];[.C49];[.E49])" office:value-type="float" office:value="5.05210494995117" calcext:value-type="float">
            <text:p>5.05210495</text:p>
          </table:table-cell>
          <table:table-cell table:formula="of:=IF(ISBLANK([.E49]);&quot;&quot;;[.I49])" office:value-type="float" office:value="5.05210494995117" calcext:value-type="float">
            <text:p>5.05210495</text:p>
          </table:table-cell>
          <table:table-cell table:formula="of:=IF(OR(ISBLANK([.E49]);[.I49]&lt;=0);&quot;&quot;;[.I49])" office:value-type="float" office:value="5.05210494995117" calcext:value-type="float">
            <text:p>5.052104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58" calcext:value-type="float">
            <text:p>1427907932.06858</text:p>
          </table:table-cell>
          <table:table-cell office:value-type="float" office:value="1427907936.34989" calcext:value-type="float">
            <text:p>1427907936.34989</text:p>
          </table:table-cell>
          <table:table-cell office:value-type="float" office:value="1427907937.4148" calcext:value-type="float">
            <text:p>1427907937.4148</text:p>
          </table:table-cell>
          <table:table-cell/>
          <table:table-cell table:formula="of:=MAX([.B50];[.D50];[.G50])-MAX([.A50];[.C50];[.E50])" office:value-type="float" office:value="5.34622192382813" calcext:value-type="float">
            <text:p>5.3462219238</text:p>
          </table:table-cell>
          <table:table-cell table:formula="of:=IF(ISBLANK([.E50]);&quot;&quot;;[.I50])" office:value-type="float" office:value="5.34622192382813" calcext:value-type="float">
            <text:p>5.3462219238</text:p>
          </table:table-cell>
          <table:table-cell table:formula="of:=IF(OR(ISBLANK([.E50]);[.I50]&lt;=0);&quot;&quot;;[.I50])" office:value-type="float" office:value="5.34622192382813" calcext:value-type="float">
            <text:p>5.3462219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1" calcext:value-type="float">
            <text:p>1427907932.06861</text:p>
          </table:table-cell>
          <table:table-cell office:value-type="float" office:value="1427907935.87973" calcext:value-type="float">
            <text:p>1427907935.87973</text:p>
          </table:table-cell>
          <table:table-cell office:value-type="float" office:value="1427907936.92358" calcext:value-type="float">
            <text:p>1427907936.92358</text:p>
          </table:table-cell>
          <table:table-cell/>
          <table:table-cell table:formula="of:=MAX([.B51];[.D51];[.G51])-MAX([.A51];[.C51];[.E51])" office:value-type="float" office:value="4.85496211051941" calcext:value-type="float">
            <text:p>4.8549621105</text:p>
          </table:table-cell>
          <table:table-cell table:formula="of:=IF(ISBLANK([.E51]);&quot;&quot;;[.I51])" office:value-type="float" office:value="4.85496211051941" calcext:value-type="float">
            <text:p>4.8549621105</text:p>
          </table:table-cell>
          <table:table-cell table:formula="of:=IF(OR(ISBLANK([.E51]);[.I51]&lt;=0);&quot;&quot;;[.I51])" office:value-type="float" office:value="4.85496211051941" calcext:value-type="float">
            <text:p>4.85496211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3" calcext:value-type="float">
            <text:p>1427907932.06863</text:p>
          </table:table-cell>
          <table:table-cell office:value-type="float" office:value="1427907935.84766" calcext:value-type="float">
            <text:p>1427907935.84766</text:p>
          </table:table-cell>
          <table:table-cell office:value-type="float" office:value="1427907936.90528" calcext:value-type="float">
            <text:p>1427907936.90528</text:p>
          </table:table-cell>
          <table:table-cell/>
          <table:table-cell table:formula="of:=MAX([.B52];[.D52];[.G52])-MAX([.A52];[.C52];[.E52])" office:value-type="float" office:value="4.83665299415588" calcext:value-type="float">
            <text:p>4.8366529942</text:p>
          </table:table-cell>
          <table:table-cell table:formula="of:=IF(ISBLANK([.E52]);&quot;&quot;;[.I52])" office:value-type="float" office:value="4.83665299415588" calcext:value-type="float">
            <text:p>4.8366529942</text:p>
          </table:table-cell>
          <table:table-cell table:formula="of:=IF(OR(ISBLANK([.E52]);[.I52]&lt;=0);&quot;&quot;;[.I52])" office:value-type="float" office:value="4.83665299415588" calcext:value-type="float">
            <text:p>4.83665299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6" calcext:value-type="float">
            <text:p>1427907932.06866</text:p>
          </table:table-cell>
          <table:table-cell office:value-type="float" office:value="1427907936.12467" calcext:value-type="float">
            <text:p>1427907936.12467</text:p>
          </table:table-cell>
          <table:table-cell office:value-type="float" office:value="1427907937.20527" calcext:value-type="float">
            <text:p>1427907937.20527</text:p>
          </table:table-cell>
          <table:table-cell/>
          <table:table-cell table:formula="of:=MAX([.B53];[.D53];[.G53])-MAX([.A53];[.C53];[.E53])" office:value-type="float" office:value="5.1366081237793" calcext:value-type="float">
            <text:p>5.1366081238</text:p>
          </table:table-cell>
          <table:table-cell table:formula="of:=IF(ISBLANK([.E53]);&quot;&quot;;[.I53])" office:value-type="float" office:value="5.1366081237793" calcext:value-type="float">
            <text:p>5.1366081238</text:p>
          </table:table-cell>
          <table:table-cell table:formula="of:=IF(OR(ISBLANK([.E53]);[.I53]&lt;=0);&quot;&quot;;[.I53])" office:value-type="float" office:value="5.1366081237793" calcext:value-type="float">
            <text:p>5.1366081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7" calcext:value-type="float">
            <text:p>1427907932.06867</text:p>
          </table:table-cell>
          <table:table-cell office:value-type="float" office:value="1427907936.55679" calcext:value-type="float">
            <text:p>1427907936.55679</text:p>
          </table:table-cell>
          <table:table-cell office:value-type="float" office:value="1427907937.64822" calcext:value-type="float">
            <text:p>1427907937.64822</text:p>
          </table:table-cell>
          <table:table-cell/>
          <table:table-cell table:formula="of:=MAX([.B54];[.D54];[.G54])-MAX([.A54];[.C54];[.E54])" office:value-type="float" office:value="5.57954406738281" calcext:value-type="float">
            <text:p>5.5795440674</text:p>
          </table:table-cell>
          <table:table-cell table:formula="of:=IF(ISBLANK([.E54]);&quot;&quot;;[.I54])" office:value-type="float" office:value="5.57954406738281" calcext:value-type="float">
            <text:p>5.5795440674</text:p>
          </table:table-cell>
          <table:table-cell table:formula="of:=IF(OR(ISBLANK([.E54]);[.I54]&lt;=0);&quot;&quot;;[.I54])" office:value-type="float" office:value="5.57954406738281" calcext:value-type="float">
            <text:p>5.57954406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8" calcext:value-type="float">
            <text:p>1427907932.06868</text:p>
          </table:table-cell>
          <table:table-cell office:value-type="float" office:value="1427907936.22315" calcext:value-type="float">
            <text:p>1427907936.22315</text:p>
          </table:table-cell>
          <table:table-cell office:value-type="float" office:value="1427907937.31092" calcext:value-type="float">
            <text:p>1427907937.31092</text:p>
          </table:table-cell>
          <table:table-cell/>
          <table:table-cell table:formula="of:=MAX([.B55];[.D55];[.G55])-MAX([.A55];[.C55];[.E55])" office:value-type="float" office:value="5.24224305152893" calcext:value-type="float">
            <text:p>5.2422430515</text:p>
          </table:table-cell>
          <table:table-cell table:formula="of:=IF(ISBLANK([.E55]);&quot;&quot;;[.I55])" office:value-type="float" office:value="5.24224305152893" calcext:value-type="float">
            <text:p>5.2422430515</text:p>
          </table:table-cell>
          <table:table-cell table:formula="of:=IF(OR(ISBLANK([.E55]);[.I55]&lt;=0);&quot;&quot;;[.I55])" office:value-type="float" office:value="5.24224305152893" calcext:value-type="float">
            <text:p>5.24224305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8" calcext:value-type="float">
            <text:p>1427907932.06868</text:p>
          </table:table-cell>
          <table:table-cell office:value-type="float" office:value="1427907936.01687" calcext:value-type="float">
            <text:p>1427907936.01687</text:p>
          </table:table-cell>
          <table:table-cell office:value-type="float" office:value="1427907936.98182" calcext:value-type="float">
            <text:p>1427907936.98182</text:p>
          </table:table-cell>
          <table:table-cell/>
          <table:table-cell table:formula="of:=MAX([.B56];[.D56];[.G56])-MAX([.A56];[.C56];[.E56])" office:value-type="float" office:value="4.91314101219177" calcext:value-type="float">
            <text:p>4.9131410122</text:p>
          </table:table-cell>
          <table:table-cell table:formula="of:=IF(ISBLANK([.E56]);&quot;&quot;;[.I56])" office:value-type="float" office:value="4.91314101219177" calcext:value-type="float">
            <text:p>4.9131410122</text:p>
          </table:table-cell>
          <table:table-cell table:formula="of:=IF(OR(ISBLANK([.E56]);[.I56]&lt;=0);&quot;&quot;;[.I56])" office:value-type="float" office:value="4.91314101219177" calcext:value-type="float">
            <text:p>4.91314101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2.06868" calcext:value-type="float">
            <text:p>1427907932.06868</text:p>
          </table:table-cell>
          <table:table-cell office:value-type="float" office:value="1427907935.82812" calcext:value-type="float">
            <text:p>1427907935.82812</text:p>
          </table:table-cell>
          <table:table-cell office:value-type="float" office:value="1427907936.91525" calcext:value-type="float">
            <text:p>1427907936.91525</text:p>
          </table:table-cell>
          <table:table-cell/>
          <table:table-cell table:formula="of:=MAX([.B57];[.D57];[.G57])-MAX([.A57];[.C57];[.E57])" office:value-type="float" office:value="4.8465690612793" calcext:value-type="float">
            <text:p>4.8465690613</text:p>
          </table:table-cell>
          <table:table-cell table:formula="of:=IF(ISBLANK([.E57]);&quot;&quot;;[.I57])" office:value-type="float" office:value="4.8465690612793" calcext:value-type="float">
            <text:p>4.8465690613</text:p>
          </table:table-cell>
          <table:table-cell table:formula="of:=IF(OR(ISBLANK([.E57]);[.I57]&lt;=0);&quot;&quot;;[.I57])" office:value-type="float" office:value="4.8465690612793" calcext:value-type="float">
            <text:p>4.84656906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37.64823" calcext:value-type="float">
            <text:p>1427907937.64823</text:p>
          </table:table-cell>
          <table:table-cell office:value-type="float" office:value="1427907942.86525" calcext:value-type="float">
            <text:p>1427907942.86525</text:p>
          </table:table-cell>
          <table:table-cell table:number-columns-repeated="4"/>
          <table:table-cell table:formula="of:=MAX([.B58];[.D58];[.G58])-MAX([.A58];[.C58];[.E58])" office:value-type="float" office:value="5.21701908111572" calcext:value-type="float">
            <text:p>5.2170190811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24" calcext:value-type="float">
            <text:p>1427907937.64824</text:p>
          </table:table-cell>
          <table:table-cell office:value-type="float" office:value="1427907941.29641" calcext:value-type="float">
            <text:p>1427907941.29641</text:p>
          </table:table-cell>
          <table:table-cell office:value-type="float" office:value="1427907942.3722" calcext:value-type="float">
            <text:p>1427907942.3722</text:p>
          </table:table-cell>
          <table:table-cell/>
          <table:table-cell table:formula="of:=MAX([.B59];[.D59];[.G59])-MAX([.A59];[.C59];[.E59])" office:value-type="float" office:value="4.7239670753479" calcext:value-type="float">
            <text:p>4.7239670753</text:p>
          </table:table-cell>
          <table:table-cell table:formula="of:=IF(ISBLANK([.E59]);&quot;&quot;;[.I59])" office:value-type="float" office:value="4.7239670753479" calcext:value-type="float">
            <text:p>4.7239670753</text:p>
          </table:table-cell>
          <table:table-cell table:formula="of:=IF(OR(ISBLANK([.E59]);[.I59]&lt;=0);&quot;&quot;;[.I59])" office:value-type="float" office:value="4.7239670753479" calcext:value-type="float">
            <text:p>4.72396707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26" calcext:value-type="float">
            <text:p>1427907937.64826</text:p>
          </table:table-cell>
          <table:table-cell office:value-type="float" office:value="1427907941.05239" calcext:value-type="float">
            <text:p>1427907941.05239</text:p>
          </table:table-cell>
          <table:table-cell office:value-type="float" office:value="1427907942.07625" calcext:value-type="float">
            <text:p>1427907942.07625</text:p>
          </table:table-cell>
          <table:table-cell/>
          <table:table-cell table:formula="of:=MAX([.B60];[.D60];[.G60])-MAX([.A60];[.C60];[.E60])" office:value-type="float" office:value="4.42798900604248" calcext:value-type="float">
            <text:p>4.427989006</text:p>
          </table:table-cell>
          <table:table-cell table:formula="of:=IF(ISBLANK([.E60]);&quot;&quot;;[.I60])" office:value-type="float" office:value="4.42798900604248" calcext:value-type="float">
            <text:p>4.427989006</text:p>
          </table:table-cell>
          <table:table-cell table:formula="of:=IF(OR(ISBLANK([.E60]);[.I60]&lt;=0);&quot;&quot;;[.I60])" office:value-type="float" office:value="4.42798900604248" calcext:value-type="float">
            <text:p>4.4279890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27" calcext:value-type="float">
            <text:p>1427907937.64827</text:p>
          </table:table-cell>
          <table:table-cell office:value-type="float" office:value="1427907941.43733" calcext:value-type="float">
            <text:p>1427907941.43733</text:p>
          </table:table-cell>
          <table:table-cell office:value-type="float" office:value="1427907942.53737" calcext:value-type="float">
            <text:p>1427907942.53737</text:p>
          </table:table-cell>
          <table:table-cell/>
          <table:table-cell table:formula="of:=MAX([.B61];[.D61];[.G61])-MAX([.A61];[.C61];[.E61])" office:value-type="float" office:value="4.88910698890686" calcext:value-type="float">
            <text:p>4.8891069889</text:p>
          </table:table-cell>
          <table:table-cell table:formula="of:=IF(ISBLANK([.E61]);&quot;&quot;;[.I61])" office:value-type="float" office:value="4.88910698890686" calcext:value-type="float">
            <text:p>4.8891069889</text:p>
          </table:table-cell>
          <table:table-cell table:formula="of:=IF(OR(ISBLANK([.E61]);[.I61]&lt;=0);&quot;&quot;;[.I61])" office:value-type="float" office:value="4.88910698890686" calcext:value-type="float">
            <text:p>4.88910698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28" calcext:value-type="float">
            <text:p>1427907937.64828</text:p>
          </table:table-cell>
          <table:table-cell office:value-type="float" office:value="1427907941.26669" calcext:value-type="float">
            <text:p>1427907941.26669</text:p>
          </table:table-cell>
          <table:table-cell office:value-type="float" office:value="1427907942.31548" calcext:value-type="float">
            <text:p>1427907942.31548</text:p>
          </table:table-cell>
          <table:table-cell/>
          <table:table-cell table:formula="of:=MAX([.B62];[.D62];[.G62])-MAX([.A62];[.C62];[.E62])" office:value-type="float" office:value="4.66719889640808" calcext:value-type="float">
            <text:p>4.6671988964</text:p>
          </table:table-cell>
          <table:table-cell table:formula="of:=IF(ISBLANK([.E62]);&quot;&quot;;[.I62])" office:value-type="float" office:value="4.66719889640808" calcext:value-type="float">
            <text:p>4.6671988964</text:p>
          </table:table-cell>
          <table:table-cell table:formula="of:=IF(OR(ISBLANK([.E62]);[.I62]&lt;=0);&quot;&quot;;[.I62])" office:value-type="float" office:value="4.66719889640808" calcext:value-type="float">
            <text:p>4.66719889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29" calcext:value-type="float">
            <text:p>1427907937.64829</text:p>
          </table:table-cell>
          <table:table-cell office:value-type="float" office:value="1427907941.8198" calcext:value-type="float">
            <text:p>1427907941.8198</text:p>
          </table:table-cell>
          <table:table-cell office:value-type="float" office:value="1427907942.86525" calcext:value-type="float">
            <text:p>1427907942.86525</text:p>
          </table:table-cell>
          <table:table-cell/>
          <table:table-cell table:formula="of:=MAX([.B63];[.D63];[.G63])-MAX([.A63];[.C63];[.E63])" office:value-type="float" office:value="5.21695804595947" calcext:value-type="float">
            <text:p>5.216958046</text:p>
          </table:table-cell>
          <table:table-cell table:formula="of:=IF(ISBLANK([.E63]);&quot;&quot;;[.I63])" office:value-type="float" office:value="5.21695804595947" calcext:value-type="float">
            <text:p>5.216958046</text:p>
          </table:table-cell>
          <table:table-cell table:formula="of:=IF(OR(ISBLANK([.E63]);[.I63]&lt;=0);&quot;&quot;;[.I63])" office:value-type="float" office:value="5.21695804595947" calcext:value-type="float">
            <text:p>5.216958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3" calcext:value-type="float">
            <text:p>1427907937.6483</text:p>
          </table:table-cell>
          <table:table-cell office:value-type="float" office:value="1427907940.93696" calcext:value-type="float">
            <text:p>1427907940.93696</text:p>
          </table:table-cell>
          <table:table-cell office:value-type="float" office:value="1427907942.04184" calcext:value-type="float">
            <text:p>1427907942.04184</text:p>
          </table:table-cell>
          <table:table-cell/>
          <table:table-cell table:formula="of:=MAX([.B64];[.D64];[.G64])-MAX([.A64];[.C64];[.E64])" office:value-type="float" office:value="4.39354014396668" calcext:value-type="float">
            <text:p>4.393540144</text:p>
          </table:table-cell>
          <table:table-cell table:formula="of:=IF(ISBLANK([.E64]);&quot;&quot;;[.I64])" office:value-type="float" office:value="4.39354014396668" calcext:value-type="float">
            <text:p>4.393540144</text:p>
          </table:table-cell>
          <table:table-cell table:formula="of:=IF(OR(ISBLANK([.E64]);[.I64]&lt;=0);&quot;&quot;;[.I64])" office:value-type="float" office:value="4.39354014396668" calcext:value-type="float">
            <text:p>4.3935401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31" calcext:value-type="float">
            <text:p>1427907937.64831</text:p>
          </table:table-cell>
          <table:table-cell office:value-type="float" office:value="1427907941.74951" calcext:value-type="float">
            <text:p>1427907941.74951</text:p>
          </table:table-cell>
          <table:table-cell office:value-type="float" office:value="1427907942.82305" calcext:value-type="float">
            <text:p>1427907942.82305</text:p>
          </table:table-cell>
          <table:table-cell/>
          <table:table-cell table:formula="of:=MAX([.B65];[.D65];[.G65])-MAX([.A65];[.C65];[.E65])" office:value-type="float" office:value="5.17474603652954" calcext:value-type="float">
            <text:p>5.1747460365</text:p>
          </table:table-cell>
          <table:table-cell table:formula="of:=IF(ISBLANK([.E65]);&quot;&quot;;[.I65])" office:value-type="float" office:value="5.17474603652954" calcext:value-type="float">
            <text:p>5.1747460365</text:p>
          </table:table-cell>
          <table:table-cell table:formula="of:=IF(OR(ISBLANK([.E65]);[.I65]&lt;=0);&quot;&quot;;[.I65])" office:value-type="float" office:value="5.17474603652954" calcext:value-type="float">
            <text:p>5.1747460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32" calcext:value-type="float">
            <text:p>1427907937.64832</text:p>
          </table:table-cell>
          <table:table-cell office:value-type="float" office:value="1427907941.41116" calcext:value-type="float">
            <text:p>1427907941.41116</text:p>
          </table:table-cell>
          <table:table-cell office:value-type="float" office:value="1427907942.47087" calcext:value-type="float">
            <text:p>1427907942.47087</text:p>
          </table:table-cell>
          <table:table-cell/>
          <table:table-cell table:formula="of:=MAX([.B66];[.D66];[.G66])-MAX([.A66];[.C66];[.E66])" office:value-type="float" office:value="4.82255816459656" calcext:value-type="float">
            <text:p>4.8225581646</text:p>
          </table:table-cell>
          <table:table-cell table:formula="of:=IF(ISBLANK([.E66]);&quot;&quot;;[.I66])" office:value-type="float" office:value="4.82255816459656" calcext:value-type="float">
            <text:p>4.8225581646</text:p>
          </table:table-cell>
          <table:table-cell table:formula="of:=IF(OR(ISBLANK([.E66]);[.I66]&lt;=0);&quot;&quot;;[.I66])" office:value-type="float" office:value="4.82255816459656" calcext:value-type="float">
            <text:p>4.82255816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32" calcext:value-type="float">
            <text:p>1427907937.64832</text:p>
          </table:table-cell>
          <table:table-cell office:value-type="float" office:value="1427907941.59486" calcext:value-type="float">
            <text:p>1427907941.59486</text:p>
          </table:table-cell>
          <table:table-cell office:value-type="float" office:value="1427907942.56958" calcext:value-type="float">
            <text:p>1427907942.56958</text:p>
          </table:table-cell>
          <table:table-cell/>
          <table:table-cell table:formula="of:=MAX([.B67];[.D67];[.G67])-MAX([.A67];[.C67];[.E67])" office:value-type="float" office:value="4.92126083374023" calcext:value-type="float">
            <text:p>4.9212608337</text:p>
          </table:table-cell>
          <table:table-cell table:formula="of:=IF(ISBLANK([.E67]);&quot;&quot;;[.I67])" office:value-type="float" office:value="4.92126083374023" calcext:value-type="float">
            <text:p>4.9212608337</text:p>
          </table:table-cell>
          <table:table-cell table:formula="of:=IF(OR(ISBLANK([.E67]);[.I67]&lt;=0);&quot;&quot;;[.I67])" office:value-type="float" office:value="4.92126083374023" calcext:value-type="float">
            <text:p>4.92126083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37.64835" calcext:value-type="float">
            <text:p>1427907937.64835</text:p>
          </table:table-cell>
          <table:table-cell office:value-type="float" office:value="1427907941.37614" calcext:value-type="float">
            <text:p>1427907941.37614</text:p>
          </table:table-cell>
          <table:table-cell office:value-type="float" office:value="1427907942.48169" calcext:value-type="float">
            <text:p>1427907942.48169</text:p>
          </table:table-cell>
          <table:table-cell/>
          <table:table-cell table:formula="of:=MAX([.B68];[.D68];[.G68])-MAX([.A68];[.C68];[.E68])" office:value-type="float" office:value="4.83334398269653" calcext:value-type="float">
            <text:p>4.8333439827</text:p>
          </table:table-cell>
          <table:table-cell table:formula="of:=IF(ISBLANK([.E68]);&quot;&quot;;[.I68])" office:value-type="float" office:value="4.83334398269653" calcext:value-type="float">
            <text:p>4.8333439827</text:p>
          </table:table-cell>
          <table:table-cell table:formula="of:=IF(OR(ISBLANK([.E68]);[.I68]&lt;=0);&quot;&quot;;[.I68])" office:value-type="float" office:value="4.83334398269653" calcext:value-type="float">
            <text:p>4.83334398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42.86526" calcext:value-type="float">
            <text:p>1427907942.86526</text:p>
          </table:table-cell>
          <table:table-cell office:value-type="float" office:value="1427907948.02052" calcext:value-type="float">
            <text:p>1427907948.02052</text:p>
          </table:table-cell>
          <table:table-cell table:number-columns-repeated="4"/>
          <table:table-cell table:formula="of:=MAX([.B69];[.D69];[.G69])-MAX([.A69];[.C69];[.E69])" office:value-type="float" office:value="5.15525102615356" calcext:value-type="float">
            <text:p>5.1552510262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27" calcext:value-type="float">
            <text:p>1427907942.86527</text:p>
          </table:table-cell>
          <table:table-cell office:value-type="float" office:value="1427907946.41784" calcext:value-type="float">
            <text:p>1427907946.41784</text:p>
          </table:table-cell>
          <table:table-cell office:value-type="float" office:value="1427907947.50317" calcext:value-type="float">
            <text:p>1427907947.50317</text:p>
          </table:table-cell>
          <table:table-cell/>
          <table:table-cell table:formula="of:=MAX([.B70];[.D70];[.G70])-MAX([.A70];[.C70];[.E70])" office:value-type="float" office:value="4.63790106773376" calcext:value-type="float">
            <text:p>4.6379010677</text:p>
          </table:table-cell>
          <table:table-cell table:formula="of:=IF(ISBLANK([.E70]);&quot;&quot;;[.I70])" office:value-type="float" office:value="4.63790106773376" calcext:value-type="float">
            <text:p>4.6379010677</text:p>
          </table:table-cell>
          <table:table-cell table:formula="of:=IF(OR(ISBLANK([.E70]);[.I70]&lt;=0);&quot;&quot;;[.I70])" office:value-type="float" office:value="4.63790106773376" calcext:value-type="float">
            <text:p>4.63790106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29" calcext:value-type="float">
            <text:p>1427907942.86529</text:p>
          </table:table-cell>
          <table:table-cell office:value-type="float" office:value="1427907946.67811" calcext:value-type="float">
            <text:p>1427907946.67811</text:p>
          </table:table-cell>
          <table:table-cell office:value-type="float" office:value="1427907947.66365" calcext:value-type="float">
            <text:p>1427907947.66365</text:p>
          </table:table-cell>
          <table:table-cell/>
          <table:table-cell table:formula="of:=MAX([.B71];[.D71];[.G71])-MAX([.A71];[.C71];[.E71])" office:value-type="float" office:value="4.79836297035217" calcext:value-type="float">
            <text:p>4.7983629704</text:p>
          </table:table-cell>
          <table:table-cell table:formula="of:=IF(ISBLANK([.E71]);&quot;&quot;;[.I71])" office:value-type="float" office:value="4.79836297035217" calcext:value-type="float">
            <text:p>4.7983629704</text:p>
          </table:table-cell>
          <table:table-cell table:formula="of:=IF(OR(ISBLANK([.E71]);[.I71]&lt;=0);&quot;&quot;;[.I71])" office:value-type="float" office:value="4.79836297035217" calcext:value-type="float">
            <text:p>4.79836297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3" calcext:value-type="float">
            <text:p>1427907942.8653</text:p>
          </table:table-cell>
          <table:table-cell office:value-type="float" office:value="1427907946.9249" calcext:value-type="float">
            <text:p>1427907946.9249</text:p>
          </table:table-cell>
          <table:table-cell office:value-type="float" office:value="1427907947.97008" calcext:value-type="float">
            <text:p>1427907947.97008</text:p>
          </table:table-cell>
          <table:table-cell/>
          <table:table-cell table:formula="of:=MAX([.B72];[.D72];[.G72])-MAX([.A72];[.C72];[.E72])" office:value-type="float" office:value="5.10478091239929" calcext:value-type="float">
            <text:p>5.1047809124</text:p>
          </table:table-cell>
          <table:table-cell table:formula="of:=IF(ISBLANK([.E72]);&quot;&quot;;[.I72])" office:value-type="float" office:value="5.10478091239929" calcext:value-type="float">
            <text:p>5.1047809124</text:p>
          </table:table-cell>
          <table:table-cell table:formula="of:=IF(OR(ISBLANK([.E72]);[.I72]&lt;=0);&quot;&quot;;[.I72])" office:value-type="float" office:value="5.10478091239929" calcext:value-type="float">
            <text:p>5.10478091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31" calcext:value-type="float">
            <text:p>1427907942.86531</text:p>
          </table:table-cell>
          <table:table-cell office:value-type="float" office:value="1427907946.54541" calcext:value-type="float">
            <text:p>1427907946.54541</text:p>
          </table:table-cell>
          <table:table-cell office:value-type="float" office:value="1427907947.64811" calcext:value-type="float">
            <text:p>1427907947.64811</text:p>
          </table:table-cell>
          <table:table-cell/>
          <table:table-cell table:formula="of:=MAX([.B73];[.D73];[.G73])-MAX([.A73];[.C73];[.E73])" office:value-type="float" office:value="4.78280019760132" calcext:value-type="float">
            <text:p>4.7828001976</text:p>
          </table:table-cell>
          <table:table-cell table:formula="of:=IF(ISBLANK([.E73]);&quot;&quot;;[.I73])" office:value-type="float" office:value="4.78280019760132" calcext:value-type="float">
            <text:p>4.7828001976</text:p>
          </table:table-cell>
          <table:table-cell table:formula="of:=IF(OR(ISBLANK([.E73]);[.I73]&lt;=0);&quot;&quot;;[.I73])" office:value-type="float" office:value="4.78280019760132" calcext:value-type="float">
            <text:p>4.78280019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32" calcext:value-type="float">
            <text:p>1427907942.86532</text:p>
          </table:table-cell>
          <table:table-cell office:value-type="float" office:value="1427907946.7672" calcext:value-type="float">
            <text:p>1427907946.7672</text:p>
          </table:table-cell>
          <table:table-cell office:value-type="float" office:value="1427907947.84853" calcext:value-type="float">
            <text:p>1427907947.84853</text:p>
          </table:table-cell>
          <table:table-cell/>
          <table:table-cell table:formula="of:=MAX([.B74];[.D74];[.G74])-MAX([.A74];[.C74];[.E74])" office:value-type="float" office:value="4.98321390151978" calcext:value-type="float">
            <text:p>4.9832139015</text:p>
          </table:table-cell>
          <table:table-cell table:formula="of:=IF(ISBLANK([.E74]);&quot;&quot;;[.I74])" office:value-type="float" office:value="4.98321390151978" calcext:value-type="float">
            <text:p>4.9832139015</text:p>
          </table:table-cell>
          <table:table-cell table:formula="of:=IF(OR(ISBLANK([.E74]);[.I74]&lt;=0);&quot;&quot;;[.I74])" office:value-type="float" office:value="4.98321390151978" calcext:value-type="float">
            <text:p>4.98321390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48" calcext:value-type="float">
            <text:p>1427907942.86548</text:p>
          </table:table-cell>
          <table:table-cell office:value-type="float" office:value="1427907946.38058" calcext:value-type="float">
            <text:p>1427907946.38058</text:p>
          </table:table-cell>
          <table:table-cell office:value-type="float" office:value="1427907947.38619" calcext:value-type="float">
            <text:p>1427907947.38619</text:p>
          </table:table-cell>
          <table:table-cell/>
          <table:table-cell table:formula="of:=MAX([.B75];[.D75];[.G75])-MAX([.A75];[.C75];[.E75])" office:value-type="float" office:value="4.52071595191956" calcext:value-type="float">
            <text:p>4.5207159519</text:p>
          </table:table-cell>
          <table:table-cell table:formula="of:=IF(ISBLANK([.E75]);&quot;&quot;;[.I75])" office:value-type="float" office:value="4.52071595191956" calcext:value-type="float">
            <text:p>4.5207159519</text:p>
          </table:table-cell>
          <table:table-cell table:formula="of:=IF(OR(ISBLANK([.E75]);[.I75]&lt;=0);&quot;&quot;;[.I75])" office:value-type="float" office:value="4.52071595191956" calcext:value-type="float">
            <text:p>4.52071595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49" calcext:value-type="float">
            <text:p>1427907942.86549</text:p>
          </table:table-cell>
          <table:table-cell office:value-type="float" office:value="1427907946.77074" calcext:value-type="float">
            <text:p>1427907946.77074</text:p>
          </table:table-cell>
          <table:table-cell office:value-type="float" office:value="1427907947.78166" calcext:value-type="float">
            <text:p>1427907947.78166</text:p>
          </table:table-cell>
          <table:table-cell/>
          <table:table-cell table:formula="of:=MAX([.B76];[.D76];[.G76])-MAX([.A76];[.C76];[.E76])" office:value-type="float" office:value="4.916170835495" calcext:value-type="float">
            <text:p>4.9161708355</text:p>
          </table:table-cell>
          <table:table-cell table:formula="of:=IF(ISBLANK([.E76]);&quot;&quot;;[.I76])" office:value-type="float" office:value="4.916170835495" calcext:value-type="float">
            <text:p>4.9161708355</text:p>
          </table:table-cell>
          <table:table-cell table:formula="of:=IF(OR(ISBLANK([.E76]);[.I76]&lt;=0);&quot;&quot;;[.I76])" office:value-type="float" office:value="4.916170835495" calcext:value-type="float">
            <text:p>4.91617083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5" calcext:value-type="float">
            <text:p>1427907942.8655</text:p>
          </table:table-cell>
          <table:table-cell office:value-type="float" office:value="1427907946.91384" calcext:value-type="float">
            <text:p>1427907946.91384</text:p>
          </table:table-cell>
          <table:table-cell office:value-type="float" office:value="1427907948.02051" calcext:value-type="float">
            <text:p>1427907948.02051</text:p>
          </table:table-cell>
          <table:table-cell/>
          <table:table-cell table:formula="of:=MAX([.B77];[.D77];[.G77])-MAX([.A77];[.C77];[.E77])" office:value-type="float" office:value="5.15501093864441" calcext:value-type="float">
            <text:p>5.1550109386</text:p>
          </table:table-cell>
          <table:table-cell table:formula="of:=IF(ISBLANK([.E77]);&quot;&quot;;[.I77])" office:value-type="float" office:value="5.15501093864441" calcext:value-type="float">
            <text:p>5.1550109386</text:p>
          </table:table-cell>
          <table:table-cell table:formula="of:=IF(OR(ISBLANK([.E77]);[.I77]&lt;=0);&quot;&quot;;[.I77])" office:value-type="float" office:value="5.15501093864441" calcext:value-type="float">
            <text:p>5.15501093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51" calcext:value-type="float">
            <text:p>1427907942.86551</text:p>
          </table:table-cell>
          <table:table-cell office:value-type="float" office:value="1427907946.56847" calcext:value-type="float">
            <text:p>1427907946.56847</text:p>
          </table:table-cell>
          <table:table-cell office:value-type="float" office:value="1427907947.66542" calcext:value-type="float">
            <text:p>1427907947.66542</text:p>
          </table:table-cell>
          <table:table-cell/>
          <table:table-cell table:formula="of:=MAX([.B78];[.D78];[.G78])-MAX([.A78];[.C78];[.E78])" office:value-type="float" office:value="4.79990601539612" calcext:value-type="float">
            <text:p>4.7999060154</text:p>
          </table:table-cell>
          <table:table-cell table:formula="of:=IF(ISBLANK([.E78]);&quot;&quot;;[.I78])" office:value-type="float" office:value="4.79990601539612" calcext:value-type="float">
            <text:p>4.7999060154</text:p>
          </table:table-cell>
          <table:table-cell table:formula="of:=IF(OR(ISBLANK([.E78]);[.I78]&lt;=0);&quot;&quot;;[.I78])" office:value-type="float" office:value="4.79990601539612" calcext:value-type="float">
            <text:p>4.79990601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2.86555" calcext:value-type="float">
            <text:p>1427907942.86555</text:p>
          </table:table-cell>
          <table:table-cell office:value-type="float" office:value="1427907946.84628" calcext:value-type="float">
            <text:p>1427907946.84628</text:p>
          </table:table-cell>
          <table:table-cell office:value-type="float" office:value="1427907947.90431" calcext:value-type="float">
            <text:p>1427907947.90431</text:p>
          </table:table-cell>
          <table:table-cell/>
          <table:table-cell table:formula="of:=MAX([.B79];[.D79];[.G79])-MAX([.A79];[.C79];[.E79])" office:value-type="float" office:value="5.03876304626465" calcext:value-type="float">
            <text:p>5.0387630463</text:p>
          </table:table-cell>
          <table:table-cell table:formula="of:=IF(ISBLANK([.E79]);&quot;&quot;;[.I79])" office:value-type="float" office:value="5.03876304626465" calcext:value-type="float">
            <text:p>5.0387630463</text:p>
          </table:table-cell>
          <table:table-cell table:formula="of:=IF(OR(ISBLANK([.E79]);[.I79]&lt;=0);&quot;&quot;;[.I79])" office:value-type="float" office:value="5.03876304626465" calcext:value-type="float">
            <text:p>5.038763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48.02053" calcext:value-type="float">
            <text:p>1427907948.02053</text:p>
          </table:table-cell>
          <table:table-cell office:value-type="float" office:value="1427907953.26727" calcext:value-type="float">
            <text:p>1427907953.26727</text:p>
          </table:table-cell>
          <table:table-cell table:number-columns-repeated="4"/>
          <table:table-cell table:formula="of:=MAX([.B80];[.D80];[.G80])-MAX([.A80];[.C80];[.E80])" office:value-type="float" office:value="5.24673914909363" calcext:value-type="float">
            <text:p>5.2467391491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53" calcext:value-type="float">
            <text:p>1427907948.02053</text:p>
          </table:table-cell>
          <table:table-cell office:value-type="float" office:value="1427907951.69615" calcext:value-type="float">
            <text:p>1427907951.69615</text:p>
          </table:table-cell>
          <table:table-cell office:value-type="float" office:value="1427907952.79662" calcext:value-type="float">
            <text:p>1427907952.79662</text:p>
          </table:table-cell>
          <table:table-cell/>
          <table:table-cell table:formula="of:=MAX([.B81];[.D81];[.G81])-MAX([.A81];[.C81];[.E81])" office:value-type="float" office:value="4.77609395980835" calcext:value-type="float">
            <text:p>4.7760939598</text:p>
          </table:table-cell>
          <table:table-cell table:formula="of:=IF(ISBLANK([.E81]);&quot;&quot;;[.I81])" office:value-type="float" office:value="4.77609395980835" calcext:value-type="float">
            <text:p>4.7760939598</text:p>
          </table:table-cell>
          <table:table-cell table:formula="of:=IF(OR(ISBLANK([.E81]);[.I81]&lt;=0);&quot;&quot;;[.I81])" office:value-type="float" office:value="4.77609395980835" calcext:value-type="float">
            <text:p>4.77609395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55" calcext:value-type="float">
            <text:p>1427907948.02055</text:p>
          </table:table-cell>
          <table:table-cell office:value-type="float" office:value="1427907952.03079" calcext:value-type="float">
            <text:p>1427907952.03079</text:p>
          </table:table-cell>
          <table:table-cell office:value-type="float" office:value="1427907953.07818" calcext:value-type="float">
            <text:p>1427907953.07818</text:p>
          </table:table-cell>
          <table:table-cell/>
          <table:table-cell table:formula="of:=MAX([.B82];[.D82];[.G82])-MAX([.A82];[.C82];[.E82])" office:value-type="float" office:value="5.05762696266174" calcext:value-type="float">
            <text:p>5.0576269627</text:p>
          </table:table-cell>
          <table:table-cell table:formula="of:=IF(ISBLANK([.E82]);&quot;&quot;;[.I82])" office:value-type="float" office:value="5.05762696266174" calcext:value-type="float">
            <text:p>5.0576269627</text:p>
          </table:table-cell>
          <table:table-cell table:formula="of:=IF(OR(ISBLANK([.E82]);[.I82]&lt;=0);&quot;&quot;;[.I82])" office:value-type="float" office:value="5.05762696266174" calcext:value-type="float">
            <text:p>5.05762696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56" calcext:value-type="float">
            <text:p>1427907948.02056</text:p>
          </table:table-cell>
          <table:table-cell office:value-type="float" office:value="1427907951.64911" calcext:value-type="float">
            <text:p>1427907951.64911</text:p>
          </table:table-cell>
          <table:table-cell office:value-type="float" office:value="1427907952.73637" calcext:value-type="float">
            <text:p>1427907952.73637</text:p>
          </table:table-cell>
          <table:table-cell/>
          <table:table-cell table:formula="of:=MAX([.B83];[.D83];[.G83])-MAX([.A83];[.C83];[.E83])" office:value-type="float" office:value="4.71580815315247" calcext:value-type="float">
            <text:p>4.7158081532</text:p>
          </table:table-cell>
          <table:table-cell table:formula="of:=IF(ISBLANK([.E83]);&quot;&quot;;[.I83])" office:value-type="float" office:value="4.71580815315247" calcext:value-type="float">
            <text:p>4.7158081532</text:p>
          </table:table-cell>
          <table:table-cell table:formula="of:=IF(OR(ISBLANK([.E83]);[.I83]&lt;=0);&quot;&quot;;[.I83])" office:value-type="float" office:value="4.71580815315247" calcext:value-type="float">
            <text:p>4.71580815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57" calcext:value-type="float">
            <text:p>1427907948.02057</text:p>
          </table:table-cell>
          <table:table-cell office:value-type="float" office:value="1427907951.95583" calcext:value-type="float">
            <text:p>1427907951.95583</text:p>
          </table:table-cell>
          <table:table-cell office:value-type="float" office:value="1427907952.94535" calcext:value-type="float">
            <text:p>1427907952.94535</text:p>
          </table:table-cell>
          <table:table-cell/>
          <table:table-cell table:formula="of:=MAX([.B84];[.D84];[.G84])-MAX([.A84];[.C84];[.E84])" office:value-type="float" office:value="4.92477202415466" calcext:value-type="float">
            <text:p>4.9247720242</text:p>
          </table:table-cell>
          <table:table-cell table:formula="of:=IF(ISBLANK([.E84]);&quot;&quot;;[.I84])" office:value-type="float" office:value="4.92477202415466" calcext:value-type="float">
            <text:p>4.9247720242</text:p>
          </table:table-cell>
          <table:table-cell table:formula="of:=IF(OR(ISBLANK([.E84]);[.I84]&lt;=0);&quot;&quot;;[.I84])" office:value-type="float" office:value="4.92477202415466" calcext:value-type="float">
            <text:p>4.92477202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61" calcext:value-type="float">
            <text:p>1427907948.02061</text:p>
          </table:table-cell>
          <table:table-cell office:value-type="float" office:value="1427907951.45004" calcext:value-type="float">
            <text:p>1427907951.45004</text:p>
          </table:table-cell>
          <table:table-cell office:value-type="float" office:value="1427907952.559" calcext:value-type="float">
            <text:p>1427907952.559</text:p>
          </table:table-cell>
          <table:table-cell/>
          <table:table-cell table:formula="of:=MAX([.B85];[.D85];[.G85])-MAX([.A85];[.C85];[.E85])" office:value-type="float" office:value="4.53839492797852" calcext:value-type="float">
            <text:p>4.538394928</text:p>
          </table:table-cell>
          <table:table-cell table:formula="of:=IF(ISBLANK([.E85]);&quot;&quot;;[.I85])" office:value-type="float" office:value="4.53839492797852" calcext:value-type="float">
            <text:p>4.538394928</text:p>
          </table:table-cell>
          <table:table-cell table:formula="of:=IF(OR(ISBLANK([.E85]);[.I85]&lt;=0);&quot;&quot;;[.I85])" office:value-type="float" office:value="4.53839492797852" calcext:value-type="float">
            <text:p>4.5383949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63" calcext:value-type="float">
            <text:p>1427907948.02063</text:p>
          </table:table-cell>
          <table:table-cell office:value-type="float" office:value="1427907952.19596" calcext:value-type="float">
            <text:p>1427907952.19596</text:p>
          </table:table-cell>
          <table:table-cell office:value-type="float" office:value="1427907953.11219" calcext:value-type="float">
            <text:p>1427907953.11219</text:p>
          </table:table-cell>
          <table:table-cell/>
          <table:table-cell table:formula="of:=MAX([.B86];[.D86];[.G86])-MAX([.A86];[.C86];[.E86])" office:value-type="float" office:value="5.09156084060669" calcext:value-type="float">
            <text:p>5.0915608406</text:p>
          </table:table-cell>
          <table:table-cell table:formula="of:=IF(ISBLANK([.E86]);&quot;&quot;;[.I86])" office:value-type="float" office:value="5.09156084060669" calcext:value-type="float">
            <text:p>5.0915608406</text:p>
          </table:table-cell>
          <table:table-cell table:formula="of:=IF(OR(ISBLANK([.E86]);[.I86]&lt;=0);&quot;&quot;;[.I86])" office:value-type="float" office:value="5.09156084060669" calcext:value-type="float">
            <text:p>5.09156084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65" calcext:value-type="float">
            <text:p>1427907948.02065</text:p>
          </table:table-cell>
          <table:table-cell office:value-type="float" office:value="1427907952.31341" calcext:value-type="float">
            <text:p>1427907952.31341</text:p>
          </table:table-cell>
          <table:table-cell office:value-type="float" office:value="1427907953.26726" calcext:value-type="float">
            <text:p>1427907953.26726</text:p>
          </table:table-cell>
          <table:table-cell/>
          <table:table-cell table:formula="of:=MAX([.B87];[.D87];[.G87])-MAX([.A87];[.C87];[.E87])" office:value-type="float" office:value="5.24661016464233" calcext:value-type="float">
            <text:p>5.2466101646</text:p>
          </table:table-cell>
          <table:table-cell table:formula="of:=IF(ISBLANK([.E87]);&quot;&quot;;[.I87])" office:value-type="float" office:value="5.24661016464233" calcext:value-type="float">
            <text:p>5.2466101646</text:p>
          </table:table-cell>
          <table:table-cell table:formula="of:=IF(OR(ISBLANK([.E87]);[.I87]&lt;=0);&quot;&quot;;[.I87])" office:value-type="float" office:value="5.24661016464233" calcext:value-type="float">
            <text:p>5.24661016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66" calcext:value-type="float">
            <text:p>1427907948.02066</text:p>
          </table:table-cell>
          <table:table-cell office:value-type="float" office:value="1427907951.84524" calcext:value-type="float">
            <text:p>1427907951.84524</text:p>
          </table:table-cell>
          <table:table-cell office:value-type="float" office:value="1427907952.94903" calcext:value-type="float">
            <text:p>1427907952.94903</text:p>
          </table:table-cell>
          <table:table-cell/>
          <table:table-cell table:formula="of:=MAX([.B88];[.D88];[.G88])-MAX([.A88];[.C88];[.E88])" office:value-type="float" office:value="4.92836904525757" calcext:value-type="float">
            <text:p>4.9283690453</text:p>
          </table:table-cell>
          <table:table-cell table:formula="of:=IF(ISBLANK([.E88]);&quot;&quot;;[.I88])" office:value-type="float" office:value="4.92836904525757" calcext:value-type="float">
            <text:p>4.9283690453</text:p>
          </table:table-cell>
          <table:table-cell table:formula="of:=IF(OR(ISBLANK([.E88]);[.I88]&lt;=0);&quot;&quot;;[.I88])" office:value-type="float" office:value="4.92836904525757" calcext:value-type="float">
            <text:p>4.92836904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7" calcext:value-type="float">
            <text:p>1427907948.0207</text:p>
          </table:table-cell>
          <table:table-cell office:value-type="float" office:value="1427907952.14162" calcext:value-type="float">
            <text:p>1427907952.14162</text:p>
          </table:table-cell>
          <table:table-cell office:value-type="float" office:value="1427907953.25169" calcext:value-type="float">
            <text:p>1427907953.25169</text:p>
          </table:table-cell>
          <table:table-cell/>
          <table:table-cell table:formula="of:=MAX([.B89];[.D89];[.G89])-MAX([.A89];[.C89];[.E89])" office:value-type="float" office:value="5.23098492622376" calcext:value-type="float">
            <text:p>5.2309849262</text:p>
          </table:table-cell>
          <table:table-cell table:formula="of:=IF(ISBLANK([.E89]);&quot;&quot;;[.I89])" office:value-type="float" office:value="5.23098492622376" calcext:value-type="float">
            <text:p>5.2309849262</text:p>
          </table:table-cell>
          <table:table-cell table:formula="of:=IF(OR(ISBLANK([.E89]);[.I89]&lt;=0);&quot;&quot;;[.I89])" office:value-type="float" office:value="5.23098492622376" calcext:value-type="float">
            <text:p>5.23098492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48.02073" calcext:value-type="float">
            <text:p>1427907948.02073</text:p>
          </table:table-cell>
          <table:table-cell office:value-type="float" office:value="1427907951.91861" calcext:value-type="float">
            <text:p>1427907951.91861</text:p>
          </table:table-cell>
          <table:table-cell office:value-type="float" office:value="1427907952.95301" calcext:value-type="float">
            <text:p>1427907952.95301</text:p>
          </table:table-cell>
          <table:table-cell/>
          <table:table-cell table:formula="of:=MAX([.B90];[.D90];[.G90])-MAX([.A90];[.C90];[.E90])" office:value-type="float" office:value="4.93228387832642" calcext:value-type="float">
            <text:p>4.9322838783</text:p>
          </table:table-cell>
          <table:table-cell table:formula="of:=IF(ISBLANK([.E90]);&quot;&quot;;[.I90])" office:value-type="float" office:value="4.93228387832642" calcext:value-type="float">
            <text:p>4.9322838783</text:p>
          </table:table-cell>
          <table:table-cell table:formula="of:=IF(OR(ISBLANK([.E90]);[.I90]&lt;=0);&quot;&quot;;[.I90])" office:value-type="float" office:value="4.93228387832642" calcext:value-type="float">
            <text:p>4.93228387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53.26728" calcext:value-type="float">
            <text:p>1427907953.26728</text:p>
          </table:table-cell>
          <table:table-cell office:value-type="float" office:value="1427907958.66651" calcext:value-type="float">
            <text:p>1427907958.66651</text:p>
          </table:table-cell>
          <table:table-cell table:number-columns-repeated="4"/>
          <table:table-cell table:formula="of:=MAX([.B91];[.D91];[.G91])-MAX([.A91];[.C91];[.E91])" office:value-type="float" office:value="5.39923000335693" calcext:value-type="float">
            <text:p>5.3992300034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28" calcext:value-type="float">
            <text:p>1427907953.26728</text:p>
          </table:table-cell>
          <table:table-cell office:value-type="float" office:value="1427907956.67393" calcext:value-type="float">
            <text:p>1427907956.67393</text:p>
          </table:table-cell>
          <table:table-cell office:value-type="float" office:value="1427907957.69552" calcext:value-type="float">
            <text:p>1427907957.69552</text:p>
          </table:table-cell>
          <table:table-cell/>
          <table:table-cell table:formula="of:=MAX([.B92];[.D92];[.G92])-MAX([.A92];[.C92];[.E92])" office:value-type="float" office:value="4.42823791503906" calcext:value-type="float">
            <text:p>4.428237915</text:p>
          </table:table-cell>
          <table:table-cell table:formula="of:=IF(ISBLANK([.E92]);&quot;&quot;;[.I92])" office:value-type="float" office:value="4.42823791503906" calcext:value-type="float">
            <text:p>4.428237915</text:p>
          </table:table-cell>
          <table:table-cell table:formula="of:=IF(OR(ISBLANK([.E92]);[.I92]&lt;=0);&quot;&quot;;[.I92])" office:value-type="float" office:value="4.42823791503906" calcext:value-type="float">
            <text:p>4.4282379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" calcext:value-type="float">
            <text:p>1427907953.2673</text:p>
          </table:table-cell>
          <table:table-cell office:value-type="float" office:value="1427907957.13137" calcext:value-type="float">
            <text:p>1427907957.13137</text:p>
          </table:table-cell>
          <table:table-cell office:value-type="float" office:value="1427907958.09749" calcext:value-type="float">
            <text:p>1427907958.09749</text:p>
          </table:table-cell>
          <table:table-cell/>
          <table:table-cell table:formula="of:=MAX([.B93];[.D93];[.G93])-MAX([.A93];[.C93];[.E93])" office:value-type="float" office:value="4.83018708229065" calcext:value-type="float">
            <text:p>4.8301870823</text:p>
          </table:table-cell>
          <table:table-cell table:formula="of:=IF(ISBLANK([.E93]);&quot;&quot;;[.I93])" office:value-type="float" office:value="4.83018708229065" calcext:value-type="float">
            <text:p>4.8301870823</text:p>
          </table:table-cell>
          <table:table-cell table:formula="of:=IF(OR(ISBLANK([.E93]);[.I93]&lt;=0);&quot;&quot;;[.I93])" office:value-type="float" office:value="4.83018708229065" calcext:value-type="float">
            <text:p>4.83018708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1" calcext:value-type="float">
            <text:p>1427907953.26731</text:p>
          </table:table-cell>
          <table:table-cell office:value-type="float" office:value="1427907956.95494" calcext:value-type="float">
            <text:p>1427907956.95494</text:p>
          </table:table-cell>
          <table:table-cell office:value-type="float" office:value="1427907958.02183" calcext:value-type="float">
            <text:p>1427907958.02183</text:p>
          </table:table-cell>
          <table:table-cell/>
          <table:table-cell table:formula="of:=MAX([.B94];[.D94];[.G94])-MAX([.A94];[.C94];[.E94])" office:value-type="float" office:value="4.7545211315155" calcext:value-type="float">
            <text:p>4.7545211315</text:p>
          </table:table-cell>
          <table:table-cell table:formula="of:=IF(ISBLANK([.E94]);&quot;&quot;;[.I94])" office:value-type="float" office:value="4.7545211315155" calcext:value-type="float">
            <text:p>4.7545211315</text:p>
          </table:table-cell>
          <table:table-cell table:formula="of:=IF(OR(ISBLANK([.E94]);[.I94]&lt;=0);&quot;&quot;;[.I94])" office:value-type="float" office:value="4.7545211315155" calcext:value-type="float">
            <text:p>4.75452113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2" calcext:value-type="float">
            <text:p>1427907953.26732</text:p>
          </table:table-cell>
          <table:table-cell office:value-type="float" office:value="1427907956.80675" calcext:value-type="float">
            <text:p>1427907956.80675</text:p>
          </table:table-cell>
          <table:table-cell office:value-type="float" office:value="1427907957.82515" calcext:value-type="float">
            <text:p>1427907957.82515</text:p>
          </table:table-cell>
          <table:table-cell/>
          <table:table-cell table:formula="of:=MAX([.B95];[.D95];[.G95])-MAX([.A95];[.C95];[.E95])" office:value-type="float" office:value="4.55783104896545" calcext:value-type="float">
            <text:p>4.557831049</text:p>
          </table:table-cell>
          <table:table-cell table:formula="of:=IF(ISBLANK([.E95]);&quot;&quot;;[.I95])" office:value-type="float" office:value="4.55783104896545" calcext:value-type="float">
            <text:p>4.557831049</text:p>
          </table:table-cell>
          <table:table-cell table:formula="of:=IF(OR(ISBLANK([.E95]);[.I95]&lt;=0);&quot;&quot;;[.I95])" office:value-type="float" office:value="4.55783104896545" calcext:value-type="float">
            <text:p>4.557831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3" calcext:value-type="float">
            <text:p>1427907953.26733</text:p>
          </table:table-cell>
          <table:table-cell office:value-type="float" office:value="1427907957.13733" calcext:value-type="float">
            <text:p>1427907957.13733</text:p>
          </table:table-cell>
          <table:table-cell office:value-type="float" office:value="1427907958.19126" calcext:value-type="float">
            <text:p>1427907958.19126</text:p>
          </table:table-cell>
          <table:table-cell/>
          <table:table-cell table:formula="of:=MAX([.B96];[.D96];[.G96])-MAX([.A96];[.C96];[.E96])" office:value-type="float" office:value="4.92393207550049" calcext:value-type="float">
            <text:p>4.9239320755</text:p>
          </table:table-cell>
          <table:table-cell table:formula="of:=IF(ISBLANK([.E96]);&quot;&quot;;[.I96])" office:value-type="float" office:value="4.92393207550049" calcext:value-type="float">
            <text:p>4.9239320755</text:p>
          </table:table-cell>
          <table:table-cell table:formula="of:=IF(OR(ISBLANK([.E96]);[.I96]&lt;=0);&quot;&quot;;[.I96])" office:value-type="float" office:value="4.92393207550049" calcext:value-type="float">
            <text:p>4.92393207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4" calcext:value-type="float">
            <text:p>1427907953.26734</text:p>
          </table:table-cell>
          <table:table-cell office:value-type="float" office:value="1427907957.04814" calcext:value-type="float">
            <text:p>1427907957.04814</text:p>
          </table:table-cell>
          <table:table-cell office:value-type="float" office:value="1427907958.15854" calcext:value-type="float">
            <text:p>1427907958.15854</text:p>
          </table:table-cell>
          <table:table-cell/>
          <table:table-cell table:formula="of:=MAX([.B97];[.D97];[.G97])-MAX([.A97];[.C97];[.E97])" office:value-type="float" office:value="4.89119291305542" calcext:value-type="float">
            <text:p>4.8911929131</text:p>
          </table:table-cell>
          <table:table-cell table:formula="of:=IF(ISBLANK([.E97]);&quot;&quot;;[.I97])" office:value-type="float" office:value="4.89119291305542" calcext:value-type="float">
            <text:p>4.8911929131</text:p>
          </table:table-cell>
          <table:table-cell table:formula="of:=IF(OR(ISBLANK([.E97]);[.I97]&lt;=0);&quot;&quot;;[.I97])" office:value-type="float" office:value="4.89119291305542" calcext:value-type="float">
            <text:p>4.89119291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5" calcext:value-type="float">
            <text:p>1427907953.26735</text:p>
          </table:table-cell>
          <table:table-cell office:value-type="float" office:value="1427907956.8369" calcext:value-type="float">
            <text:p>1427907956.8369</text:p>
          </table:table-cell>
          <table:table-cell office:value-type="float" office:value="1427907957.89558" calcext:value-type="float">
            <text:p>1427907957.89558</text:p>
          </table:table-cell>
          <table:table-cell/>
          <table:table-cell table:formula="of:=MAX([.B98];[.D98];[.G98])-MAX([.A98];[.C98];[.E98])" office:value-type="float" office:value="4.62822794914246" calcext:value-type="float">
            <text:p>4.6282279491</text:p>
          </table:table-cell>
          <table:table-cell table:formula="of:=IF(ISBLANK([.E98]);&quot;&quot;;[.I98])" office:value-type="float" office:value="4.62822794914246" calcext:value-type="float">
            <text:p>4.6282279491</text:p>
          </table:table-cell>
          <table:table-cell table:formula="of:=IF(OR(ISBLANK([.E98]);[.I98]&lt;=0);&quot;&quot;;[.I98])" office:value-type="float" office:value="4.62822794914246" calcext:value-type="float">
            <text:p>4.62822794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8" calcext:value-type="float">
            <text:p>1427907953.26738</text:p>
          </table:table-cell>
          <table:table-cell office:value-type="float" office:value="1427907956.98962" calcext:value-type="float">
            <text:p>1427907956.98962</text:p>
          </table:table-cell>
          <table:table-cell office:value-type="float" office:value="1427907957.97548" calcext:value-type="float">
            <text:p>1427907957.97548</text:p>
          </table:table-cell>
          <table:table-cell/>
          <table:table-cell table:formula="of:=MAX([.B99];[.D99];[.G99])-MAX([.A99];[.C99];[.E99])" office:value-type="float" office:value="4.70810079574585" calcext:value-type="float">
            <text:p>4.7081007957</text:p>
          </table:table-cell>
          <table:table-cell table:formula="of:=IF(ISBLANK([.E99]);&quot;&quot;;[.I99])" office:value-type="float" office:value="4.70810079574585" calcext:value-type="float">
            <text:p>4.7081007957</text:p>
          </table:table-cell>
          <table:table-cell table:formula="of:=IF(OR(ISBLANK([.E99]);[.I99]&lt;=0);&quot;&quot;;[.I99])" office:value-type="float" office:value="4.70810079574585" calcext:value-type="float">
            <text:p>4.70810079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9" calcext:value-type="float">
            <text:p>1427907953.26739</text:p>
          </table:table-cell>
          <table:table-cell office:value-type="float" office:value="1427907956.7404" calcext:value-type="float">
            <text:p>1427907956.7404</text:p>
          </table:table-cell>
          <table:table-cell office:value-type="float" office:value="1427907957.77984" calcext:value-type="float">
            <text:p>1427907957.77984</text:p>
          </table:table-cell>
          <table:table-cell/>
          <table:table-cell table:formula="of:=MAX([.B100];[.D100];[.G100])-MAX([.A100];[.C100];[.E100])" office:value-type="float" office:value="4.51245403289795" calcext:value-type="float">
            <text:p>4.5124540329</text:p>
          </table:table-cell>
          <table:table-cell table:formula="of:=IF(ISBLANK([.E100]);&quot;&quot;;[.I100])" office:value-type="float" office:value="4.51245403289795" calcext:value-type="float">
            <text:p>4.5124540329</text:p>
          </table:table-cell>
          <table:table-cell table:formula="of:=IF(OR(ISBLANK([.E100]);[.I100]&lt;=0);&quot;&quot;;[.I100])" office:value-type="float" office:value="4.51245403289795" calcext:value-type="float">
            <text:p>4.51245403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3.26739" calcext:value-type="float">
            <text:p>1427907953.26739</text:p>
          </table:table-cell>
          <table:table-cell office:value-type="float" office:value="1427907957.65342" calcext:value-type="float">
            <text:p>1427907957.65342</text:p>
          </table:table-cell>
          <table:table-cell office:value-type="float" office:value="1427907958.6665" calcext:value-type="float">
            <text:p>1427907958.6665</text:p>
          </table:table-cell>
          <table:table-cell/>
          <table:table-cell table:formula="of:=MAX([.B101];[.D101];[.G101])-MAX([.A101];[.C101];[.E101])" office:value-type="float" office:value="5.39910793304443" calcext:value-type="float">
            <text:p>5.399107933</text:p>
          </table:table-cell>
          <table:table-cell table:formula="of:=IF(ISBLANK([.E101]);&quot;&quot;;[.I101])" office:value-type="float" office:value="5.39910793304443" calcext:value-type="float">
            <text:p>5.399107933</text:p>
          </table:table-cell>
          <table:table-cell table:formula="of:=IF(OR(ISBLANK([.E101]);[.I101]&lt;=0);&quot;&quot;;[.I101])" office:value-type="float" office:value="5.39910793304443" calcext:value-type="float">
            <text:p>5.399107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58.66652" calcext:value-type="float">
            <text:p>1427907958.66652</text:p>
          </table:table-cell>
          <table:table-cell office:value-type="float" office:value="1427907963.64114" calcext:value-type="float">
            <text:p>1427907963.64114</text:p>
          </table:table-cell>
          <table:table-cell table:number-columns-repeated="4"/>
          <table:table-cell table:formula="of:=MAX([.B102];[.D102];[.G102])-MAX([.A102];[.C102];[.E102])" office:value-type="float" office:value="4.97461795806885" calcext:value-type="float">
            <text:p>4.9746179581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52" calcext:value-type="float">
            <text:p>1427907958.66652</text:p>
          </table:table-cell>
          <table:table-cell office:value-type="float" office:value="1427907962.32565" calcext:value-type="float">
            <text:p>1427907962.32565</text:p>
          </table:table-cell>
          <table:table-cell office:value-type="float" office:value="1427907963.43508" calcext:value-type="float">
            <text:p>1427907963.43508</text:p>
          </table:table-cell>
          <table:table-cell/>
          <table:table-cell table:formula="of:=MAX([.B103];[.D103];[.G103])-MAX([.A103];[.C103];[.E103])" office:value-type="float" office:value="4.76855802536011" calcext:value-type="float">
            <text:p>4.7685580254</text:p>
          </table:table-cell>
          <table:table-cell table:formula="of:=IF(ISBLANK([.E103]);&quot;&quot;;[.I103])" office:value-type="float" office:value="4.76855802536011" calcext:value-type="float">
            <text:p>4.7685580254</text:p>
          </table:table-cell>
          <table:table-cell table:formula="of:=IF(OR(ISBLANK([.E103]);[.I103]&lt;=0);&quot;&quot;;[.I103])" office:value-type="float" office:value="4.76855802536011" calcext:value-type="float">
            <text:p>4.76855802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54" calcext:value-type="float">
            <text:p>1427907958.66654</text:p>
          </table:table-cell>
          <table:table-cell office:value-type="float" office:value="1427907962.02742" calcext:value-type="float">
            <text:p>1427907962.02742</text:p>
          </table:table-cell>
          <table:table-cell office:value-type="float" office:value="1427907963.12266" calcext:value-type="float">
            <text:p>1427907963.12266</text:p>
          </table:table-cell>
          <table:table-cell/>
          <table:table-cell table:formula="of:=MAX([.B104];[.D104];[.G104])-MAX([.A104];[.C104];[.E104])" office:value-type="float" office:value="4.45611310005188" calcext:value-type="float">
            <text:p>4.4561131001</text:p>
          </table:table-cell>
          <table:table-cell table:formula="of:=IF(ISBLANK([.E104]);&quot;&quot;;[.I104])" office:value-type="float" office:value="4.45611310005188" calcext:value-type="float">
            <text:p>4.4561131001</text:p>
          </table:table-cell>
          <table:table-cell table:formula="of:=IF(OR(ISBLANK([.E104]);[.I104]&lt;=0);&quot;&quot;;[.I104])" office:value-type="float" office:value="4.45611310005188" calcext:value-type="float">
            <text:p>4.4561131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55" calcext:value-type="float">
            <text:p>1427907958.66655</text:p>
          </table:table-cell>
          <table:table-cell office:value-type="float" office:value="1427907962.57614" calcext:value-type="float">
            <text:p>1427907962.57614</text:p>
          </table:table-cell>
          <table:table-cell office:value-type="float" office:value="1427907963.64113" calcext:value-type="float">
            <text:p>1427907963.64113</text:p>
          </table:table-cell>
          <table:table-cell/>
          <table:table-cell table:formula="of:=MAX([.B105];[.D105];[.G105])-MAX([.A105];[.C105];[.E105])" office:value-type="float" office:value="4.97458004951477" calcext:value-type="float">
            <text:p>4.9745800495</text:p>
          </table:table-cell>
          <table:table-cell table:formula="of:=IF(ISBLANK([.E105]);&quot;&quot;;[.I105])" office:value-type="float" office:value="4.97458004951477" calcext:value-type="float">
            <text:p>4.9745800495</text:p>
          </table:table-cell>
          <table:table-cell table:formula="of:=IF(OR(ISBLANK([.E105]);[.I105]&lt;=0);&quot;&quot;;[.I105])" office:value-type="float" office:value="4.97458004951477" calcext:value-type="float">
            <text:p>4.97458004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56" calcext:value-type="float">
            <text:p>1427907958.66656</text:p>
          </table:table-cell>
          <table:table-cell office:value-type="float" office:value="1427907961.75201" calcext:value-type="float">
            <text:p>1427907961.75201</text:p>
          </table:table-cell>
          <table:table-cell office:value-type="float" office:value="1427907962.83657" calcext:value-type="float">
            <text:p>1427907962.83657</text:p>
          </table:table-cell>
          <table:table-cell/>
          <table:table-cell table:formula="of:=MAX([.B106];[.D106];[.G106])-MAX([.A106];[.C106];[.E106])" office:value-type="float" office:value="4.17000603675842" calcext:value-type="float">
            <text:p>4.1700060368</text:p>
          </table:table-cell>
          <table:table-cell table:formula="of:=IF(ISBLANK([.E106]);&quot;&quot;;[.I106])" office:value-type="float" office:value="4.17000603675842" calcext:value-type="float">
            <text:p>4.1700060368</text:p>
          </table:table-cell>
          <table:table-cell table:formula="of:=IF(OR(ISBLANK([.E106]);[.I106]&lt;=0);&quot;&quot;;[.I106])" office:value-type="float" office:value="4.17000603675842" calcext:value-type="float">
            <text:p>4.17000603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59" calcext:value-type="float">
            <text:p>1427907958.66659</text:p>
          </table:table-cell>
          <table:table-cell office:value-type="float" office:value="1427907962.46371" calcext:value-type="float">
            <text:p>1427907962.46371</text:p>
          </table:table-cell>
          <table:table-cell office:value-type="float" office:value="1427907963.57054" calcext:value-type="float">
            <text:p>1427907963.57054</text:p>
          </table:table-cell>
          <table:table-cell/>
          <table:table-cell table:formula="of:=MAX([.B107];[.D107];[.G107])-MAX([.A107];[.C107];[.E107])" office:value-type="float" office:value="4.90395307540894" calcext:value-type="float">
            <text:p>4.9039530754</text:p>
          </table:table-cell>
          <table:table-cell table:formula="of:=IF(ISBLANK([.E107]);&quot;&quot;;[.I107])" office:value-type="float" office:value="4.90395307540894" calcext:value-type="float">
            <text:p>4.9039530754</text:p>
          </table:table-cell>
          <table:table-cell table:formula="of:=IF(OR(ISBLANK([.E107]);[.I107]&lt;=0);&quot;&quot;;[.I107])" office:value-type="float" office:value="4.90395307540894" calcext:value-type="float">
            <text:p>4.90395307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6" calcext:value-type="float">
            <text:p>1427907958.6666</text:p>
          </table:table-cell>
          <table:table-cell office:value-type="float" office:value="1427907962.41632" calcext:value-type="float">
            <text:p>1427907962.41632</text:p>
          </table:table-cell>
          <table:table-cell office:value-type="float" office:value="1427907963.49534" calcext:value-type="float">
            <text:p>1427907963.49534</text:p>
          </table:table-cell>
          <table:table-cell/>
          <table:table-cell table:formula="of:=MAX([.B108];[.D108];[.G108])-MAX([.A108];[.C108];[.E108])" office:value-type="float" office:value="4.82874298095703" calcext:value-type="float">
            <text:p>4.828742981</text:p>
          </table:table-cell>
          <table:table-cell table:formula="of:=IF(ISBLANK([.E108]);&quot;&quot;;[.I108])" office:value-type="float" office:value="4.82874298095703" calcext:value-type="float">
            <text:p>4.828742981</text:p>
          </table:table-cell>
          <table:table-cell table:formula="of:=IF(OR(ISBLANK([.E108]);[.I108]&lt;=0);&quot;&quot;;[.I108])" office:value-type="float" office:value="4.82874298095703" calcext:value-type="float">
            <text:p>4.8287429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63" calcext:value-type="float">
            <text:p>1427907958.66663</text:p>
          </table:table-cell>
          <table:table-cell office:value-type="float" office:value="1427907962.07747" calcext:value-type="float">
            <text:p>1427907962.07747</text:p>
          </table:table-cell>
          <table:table-cell office:value-type="float" office:value="1427907963.14894" calcext:value-type="float">
            <text:p>1427907963.14894</text:p>
          </table:table-cell>
          <table:table-cell/>
          <table:table-cell table:formula="of:=MAX([.B109];[.D109];[.G109])-MAX([.A109];[.C109];[.E109])" office:value-type="float" office:value="4.48231792449951" calcext:value-type="float">
            <text:p>4.4823179245</text:p>
          </table:table-cell>
          <table:table-cell table:formula="of:=IF(ISBLANK([.E109]);&quot;&quot;;[.I109])" office:value-type="float" office:value="4.48231792449951" calcext:value-type="float">
            <text:p>4.4823179245</text:p>
          </table:table-cell>
          <table:table-cell table:formula="of:=IF(OR(ISBLANK([.E109]);[.I109]&lt;=0);&quot;&quot;;[.I109])" office:value-type="float" office:value="4.48231792449951" calcext:value-type="float">
            <text:p>4.48231792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7" calcext:value-type="float">
            <text:p>1427907958.6667</text:p>
          </table:table-cell>
          <table:table-cell office:value-type="float" office:value="1427907962.2207" calcext:value-type="float">
            <text:p>1427907962.2207</text:p>
          </table:table-cell>
          <table:table-cell office:value-type="float" office:value="1427907963.27277" calcext:value-type="float">
            <text:p>1427907963.27277</text:p>
          </table:table-cell>
          <table:table-cell/>
          <table:table-cell table:formula="of:=MAX([.B110];[.D110];[.G110])-MAX([.A110];[.C110];[.E110])" office:value-type="float" office:value="4.60607886314392" calcext:value-type="float">
            <text:p>4.6060788631</text:p>
          </table:table-cell>
          <table:table-cell table:formula="of:=IF(ISBLANK([.E110]);&quot;&quot;;[.I110])" office:value-type="float" office:value="4.60607886314392" calcext:value-type="float">
            <text:p>4.6060788631</text:p>
          </table:table-cell>
          <table:table-cell table:formula="of:=IF(OR(ISBLANK([.E110]);[.I110]&lt;=0);&quot;&quot;;[.I110])" office:value-type="float" office:value="4.60607886314392" calcext:value-type="float">
            <text:p>4.60607886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71" calcext:value-type="float">
            <text:p>1427907958.66671</text:p>
          </table:table-cell>
          <table:table-cell office:value-type="float" office:value="1427907962.39235" calcext:value-type="float">
            <text:p>1427907962.39235</text:p>
          </table:table-cell>
          <table:table-cell office:value-type="float" office:value="1427907963.34496" calcext:value-type="float">
            <text:p>1427907963.34496</text:p>
          </table:table-cell>
          <table:table-cell/>
          <table:table-cell table:formula="of:=MAX([.B111];[.D111];[.G111])-MAX([.A111];[.C111];[.E111])" office:value-type="float" office:value="4.67824482917786" calcext:value-type="float">
            <text:p>4.6782448292</text:p>
          </table:table-cell>
          <table:table-cell table:formula="of:=IF(ISBLANK([.E111]);&quot;&quot;;[.I111])" office:value-type="float" office:value="4.67824482917786" calcext:value-type="float">
            <text:p>4.6782448292</text:p>
          </table:table-cell>
          <table:table-cell table:formula="of:=IF(OR(ISBLANK([.E111]);[.I111]&lt;=0);&quot;&quot;;[.I111])" office:value-type="float" office:value="4.67824482917786" calcext:value-type="float">
            <text:p>4.67824482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58.66673" calcext:value-type="float">
            <text:p>1427907958.66673</text:p>
          </table:table-cell>
          <table:table-cell office:value-type="float" office:value="1427907962.30611" calcext:value-type="float">
            <text:p>1427907962.30611</text:p>
          </table:table-cell>
          <table:table-cell office:value-type="float" office:value="1427907963.3076" calcext:value-type="float">
            <text:p>1427907963.3076</text:p>
          </table:table-cell>
          <table:table-cell/>
          <table:table-cell table:formula="of:=MAX([.B112];[.D112];[.G112])-MAX([.A112];[.C112];[.E112])" office:value-type="float" office:value="4.6408748626709" calcext:value-type="float">
            <text:p>4.6408748627</text:p>
          </table:table-cell>
          <table:table-cell table:formula="of:=IF(ISBLANK([.E112]);&quot;&quot;;[.I112])" office:value-type="float" office:value="4.6408748626709" calcext:value-type="float">
            <text:p>4.6408748627</text:p>
          </table:table-cell>
          <table:table-cell table:formula="of:=IF(OR(ISBLANK([.E112]);[.I112]&lt;=0);&quot;&quot;;[.I112])" office:value-type="float" office:value="4.6408748626709" calcext:value-type="float">
            <text:p>4.6408748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63.64115" calcext:value-type="float">
            <text:p>1427907963.64115</text:p>
          </table:table-cell>
          <table:table-cell office:value-type="float" office:value="1427907969.37529" calcext:value-type="float">
            <text:p>1427907969.37529</text:p>
          </table:table-cell>
          <table:table-cell table:number-columns-repeated="4"/>
          <table:table-cell table:formula="of:=MAX([.B113];[.D113];[.G113])-MAX([.A113];[.C113];[.E113])" office:value-type="float" office:value="5.73413801193237" calcext:value-type="float">
            <text:p>5.7341380119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15" calcext:value-type="float">
            <text:p>1427907963.64115</text:p>
          </table:table-cell>
          <table:table-cell office:value-type="float" office:value="1427907968.22705" calcext:value-type="float">
            <text:p>1427907968.22705</text:p>
          </table:table-cell>
          <table:table-cell office:value-type="float" office:value="1427907969.31266" calcext:value-type="float">
            <text:p>1427907969.31266</text:p>
          </table:table-cell>
          <table:table-cell/>
          <table:table-cell table:formula="of:=MAX([.B114];[.D114];[.G114])-MAX([.A114];[.C114];[.E114])" office:value-type="float" office:value="5.67150783538818" calcext:value-type="float">
            <text:p>5.6715078354</text:p>
          </table:table-cell>
          <table:table-cell table:formula="of:=IF(ISBLANK([.E114]);&quot;&quot;;[.I114])" office:value-type="float" office:value="5.67150783538818" calcext:value-type="float">
            <text:p>5.6715078354</text:p>
          </table:table-cell>
          <table:table-cell table:formula="of:=IF(OR(ISBLANK([.E114]);[.I114]&lt;=0);&quot;&quot;;[.I114])" office:value-type="float" office:value="5.67150783538818" calcext:value-type="float">
            <text:p>5.67150783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18" calcext:value-type="float">
            <text:p>1427907963.64118</text:p>
          </table:table-cell>
          <table:table-cell office:value-type="float" office:value="1427907967.55634" calcext:value-type="float">
            <text:p>1427907967.55634</text:p>
          </table:table-cell>
          <table:table-cell office:value-type="float" office:value="1427907968.53493" calcext:value-type="float">
            <text:p>1427907968.53493</text:p>
          </table:table-cell>
          <table:table-cell/>
          <table:table-cell table:formula="of:=MAX([.B115];[.D115];[.G115])-MAX([.A115];[.C115];[.E115])" office:value-type="float" office:value="4.89375615119934" calcext:value-type="float">
            <text:p>4.8937561512</text:p>
          </table:table-cell>
          <table:table-cell table:formula="of:=IF(ISBLANK([.E115]);&quot;&quot;;[.I115])" office:value-type="float" office:value="4.89375615119934" calcext:value-type="float">
            <text:p>4.8937561512</text:p>
          </table:table-cell>
          <table:table-cell table:formula="of:=IF(OR(ISBLANK([.E115]);[.I115]&lt;=0);&quot;&quot;;[.I115])" office:value-type="float" office:value="4.89375615119934" calcext:value-type="float">
            <text:p>4.8937561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19" calcext:value-type="float">
            <text:p>1427907963.64119</text:p>
          </table:table-cell>
          <table:table-cell office:value-type="float" office:value="1427907967.61438" calcext:value-type="float">
            <text:p>1427907967.61438</text:p>
          </table:table-cell>
          <table:table-cell office:value-type="float" office:value="1427907968.56083" calcext:value-type="float">
            <text:p>1427907968.56083</text:p>
          </table:table-cell>
          <table:table-cell/>
          <table:table-cell table:formula="of:=MAX([.B116];[.D116];[.G116])-MAX([.A116];[.C116];[.E116])" office:value-type="float" office:value="4.91963982582092" calcext:value-type="float">
            <text:p>4.9196398258</text:p>
          </table:table-cell>
          <table:table-cell table:formula="of:=IF(ISBLANK([.E116]);&quot;&quot;;[.I116])" office:value-type="float" office:value="4.91963982582092" calcext:value-type="float">
            <text:p>4.9196398258</text:p>
          </table:table-cell>
          <table:table-cell table:formula="of:=IF(OR(ISBLANK([.E116]);[.I116]&lt;=0);&quot;&quot;;[.I116])" office:value-type="float" office:value="4.91963982582092" calcext:value-type="float">
            <text:p>4.91963982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21" calcext:value-type="float">
            <text:p>1427907963.64121</text:p>
          </table:table-cell>
          <table:table-cell office:value-type="float" office:value="1427907967.27998" calcext:value-type="float">
            <text:p>1427907967.27998</text:p>
          </table:table-cell>
          <table:table-cell office:value-type="float" office:value="1427907968.31897" calcext:value-type="float">
            <text:p>1427907968.31897</text:p>
          </table:table-cell>
          <table:table-cell/>
          <table:table-cell table:formula="of:=MAX([.B117];[.D117];[.G117])-MAX([.A117];[.C117];[.E117])" office:value-type="float" office:value="4.67775392532349" calcext:value-type="float">
            <text:p>4.6777539253</text:p>
          </table:table-cell>
          <table:table-cell table:formula="of:=IF(ISBLANK([.E117]);&quot;&quot;;[.I117])" office:value-type="float" office:value="4.67775392532349" calcext:value-type="float">
            <text:p>4.6777539253</text:p>
          </table:table-cell>
          <table:table-cell table:formula="of:=IF(OR(ISBLANK([.E117]);[.I117]&lt;=0);&quot;&quot;;[.I117])" office:value-type="float" office:value="4.67775392532349" calcext:value-type="float">
            <text:p>4.67775392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22" calcext:value-type="float">
            <text:p>1427907963.64122</text:p>
          </table:table-cell>
          <table:table-cell office:value-type="float" office:value="1427907967.77473" calcext:value-type="float">
            <text:p>1427907967.77473</text:p>
          </table:table-cell>
          <table:table-cell office:value-type="float" office:value="1427907968.87232" calcext:value-type="float">
            <text:p>1427907968.87232</text:p>
          </table:table-cell>
          <table:table-cell/>
          <table:table-cell table:formula="of:=MAX([.B118];[.D118];[.G118])-MAX([.A118];[.C118];[.E118])" office:value-type="float" office:value="5.23110103607178" calcext:value-type="float">
            <text:p>5.2311010361</text:p>
          </table:table-cell>
          <table:table-cell table:formula="of:=IF(ISBLANK([.E118]);&quot;&quot;;[.I118])" office:value-type="float" office:value="5.23110103607178" calcext:value-type="float">
            <text:p>5.2311010361</text:p>
          </table:table-cell>
          <table:table-cell table:formula="of:=IF(OR(ISBLANK([.E118]);[.I118]&lt;=0);&quot;&quot;;[.I118])" office:value-type="float" office:value="5.23110103607178" calcext:value-type="float">
            <text:p>5.23110103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24" calcext:value-type="float">
            <text:p>1427907963.64124</text:p>
          </table:table-cell>
          <table:table-cell office:value-type="float" office:value="1427907967.35061" calcext:value-type="float">
            <text:p>1427907967.35061</text:p>
          </table:table-cell>
          <table:table-cell office:value-type="float" office:value="1427907968.45062" calcext:value-type="float">
            <text:p>1427907968.45062</text:p>
          </table:table-cell>
          <table:table-cell/>
          <table:table-cell table:formula="of:=MAX([.B119];[.D119];[.G119])-MAX([.A119];[.C119];[.E119])" office:value-type="float" office:value="4.80938410758972" calcext:value-type="float">
            <text:p>4.8093841076</text:p>
          </table:table-cell>
          <table:table-cell table:formula="of:=IF(ISBLANK([.E119]);&quot;&quot;;[.I119])" office:value-type="float" office:value="4.80938410758972" calcext:value-type="float">
            <text:p>4.8093841076</text:p>
          </table:table-cell>
          <table:table-cell table:formula="of:=IF(OR(ISBLANK([.E119]);[.I119]&lt;=0);&quot;&quot;;[.I119])" office:value-type="float" office:value="4.80938410758972" calcext:value-type="float">
            <text:p>4.80938410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25" calcext:value-type="float">
            <text:p>1427907963.64125</text:p>
          </table:table-cell>
          <table:table-cell office:value-type="float" office:value="1427907967.96012" calcext:value-type="float">
            <text:p>1427907967.96012</text:p>
          </table:table-cell>
          <table:table-cell office:value-type="float" office:value="1427907968.98552" calcext:value-type="float">
            <text:p>1427907968.98552</text:p>
          </table:table-cell>
          <table:table-cell/>
          <table:table-cell table:formula="of:=MAX([.B120];[.D120];[.G120])-MAX([.A120];[.C120];[.E120])" office:value-type="float" office:value="5.34426784515381" calcext:value-type="float">
            <text:p>5.3442678452</text:p>
          </table:table-cell>
          <table:table-cell table:formula="of:=IF(ISBLANK([.E120]);&quot;&quot;;[.I120])" office:value-type="float" office:value="5.34426784515381" calcext:value-type="float">
            <text:p>5.3442678452</text:p>
          </table:table-cell>
          <table:table-cell table:formula="of:=IF(OR(ISBLANK([.E120]);[.I120]&lt;=0);&quot;&quot;;[.I120])" office:value-type="float" office:value="5.34426784515381" calcext:value-type="float">
            <text:p>5.34426784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26" calcext:value-type="float">
            <text:p>1427907963.64126</text:p>
          </table:table-cell>
          <table:table-cell office:value-type="float" office:value="1427907967.54544" calcext:value-type="float">
            <text:p>1427907967.54544</text:p>
          </table:table-cell>
          <table:table-cell office:value-type="float" office:value="1427907968.49335" calcext:value-type="float">
            <text:p>1427907968.49335</text:p>
          </table:table-cell>
          <table:table-cell/>
          <table:table-cell table:formula="of:=MAX([.B121];[.D121];[.G121])-MAX([.A121];[.C121];[.E121])" office:value-type="float" office:value="4.85208892822266" calcext:value-type="float">
            <text:p>4.8520889282</text:p>
          </table:table-cell>
          <table:table-cell table:formula="of:=IF(ISBLANK([.E121]);&quot;&quot;;[.I121])" office:value-type="float" office:value="4.85208892822266" calcext:value-type="float">
            <text:p>4.8520889282</text:p>
          </table:table-cell>
          <table:table-cell table:formula="of:=IF(OR(ISBLANK([.E121]);[.I121]&lt;=0);&quot;&quot;;[.I121])" office:value-type="float" office:value="4.85208892822266" calcext:value-type="float">
            <text:p>4.85208892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29" calcext:value-type="float">
            <text:p>1427907963.64129</text:p>
          </table:table-cell>
          <table:table-cell office:value-type="float" office:value="1427907967.80142" calcext:value-type="float">
            <text:p>1427907967.80142</text:p>
          </table:table-cell>
          <table:table-cell office:value-type="float" office:value="1427907968.82804" calcext:value-type="float">
            <text:p>1427907968.82804</text:p>
          </table:table-cell>
          <table:table-cell/>
          <table:table-cell table:formula="of:=MAX([.B122];[.D122];[.G122])-MAX([.A122];[.C122];[.E122])" office:value-type="float" office:value="5.18674921989441" calcext:value-type="float">
            <text:p>5.1867492199</text:p>
          </table:table-cell>
          <table:table-cell table:formula="of:=IF(ISBLANK([.E122]);&quot;&quot;;[.I122])" office:value-type="float" office:value="5.18674921989441" calcext:value-type="float">
            <text:p>5.1867492199</text:p>
          </table:table-cell>
          <table:table-cell table:formula="of:=IF(OR(ISBLANK([.E122]);[.I122]&lt;=0);&quot;&quot;;[.I122])" office:value-type="float" office:value="5.18674921989441" calcext:value-type="float">
            <text:p>5.18674921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3.64148" calcext:value-type="float">
            <text:p>1427907963.64148</text:p>
          </table:table-cell>
          <table:table-cell office:value-type="float" office:value="1427907968.26722" calcext:value-type="float">
            <text:p>1427907968.26722</text:p>
          </table:table-cell>
          <table:table-cell office:value-type="float" office:value="1427907969.37528" calcext:value-type="float">
            <text:p>1427907969.37528</text:p>
          </table:table-cell>
          <table:table-cell/>
          <table:table-cell table:formula="of:=MAX([.B123];[.D123];[.G123])-MAX([.A123];[.C123];[.E123])" office:value-type="float" office:value="5.73379802703857" calcext:value-type="float">
            <text:p>5.733798027</text:p>
          </table:table-cell>
          <table:table-cell table:formula="of:=IF(ISBLANK([.E123]);&quot;&quot;;[.I123])" office:value-type="float" office:value="5.73379802703857" calcext:value-type="float">
            <text:p>5.733798027</text:p>
          </table:table-cell>
          <table:table-cell table:formula="of:=IF(OR(ISBLANK([.E123]);[.I123]&lt;=0);&quot;&quot;;[.I123])" office:value-type="float" office:value="5.73379802703857" calcext:value-type="float">
            <text:p>5.7337980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69.3753" calcext:value-type="float">
            <text:p>1427907969.3753</text:p>
          </table:table-cell>
          <table:table-cell office:value-type="float" office:value="1427907974.35357" calcext:value-type="float">
            <text:p>1427907974.35357</text:p>
          </table:table-cell>
          <table:table-cell table:number-columns-repeated="4"/>
          <table:table-cell table:formula="of:=MAX([.B124];[.D124];[.G124])-MAX([.A124];[.C124];[.E124])" office:value-type="float" office:value="4.97827315330505" calcext:value-type="float">
            <text:p>4.9782731533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" calcext:value-type="float">
            <text:p>1427907969.3753</text:p>
          </table:table-cell>
          <table:table-cell office:value-type="float" office:value="1427907972.92133" calcext:value-type="float">
            <text:p>1427907972.92133</text:p>
          </table:table-cell>
          <table:table-cell office:value-type="float" office:value="1427907973.91128" calcext:value-type="float">
            <text:p>1427907973.91128</text:p>
          </table:table-cell>
          <table:table-cell/>
          <table:table-cell table:formula="of:=MAX([.B125];[.D125];[.G125])-MAX([.A125];[.C125];[.E125])" office:value-type="float" office:value="4.53597903251648" calcext:value-type="float">
            <text:p>4.5359790325</text:p>
          </table:table-cell>
          <table:table-cell table:formula="of:=IF(ISBLANK([.E125]);&quot;&quot;;[.I125])" office:value-type="float" office:value="4.53597903251648" calcext:value-type="float">
            <text:p>4.5359790325</text:p>
          </table:table-cell>
          <table:table-cell table:formula="of:=IF(OR(ISBLANK([.E125]);[.I125]&lt;=0);&quot;&quot;;[.I125])" office:value-type="float" office:value="4.53597903251648" calcext:value-type="float">
            <text:p>4.53597903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2" calcext:value-type="float">
            <text:p>1427907969.37532</text:p>
          </table:table-cell>
          <table:table-cell office:value-type="float" office:value="1427907972.82678" calcext:value-type="float">
            <text:p>1427907972.82678</text:p>
          </table:table-cell>
          <table:table-cell office:value-type="float" office:value="1427907973.91216" calcext:value-type="float">
            <text:p>1427907973.91216</text:p>
          </table:table-cell>
          <table:table-cell/>
          <table:table-cell table:formula="of:=MAX([.B126];[.D126];[.G126])-MAX([.A126];[.C126];[.E126])" office:value-type="float" office:value="4.53684306144714" calcext:value-type="float">
            <text:p>4.5368430614</text:p>
          </table:table-cell>
          <table:table-cell table:formula="of:=IF(ISBLANK([.E126]);&quot;&quot;;[.I126])" office:value-type="float" office:value="4.53684306144714" calcext:value-type="float">
            <text:p>4.5368430614</text:p>
          </table:table-cell>
          <table:table-cell table:formula="of:=IF(OR(ISBLANK([.E126]);[.I126]&lt;=0);&quot;&quot;;[.I126])" office:value-type="float" office:value="4.53684306144714" calcext:value-type="float">
            <text:p>4.53684306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3" calcext:value-type="float">
            <text:p>1427907969.37533</text:p>
          </table:table-cell>
          <table:table-cell office:value-type="float" office:value="1427907973.28705" calcext:value-type="float">
            <text:p>1427907973.28705</text:p>
          </table:table-cell>
          <table:table-cell office:value-type="float" office:value="1427907974.35357" calcext:value-type="float">
            <text:p>1427907974.35357</text:p>
          </table:table-cell>
          <table:table-cell/>
          <table:table-cell table:formula="of:=MAX([.B127];[.D127];[.G127])-MAX([.A127];[.C127];[.E127])" office:value-type="float" office:value="4.97823691368103" calcext:value-type="float">
            <text:p>4.9782369137</text:p>
          </table:table-cell>
          <table:table-cell table:formula="of:=IF(ISBLANK([.E127]);&quot;&quot;;[.I127])" office:value-type="float" office:value="4.97823691368103" calcext:value-type="float">
            <text:p>4.9782369137</text:p>
          </table:table-cell>
          <table:table-cell table:formula="of:=IF(OR(ISBLANK([.E127]);[.I127]&lt;=0);&quot;&quot;;[.I127])" office:value-type="float" office:value="4.97823691368103" calcext:value-type="float">
            <text:p>4.9782369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4" calcext:value-type="float">
            <text:p>1427907969.37534</text:p>
          </table:table-cell>
          <table:table-cell office:value-type="float" office:value="1427907973.27134" calcext:value-type="float">
            <text:p>1427907973.27134</text:p>
          </table:table-cell>
          <table:table-cell office:value-type="float" office:value="1427907974.34108" calcext:value-type="float">
            <text:p>1427907974.34108</text:p>
          </table:table-cell>
          <table:table-cell/>
          <table:table-cell table:formula="of:=MAX([.B128];[.D128];[.G128])-MAX([.A128];[.C128];[.E128])" office:value-type="float" office:value="4.96574187278748" calcext:value-type="float">
            <text:p>4.9657418728</text:p>
          </table:table-cell>
          <table:table-cell table:formula="of:=IF(ISBLANK([.E128]);&quot;&quot;;[.I128])" office:value-type="float" office:value="4.96574187278748" calcext:value-type="float">
            <text:p>4.9657418728</text:p>
          </table:table-cell>
          <table:table-cell table:formula="of:=IF(OR(ISBLANK([.E128]);[.I128]&lt;=0);&quot;&quot;;[.I128])" office:value-type="float" office:value="4.96574187278748" calcext:value-type="float">
            <text:p>4.96574187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5" calcext:value-type="float">
            <text:p>1427907969.37535</text:p>
          </table:table-cell>
          <table:table-cell office:value-type="float" office:value="1427907972.52098" calcext:value-type="float">
            <text:p>1427907972.52098</text:p>
          </table:table-cell>
          <table:table-cell office:value-type="float" office:value="1427907973.5835" calcext:value-type="float">
            <text:p>1427907973.5835</text:p>
          </table:table-cell>
          <table:table-cell/>
          <table:table-cell table:formula="of:=MAX([.B129];[.D129];[.G129])-MAX([.A129];[.C129];[.E129])" office:value-type="float" office:value="4.20815420150757" calcext:value-type="float">
            <text:p>4.2081542015</text:p>
          </table:table-cell>
          <table:table-cell table:formula="of:=IF(ISBLANK([.E129]);&quot;&quot;;[.I129])" office:value-type="float" office:value="4.20815420150757" calcext:value-type="float">
            <text:p>4.2081542015</text:p>
          </table:table-cell>
          <table:table-cell table:formula="of:=IF(OR(ISBLANK([.E129]);[.I129]&lt;=0);&quot;&quot;;[.I129])" office:value-type="float" office:value="4.20815420150757" calcext:value-type="float">
            <text:p>4.20815420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6" calcext:value-type="float">
            <text:p>1427907969.37536</text:p>
          </table:table-cell>
          <table:table-cell office:value-type="float" office:value="1427907972.65621" calcext:value-type="float">
            <text:p>1427907972.65621</text:p>
          </table:table-cell>
          <table:table-cell office:value-type="float" office:value="1427907973.74769" calcext:value-type="float">
            <text:p>1427907973.74769</text:p>
          </table:table-cell>
          <table:table-cell/>
          <table:table-cell table:formula="of:=MAX([.B130];[.D130];[.G130])-MAX([.A130];[.C130];[.E130])" office:value-type="float" office:value="4.37232899665833" calcext:value-type="float">
            <text:p>4.3723289967</text:p>
          </table:table-cell>
          <table:table-cell table:formula="of:=IF(ISBLANK([.E130]);&quot;&quot;;[.I130])" office:value-type="float" office:value="4.37232899665833" calcext:value-type="float">
            <text:p>4.3723289967</text:p>
          </table:table-cell>
          <table:table-cell table:formula="of:=IF(OR(ISBLANK([.E130]);[.I130]&lt;=0);&quot;&quot;;[.I130])" office:value-type="float" office:value="4.37232899665833" calcext:value-type="float">
            <text:p>4.37232899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37" calcext:value-type="float">
            <text:p>1427907969.37537</text:p>
          </table:table-cell>
          <table:table-cell office:value-type="float" office:value="1427907972.88664" calcext:value-type="float">
            <text:p>1427907972.88664</text:p>
          </table:table-cell>
          <table:table-cell office:value-type="float" office:value="1427907973.85888" calcext:value-type="float">
            <text:p>1427907973.85888</text:p>
          </table:table-cell>
          <table:table-cell/>
          <table:table-cell table:formula="of:=MAX([.B131];[.D131];[.G131])-MAX([.A131];[.C131];[.E131])" office:value-type="float" office:value="4.48351097106934" calcext:value-type="float">
            <text:p>4.4835109711</text:p>
          </table:table-cell>
          <table:table-cell table:formula="of:=IF(ISBLANK([.E131]);&quot;&quot;;[.I131])" office:value-type="float" office:value="4.48351097106934" calcext:value-type="float">
            <text:p>4.4835109711</text:p>
          </table:table-cell>
          <table:table-cell table:formula="of:=IF(OR(ISBLANK([.E131]);[.I131]&lt;=0);&quot;&quot;;[.I131])" office:value-type="float" office:value="4.48351097106934" calcext:value-type="float">
            <text:p>4.48351097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4" calcext:value-type="float">
            <text:p>1427907969.3754</text:p>
          </table:table-cell>
          <table:table-cell office:value-type="float" office:value="1427907973.18295" calcext:value-type="float">
            <text:p>1427907973.18295</text:p>
          </table:table-cell>
          <table:table-cell office:value-type="float" office:value="1427907974.16558" calcext:value-type="float">
            <text:p>1427907974.16558</text:p>
          </table:table-cell>
          <table:table-cell/>
          <table:table-cell table:formula="of:=MAX([.B132];[.D132];[.G132])-MAX([.A132];[.C132];[.E132])" office:value-type="float" office:value="4.79018092155457" calcext:value-type="float">
            <text:p>4.7901809216</text:p>
          </table:table-cell>
          <table:table-cell table:formula="of:=IF(ISBLANK([.E132]);&quot;&quot;;[.I132])" office:value-type="float" office:value="4.79018092155457" calcext:value-type="float">
            <text:p>4.7901809216</text:p>
          </table:table-cell>
          <table:table-cell table:formula="of:=IF(OR(ISBLANK([.E132]);[.I132]&lt;=0);&quot;&quot;;[.I132])" office:value-type="float" office:value="4.79018092155457" calcext:value-type="float">
            <text:p>4.79018092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4" calcext:value-type="float">
            <text:p>1427907969.3754</text:p>
          </table:table-cell>
          <table:table-cell office:value-type="float" office:value="1427907972.84359" calcext:value-type="float">
            <text:p>1427907972.84359</text:p>
          </table:table-cell>
          <table:table-cell office:value-type="float" office:value="1427907973.8309" calcext:value-type="float">
            <text:p>1427907973.8309</text:p>
          </table:table-cell>
          <table:table-cell/>
          <table:table-cell table:formula="of:=MAX([.B133];[.D133];[.G133])-MAX([.A133];[.C133];[.E133])" office:value-type="float" office:value="4.45550107955933" calcext:value-type="float">
            <text:p>4.4555010796</text:p>
          </table:table-cell>
          <table:table-cell table:formula="of:=IF(ISBLANK([.E133]);&quot;&quot;;[.I133])" office:value-type="float" office:value="4.45550107955933" calcext:value-type="float">
            <text:p>4.4555010796</text:p>
          </table:table-cell>
          <table:table-cell table:formula="of:=IF(OR(ISBLANK([.E133]);[.I133]&lt;=0);&quot;&quot;;[.I133])" office:value-type="float" office:value="4.45550107955933" calcext:value-type="float">
            <text:p>4.45550107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69.37541" calcext:value-type="float">
            <text:p>1427907969.37541</text:p>
          </table:table-cell>
          <table:table-cell office:value-type="float" office:value="1427907973.1503" calcext:value-type="float">
            <text:p>1427907973.1503</text:p>
          </table:table-cell>
          <table:table-cell office:value-type="float" office:value="1427907974.25343" calcext:value-type="float">
            <text:p>1427907974.25343</text:p>
          </table:table-cell>
          <table:table-cell/>
          <table:table-cell table:formula="of:=MAX([.B134];[.D134];[.G134])-MAX([.A134];[.C134];[.E134])" office:value-type="float" office:value="4.8780210018158" calcext:value-type="float">
            <text:p>4.8780210018</text:p>
          </table:table-cell>
          <table:table-cell table:formula="of:=IF(ISBLANK([.E134]);&quot;&quot;;[.I134])" office:value-type="float" office:value="4.8780210018158" calcext:value-type="float">
            <text:p>4.8780210018</text:p>
          </table:table-cell>
          <table:table-cell table:formula="of:=IF(OR(ISBLANK([.E134]);[.I134]&lt;=0);&quot;&quot;;[.I134])" office:value-type="float" office:value="4.8780210018158" calcext:value-type="float">
            <text:p>4.878021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74.35359" calcext:value-type="float">
            <text:p>1427907974.35359</text:p>
          </table:table-cell>
          <table:table-cell office:value-type="float" office:value="1427907979.52021" calcext:value-type="float">
            <text:p>1427907979.52021</text:p>
          </table:table-cell>
          <table:table-cell table:number-columns-repeated="4"/>
          <table:table-cell table:formula="of:=MAX([.B135];[.D135];[.G135])-MAX([.A135];[.C135];[.E135])" office:value-type="float" office:value="5.16662693023682" calcext:value-type="float">
            <text:p>5.1666269302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59" calcext:value-type="float">
            <text:p>1427907974.35359</text:p>
          </table:table-cell>
          <table:table-cell office:value-type="float" office:value="1427907977.93978" calcext:value-type="float">
            <text:p>1427907977.93978</text:p>
          </table:table-cell>
          <table:table-cell office:value-type="float" office:value="1427907979.00965" calcext:value-type="float">
            <text:p>1427907979.00965</text:p>
          </table:table-cell>
          <table:table-cell/>
          <table:table-cell table:formula="of:=MAX([.B136];[.D136];[.G136])-MAX([.A136];[.C136];[.E136])" office:value-type="float" office:value="4.65605878829956" calcext:value-type="float">
            <text:p>4.6560587883</text:p>
          </table:table-cell>
          <table:table-cell table:formula="of:=IF(ISBLANK([.E136]);&quot;&quot;;[.I136])" office:value-type="float" office:value="4.65605878829956" calcext:value-type="float">
            <text:p>4.6560587883</text:p>
          </table:table-cell>
          <table:table-cell table:formula="of:=IF(OR(ISBLANK([.E136]);[.I136]&lt;=0);&quot;&quot;;[.I136])" office:value-type="float" office:value="4.65605878829956" calcext:value-type="float">
            <text:p>4.65605878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61" calcext:value-type="float">
            <text:p>1427907974.35361</text:p>
          </table:table-cell>
          <table:table-cell office:value-type="float" office:value="1427907978.49187" calcext:value-type="float">
            <text:p>1427907978.49187</text:p>
          </table:table-cell>
          <table:table-cell office:value-type="float" office:value="1427907979.51148" calcext:value-type="float">
            <text:p>1427907979.51148</text:p>
          </table:table-cell>
          <table:table-cell/>
          <table:table-cell table:formula="of:=MAX([.B137];[.D137];[.G137])-MAX([.A137];[.C137];[.E137])" office:value-type="float" office:value="5.15787506103516" calcext:value-type="float">
            <text:p>5.157875061</text:p>
          </table:table-cell>
          <table:table-cell table:formula="of:=IF(ISBLANK([.E137]);&quot;&quot;;[.I137])" office:value-type="float" office:value="5.15787506103516" calcext:value-type="float">
            <text:p>5.157875061</text:p>
          </table:table-cell>
          <table:table-cell table:formula="of:=IF(OR(ISBLANK([.E137]);[.I137]&lt;=0);&quot;&quot;;[.I137])" office:value-type="float" office:value="5.15787506103516" calcext:value-type="float">
            <text:p>5.1578750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63" calcext:value-type="float">
            <text:p>1427907974.35363</text:p>
          </table:table-cell>
          <table:table-cell office:value-type="float" office:value="1427907977.93864" calcext:value-type="float">
            <text:p>1427907977.93864</text:p>
          </table:table-cell>
          <table:table-cell office:value-type="float" office:value="1427907979.01788" calcext:value-type="float">
            <text:p>1427907979.01788</text:p>
          </table:table-cell>
          <table:table-cell/>
          <table:table-cell table:formula="of:=MAX([.B138];[.D138];[.G138])-MAX([.A138];[.C138];[.E138])" office:value-type="float" office:value="4.66425204277039" calcext:value-type="float">
            <text:p>4.6642520428</text:p>
          </table:table-cell>
          <table:table-cell table:formula="of:=IF(ISBLANK([.E138]);&quot;&quot;;[.I138])" office:value-type="float" office:value="4.66425204277039" calcext:value-type="float">
            <text:p>4.6642520428</text:p>
          </table:table-cell>
          <table:table-cell table:formula="of:=IF(OR(ISBLANK([.E138]);[.I138]&lt;=0);&quot;&quot;;[.I138])" office:value-type="float" office:value="4.66425204277039" calcext:value-type="float">
            <text:p>4.66425204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64" calcext:value-type="float">
            <text:p>1427907974.35364</text:p>
          </table:table-cell>
          <table:table-cell office:value-type="float" office:value="1427907978.52767" calcext:value-type="float">
            <text:p>1427907978.52767</text:p>
          </table:table-cell>
          <table:table-cell office:value-type="float" office:value="1427907979.47887" calcext:value-type="float">
            <text:p>1427907979.47887</text:p>
          </table:table-cell>
          <table:table-cell/>
          <table:table-cell table:formula="of:=MAX([.B139];[.D139];[.G139])-MAX([.A139];[.C139];[.E139])" office:value-type="float" office:value="5.1252338886261" calcext:value-type="float">
            <text:p>5.1252338886</text:p>
          </table:table-cell>
          <table:table-cell table:formula="of:=IF(ISBLANK([.E139]);&quot;&quot;;[.I139])" office:value-type="float" office:value="5.1252338886261" calcext:value-type="float">
            <text:p>5.1252338886</text:p>
          </table:table-cell>
          <table:table-cell table:formula="of:=IF(OR(ISBLANK([.E139]);[.I139]&lt;=0);&quot;&quot;;[.I139])" office:value-type="float" office:value="5.1252338886261" calcext:value-type="float">
            <text:p>5.12523388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64" calcext:value-type="float">
            <text:p>1427907974.35364</text:p>
          </table:table-cell>
          <table:table-cell office:value-type="float" office:value="1427907978.3516" calcext:value-type="float">
            <text:p>1427907978.3516</text:p>
          </table:table-cell>
          <table:table-cell office:value-type="float" office:value="1427907979.40292" calcext:value-type="float">
            <text:p>1427907979.40292</text:p>
          </table:table-cell>
          <table:table-cell/>
          <table:table-cell table:formula="of:=MAX([.B140];[.D140];[.G140])-MAX([.A140];[.C140];[.E140])" office:value-type="float" office:value="5.0492730140686" calcext:value-type="float">
            <text:p>5.0492730141</text:p>
          </table:table-cell>
          <table:table-cell table:formula="of:=IF(ISBLANK([.E140]);&quot;&quot;;[.I140])" office:value-type="float" office:value="5.0492730140686" calcext:value-type="float">
            <text:p>5.0492730141</text:p>
          </table:table-cell>
          <table:table-cell table:formula="of:=IF(OR(ISBLANK([.E140]);[.I140]&lt;=0);&quot;&quot;;[.I140])" office:value-type="float" office:value="5.0492730140686" calcext:value-type="float">
            <text:p>5.04927301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67" calcext:value-type="float">
            <text:p>1427907974.35367</text:p>
          </table:table-cell>
          <table:table-cell office:value-type="float" office:value="1427907978.24194" calcext:value-type="float">
            <text:p>1427907978.24194</text:p>
          </table:table-cell>
          <table:table-cell office:value-type="float" office:value="1427907979.31251" calcext:value-type="float">
            <text:p>1427907979.31251</text:p>
          </table:table-cell>
          <table:table-cell/>
          <table:table-cell table:formula="of:=MAX([.B141];[.D141];[.G141])-MAX([.A141];[.C141];[.E141])" office:value-type="float" office:value="4.95884394645691" calcext:value-type="float">
            <text:p>4.9588439465</text:p>
          </table:table-cell>
          <table:table-cell table:formula="of:=IF(ISBLANK([.E141]);&quot;&quot;;[.I141])" office:value-type="float" office:value="4.95884394645691" calcext:value-type="float">
            <text:p>4.9588439465</text:p>
          </table:table-cell>
          <table:table-cell table:formula="of:=IF(OR(ISBLANK([.E141]);[.I141]&lt;=0);&quot;&quot;;[.I141])" office:value-type="float" office:value="4.95884394645691" calcext:value-type="float">
            <text:p>4.95884394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69" calcext:value-type="float">
            <text:p>1427907974.35369</text:p>
          </table:table-cell>
          <table:table-cell office:value-type="float" office:value="1427907978.196" calcext:value-type="float">
            <text:p>1427907978.196</text:p>
          </table:table-cell>
          <table:table-cell office:value-type="float" office:value="1427907979.2245" calcext:value-type="float">
            <text:p>1427907979.2245</text:p>
          </table:table-cell>
          <table:table-cell/>
          <table:table-cell table:formula="of:=MAX([.B142];[.D142];[.G142])-MAX([.A142];[.C142];[.E142])" office:value-type="float" office:value="4.87080979347229" calcext:value-type="float">
            <text:p>4.8708097935</text:p>
          </table:table-cell>
          <table:table-cell table:formula="of:=IF(ISBLANK([.E142]);&quot;&quot;;[.I142])" office:value-type="float" office:value="4.87080979347229" calcext:value-type="float">
            <text:p>4.8708097935</text:p>
          </table:table-cell>
          <table:table-cell table:formula="of:=IF(OR(ISBLANK([.E142]);[.I142]&lt;=0);&quot;&quot;;[.I142])" office:value-type="float" office:value="4.87080979347229" calcext:value-type="float">
            <text:p>4.87080979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72" calcext:value-type="float">
            <text:p>1427907974.35372</text:p>
          </table:table-cell>
          <table:table-cell office:value-type="float" office:value="1427907978.47526" calcext:value-type="float">
            <text:p>1427907978.47526</text:p>
          </table:table-cell>
          <table:table-cell office:value-type="float" office:value="1427907979.52021" calcext:value-type="float">
            <text:p>1427907979.52021</text:p>
          </table:table-cell>
          <table:table-cell/>
          <table:table-cell table:formula="of:=MAX([.B143];[.D143];[.G143])-MAX([.A143];[.C143];[.E143])" office:value-type="float" office:value="5.16648602485657" calcext:value-type="float">
            <text:p>5.1664860249</text:p>
          </table:table-cell>
          <table:table-cell table:formula="of:=IF(ISBLANK([.E143]);&quot;&quot;;[.I143])" office:value-type="float" office:value="5.16648602485657" calcext:value-type="float">
            <text:p>5.1664860249</text:p>
          </table:table-cell>
          <table:table-cell table:formula="of:=IF(OR(ISBLANK([.E143]);[.I143]&lt;=0);&quot;&quot;;[.I143])" office:value-type="float" office:value="5.16648602485657" calcext:value-type="float">
            <text:p>5.16648602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73" calcext:value-type="float">
            <text:p>1427907974.35373</text:p>
          </table:table-cell>
          <table:table-cell office:value-type="float" office:value="1427907977.97689" calcext:value-type="float">
            <text:p>1427907977.97689</text:p>
          </table:table-cell>
          <table:table-cell office:value-type="float" office:value="1427907978.96314" calcext:value-type="float">
            <text:p>1427907978.96314</text:p>
          </table:table-cell>
          <table:table-cell/>
          <table:table-cell table:formula="of:=MAX([.B144];[.D144];[.G144])-MAX([.A144];[.C144];[.E144])" office:value-type="float" office:value="4.6094069480896" calcext:value-type="float">
            <text:p>4.6094069481</text:p>
          </table:table-cell>
          <table:table-cell table:formula="of:=IF(ISBLANK([.E144]);&quot;&quot;;[.I144])" office:value-type="float" office:value="4.6094069480896" calcext:value-type="float">
            <text:p>4.6094069481</text:p>
          </table:table-cell>
          <table:table-cell table:formula="of:=IF(OR(ISBLANK([.E144]);[.I144]&lt;=0);&quot;&quot;;[.I144])" office:value-type="float" office:value="4.6094069480896" calcext:value-type="float">
            <text:p>4.60940694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4.35377" calcext:value-type="float">
            <text:p>1427907974.35377</text:p>
          </table:table-cell>
          <table:table-cell office:value-type="float" office:value="1427907977.9623" calcext:value-type="float">
            <text:p>1427907977.9623</text:p>
          </table:table-cell>
          <table:table-cell office:value-type="float" office:value="1427907978.96846" calcext:value-type="float">
            <text:p>1427907978.96846</text:p>
          </table:table-cell>
          <table:table-cell/>
          <table:table-cell table:formula="of:=MAX([.B145];[.D145];[.G145])-MAX([.A145];[.C145];[.E145])" office:value-type="float" office:value="4.61468410491943" calcext:value-type="float">
            <text:p>4.6146841049</text:p>
          </table:table-cell>
          <table:table-cell table:formula="of:=IF(ISBLANK([.E145]);&quot;&quot;;[.I145])" office:value-type="float" office:value="4.61468410491943" calcext:value-type="float">
            <text:p>4.6146841049</text:p>
          </table:table-cell>
          <table:table-cell table:formula="of:=IF(OR(ISBLANK([.E145]);[.I145]&lt;=0);&quot;&quot;;[.I145])" office:value-type="float" office:value="4.61468410491943" calcext:value-type="float">
            <text:p>4.61468410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79.52022" calcext:value-type="float">
            <text:p>1427907979.52022</text:p>
          </table:table-cell>
          <table:table-cell office:value-type="float" office:value="1427907984.80174" calcext:value-type="float">
            <text:p>1427907984.80174</text:p>
          </table:table-cell>
          <table:table-cell table:number-columns-repeated="4"/>
          <table:table-cell table:formula="of:=MAX([.B146];[.D146];[.G146])-MAX([.A146];[.C146];[.E146])" office:value-type="float" office:value="5.28152203559876" calcext:value-type="float">
            <text:p>5.2815220356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23" calcext:value-type="float">
            <text:p>1427907979.52023</text:p>
          </table:table-cell>
          <table:table-cell office:value-type="float" office:value="1427907983.1101" calcext:value-type="float">
            <text:p>1427907983.1101</text:p>
          </table:table-cell>
          <table:table-cell office:value-type="float" office:value="1427907984.19414" calcext:value-type="float">
            <text:p>1427907984.19414</text:p>
          </table:table-cell>
          <table:table-cell/>
          <table:table-cell table:formula="of:=MAX([.B147];[.D147];[.G147])-MAX([.A147];[.C147];[.E147])" office:value-type="float" office:value="4.67391800880432" calcext:value-type="float">
            <text:p>4.6739180088</text:p>
          </table:table-cell>
          <table:table-cell table:formula="of:=IF(ISBLANK([.E147]);&quot;&quot;;[.I147])" office:value-type="float" office:value="4.67391800880432" calcext:value-type="float">
            <text:p>4.6739180088</text:p>
          </table:table-cell>
          <table:table-cell table:formula="of:=IF(OR(ISBLANK([.E147]);[.I147]&lt;=0);&quot;&quot;;[.I147])" office:value-type="float" office:value="4.67391800880432" calcext:value-type="float">
            <text:p>4.67391800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24" calcext:value-type="float">
            <text:p>1427907979.52024</text:p>
          </table:table-cell>
          <table:table-cell office:value-type="float" office:value="1427907983.3628" calcext:value-type="float">
            <text:p>1427907983.3628</text:p>
          </table:table-cell>
          <table:table-cell office:value-type="float" office:value="1427907984.35637" calcext:value-type="float">
            <text:p>1427907984.35637</text:p>
          </table:table-cell>
          <table:table-cell/>
          <table:table-cell table:formula="of:=MAX([.B148];[.D148];[.G148])-MAX([.A148];[.C148];[.E148])" office:value-type="float" office:value="4.8361291885376" calcext:value-type="float">
            <text:p>4.8361291885</text:p>
          </table:table-cell>
          <table:table-cell table:formula="of:=IF(ISBLANK([.E148]);&quot;&quot;;[.I148])" office:value-type="float" office:value="4.8361291885376" calcext:value-type="float">
            <text:p>4.8361291885</text:p>
          </table:table-cell>
          <table:table-cell table:formula="of:=IF(OR(ISBLANK([.E148]);[.I148]&lt;=0);&quot;&quot;;[.I148])" office:value-type="float" office:value="4.8361291885376" calcext:value-type="float">
            <text:p>4.83612918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25" calcext:value-type="float">
            <text:p>1427907979.52025</text:p>
          </table:table-cell>
          <table:table-cell office:value-type="float" office:value="1427907983.52272" calcext:value-type="float">
            <text:p>1427907983.52272</text:p>
          </table:table-cell>
          <table:table-cell office:value-type="float" office:value="1427907984.55291" calcext:value-type="float">
            <text:p>1427907984.55291</text:p>
          </table:table-cell>
          <table:table-cell/>
          <table:table-cell table:formula="of:=MAX([.B149];[.D149];[.G149])-MAX([.A149];[.C149];[.E149])" office:value-type="float" office:value="5.03266191482544" calcext:value-type="float">
            <text:p>5.0326619148</text:p>
          </table:table-cell>
          <table:table-cell table:formula="of:=IF(ISBLANK([.E149]);&quot;&quot;;[.I149])" office:value-type="float" office:value="5.03266191482544" calcext:value-type="float">
            <text:p>5.0326619148</text:p>
          </table:table-cell>
          <table:table-cell table:formula="of:=IF(OR(ISBLANK([.E149]);[.I149]&lt;=0);&quot;&quot;;[.I149])" office:value-type="float" office:value="5.03266191482544" calcext:value-type="float">
            <text:p>5.03266191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27" calcext:value-type="float">
            <text:p>1427907979.52027</text:p>
          </table:table-cell>
          <table:table-cell office:value-type="float" office:value="1427907983.11782" calcext:value-type="float">
            <text:p>1427907983.11782</text:p>
          </table:table-cell>
          <table:table-cell office:value-type="float" office:value="1427907984.21942" calcext:value-type="float">
            <text:p>1427907984.21942</text:p>
          </table:table-cell>
          <table:table-cell/>
          <table:table-cell table:formula="of:=MAX([.B150];[.D150];[.G150])-MAX([.A150];[.C150];[.E150])" office:value-type="float" office:value="4.69915294647217" calcext:value-type="float">
            <text:p>4.6991529465</text:p>
          </table:table-cell>
          <table:table-cell table:formula="of:=IF(ISBLANK([.E150]);&quot;&quot;;[.I150])" office:value-type="float" office:value="4.69915294647217" calcext:value-type="float">
            <text:p>4.6991529465</text:p>
          </table:table-cell>
          <table:table-cell table:formula="of:=IF(OR(ISBLANK([.E150]);[.I150]&lt;=0);&quot;&quot;;[.I150])" office:value-type="float" office:value="4.69915294647217" calcext:value-type="float">
            <text:p>4.69915294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28" calcext:value-type="float">
            <text:p>1427907979.52028</text:p>
          </table:table-cell>
          <table:table-cell office:value-type="float" office:value="1427907983.32023" calcext:value-type="float">
            <text:p>1427907983.32023</text:p>
          </table:table-cell>
          <table:table-cell office:value-type="float" office:value="1427907984.26549" calcext:value-type="float">
            <text:p>1427907984.26549</text:p>
          </table:table-cell>
          <table:table-cell/>
          <table:table-cell table:formula="of:=MAX([.B151];[.D151];[.G151])-MAX([.A151];[.C151];[.E151])" office:value-type="float" office:value="4.74520993232727" calcext:value-type="float">
            <text:p>4.7452099323</text:p>
          </table:table-cell>
          <table:table-cell table:formula="of:=IF(ISBLANK([.E151]);&quot;&quot;;[.I151])" office:value-type="float" office:value="4.74520993232727" calcext:value-type="float">
            <text:p>4.7452099323</text:p>
          </table:table-cell>
          <table:table-cell table:formula="of:=IF(OR(ISBLANK([.E151]);[.I151]&lt;=0);&quot;&quot;;[.I151])" office:value-type="float" office:value="4.74520993232727" calcext:value-type="float">
            <text:p>4.74520993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29" calcext:value-type="float">
            <text:p>1427907979.52029</text:p>
          </table:table-cell>
          <table:table-cell office:value-type="float" office:value="1427907983.4587" calcext:value-type="float">
            <text:p>1427907983.4587</text:p>
          </table:table-cell>
          <table:table-cell office:value-type="float" office:value="1427907984.52803" calcext:value-type="float">
            <text:p>1427907984.52803</text:p>
          </table:table-cell>
          <table:table-cell/>
          <table:table-cell table:formula="of:=MAX([.B152];[.D152];[.G152])-MAX([.A152];[.C152];[.E152])" office:value-type="float" office:value="5.00774002075195" calcext:value-type="float">
            <text:p>5.0077400208</text:p>
          </table:table-cell>
          <table:table-cell table:formula="of:=IF(ISBLANK([.E152]);&quot;&quot;;[.I152])" office:value-type="float" office:value="5.00774002075195" calcext:value-type="float">
            <text:p>5.0077400208</text:p>
          </table:table-cell>
          <table:table-cell table:formula="of:=IF(OR(ISBLANK([.E152]);[.I152]&lt;=0);&quot;&quot;;[.I152])" office:value-type="float" office:value="5.00774002075195" calcext:value-type="float">
            <text:p>5.00774002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32" calcext:value-type="float">
            <text:p>1427907979.52032</text:p>
          </table:table-cell>
          <table:table-cell office:value-type="float" office:value="1427907983.67504" calcext:value-type="float">
            <text:p>1427907983.67504</text:p>
          </table:table-cell>
          <table:table-cell office:value-type="float" office:value="1427907984.75693" calcext:value-type="float">
            <text:p>1427907984.75693</text:p>
          </table:table-cell>
          <table:table-cell/>
          <table:table-cell table:formula="of:=MAX([.B153];[.D153];[.G153])-MAX([.A153];[.C153];[.E153])" office:value-type="float" office:value="5.23661518096924" calcext:value-type="float">
            <text:p>5.236615181</text:p>
          </table:table-cell>
          <table:table-cell table:formula="of:=IF(ISBLANK([.E153]);&quot;&quot;;[.I153])" office:value-type="float" office:value="5.23661518096924" calcext:value-type="float">
            <text:p>5.236615181</text:p>
          </table:table-cell>
          <table:table-cell table:formula="of:=IF(OR(ISBLANK([.E153]);[.I153]&lt;=0);&quot;&quot;;[.I153])" office:value-type="float" office:value="5.23661518096924" calcext:value-type="float">
            <text:p>5.2366151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36" calcext:value-type="float">
            <text:p>1427907979.52036</text:p>
          </table:table-cell>
          <table:table-cell office:value-type="float" office:value="1427907983.7759" calcext:value-type="float">
            <text:p>1427907983.7759</text:p>
          </table:table-cell>
          <table:table-cell office:value-type="float" office:value="1427907984.80174" calcext:value-type="float">
            <text:p>1427907984.80174</text:p>
          </table:table-cell>
          <table:table-cell/>
          <table:table-cell table:formula="of:=MAX([.B154];[.D154];[.G154])-MAX([.A154];[.C154];[.E154])" office:value-type="float" office:value="5.28137993812561" calcext:value-type="float">
            <text:p>5.2813799381</text:p>
          </table:table-cell>
          <table:table-cell table:formula="of:=IF(ISBLANK([.E154]);&quot;&quot;;[.I154])" office:value-type="float" office:value="5.28137993812561" calcext:value-type="float">
            <text:p>5.2813799381</text:p>
          </table:table-cell>
          <table:table-cell table:formula="of:=IF(OR(ISBLANK([.E154]);[.I154]&lt;=0);&quot;&quot;;[.I154])" office:value-type="float" office:value="5.28137993812561" calcext:value-type="float">
            <text:p>5.28137993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38" calcext:value-type="float">
            <text:p>1427907979.52038</text:p>
          </table:table-cell>
          <table:table-cell office:value-type="float" office:value="1427907983.09207" calcext:value-type="float">
            <text:p>1427907983.09207</text:p>
          </table:table-cell>
          <table:table-cell office:value-type="float" office:value="1427907984.187" calcext:value-type="float">
            <text:p>1427907984.187</text:p>
          </table:table-cell>
          <table:table-cell/>
          <table:table-cell table:formula="of:=MAX([.B155];[.D155];[.G155])-MAX([.A155];[.C155];[.E155])" office:value-type="float" office:value="4.6666259765625" calcext:value-type="float">
            <text:p>4.6666259766</text:p>
          </table:table-cell>
          <table:table-cell table:formula="of:=IF(ISBLANK([.E155]);&quot;&quot;;[.I155])" office:value-type="float" office:value="4.6666259765625" calcext:value-type="float">
            <text:p>4.6666259766</text:p>
          </table:table-cell>
          <table:table-cell table:formula="of:=IF(OR(ISBLANK([.E155]);[.I155]&lt;=0);&quot;&quot;;[.I155])" office:value-type="float" office:value="4.6666259765625" calcext:value-type="float">
            <text:p>4.66662597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79.52038" calcext:value-type="float">
            <text:p>1427907979.52038</text:p>
          </table:table-cell>
          <table:table-cell office:value-type="float" office:value="1427907983.60397" calcext:value-type="float">
            <text:p>1427907983.60397</text:p>
          </table:table-cell>
          <table:table-cell office:value-type="float" office:value="1427907984.59536" calcext:value-type="float">
            <text:p>1427907984.59536</text:p>
          </table:table-cell>
          <table:table-cell/>
          <table:table-cell table:formula="of:=MAX([.B156];[.D156];[.G156])-MAX([.A156];[.C156];[.E156])" office:value-type="float" office:value="5.0749728679657" calcext:value-type="float">
            <text:p>5.074972868</text:p>
          </table:table-cell>
          <table:table-cell table:formula="of:=IF(ISBLANK([.E156]);&quot;&quot;;[.I156])" office:value-type="float" office:value="5.0749728679657" calcext:value-type="float">
            <text:p>5.074972868</text:p>
          </table:table-cell>
          <table:table-cell table:formula="of:=IF(OR(ISBLANK([.E156]);[.I156]&lt;=0);&quot;&quot;;[.I156])" office:value-type="float" office:value="5.0749728679657" calcext:value-type="float">
            <text:p>5.0749728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84.80176" calcext:value-type="float">
            <text:p>1427907984.80176</text:p>
          </table:table-cell>
          <table:table-cell office:value-type="float" office:value="1427907990.22791" calcext:value-type="float">
            <text:p>1427907990.22791</text:p>
          </table:table-cell>
          <table:table-cell table:number-columns-repeated="4"/>
          <table:table-cell table:formula="of:=MAX([.B157];[.D157];[.G157])-MAX([.A157];[.C157];[.E157])" office:value-type="float" office:value="5.42615509033203" calcext:value-type="float">
            <text:p>5.4261550903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76" calcext:value-type="float">
            <text:p>1427907984.80176</text:p>
          </table:table-cell>
          <table:table-cell office:value-type="float" office:value="1427907988.41859" calcext:value-type="float">
            <text:p>1427907988.41859</text:p>
          </table:table-cell>
          <table:table-cell office:value-type="float" office:value="1427907989.51075" calcext:value-type="float">
            <text:p>1427907989.51075</text:p>
          </table:table-cell>
          <table:table-cell/>
          <table:table-cell table:formula="of:=MAX([.B158];[.D158];[.G158])-MAX([.A158];[.C158];[.E158])" office:value-type="float" office:value="4.7089900970459" calcext:value-type="float">
            <text:p>4.708990097</text:p>
          </table:table-cell>
          <table:table-cell table:formula="of:=IF(ISBLANK([.E158]);&quot;&quot;;[.I158])" office:value-type="float" office:value="4.7089900970459" calcext:value-type="float">
            <text:p>4.708990097</text:p>
          </table:table-cell>
          <table:table-cell table:formula="of:=IF(OR(ISBLANK([.E158]);[.I158]&lt;=0);&quot;&quot;;[.I158])" office:value-type="float" office:value="4.7089900970459" calcext:value-type="float">
            <text:p>4.7089900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78" calcext:value-type="float">
            <text:p>1427907984.80178</text:p>
          </table:table-cell>
          <table:table-cell office:value-type="float" office:value="1427907988.69174" calcext:value-type="float">
            <text:p>1427907988.69174</text:p>
          </table:table-cell>
          <table:table-cell office:value-type="float" office:value="1427907989.79925" calcext:value-type="float">
            <text:p>1427907989.79925</text:p>
          </table:table-cell>
          <table:table-cell/>
          <table:table-cell table:formula="of:=MAX([.B159];[.D159];[.G159])-MAX([.A159];[.C159];[.E159])" office:value-type="float" office:value="4.99747085571289" calcext:value-type="float">
            <text:p>4.9974708557</text:p>
          </table:table-cell>
          <table:table-cell table:formula="of:=IF(ISBLANK([.E159]);&quot;&quot;;[.I159])" office:value-type="float" office:value="4.99747085571289" calcext:value-type="float">
            <text:p>4.9974708557</text:p>
          </table:table-cell>
          <table:table-cell table:formula="of:=IF(OR(ISBLANK([.E159]);[.I159]&lt;=0);&quot;&quot;;[.I159])" office:value-type="float" office:value="4.99747085571289" calcext:value-type="float">
            <text:p>4.99747085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79" calcext:value-type="float">
            <text:p>1427907984.80179</text:p>
          </table:table-cell>
          <table:table-cell office:value-type="float" office:value="1427907988.55131" calcext:value-type="float">
            <text:p>1427907988.55131</text:p>
          </table:table-cell>
          <table:table-cell office:value-type="float" office:value="1427907989.56883" calcext:value-type="float">
            <text:p>1427907989.56883</text:p>
          </table:table-cell>
          <table:table-cell/>
          <table:table-cell table:formula="of:=MAX([.B160];[.D160];[.G160])-MAX([.A160];[.C160];[.E160])" office:value-type="float" office:value="4.7670361995697" calcext:value-type="float">
            <text:p>4.7670361996</text:p>
          </table:table-cell>
          <table:table-cell table:formula="of:=IF(ISBLANK([.E160]);&quot;&quot;;[.I160])" office:value-type="float" office:value="4.7670361995697" calcext:value-type="float">
            <text:p>4.7670361996</text:p>
          </table:table-cell>
          <table:table-cell table:formula="of:=IF(OR(ISBLANK([.E160]);[.I160]&lt;=0);&quot;&quot;;[.I160])" office:value-type="float" office:value="4.7670361995697" calcext:value-type="float">
            <text:p>4.76703619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8" calcext:value-type="float">
            <text:p>1427907984.8018</text:p>
          </table:table-cell>
          <table:table-cell office:value-type="float" office:value="1427907988.94349" calcext:value-type="float">
            <text:p>1427907988.94349</text:p>
          </table:table-cell>
          <table:table-cell office:value-type="float" office:value="1427907989.86227" calcext:value-type="float">
            <text:p>1427907989.86227</text:p>
          </table:table-cell>
          <table:table-cell/>
          <table:table-cell table:formula="of:=MAX([.B161];[.D161];[.G161])-MAX([.A161];[.C161];[.E161])" office:value-type="float" office:value="5.060467004776" calcext:value-type="float">
            <text:p>5.0604670048</text:p>
          </table:table-cell>
          <table:table-cell table:formula="of:=IF(ISBLANK([.E161]);&quot;&quot;;[.I161])" office:value-type="float" office:value="5.060467004776" calcext:value-type="float">
            <text:p>5.0604670048</text:p>
          </table:table-cell>
          <table:table-cell table:formula="of:=IF(OR(ISBLANK([.E161]);[.I161]&lt;=0);&quot;&quot;;[.I161])" office:value-type="float" office:value="5.060467004776" calcext:value-type="float">
            <text:p>5.06046700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82" calcext:value-type="float">
            <text:p>1427907984.80182</text:p>
          </table:table-cell>
          <table:table-cell office:value-type="float" office:value="1427907988.50132" calcext:value-type="float">
            <text:p>1427907988.50132</text:p>
          </table:table-cell>
          <table:table-cell office:value-type="float" office:value="1427907989.55023" calcext:value-type="float">
            <text:p>1427907989.55023</text:p>
          </table:table-cell>
          <table:table-cell/>
          <table:table-cell table:formula="of:=MAX([.B162];[.D162];[.G162])-MAX([.A162];[.C162];[.E162])" office:value-type="float" office:value="4.74841713905335" calcext:value-type="float">
            <text:p>4.7484171391</text:p>
          </table:table-cell>
          <table:table-cell table:formula="of:=IF(ISBLANK([.E162]);&quot;&quot;;[.I162])" office:value-type="float" office:value="4.74841713905335" calcext:value-type="float">
            <text:p>4.7484171391</text:p>
          </table:table-cell>
          <table:table-cell table:formula="of:=IF(OR(ISBLANK([.E162]);[.I162]&lt;=0);&quot;&quot;;[.I162])" office:value-type="float" office:value="4.74841713905335" calcext:value-type="float">
            <text:p>4.74841713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84" calcext:value-type="float">
            <text:p>1427907984.80184</text:p>
          </table:table-cell>
          <table:table-cell office:value-type="float" office:value="1427907989.14304" calcext:value-type="float">
            <text:p>1427907989.14304</text:p>
          </table:table-cell>
          <table:table-cell office:value-type="float" office:value="1427907990.08417" calcext:value-type="float">
            <text:p>1427907990.08417</text:p>
          </table:table-cell>
          <table:table-cell/>
          <table:table-cell table:formula="of:=MAX([.B163];[.D163];[.G163])-MAX([.A163];[.C163];[.E163])" office:value-type="float" office:value="5.28232407569885" calcext:value-type="float">
            <text:p>5.2823240757</text:p>
          </table:table-cell>
          <table:table-cell table:formula="of:=IF(ISBLANK([.E163]);&quot;&quot;;[.I163])" office:value-type="float" office:value="5.28232407569885" calcext:value-type="float">
            <text:p>5.2823240757</text:p>
          </table:table-cell>
          <table:table-cell table:formula="of:=IF(OR(ISBLANK([.E163]);[.I163]&lt;=0);&quot;&quot;;[.I163])" office:value-type="float" office:value="5.28232407569885" calcext:value-type="float">
            <text:p>5.28232407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88" calcext:value-type="float">
            <text:p>1427907984.80188</text:p>
          </table:table-cell>
          <table:table-cell office:value-type="float" office:value="1427907989.15765" calcext:value-type="float">
            <text:p>1427907989.15765</text:p>
          </table:table-cell>
          <table:table-cell office:value-type="float" office:value="1427907990.2279" calcext:value-type="float">
            <text:p>1427907990.2279</text:p>
          </table:table-cell>
          <table:table-cell/>
          <table:table-cell table:formula="of:=MAX([.B164];[.D164];[.G164])-MAX([.A164];[.C164];[.E164])" office:value-type="float" office:value="5.42602705955505" calcext:value-type="float">
            <text:p>5.4260270596</text:p>
          </table:table-cell>
          <table:table-cell table:formula="of:=IF(ISBLANK([.E164]);&quot;&quot;;[.I164])" office:value-type="float" office:value="5.42602705955505" calcext:value-type="float">
            <text:p>5.4260270596</text:p>
          </table:table-cell>
          <table:table-cell table:formula="of:=IF(OR(ISBLANK([.E164]);[.I164]&lt;=0);&quot;&quot;;[.I164])" office:value-type="float" office:value="5.42602705955505" calcext:value-type="float">
            <text:p>5.42602705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89" calcext:value-type="float">
            <text:p>1427907984.80189</text:p>
          </table:table-cell>
          <table:table-cell office:value-type="float" office:value="1427907989.16024" calcext:value-type="float">
            <text:p>1427907989.16024</text:p>
          </table:table-cell>
          <table:table-cell office:value-type="float" office:value="1427907990.20385" calcext:value-type="float">
            <text:p>1427907990.20385</text:p>
          </table:table-cell>
          <table:table-cell/>
          <table:table-cell table:formula="of:=MAX([.B165];[.D165];[.G165])-MAX([.A165];[.C165];[.E165])" office:value-type="float" office:value="5.40195798873901" calcext:value-type="float">
            <text:p>5.4019579887</text:p>
          </table:table-cell>
          <table:table-cell table:formula="of:=IF(ISBLANK([.E165]);&quot;&quot;;[.I165])" office:value-type="float" office:value="5.40195798873901" calcext:value-type="float">
            <text:p>5.4019579887</text:p>
          </table:table-cell>
          <table:table-cell table:formula="of:=IF(OR(ISBLANK([.E165]);[.I165]&lt;=0);&quot;&quot;;[.I165])" office:value-type="float" office:value="5.40195798873901" calcext:value-type="float">
            <text:p>5.40195798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93" calcext:value-type="float">
            <text:p>1427907984.80193</text:p>
          </table:table-cell>
          <table:table-cell office:value-type="float" office:value="1427907988.64711" calcext:value-type="float">
            <text:p>1427907988.64711</text:p>
          </table:table-cell>
          <table:table-cell office:value-type="float" office:value="1427907989.73669" calcext:value-type="float">
            <text:p>1427907989.73669</text:p>
          </table:table-cell>
          <table:table-cell/>
          <table:table-cell table:formula="of:=MAX([.B166];[.D166];[.G166])-MAX([.A166];[.C166];[.E166])" office:value-type="float" office:value="4.93476009368897" calcext:value-type="float">
            <text:p>4.9347600937</text:p>
          </table:table-cell>
          <table:table-cell table:formula="of:=IF(ISBLANK([.E166]);&quot;&quot;;[.I166])" office:value-type="float" office:value="4.93476009368897" calcext:value-type="float">
            <text:p>4.9347600937</text:p>
          </table:table-cell>
          <table:table-cell table:formula="of:=IF(OR(ISBLANK([.E166]);[.I166]&lt;=0);&quot;&quot;;[.I166])" office:value-type="float" office:value="4.93476009368897" calcext:value-type="float">
            <text:p>4.93476009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84.80196" calcext:value-type="float">
            <text:p>1427907984.80196</text:p>
          </table:table-cell>
          <table:table-cell office:value-type="float" office:value="1427907988.94559" calcext:value-type="float">
            <text:p>1427907988.94559</text:p>
          </table:table-cell>
          <table:table-cell office:value-type="float" office:value="1427907989.99395" calcext:value-type="float">
            <text:p>1427907989.99395</text:p>
          </table:table-cell>
          <table:table-cell/>
          <table:table-cell table:formula="of:=MAX([.B167];[.D167];[.G167])-MAX([.A167];[.C167];[.E167])" office:value-type="float" office:value="5.19198679924011" calcext:value-type="float">
            <text:p>5.1919867992</text:p>
          </table:table-cell>
          <table:table-cell table:formula="of:=IF(ISBLANK([.E167]);&quot;&quot;;[.I167])" office:value-type="float" office:value="5.19198679924011" calcext:value-type="float">
            <text:p>5.1919867992</text:p>
          </table:table-cell>
          <table:table-cell table:formula="of:=IF(OR(ISBLANK([.E167]);[.I167]&lt;=0);&quot;&quot;;[.I167])" office:value-type="float" office:value="5.19198679924011" calcext:value-type="float">
            <text:p>5.19198679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90.22792" calcext:value-type="float">
            <text:p>1427907990.22792</text:p>
          </table:table-cell>
          <table:table-cell office:value-type="float" office:value="1427907996.02722" calcext:value-type="float">
            <text:p>1427907996.02722</text:p>
          </table:table-cell>
          <table:table-cell table:number-columns-repeated="4"/>
          <table:table-cell table:formula="of:=MAX([.B168];[.D168];[.G168])-MAX([.A168];[.C168];[.E168])" office:value-type="float" office:value="5.79929995536804" calcext:value-type="float">
            <text:p>5.7992999554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3" calcext:value-type="float">
            <text:p>1427907990.22793</text:p>
          </table:table-cell>
          <table:table-cell office:value-type="float" office:value="1427907993.61885" calcext:value-type="float">
            <text:p>1427907993.61885</text:p>
          </table:table-cell>
          <table:table-cell office:value-type="float" office:value="1427907994.71269" calcext:value-type="float">
            <text:p>1427907994.71269</text:p>
          </table:table-cell>
          <table:table-cell/>
          <table:table-cell table:formula="of:=MAX([.B169];[.D169];[.G169])-MAX([.A169];[.C169];[.E169])" office:value-type="float" office:value="4.48476696014404" calcext:value-type="float">
            <text:p>4.4847669601</text:p>
          </table:table-cell>
          <table:table-cell table:formula="of:=IF(ISBLANK([.E169]);&quot;&quot;;[.I169])" office:value-type="float" office:value="4.48476696014404" calcext:value-type="float">
            <text:p>4.4847669601</text:p>
          </table:table-cell>
          <table:table-cell table:formula="of:=IF(OR(ISBLANK([.E169]);[.I169]&lt;=0);&quot;&quot;;[.I169])" office:value-type="float" office:value="4.48476696014404" calcext:value-type="float">
            <text:p>4.48476696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4" calcext:value-type="float">
            <text:p>1427907990.22794</text:p>
          </table:table-cell>
          <table:table-cell office:value-type="float" office:value="1427907993.91145" calcext:value-type="float">
            <text:p>1427907993.91145</text:p>
          </table:table-cell>
          <table:table-cell office:value-type="float" office:value="1427907994.96438" calcext:value-type="float">
            <text:p>1427907994.96438</text:p>
          </table:table-cell>
          <table:table-cell/>
          <table:table-cell table:formula="of:=MAX([.B170];[.D170];[.G170])-MAX([.A170];[.C170];[.E170])" office:value-type="float" office:value="4.73643302917481" calcext:value-type="float">
            <text:p>4.7364330292</text:p>
          </table:table-cell>
          <table:table-cell table:formula="of:=IF(ISBLANK([.E170]);&quot;&quot;;[.I170])" office:value-type="float" office:value="4.73643302917481" calcext:value-type="float">
            <text:p>4.7364330292</text:p>
          </table:table-cell>
          <table:table-cell table:formula="of:=IF(OR(ISBLANK([.E170]);[.I170]&lt;=0);&quot;&quot;;[.I170])" office:value-type="float" office:value="4.73643302917481" calcext:value-type="float">
            <text:p>4.73643302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5" calcext:value-type="float">
            <text:p>1427907990.22795</text:p>
          </table:table-cell>
          <table:table-cell office:value-type="float" office:value="1427907994.10379" calcext:value-type="float">
            <text:p>1427907994.10379</text:p>
          </table:table-cell>
          <table:table-cell office:value-type="float" office:value="1427907995.05167" calcext:value-type="float">
            <text:p>1427907995.05167</text:p>
          </table:table-cell>
          <table:table-cell/>
          <table:table-cell table:formula="of:=MAX([.B171];[.D171];[.G171])-MAX([.A171];[.C171];[.E171])" office:value-type="float" office:value="4.82371592521668" calcext:value-type="float">
            <text:p>4.8237159252</text:p>
          </table:table-cell>
          <table:table-cell table:formula="of:=IF(ISBLANK([.E171]);&quot;&quot;;[.I171])" office:value-type="float" office:value="4.82371592521668" calcext:value-type="float">
            <text:p>4.8237159252</text:p>
          </table:table-cell>
          <table:table-cell table:formula="of:=IF(OR(ISBLANK([.E171]);[.I171]&lt;=0);&quot;&quot;;[.I171])" office:value-type="float" office:value="4.82371592521668" calcext:value-type="float">
            <text:p>4.82371592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6" calcext:value-type="float">
            <text:p>1427907990.22796</text:p>
          </table:table-cell>
          <table:table-cell office:value-type="float" office:value="1427907993.97273" calcext:value-type="float">
            <text:p>1427907993.97273</text:p>
          </table:table-cell>
          <table:table-cell office:value-type="float" office:value="1427907994.93285" calcext:value-type="float">
            <text:p>1427907994.93285</text:p>
          </table:table-cell>
          <table:table-cell/>
          <table:table-cell table:formula="of:=MAX([.B172];[.D172];[.G172])-MAX([.A172];[.C172];[.E172])" office:value-type="float" office:value="4.70489382743835" calcext:value-type="float">
            <text:p>4.7048938274</text:p>
          </table:table-cell>
          <table:table-cell table:formula="of:=IF(ISBLANK([.E172]);&quot;&quot;;[.I172])" office:value-type="float" office:value="4.70489382743835" calcext:value-type="float">
            <text:p>4.7048938274</text:p>
          </table:table-cell>
          <table:table-cell table:formula="of:=IF(OR(ISBLANK([.E172]);[.I172]&lt;=0);&quot;&quot;;[.I172])" office:value-type="float" office:value="4.70489382743835" calcext:value-type="float">
            <text:p>4.70489382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7" calcext:value-type="float">
            <text:p>1427907990.22797</text:p>
          </table:table-cell>
          <table:table-cell office:value-type="float" office:value="1427907993.91151" calcext:value-type="float">
            <text:p>1427907993.91151</text:p>
          </table:table-cell>
          <table:table-cell office:value-type="float" office:value="1427907994.86749" calcext:value-type="float">
            <text:p>1427907994.86749</text:p>
          </table:table-cell>
          <table:table-cell/>
          <table:table-cell table:formula="of:=MAX([.B173];[.D173];[.G173])-MAX([.A173];[.C173];[.E173])" office:value-type="float" office:value="4.6395251750946" calcext:value-type="float">
            <text:p>4.6395251751</text:p>
          </table:table-cell>
          <table:table-cell table:formula="of:=IF(ISBLANK([.E173]);&quot;&quot;;[.I173])" office:value-type="float" office:value="4.6395251750946" calcext:value-type="float">
            <text:p>4.6395251751</text:p>
          </table:table-cell>
          <table:table-cell table:formula="of:=IF(OR(ISBLANK([.E173]);[.I173]&lt;=0);&quot;&quot;;[.I173])" office:value-type="float" office:value="4.6395251750946" calcext:value-type="float">
            <text:p>4.63952517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8" calcext:value-type="float">
            <text:p>1427907990.22798</text:p>
          </table:table-cell>
          <table:table-cell office:value-type="float" office:value="1427907994.11362" calcext:value-type="float">
            <text:p>1427907994.11362</text:p>
          </table:table-cell>
          <table:table-cell office:value-type="float" office:value="1427907995.22414" calcext:value-type="float">
            <text:p>1427907995.22414</text:p>
          </table:table-cell>
          <table:table-cell/>
          <table:table-cell table:formula="of:=MAX([.B174];[.D174];[.G174])-MAX([.A174];[.C174];[.E174])" office:value-type="float" office:value="4.99615907669067" calcext:value-type="float">
            <text:p>4.9961590767</text:p>
          </table:table-cell>
          <table:table-cell table:formula="of:=IF(ISBLANK([.E174]);&quot;&quot;;[.I174])" office:value-type="float" office:value="4.99615907669067" calcext:value-type="float">
            <text:p>4.9961590767</text:p>
          </table:table-cell>
          <table:table-cell table:formula="of:=IF(OR(ISBLANK([.E174]);[.I174]&lt;=0);&quot;&quot;;[.I174])" office:value-type="float" office:value="4.99615907669067" calcext:value-type="float">
            <text:p>4.99615907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799" calcext:value-type="float">
            <text:p>1427907990.22799</text:p>
          </table:table-cell>
          <table:table-cell office:value-type="float" office:value="1427907994.77372" calcext:value-type="float">
            <text:p>1427907994.77372</text:p>
          </table:table-cell>
          <table:table-cell office:value-type="float" office:value="1427907995.87017" calcext:value-type="float">
            <text:p>1427907995.87017</text:p>
          </table:table-cell>
          <table:table-cell/>
          <table:table-cell table:formula="of:=MAX([.B175];[.D175];[.G175])-MAX([.A175];[.C175];[.E175])" office:value-type="float" office:value="5.64217305183411" calcext:value-type="float">
            <text:p>5.6421730518</text:p>
          </table:table-cell>
          <table:table-cell table:formula="of:=IF(ISBLANK([.E175]);&quot;&quot;;[.I175])" office:value-type="float" office:value="5.64217305183411" calcext:value-type="float">
            <text:p>5.6421730518</text:p>
          </table:table-cell>
          <table:table-cell table:formula="of:=IF(OR(ISBLANK([.E175]);[.I175]&lt;=0);&quot;&quot;;[.I175])" office:value-type="float" office:value="5.64217305183411" calcext:value-type="float">
            <text:p>5.64217305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8" calcext:value-type="float">
            <text:p>1427907990.228</text:p>
          </table:table-cell>
          <table:table-cell office:value-type="float" office:value="1427907994.92967" calcext:value-type="float">
            <text:p>1427907994.92967</text:p>
          </table:table-cell>
          <table:table-cell office:value-type="float" office:value="1427907995.9629" calcext:value-type="float">
            <text:p>1427907995.9629</text:p>
          </table:table-cell>
          <table:table-cell/>
          <table:table-cell table:formula="of:=MAX([.B176];[.D176];[.G176])-MAX([.A176];[.C176];[.E176])" office:value-type="float" office:value="5.73489499092102" calcext:value-type="float">
            <text:p>5.7348949909</text:p>
          </table:table-cell>
          <table:table-cell table:formula="of:=IF(ISBLANK([.E176]);&quot;&quot;;[.I176])" office:value-type="float" office:value="5.73489499092102" calcext:value-type="float">
            <text:p>5.7348949909</text:p>
          </table:table-cell>
          <table:table-cell table:formula="of:=IF(OR(ISBLANK([.E176]);[.I176]&lt;=0);&quot;&quot;;[.I176])" office:value-type="float" office:value="5.73489499092102" calcext:value-type="float">
            <text:p>5.73489499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802" calcext:value-type="float">
            <text:p>1427907990.22802</text:p>
          </table:table-cell>
          <table:table-cell office:value-type="float" office:value="1427907994.05561" calcext:value-type="float">
            <text:p>1427907994.05561</text:p>
          </table:table-cell>
          <table:table-cell office:value-type="float" office:value="1427907995.1" calcext:value-type="float">
            <text:p>1427907995.1</text:p>
          </table:table-cell>
          <table:table-cell/>
          <table:table-cell table:formula="of:=MAX([.B177];[.D177];[.G177])-MAX([.A177];[.C177];[.E177])" office:value-type="float" office:value="4.87198901176453" calcext:value-type="float">
            <text:p>4.8719890118</text:p>
          </table:table-cell>
          <table:table-cell table:formula="of:=IF(ISBLANK([.E177]);&quot;&quot;;[.I177])" office:value-type="float" office:value="4.87198901176453" calcext:value-type="float">
            <text:p>4.8719890118</text:p>
          </table:table-cell>
          <table:table-cell table:formula="of:=IF(OR(ISBLANK([.E177]);[.I177]&lt;=0);&quot;&quot;;[.I177])" office:value-type="float" office:value="4.87198901176453" calcext:value-type="float">
            <text:p>4.87198901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0.22802" calcext:value-type="float">
            <text:p>1427907990.22802</text:p>
          </table:table-cell>
          <table:table-cell office:value-type="float" office:value="1427907994.9169" calcext:value-type="float">
            <text:p>1427907994.9169</text:p>
          </table:table-cell>
          <table:table-cell office:value-type="float" office:value="1427907996.02721" calcext:value-type="float">
            <text:p>1427907996.02721</text:p>
          </table:table-cell>
          <table:table-cell/>
          <table:table-cell table:formula="of:=MAX([.B178];[.D178];[.G178])-MAX([.A178];[.C178];[.E178])" office:value-type="float" office:value="5.79918789863586" calcext:value-type="float">
            <text:p>5.7991878986</text:p>
          </table:table-cell>
          <table:table-cell table:formula="of:=IF(ISBLANK([.E178]);&quot;&quot;;[.I178])" office:value-type="float" office:value="5.79918789863586" calcext:value-type="float">
            <text:p>5.7991878986</text:p>
          </table:table-cell>
          <table:table-cell table:formula="of:=IF(OR(ISBLANK([.E178]);[.I178]&lt;=0);&quot;&quot;;[.I178])" office:value-type="float" office:value="5.79918789863586" calcext:value-type="float">
            <text:p>5.79918789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7996.02724" calcext:value-type="float">
            <text:p>1427907996.02724</text:p>
          </table:table-cell>
          <table:table-cell office:value-type="float" office:value="1427908001.19666" calcext:value-type="float">
            <text:p>1427908001.19666</text:p>
          </table:table-cell>
          <table:table-cell table:number-columns-repeated="4"/>
          <table:table-cell table:formula="of:=MAX([.B179];[.D179];[.G179])-MAX([.A179];[.C179];[.E179])" office:value-type="float" office:value="5.16942596435547" calcext:value-type="float">
            <text:p>5.1694259644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24" calcext:value-type="float">
            <text:p>1427907996.02724</text:p>
          </table:table-cell>
          <table:table-cell office:value-type="float" office:value="1427907999.74108" calcext:value-type="float">
            <text:p>1427907999.74108</text:p>
          </table:table-cell>
          <table:table-cell office:value-type="float" office:value="1427908000.81953" calcext:value-type="float">
            <text:p>1427908000.81953</text:p>
          </table:table-cell>
          <table:table-cell/>
          <table:table-cell table:formula="of:=MAX([.B180];[.D180];[.G180])-MAX([.A180];[.C180];[.E180])" office:value-type="float" office:value="4.79228687286377" calcext:value-type="float">
            <text:p>4.7922868729</text:p>
          </table:table-cell>
          <table:table-cell table:formula="of:=IF(ISBLANK([.E180]);&quot;&quot;;[.I180])" office:value-type="float" office:value="4.79228687286377" calcext:value-type="float">
            <text:p>4.7922868729</text:p>
          </table:table-cell>
          <table:table-cell table:formula="of:=IF(OR(ISBLANK([.E180]);[.I180]&lt;=0);&quot;&quot;;[.I180])" office:value-type="float" office:value="4.79228687286377" calcext:value-type="float">
            <text:p>4.79228687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26" calcext:value-type="float">
            <text:p>1427907996.02726</text:p>
          </table:table-cell>
          <table:table-cell office:value-type="float" office:value="1427908000.14349" calcext:value-type="float">
            <text:p>1427908000.14349</text:p>
          </table:table-cell>
          <table:table-cell office:value-type="float" office:value="1427908001.19665" calcext:value-type="float">
            <text:p>1427908001.19665</text:p>
          </table:table-cell>
          <table:table-cell/>
          <table:table-cell table:formula="of:=MAX([.B181];[.D181];[.G181])-MAX([.A181];[.C181];[.E181])" office:value-type="float" office:value="5.16939496994019" calcext:value-type="float">
            <text:p>5.1693949699</text:p>
          </table:table-cell>
          <table:table-cell table:formula="of:=IF(ISBLANK([.E181]);&quot;&quot;;[.I181])" office:value-type="float" office:value="5.16939496994019" calcext:value-type="float">
            <text:p>5.1693949699</text:p>
          </table:table-cell>
          <table:table-cell table:formula="of:=IF(OR(ISBLANK([.E181]);[.I181]&lt;=0);&quot;&quot;;[.I181])" office:value-type="float" office:value="5.16939496994019" calcext:value-type="float">
            <text:p>5.16939496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28" calcext:value-type="float">
            <text:p>1427907996.02728</text:p>
          </table:table-cell>
          <table:table-cell office:value-type="float" office:value="1427907999.35051" calcext:value-type="float">
            <text:p>1427907999.35051</text:p>
          </table:table-cell>
          <table:table-cell office:value-type="float" office:value="1427908000.39108" calcext:value-type="float">
            <text:p>1427908000.39108</text:p>
          </table:table-cell>
          <table:table-cell/>
          <table:table-cell table:formula="of:=MAX([.B182];[.D182];[.G182])-MAX([.A182];[.C182];[.E182])" office:value-type="float" office:value="4.36380410194397" calcext:value-type="float">
            <text:p>4.3638041019</text:p>
          </table:table-cell>
          <table:table-cell table:formula="of:=IF(ISBLANK([.E182]);&quot;&quot;;[.I182])" office:value-type="float" office:value="4.36380410194397" calcext:value-type="float">
            <text:p>4.3638041019</text:p>
          </table:table-cell>
          <table:table-cell table:formula="of:=IF(OR(ISBLANK([.E182]);[.I182]&lt;=0);&quot;&quot;;[.I182])" office:value-type="float" office:value="4.36380410194397" calcext:value-type="float">
            <text:p>4.36380410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31" calcext:value-type="float">
            <text:p>1427907996.02731</text:p>
          </table:table-cell>
          <table:table-cell office:value-type="float" office:value="1427907999.96773" calcext:value-type="float">
            <text:p>1427907999.96773</text:p>
          </table:table-cell>
          <table:table-cell office:value-type="float" office:value="1427908001.07166" calcext:value-type="float">
            <text:p>1427908001.07166</text:p>
          </table:table-cell>
          <table:table-cell/>
          <table:table-cell table:formula="of:=MAX([.B183];[.D183];[.G183])-MAX([.A183];[.C183];[.E183])" office:value-type="float" office:value="5.04434895515442" calcext:value-type="float">
            <text:p>5.0443489552</text:p>
          </table:table-cell>
          <table:table-cell table:formula="of:=IF(ISBLANK([.E183]);&quot;&quot;;[.I183])" office:value-type="float" office:value="5.04434895515442" calcext:value-type="float">
            <text:p>5.0443489552</text:p>
          </table:table-cell>
          <table:table-cell table:formula="of:=IF(OR(ISBLANK([.E183]);[.I183]&lt;=0);&quot;&quot;;[.I183])" office:value-type="float" office:value="5.04434895515442" calcext:value-type="float">
            <text:p>5.04434895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34" calcext:value-type="float">
            <text:p>1427907996.02734</text:p>
          </table:table-cell>
          <table:table-cell office:value-type="float" office:value="1427907999.98682" calcext:value-type="float">
            <text:p>1427907999.98682</text:p>
          </table:table-cell>
          <table:table-cell office:value-type="float" office:value="1427908001.03454" calcext:value-type="float">
            <text:p>1427908001.03454</text:p>
          </table:table-cell>
          <table:table-cell/>
          <table:table-cell table:formula="of:=MAX([.B184];[.D184];[.G184])-MAX([.A184];[.C184];[.E184])" office:value-type="float" office:value="5.00720500946045" calcext:value-type="float">
            <text:p>5.0072050095</text:p>
          </table:table-cell>
          <table:table-cell table:formula="of:=IF(ISBLANK([.E184]);&quot;&quot;;[.I184])" office:value-type="float" office:value="5.00720500946045" calcext:value-type="float">
            <text:p>5.0072050095</text:p>
          </table:table-cell>
          <table:table-cell table:formula="of:=IF(OR(ISBLANK([.E184]);[.I184]&lt;=0);&quot;&quot;;[.I184])" office:value-type="float" office:value="5.00720500946045" calcext:value-type="float">
            <text:p>5.00720500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35" calcext:value-type="float">
            <text:p>1427907996.02735</text:p>
          </table:table-cell>
          <table:table-cell office:value-type="float" office:value="1427907999.75999" calcext:value-type="float">
            <text:p>1427907999.75999</text:p>
          </table:table-cell>
          <table:table-cell office:value-type="float" office:value="1427908000.81082" calcext:value-type="float">
            <text:p>1427908000.81082</text:p>
          </table:table-cell>
          <table:table-cell/>
          <table:table-cell table:formula="of:=MAX([.B185];[.D185];[.G185])-MAX([.A185];[.C185];[.E185])" office:value-type="float" office:value="4.78346490859985" calcext:value-type="float">
            <text:p>4.7834649086</text:p>
          </table:table-cell>
          <table:table-cell table:formula="of:=IF(ISBLANK([.E185]);&quot;&quot;;[.I185])" office:value-type="float" office:value="4.78346490859985" calcext:value-type="float">
            <text:p>4.7834649086</text:p>
          </table:table-cell>
          <table:table-cell table:formula="of:=IF(OR(ISBLANK([.E185]);[.I185]&lt;=0);&quot;&quot;;[.I185])" office:value-type="float" office:value="4.78346490859985" calcext:value-type="float">
            <text:p>4.78346490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36" calcext:value-type="float">
            <text:p>1427907996.02736</text:p>
          </table:table-cell>
          <table:table-cell office:value-type="float" office:value="1427907999.76952" calcext:value-type="float">
            <text:p>1427907999.76952</text:p>
          </table:table-cell>
          <table:table-cell office:value-type="float" office:value="1427908000.86802" calcext:value-type="float">
            <text:p>1427908000.86802</text:p>
          </table:table-cell>
          <table:table-cell/>
          <table:table-cell table:formula="of:=MAX([.B186];[.D186];[.G186])-MAX([.A186];[.C186];[.E186])" office:value-type="float" office:value="4.84066200256348" calcext:value-type="float">
            <text:p>4.8406620026</text:p>
          </table:table-cell>
          <table:table-cell table:formula="of:=IF(ISBLANK([.E186]);&quot;&quot;;[.I186])" office:value-type="float" office:value="4.84066200256348" calcext:value-type="float">
            <text:p>4.8406620026</text:p>
          </table:table-cell>
          <table:table-cell table:formula="of:=IF(OR(ISBLANK([.E186]);[.I186]&lt;=0);&quot;&quot;;[.I186])" office:value-type="float" office:value="4.84066200256348" calcext:value-type="float">
            <text:p>4.84066200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37" calcext:value-type="float">
            <text:p>1427907996.02737</text:p>
          </table:table-cell>
          <table:table-cell office:value-type="float" office:value="1427907999.42987" calcext:value-type="float">
            <text:p>1427907999.42987</text:p>
          </table:table-cell>
          <table:table-cell office:value-type="float" office:value="1427908000.4762" calcext:value-type="float">
            <text:p>1427908000.4762</text:p>
          </table:table-cell>
          <table:table-cell/>
          <table:table-cell table:formula="of:=MAX([.B187];[.D187];[.G187])-MAX([.A187];[.C187];[.E187])" office:value-type="float" office:value="4.44882893562317" calcext:value-type="float">
            <text:p>4.4488289356</text:p>
          </table:table-cell>
          <table:table-cell table:formula="of:=IF(ISBLANK([.E187]);&quot;&quot;;[.I187])" office:value-type="float" office:value="4.44882893562317" calcext:value-type="float">
            <text:p>4.4488289356</text:p>
          </table:table-cell>
          <table:table-cell table:formula="of:=IF(OR(ISBLANK([.E187]);[.I187]&lt;=0);&quot;&quot;;[.I187])" office:value-type="float" office:value="4.44882893562317" calcext:value-type="float">
            <text:p>4.44882893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43" calcext:value-type="float">
            <text:p>1427907996.02743</text:p>
          </table:table-cell>
          <table:table-cell office:value-type="float" office:value="1427908000.0861" calcext:value-type="float">
            <text:p>1427908000.0861</text:p>
          </table:table-cell>
          <table:table-cell office:value-type="float" office:value="1427908001.06231" calcext:value-type="float">
            <text:p>1427908001.06231</text:p>
          </table:table-cell>
          <table:table-cell/>
          <table:table-cell table:formula="of:=MAX([.B188];[.D188];[.G188])-MAX([.A188];[.C188];[.E188])" office:value-type="float" office:value="5.0348858833313" calcext:value-type="float">
            <text:p>5.0348858833</text:p>
          </table:table-cell>
          <table:table-cell table:formula="of:=IF(ISBLANK([.E188]);&quot;&quot;;[.I188])" office:value-type="float" office:value="5.0348858833313" calcext:value-type="float">
            <text:p>5.0348858833</text:p>
          </table:table-cell>
          <table:table-cell table:formula="of:=IF(OR(ISBLANK([.E188]);[.I188]&lt;=0);&quot;&quot;;[.I188])" office:value-type="float" office:value="5.0348858833313" calcext:value-type="float">
            <text:p>5.03488588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7996.02743" calcext:value-type="float">
            <text:p>1427907996.02743</text:p>
          </table:table-cell>
          <table:table-cell office:value-type="float" office:value="1427907999.63232" calcext:value-type="float">
            <text:p>1427907999.63232</text:p>
          </table:table-cell>
          <table:table-cell office:value-type="float" office:value="1427908000.64371" calcext:value-type="float">
            <text:p>1427908000.64371</text:p>
          </table:table-cell>
          <table:table-cell/>
          <table:table-cell table:formula="of:=MAX([.B189];[.D189];[.G189])-MAX([.A189];[.C189];[.E189])" office:value-type="float" office:value="4.61628198623657" calcext:value-type="float">
            <text:p>4.6162819862</text:p>
          </table:table-cell>
          <table:table-cell table:formula="of:=IF(ISBLANK([.E189]);&quot;&quot;;[.I189])" office:value-type="float" office:value="4.61628198623657" calcext:value-type="float">
            <text:p>4.6162819862</text:p>
          </table:table-cell>
          <table:table-cell table:formula="of:=IF(OR(ISBLANK([.E189]);[.I189]&lt;=0);&quot;&quot;;[.I189])" office:value-type="float" office:value="4.61628198623657" calcext:value-type="float">
            <text:p>4.61628198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01.19667" calcext:value-type="float">
            <text:p>1427908001.19667</text:p>
          </table:table-cell>
          <table:table-cell office:value-type="float" office:value="1427908006.32722" calcext:value-type="float">
            <text:p>1427908006.32722</text:p>
          </table:table-cell>
          <table:table-cell table:number-columns-repeated="4"/>
          <table:table-cell table:formula="of:=MAX([.B190];[.D190];[.G190])-MAX([.A190];[.C190];[.E190])" office:value-type="float" office:value="5.13054895401001" calcext:value-type="float">
            <text:p>5.130548954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68" calcext:value-type="float">
            <text:p>1427908001.19668</text:p>
          </table:table-cell>
          <table:table-cell office:value-type="float" office:value="1427908005.33988" calcext:value-type="float">
            <text:p>1427908005.33988</text:p>
          </table:table-cell>
          <table:table-cell office:value-type="float" office:value="1427908006.29293" calcext:value-type="float">
            <text:p>1427908006.29293</text:p>
          </table:table-cell>
          <table:table-cell/>
          <table:table-cell table:formula="of:=MAX([.B191];[.D191];[.G191])-MAX([.A191];[.C191];[.E191])" office:value-type="float" office:value="5.09625101089478" calcext:value-type="float">
            <text:p>5.0962510109</text:p>
          </table:table-cell>
          <table:table-cell table:formula="of:=IF(ISBLANK([.E191]);&quot;&quot;;[.I191])" office:value-type="float" office:value="5.09625101089478" calcext:value-type="float">
            <text:p>5.0962510109</text:p>
          </table:table-cell>
          <table:table-cell table:formula="of:=IF(OR(ISBLANK([.E191]);[.I191]&lt;=0);&quot;&quot;;[.I191])" office:value-type="float" office:value="5.09625101089478" calcext:value-type="float">
            <text:p>5.09625101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" calcext:value-type="float">
            <text:p>1427908001.1967</text:p>
          </table:table-cell>
          <table:table-cell office:value-type="float" office:value="1427908004.72665" calcext:value-type="float">
            <text:p>1427908004.72665</text:p>
          </table:table-cell>
          <table:table-cell office:value-type="float" office:value="1427908005.73619" calcext:value-type="float">
            <text:p>1427908005.73619</text:p>
          </table:table-cell>
          <table:table-cell/>
          <table:table-cell table:formula="of:=MAX([.B192];[.D192];[.G192])-MAX([.A192];[.C192];[.E192])" office:value-type="float" office:value="4.53949594497681" calcext:value-type="float">
            <text:p>4.539495945</text:p>
          </table:table-cell>
          <table:table-cell table:formula="of:=IF(ISBLANK([.E192]);&quot;&quot;;[.I192])" office:value-type="float" office:value="4.53949594497681" calcext:value-type="float">
            <text:p>4.539495945</text:p>
          </table:table-cell>
          <table:table-cell table:formula="of:=IF(OR(ISBLANK([.E192]);[.I192]&lt;=0);&quot;&quot;;[.I192])" office:value-type="float" office:value="4.53949594497681" calcext:value-type="float">
            <text:p>4.5394959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" calcext:value-type="float">
            <text:p>1427908001.1967</text:p>
          </table:table-cell>
          <table:table-cell office:value-type="float" office:value="1427908005.30934" calcext:value-type="float">
            <text:p>1427908005.30934</text:p>
          </table:table-cell>
          <table:table-cell office:value-type="float" office:value="1427908006.27989" calcext:value-type="float">
            <text:p>1427908006.27989</text:p>
          </table:table-cell>
          <table:table-cell/>
          <table:table-cell table:formula="of:=MAX([.B193];[.D193];[.G193])-MAX([.A193];[.C193];[.E193])" office:value-type="float" office:value="5.08318305015564" calcext:value-type="float">
            <text:p>5.0831830502</text:p>
          </table:table-cell>
          <table:table-cell table:formula="of:=IF(ISBLANK([.E193]);&quot;&quot;;[.I193])" office:value-type="float" office:value="5.08318305015564" calcext:value-type="float">
            <text:p>5.0831830502</text:p>
          </table:table-cell>
          <table:table-cell table:formula="of:=IF(OR(ISBLANK([.E193]);[.I193]&lt;=0);&quot;&quot;;[.I193])" office:value-type="float" office:value="5.08318305015564" calcext:value-type="float">
            <text:p>5.08318305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1" calcext:value-type="float">
            <text:p>1427908001.19671</text:p>
          </table:table-cell>
          <table:table-cell office:value-type="float" office:value="1427908005.06205" calcext:value-type="float">
            <text:p>1427908005.06205</text:p>
          </table:table-cell>
          <table:table-cell office:value-type="float" office:value="1427908006.13044" calcext:value-type="float">
            <text:p>1427908006.13044</text:p>
          </table:table-cell>
          <table:table-cell/>
          <table:table-cell table:formula="of:=MAX([.B194];[.D194];[.G194])-MAX([.A194];[.C194];[.E194])" office:value-type="float" office:value="4.93372392654419" calcext:value-type="float">
            <text:p>4.9337239265</text:p>
          </table:table-cell>
          <table:table-cell table:formula="of:=IF(ISBLANK([.E194]);&quot;&quot;;[.I194])" office:value-type="float" office:value="4.93372392654419" calcext:value-type="float">
            <text:p>4.9337239265</text:p>
          </table:table-cell>
          <table:table-cell table:formula="of:=IF(OR(ISBLANK([.E194]);[.I194]&lt;=0);&quot;&quot;;[.I194])" office:value-type="float" office:value="4.93372392654419" calcext:value-type="float">
            <text:p>4.93372392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2" calcext:value-type="float">
            <text:p>1427908001.19672</text:p>
          </table:table-cell>
          <table:table-cell office:value-type="float" office:value="1427908004.87631" calcext:value-type="float">
            <text:p>1427908004.87631</text:p>
          </table:table-cell>
          <table:table-cell office:value-type="float" office:value="1427908005.9343" calcext:value-type="float">
            <text:p>1427908005.9343</text:p>
          </table:table-cell>
          <table:table-cell/>
          <table:table-cell table:formula="of:=MAX([.B195];[.D195];[.G195])-MAX([.A195];[.C195];[.E195])" office:value-type="float" office:value="4.73758506774902" calcext:value-type="float">
            <text:p>4.7375850677</text:p>
          </table:table-cell>
          <table:table-cell table:formula="of:=IF(ISBLANK([.E195]);&quot;&quot;;[.I195])" office:value-type="float" office:value="4.73758506774902" calcext:value-type="float">
            <text:p>4.7375850677</text:p>
          </table:table-cell>
          <table:table-cell table:formula="of:=IF(OR(ISBLANK([.E195]);[.I195]&lt;=0);&quot;&quot;;[.I195])" office:value-type="float" office:value="4.73758506774902" calcext:value-type="float">
            <text:p>4.73758506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4" calcext:value-type="float">
            <text:p>1427908001.19674</text:p>
          </table:table-cell>
          <table:table-cell office:value-type="float" office:value="1427908004.75276" calcext:value-type="float">
            <text:p>1427908004.75276</text:p>
          </table:table-cell>
          <table:table-cell office:value-type="float" office:value="1427908005.73995" calcext:value-type="float">
            <text:p>1427908005.73995</text:p>
          </table:table-cell>
          <table:table-cell/>
          <table:table-cell table:formula="of:=MAX([.B196];[.D196];[.G196])-MAX([.A196];[.C196];[.E196])" office:value-type="float" office:value="4.54321098327637" calcext:value-type="float">
            <text:p>4.5432109833</text:p>
          </table:table-cell>
          <table:table-cell table:formula="of:=IF(ISBLANK([.E196]);&quot;&quot;;[.I196])" office:value-type="float" office:value="4.54321098327637" calcext:value-type="float">
            <text:p>4.5432109833</text:p>
          </table:table-cell>
          <table:table-cell table:formula="of:=IF(OR(ISBLANK([.E196]);[.I196]&lt;=0);&quot;&quot;;[.I196])" office:value-type="float" office:value="4.54321098327637" calcext:value-type="float">
            <text:p>4.54321098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7" calcext:value-type="float">
            <text:p>1427908001.19677</text:p>
          </table:table-cell>
          <table:table-cell office:value-type="float" office:value="1427908005.0309" calcext:value-type="float">
            <text:p>1427908005.0309</text:p>
          </table:table-cell>
          <table:table-cell office:value-type="float" office:value="1427908006.10223" calcext:value-type="float">
            <text:p>1427908006.10223</text:p>
          </table:table-cell>
          <table:table-cell/>
          <table:table-cell table:formula="of:=MAX([.B197];[.D197];[.G197])-MAX([.A197];[.C197];[.E197])" office:value-type="float" office:value="4.90545701980591" calcext:value-type="float">
            <text:p>4.9054570198</text:p>
          </table:table-cell>
          <table:table-cell table:formula="of:=IF(ISBLANK([.E197]);&quot;&quot;;[.I197])" office:value-type="float" office:value="4.90545701980591" calcext:value-type="float">
            <text:p>4.9054570198</text:p>
          </table:table-cell>
          <table:table-cell table:formula="of:=IF(OR(ISBLANK([.E197]);[.I197]&lt;=0);&quot;&quot;;[.I197])" office:value-type="float" office:value="4.90545701980591" calcext:value-type="float">
            <text:p>4.9054570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78" calcext:value-type="float">
            <text:p>1427908001.19678</text:p>
          </table:table-cell>
          <table:table-cell office:value-type="float" office:value="1427908004.82308" calcext:value-type="float">
            <text:p>1427908004.82308</text:p>
          </table:table-cell>
          <table:table-cell office:value-type="float" office:value="1427908005.91034" calcext:value-type="float">
            <text:p>1427908005.91034</text:p>
          </table:table-cell>
          <table:table-cell/>
          <table:table-cell table:formula="of:=MAX([.B198];[.D198];[.G198])-MAX([.A198];[.C198];[.E198])" office:value-type="float" office:value="4.71355605125427" calcext:value-type="float">
            <text:p>4.7135560513</text:p>
          </table:table-cell>
          <table:table-cell table:formula="of:=IF(ISBLANK([.E198]);&quot;&quot;;[.I198])" office:value-type="float" office:value="4.71355605125427" calcext:value-type="float">
            <text:p>4.7135560513</text:p>
          </table:table-cell>
          <table:table-cell table:formula="of:=IF(OR(ISBLANK([.E198]);[.I198]&lt;=0);&quot;&quot;;[.I198])" office:value-type="float" office:value="4.71355605125427" calcext:value-type="float">
            <text:p>4.71355605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8" calcext:value-type="float">
            <text:p>1427908001.1968</text:p>
          </table:table-cell>
          <table:table-cell office:value-type="float" office:value="1427908004.70828" calcext:value-type="float">
            <text:p>1427908004.70828</text:p>
          </table:table-cell>
          <table:table-cell office:value-type="float" office:value="1427908005.76471" calcext:value-type="float">
            <text:p>1427908005.76471</text:p>
          </table:table-cell>
          <table:table-cell/>
          <table:table-cell table:formula="of:=MAX([.B199];[.D199];[.G199])-MAX([.A199];[.C199];[.E199])" office:value-type="float" office:value="4.56791615486145" calcext:value-type="float">
            <text:p>4.5679161549</text:p>
          </table:table-cell>
          <table:table-cell table:formula="of:=IF(ISBLANK([.E199]);&quot;&quot;;[.I199])" office:value-type="float" office:value="4.56791615486145" calcext:value-type="float">
            <text:p>4.5679161549</text:p>
          </table:table-cell>
          <table:table-cell table:formula="of:=IF(OR(ISBLANK([.E199]);[.I199]&lt;=0);&quot;&quot;;[.I199])" office:value-type="float" office:value="4.56791615486145" calcext:value-type="float">
            <text:p>4.56791615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1.19688" calcext:value-type="float">
            <text:p>1427908001.19688</text:p>
          </table:table-cell>
          <table:table-cell office:value-type="float" office:value="1427908005.24791" calcext:value-type="float">
            <text:p>1427908005.24791</text:p>
          </table:table-cell>
          <table:table-cell office:value-type="float" office:value="1427908006.32721" calcext:value-type="float">
            <text:p>1427908006.32721</text:p>
          </table:table-cell>
          <table:table-cell/>
          <table:table-cell table:formula="of:=MAX([.B200];[.D200];[.G200])-MAX([.A200];[.C200];[.E200])" office:value-type="float" office:value="5.13032913208008" calcext:value-type="float">
            <text:p>5.1303291321</text:p>
          </table:table-cell>
          <table:table-cell table:formula="of:=IF(ISBLANK([.E200]);&quot;&quot;;[.I200])" office:value-type="float" office:value="5.13032913208008" calcext:value-type="float">
            <text:p>5.1303291321</text:p>
          </table:table-cell>
          <table:table-cell table:formula="of:=IF(OR(ISBLANK([.E200]);[.I200]&lt;=0);&quot;&quot;;[.I200])" office:value-type="float" office:value="5.13032913208008" calcext:value-type="float">
            <text:p>5.13032913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06.32723" calcext:value-type="float">
            <text:p>1427908006.32723</text:p>
          </table:table-cell>
          <table:table-cell office:value-type="float" office:value="1427908011.29575" calcext:value-type="float">
            <text:p>1427908011.29575</text:p>
          </table:table-cell>
          <table:table-cell table:number-columns-repeated="4"/>
          <table:table-cell table:formula="of:=MAX([.B201];[.D201];[.G201])-MAX([.A201];[.C201];[.E201])" office:value-type="float" office:value="4.96852111816406" calcext:value-type="float">
            <text:p>4.9685211182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24" calcext:value-type="float">
            <text:p>1427908006.32724</text:p>
          </table:table-cell>
          <table:table-cell office:value-type="float" office:value="1427908009.95764" calcext:value-type="float">
            <text:p>1427908009.95764</text:p>
          </table:table-cell>
          <table:table-cell office:value-type="float" office:value="1427908010.91244" calcext:value-type="float">
            <text:p>1427908010.91244</text:p>
          </table:table-cell>
          <table:table-cell/>
          <table:table-cell table:formula="of:=MAX([.B202];[.D202];[.G202])-MAX([.A202];[.C202];[.E202])" office:value-type="float" office:value="4.58520197868347" calcext:value-type="float">
            <text:p>4.5852019787</text:p>
          </table:table-cell>
          <table:table-cell table:formula="of:=IF(ISBLANK([.E202]);&quot;&quot;;[.I202])" office:value-type="float" office:value="4.58520197868347" calcext:value-type="float">
            <text:p>4.5852019787</text:p>
          </table:table-cell>
          <table:table-cell table:formula="of:=IF(OR(ISBLANK([.E202]);[.I202]&lt;=0);&quot;&quot;;[.I202])" office:value-type="float" office:value="4.58520197868347" calcext:value-type="float">
            <text:p>4.58520197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25" calcext:value-type="float">
            <text:p>1427908006.32725</text:p>
          </table:table-cell>
          <table:table-cell office:value-type="float" office:value="1427908009.84834" calcext:value-type="float">
            <text:p>1427908009.84834</text:p>
          </table:table-cell>
          <table:table-cell office:value-type="float" office:value="1427908010.9438" calcext:value-type="float">
            <text:p>1427908010.9438</text:p>
          </table:table-cell>
          <table:table-cell/>
          <table:table-cell table:formula="of:=MAX([.B203];[.D203];[.G203])-MAX([.A203];[.C203];[.E203])" office:value-type="float" office:value="4.61654901504517" calcext:value-type="float">
            <text:p>4.616549015</text:p>
          </table:table-cell>
          <table:table-cell table:formula="of:=IF(ISBLANK([.E203]);&quot;&quot;;[.I203])" office:value-type="float" office:value="4.61654901504517" calcext:value-type="float">
            <text:p>4.616549015</text:p>
          </table:table-cell>
          <table:table-cell table:formula="of:=IF(OR(ISBLANK([.E203]);[.I203]&lt;=0);&quot;&quot;;[.I203])" office:value-type="float" office:value="4.61654901504517" calcext:value-type="float">
            <text:p>4.6165490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27" calcext:value-type="float">
            <text:p>1427908006.32727</text:p>
          </table:table-cell>
          <table:table-cell office:value-type="float" office:value="1427908009.78538" calcext:value-type="float">
            <text:p>1427908009.78538</text:p>
          </table:table-cell>
          <table:table-cell office:value-type="float" office:value="1427908010.81972" calcext:value-type="float">
            <text:p>1427908010.81972</text:p>
          </table:table-cell>
          <table:table-cell/>
          <table:table-cell table:formula="of:=MAX([.B204];[.D204];[.G204])-MAX([.A204];[.C204];[.E204])" office:value-type="float" office:value="4.4924590587616" calcext:value-type="float">
            <text:p>4.4924590588</text:p>
          </table:table-cell>
          <table:table-cell table:formula="of:=IF(ISBLANK([.E204]);&quot;&quot;;[.I204])" office:value-type="float" office:value="4.4924590587616" calcext:value-type="float">
            <text:p>4.4924590588</text:p>
          </table:table-cell>
          <table:table-cell table:formula="of:=IF(OR(ISBLANK([.E204]);[.I204]&lt;=0);&quot;&quot;;[.I204])" office:value-type="float" office:value="4.4924590587616" calcext:value-type="float">
            <text:p>4.49245905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29" calcext:value-type="float">
            <text:p>1427908006.32729</text:p>
          </table:table-cell>
          <table:table-cell office:value-type="float" office:value="1427908010.01553" calcext:value-type="float">
            <text:p>1427908010.01553</text:p>
          </table:table-cell>
          <table:table-cell office:value-type="float" office:value="1427908011.08656" calcext:value-type="float">
            <text:p>1427908011.08656</text:p>
          </table:table-cell>
          <table:table-cell/>
          <table:table-cell table:formula="of:=MAX([.B205];[.D205];[.G205])-MAX([.A205];[.C205];[.E205])" office:value-type="float" office:value="4.75927710533142" calcext:value-type="float">
            <text:p>4.7592771053</text:p>
          </table:table-cell>
          <table:table-cell table:formula="of:=IF(ISBLANK([.E205]);&quot;&quot;;[.I205])" office:value-type="float" office:value="4.75927710533142" calcext:value-type="float">
            <text:p>4.7592771053</text:p>
          </table:table-cell>
          <table:table-cell table:formula="of:=IF(OR(ISBLANK([.E205]);[.I205]&lt;=0);&quot;&quot;;[.I205])" office:value-type="float" office:value="4.75927710533142" calcext:value-type="float">
            <text:p>4.75927710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32" calcext:value-type="float">
            <text:p>1427908006.32732</text:p>
          </table:table-cell>
          <table:table-cell office:value-type="float" office:value="1427908009.87876" calcext:value-type="float">
            <text:p>1427908009.87876</text:p>
          </table:table-cell>
          <table:table-cell office:value-type="float" office:value="1427908010.95905" calcext:value-type="float">
            <text:p>1427908010.95905</text:p>
          </table:table-cell>
          <table:table-cell/>
          <table:table-cell table:formula="of:=MAX([.B206];[.D206];[.G206])-MAX([.A206];[.C206];[.E206])" office:value-type="float" office:value="4.63173890113831" calcext:value-type="float">
            <text:p>4.6317389011</text:p>
          </table:table-cell>
          <table:table-cell table:formula="of:=IF(ISBLANK([.E206]);&quot;&quot;;[.I206])" office:value-type="float" office:value="4.63173890113831" calcext:value-type="float">
            <text:p>4.6317389011</text:p>
          </table:table-cell>
          <table:table-cell table:formula="of:=IF(OR(ISBLANK([.E206]);[.I206]&lt;=0);&quot;&quot;;[.I206])" office:value-type="float" office:value="4.63173890113831" calcext:value-type="float">
            <text:p>4.63173890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36" calcext:value-type="float">
            <text:p>1427908006.32736</text:p>
          </table:table-cell>
          <table:table-cell office:value-type="float" office:value="1427908009.54435" calcext:value-type="float">
            <text:p>1427908009.54435</text:p>
          </table:table-cell>
          <table:table-cell office:value-type="float" office:value="1427908010.52719" calcext:value-type="float">
            <text:p>1427908010.52719</text:p>
          </table:table-cell>
          <table:table-cell/>
          <table:table-cell table:formula="of:=MAX([.B207];[.D207];[.G207])-MAX([.A207];[.C207];[.E207])" office:value-type="float" office:value="4.19982385635376" calcext:value-type="float">
            <text:p>4.1998238564</text:p>
          </table:table-cell>
          <table:table-cell table:formula="of:=IF(ISBLANK([.E207]);&quot;&quot;;[.I207])" office:value-type="float" office:value="4.19982385635376" calcext:value-type="float">
            <text:p>4.1998238564</text:p>
          </table:table-cell>
          <table:table-cell table:formula="of:=IF(OR(ISBLANK([.E207]);[.I207]&lt;=0);&quot;&quot;;[.I207])" office:value-type="float" office:value="4.19982385635376" calcext:value-type="float">
            <text:p>4.19982385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37" calcext:value-type="float">
            <text:p>1427908006.32737</text:p>
          </table:table-cell>
          <table:table-cell office:value-type="float" office:value="1427908010.17494" calcext:value-type="float">
            <text:p>1427908010.17494</text:p>
          </table:table-cell>
          <table:table-cell office:value-type="float" office:value="1427908011.13713" calcext:value-type="float">
            <text:p>1427908011.13713</text:p>
          </table:table-cell>
          <table:table-cell/>
          <table:table-cell table:formula="of:=MAX([.B208];[.D208];[.G208])-MAX([.A208];[.C208];[.E208])" office:value-type="float" office:value="4.80976009368897" calcext:value-type="float">
            <text:p>4.8097600937</text:p>
          </table:table-cell>
          <table:table-cell table:formula="of:=IF(ISBLANK([.E208]);&quot;&quot;;[.I208])" office:value-type="float" office:value="4.80976009368897" calcext:value-type="float">
            <text:p>4.8097600937</text:p>
          </table:table-cell>
          <table:table-cell table:formula="of:=IF(OR(ISBLANK([.E208]);[.I208]&lt;=0);&quot;&quot;;[.I208])" office:value-type="float" office:value="4.80976009368897" calcext:value-type="float">
            <text:p>4.80976009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39" calcext:value-type="float">
            <text:p>1427908006.32739</text:p>
          </table:table-cell>
          <table:table-cell office:value-type="float" office:value="1427908010.19972" calcext:value-type="float">
            <text:p>1427908010.19972</text:p>
          </table:table-cell>
          <table:table-cell office:value-type="float" office:value="1427908011.29575" calcext:value-type="float">
            <text:p>1427908011.29575</text:p>
          </table:table-cell>
          <table:table-cell/>
          <table:table-cell table:formula="of:=MAX([.B209];[.D209];[.G209])-MAX([.A209];[.C209];[.E209])" office:value-type="float" office:value="4.96835684776306" calcext:value-type="float">
            <text:p>4.9683568478</text:p>
          </table:table-cell>
          <table:table-cell table:formula="of:=IF(ISBLANK([.E209]);&quot;&quot;;[.I209])" office:value-type="float" office:value="4.96835684776306" calcext:value-type="float">
            <text:p>4.9683568478</text:p>
          </table:table-cell>
          <table:table-cell table:formula="of:=IF(OR(ISBLANK([.E209]);[.I209]&lt;=0);&quot;&quot;;[.I209])" office:value-type="float" office:value="4.96835684776306" calcext:value-type="float">
            <text:p>4.96835684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41" calcext:value-type="float">
            <text:p>1427908006.32741</text:p>
          </table:table-cell>
          <table:table-cell office:value-type="float" office:value="1427908009.4881" calcext:value-type="float">
            <text:p>1427908009.4881</text:p>
          </table:table-cell>
          <table:table-cell office:value-type="float" office:value="1427908010.46978" calcext:value-type="float">
            <text:p>1427908010.46978</text:p>
          </table:table-cell>
          <table:table-cell/>
          <table:table-cell table:formula="of:=MAX([.B210];[.D210];[.G210])-MAX([.A210];[.C210];[.E210])" office:value-type="float" office:value="4.14237308502197" calcext:value-type="float">
            <text:p>4.142373085</text:p>
          </table:table-cell>
          <table:table-cell table:formula="of:=IF(ISBLANK([.E210]);&quot;&quot;;[.I210])" office:value-type="float" office:value="4.14237308502197" calcext:value-type="float">
            <text:p>4.142373085</text:p>
          </table:table-cell>
          <table:table-cell table:formula="of:=IF(OR(ISBLANK([.E210]);[.I210]&lt;=0);&quot;&quot;;[.I210])" office:value-type="float" office:value="4.14237308502197" calcext:value-type="float">
            <text:p>4.1423730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06.32742" calcext:value-type="float">
            <text:p>1427908006.32742</text:p>
          </table:table-cell>
          <table:table-cell office:value-type="float" office:value="1427908010.12746" calcext:value-type="float">
            <text:p>1427908010.12746</text:p>
          </table:table-cell>
          <table:table-cell office:value-type="float" office:value="1427908011.08889" calcext:value-type="float">
            <text:p>1427908011.08889</text:p>
          </table:table-cell>
          <table:table-cell/>
          <table:table-cell table:formula="of:=MAX([.B211];[.D211];[.G211])-MAX([.A211];[.C211];[.E211])" office:value-type="float" office:value="4.76147079467773" calcext:value-type="float">
            <text:p>4.7614707947</text:p>
          </table:table-cell>
          <table:table-cell table:formula="of:=IF(ISBLANK([.E211]);&quot;&quot;;[.I211])" office:value-type="float" office:value="4.76147079467773" calcext:value-type="float">
            <text:p>4.7614707947</text:p>
          </table:table-cell>
          <table:table-cell table:formula="of:=IF(OR(ISBLANK([.E211]);[.I211]&lt;=0);&quot;&quot;;[.I211])" office:value-type="float" office:value="4.76147079467773" calcext:value-type="float">
            <text:p>4.76147079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11.29576" calcext:value-type="float">
            <text:p>1427908011.29576</text:p>
          </table:table-cell>
          <table:table-cell office:value-type="float" office:value="1427908016.80597" calcext:value-type="float">
            <text:p>1427908016.80597</text:p>
          </table:table-cell>
          <table:table-cell table:number-columns-repeated="4"/>
          <table:table-cell table:formula="of:=MAX([.B212];[.D212];[.G212])-MAX([.A212];[.C212];[.E212])" office:value-type="float" office:value="5.51020693778992" calcext:value-type="float">
            <text:p>5.5102069378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76" calcext:value-type="float">
            <text:p>1427908011.29576</text:p>
          </table:table-cell>
          <table:table-cell office:value-type="float" office:value="1427908015.00831" calcext:value-type="float">
            <text:p>1427908015.00831</text:p>
          </table:table-cell>
          <table:table-cell office:value-type="float" office:value="1427908015.95574" calcext:value-type="float">
            <text:p>1427908015.95574</text:p>
          </table:table-cell>
          <table:table-cell/>
          <table:table-cell table:formula="of:=MAX([.B213];[.D213];[.G213])-MAX([.A213];[.C213];[.E213])" office:value-type="float" office:value="4.65997505187988" calcext:value-type="float">
            <text:p>4.6599750519</text:p>
          </table:table-cell>
          <table:table-cell table:formula="of:=IF(ISBLANK([.E213]);&quot;&quot;;[.I213])" office:value-type="float" office:value="4.65997505187988" calcext:value-type="float">
            <text:p>4.6599750519</text:p>
          </table:table-cell>
          <table:table-cell table:formula="of:=IF(OR(ISBLANK([.E213]);[.I213]&lt;=0);&quot;&quot;;[.I213])" office:value-type="float" office:value="4.65997505187988" calcext:value-type="float">
            <text:p>4.65997505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78" calcext:value-type="float">
            <text:p>1427908011.29578</text:p>
          </table:table-cell>
          <table:table-cell office:value-type="float" office:value="1427908015.2577" calcext:value-type="float">
            <text:p>1427908015.2577</text:p>
          </table:table-cell>
          <table:table-cell office:value-type="float" office:value="1427908016.33665" calcext:value-type="float">
            <text:p>1427908016.33665</text:p>
          </table:table-cell>
          <table:table-cell/>
          <table:table-cell table:formula="of:=MAX([.B214];[.D214];[.G214])-MAX([.A214];[.C214];[.E214])" office:value-type="float" office:value="5.04087400436401" calcext:value-type="float">
            <text:p>5.0408740044</text:p>
          </table:table-cell>
          <table:table-cell table:formula="of:=IF(ISBLANK([.E214]);&quot;&quot;;[.I214])" office:value-type="float" office:value="5.04087400436401" calcext:value-type="float">
            <text:p>5.0408740044</text:p>
          </table:table-cell>
          <table:table-cell table:formula="of:=IF(OR(ISBLANK([.E214]);[.I214]&lt;=0);&quot;&quot;;[.I214])" office:value-type="float" office:value="5.04087400436401" calcext:value-type="float">
            <text:p>5.04087400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2" calcext:value-type="float">
            <text:p>1427908011.29582</text:p>
          </table:table-cell>
          <table:table-cell office:value-type="float" office:value="1427908015.34404" calcext:value-type="float">
            <text:p>1427908015.34404</text:p>
          </table:table-cell>
          <table:table-cell office:value-type="float" office:value="1427908016.43076" calcext:value-type="float">
            <text:p>1427908016.43076</text:p>
          </table:table-cell>
          <table:table-cell/>
          <table:table-cell table:formula="of:=MAX([.B215];[.D215];[.G215])-MAX([.A215];[.C215];[.E215])" office:value-type="float" office:value="5.13493919372559" calcext:value-type="float">
            <text:p>5.1349391937</text:p>
          </table:table-cell>
          <table:table-cell table:formula="of:=IF(ISBLANK([.E215]);&quot;&quot;;[.I215])" office:value-type="float" office:value="5.13493919372559" calcext:value-type="float">
            <text:p>5.1349391937</text:p>
          </table:table-cell>
          <table:table-cell table:formula="of:=IF(OR(ISBLANK([.E215]);[.I215]&lt;=0);&quot;&quot;;[.I215])" office:value-type="float" office:value="5.13493919372559" calcext:value-type="float">
            <text:p>5.13493919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2" calcext:value-type="float">
            <text:p>1427908011.29582</text:p>
          </table:table-cell>
          <table:table-cell office:value-type="float" office:value="1427908015.7082" calcext:value-type="float">
            <text:p>1427908015.7082</text:p>
          </table:table-cell>
          <table:table-cell office:value-type="float" office:value="1427908016.78449" calcext:value-type="float">
            <text:p>1427908016.78449</text:p>
          </table:table-cell>
          <table:table-cell/>
          <table:table-cell table:formula="of:=MAX([.B216];[.D216];[.G216])-MAX([.A216];[.C216];[.E216])" office:value-type="float" office:value="5.48866105079651" calcext:value-type="float">
            <text:p>5.4886610508</text:p>
          </table:table-cell>
          <table:table-cell table:formula="of:=IF(ISBLANK([.E216]);&quot;&quot;;[.I216])" office:value-type="float" office:value="5.48866105079651" calcext:value-type="float">
            <text:p>5.4886610508</text:p>
          </table:table-cell>
          <table:table-cell table:formula="of:=IF(OR(ISBLANK([.E216]);[.I216]&lt;=0);&quot;&quot;;[.I216])" office:value-type="float" office:value="5.48866105079651" calcext:value-type="float">
            <text:p>5.48866105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3" calcext:value-type="float">
            <text:p>1427908011.29583</text:p>
          </table:table-cell>
          <table:table-cell office:value-type="float" office:value="1427908015.65369" calcext:value-type="float">
            <text:p>1427908015.65369</text:p>
          </table:table-cell>
          <table:table-cell office:value-type="float" office:value="1427908016.66718" calcext:value-type="float">
            <text:p>1427908016.66718</text:p>
          </table:table-cell>
          <table:table-cell/>
          <table:table-cell table:formula="of:=MAX([.B217];[.D217];[.G217])-MAX([.A217];[.C217];[.E217])" office:value-type="float" office:value="5.3713538646698" calcext:value-type="float">
            <text:p>5.3713538647</text:p>
          </table:table-cell>
          <table:table-cell table:formula="of:=IF(ISBLANK([.E217]);&quot;&quot;;[.I217])" office:value-type="float" office:value="5.3713538646698" calcext:value-type="float">
            <text:p>5.3713538647</text:p>
          </table:table-cell>
          <table:table-cell table:formula="of:=IF(OR(ISBLANK([.E217]);[.I217]&lt;=0);&quot;&quot;;[.I217])" office:value-type="float" office:value="5.3713538646698" calcext:value-type="float">
            <text:p>5.37135386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4" calcext:value-type="float">
            <text:p>1427908011.29584</text:p>
          </table:table-cell>
          <table:table-cell office:value-type="float" office:value="1427908015.1113" calcext:value-type="float">
            <text:p>1427908015.1113</text:p>
          </table:table-cell>
          <table:table-cell office:value-type="float" office:value="1427908016.1198" calcext:value-type="float">
            <text:p>1427908016.1198</text:p>
          </table:table-cell>
          <table:table-cell/>
          <table:table-cell table:formula="of:=MAX([.B218];[.D218];[.G218])-MAX([.A218];[.C218];[.E218])" office:value-type="float" office:value="4.82395792007446" calcext:value-type="float">
            <text:p>4.8239579201</text:p>
          </table:table-cell>
          <table:table-cell table:formula="of:=IF(ISBLANK([.E218]);&quot;&quot;;[.I218])" office:value-type="float" office:value="4.82395792007446" calcext:value-type="float">
            <text:p>4.8239579201</text:p>
          </table:table-cell>
          <table:table-cell table:formula="of:=IF(OR(ISBLANK([.E218]);[.I218]&lt;=0);&quot;&quot;;[.I218])" office:value-type="float" office:value="4.82395792007446" calcext:value-type="float">
            <text:p>4.82395792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5" calcext:value-type="float">
            <text:p>1427908011.29585</text:p>
          </table:table-cell>
          <table:table-cell office:value-type="float" office:value="1427908015.52195" calcext:value-type="float">
            <text:p>1427908015.52195</text:p>
          </table:table-cell>
          <table:table-cell office:value-type="float" office:value="1427908016.47989" calcext:value-type="float">
            <text:p>1427908016.47989</text:p>
          </table:table-cell>
          <table:table-cell/>
          <table:table-cell table:formula="of:=MAX([.B219];[.D219];[.G219])-MAX([.A219];[.C219];[.E219])" office:value-type="float" office:value="5.18404603004456" calcext:value-type="float">
            <text:p>5.18404603</text:p>
          </table:table-cell>
          <table:table-cell table:formula="of:=IF(ISBLANK([.E219]);&quot;&quot;;[.I219])" office:value-type="float" office:value="5.18404603004456" calcext:value-type="float">
            <text:p>5.18404603</text:p>
          </table:table-cell>
          <table:table-cell table:formula="of:=IF(OR(ISBLANK([.E219]);[.I219]&lt;=0);&quot;&quot;;[.I219])" office:value-type="float" office:value="5.18404603004456" calcext:value-type="float">
            <text:p>5.184046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8" calcext:value-type="float">
            <text:p>1427908011.29588</text:p>
          </table:table-cell>
          <table:table-cell office:value-type="float" office:value="1427908014.81545" calcext:value-type="float">
            <text:p>1427908014.81545</text:p>
          </table:table-cell>
          <table:table-cell office:value-type="float" office:value="1427908015.90964" calcext:value-type="float">
            <text:p>1427908015.90964</text:p>
          </table:table-cell>
          <table:table-cell/>
          <table:table-cell table:formula="of:=MAX([.B220];[.D220];[.G220])-MAX([.A220];[.C220];[.E220])" office:value-type="float" office:value="4.6137638092041" calcext:value-type="float">
            <text:p>4.6137638092</text:p>
          </table:table-cell>
          <table:table-cell table:formula="of:=IF(ISBLANK([.E220]);&quot;&quot;;[.I220])" office:value-type="float" office:value="4.6137638092041" calcext:value-type="float">
            <text:p>4.6137638092</text:p>
          </table:table-cell>
          <table:table-cell table:formula="of:=IF(OR(ISBLANK([.E220]);[.I220]&lt;=0);&quot;&quot;;[.I220])" office:value-type="float" office:value="4.6137638092041" calcext:value-type="float">
            <text:p>4.61376380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89" calcext:value-type="float">
            <text:p>1427908011.29589</text:p>
          </table:table-cell>
          <table:table-cell office:value-type="float" office:value="1427908015.85601" calcext:value-type="float">
            <text:p>1427908015.85601</text:p>
          </table:table-cell>
          <table:table-cell office:value-type="float" office:value="1427908016.80596" calcext:value-type="float">
            <text:p>1427908016.80596</text:p>
          </table:table-cell>
          <table:table-cell/>
          <table:table-cell table:formula="of:=MAX([.B221];[.D221];[.G221])-MAX([.A221];[.C221];[.E221])" office:value-type="float" office:value="5.51006698608398" calcext:value-type="float">
            <text:p>5.5100669861</text:p>
          </table:table-cell>
          <table:table-cell table:formula="of:=IF(ISBLANK([.E221]);&quot;&quot;;[.I221])" office:value-type="float" office:value="5.51006698608398" calcext:value-type="float">
            <text:p>5.5100669861</text:p>
          </table:table-cell>
          <table:table-cell table:formula="of:=IF(OR(ISBLANK([.E221]);[.I221]&lt;=0);&quot;&quot;;[.I221])" office:value-type="float" office:value="5.51006698608398" calcext:value-type="float">
            <text:p>5.51006698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1.2959" calcext:value-type="float">
            <text:p>1427908011.2959</text:p>
          </table:table-cell>
          <table:table-cell office:value-type="float" office:value="1427908015.22401" calcext:value-type="float">
            <text:p>1427908015.22401</text:p>
          </table:table-cell>
          <table:table-cell office:value-type="float" office:value="1427908016.18362" calcext:value-type="float">
            <text:p>1427908016.18362</text:p>
          </table:table-cell>
          <table:table-cell/>
          <table:table-cell table:formula="of:=MAX([.B222];[.D222];[.G222])-MAX([.A222];[.C222];[.E222])" office:value-type="float" office:value="4.88771295547485" calcext:value-type="float">
            <text:p>4.8877129555</text:p>
          </table:table-cell>
          <table:table-cell table:formula="of:=IF(ISBLANK([.E222]);&quot;&quot;;[.I222])" office:value-type="float" office:value="4.88771295547485" calcext:value-type="float">
            <text:p>4.8877129555</text:p>
          </table:table-cell>
          <table:table-cell table:formula="of:=IF(OR(ISBLANK([.E222]);[.I222]&lt;=0);&quot;&quot;;[.I222])" office:value-type="float" office:value="4.88771295547485" calcext:value-type="float">
            <text:p>4.88771295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16.80598" calcext:value-type="float">
            <text:p>1427908016.80598</text:p>
          </table:table-cell>
          <table:table-cell office:value-type="float" office:value="1427908022.35219" calcext:value-type="float">
            <text:p>1427908022.35219</text:p>
          </table:table-cell>
          <table:table-cell table:number-columns-repeated="4"/>
          <table:table-cell table:formula="of:=MAX([.B223];[.D223];[.G223])-MAX([.A223];[.C223];[.E223])" office:value-type="float" office:value="5.54620909690857" calcext:value-type="float">
            <text:p>5.5462090969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598" calcext:value-type="float">
            <text:p>1427908016.80598</text:p>
          </table:table-cell>
          <table:table-cell office:value-type="float" office:value="1427908020.40139" calcext:value-type="float">
            <text:p>1427908020.40139</text:p>
          </table:table-cell>
          <table:table-cell office:value-type="float" office:value="1427908021.35927" calcext:value-type="float">
            <text:p>1427908021.35927</text:p>
          </table:table-cell>
          <table:table-cell/>
          <table:table-cell table:formula="of:=MAX([.B224];[.D224];[.G224])-MAX([.A224];[.C224];[.E224])" office:value-type="float" office:value="4.55328607559204" calcext:value-type="float">
            <text:p>4.5532860756</text:p>
          </table:table-cell>
          <table:table-cell table:formula="of:=IF(ISBLANK([.E224]);&quot;&quot;;[.I224])" office:value-type="float" office:value="4.55328607559204" calcext:value-type="float">
            <text:p>4.5532860756</text:p>
          </table:table-cell>
          <table:table-cell table:formula="of:=IF(OR(ISBLANK([.E224]);[.I224]&lt;=0);&quot;&quot;;[.I224])" office:value-type="float" office:value="4.55328607559204" calcext:value-type="float">
            <text:p>4.55328607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" calcext:value-type="float">
            <text:p>1427908016.806</text:p>
          </table:table-cell>
          <table:table-cell office:value-type="float" office:value="1427908020.6571" calcext:value-type="float">
            <text:p>1427908020.6571</text:p>
          </table:table-cell>
          <table:table-cell office:value-type="float" office:value="1427908021.62323" calcext:value-type="float">
            <text:p>1427908021.62323</text:p>
          </table:table-cell>
          <table:table-cell/>
          <table:table-cell table:formula="of:=MAX([.B225];[.D225];[.G225])-MAX([.A225];[.C225];[.E225])" office:value-type="float" office:value="4.81722402572632" calcext:value-type="float">
            <text:p>4.8172240257</text:p>
          </table:table-cell>
          <table:table-cell table:formula="of:=IF(ISBLANK([.E225]);&quot;&quot;;[.I225])" office:value-type="float" office:value="4.81722402572632" calcext:value-type="float">
            <text:p>4.8172240257</text:p>
          </table:table-cell>
          <table:table-cell table:formula="of:=IF(OR(ISBLANK([.E225]);[.I225]&lt;=0);&quot;&quot;;[.I225])" office:value-type="float" office:value="4.81722402572632" calcext:value-type="float">
            <text:p>4.81722402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01" calcext:value-type="float">
            <text:p>1427908016.80601</text:p>
          </table:table-cell>
          <table:table-cell office:value-type="float" office:value="1427908020.31436" calcext:value-type="float">
            <text:p>1427908020.31436</text:p>
          </table:table-cell>
          <table:table-cell office:value-type="float" office:value="1427908021.41822" calcext:value-type="float">
            <text:p>1427908021.41822</text:p>
          </table:table-cell>
          <table:table-cell/>
          <table:table-cell table:formula="of:=MAX([.B226];[.D226];[.G226])-MAX([.A226];[.C226];[.E226])" office:value-type="float" office:value="4.61220192909241" calcext:value-type="float">
            <text:p>4.6122019291</text:p>
          </table:table-cell>
          <table:table-cell table:formula="of:=IF(ISBLANK([.E226]);&quot;&quot;;[.I226])" office:value-type="float" office:value="4.61220192909241" calcext:value-type="float">
            <text:p>4.6122019291</text:p>
          </table:table-cell>
          <table:table-cell table:formula="of:=IF(OR(ISBLANK([.E226]);[.I226]&lt;=0);&quot;&quot;;[.I226])" office:value-type="float" office:value="4.61220192909241" calcext:value-type="float">
            <text:p>4.61220192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03" calcext:value-type="float">
            <text:p>1427908016.80603</text:p>
          </table:table-cell>
          <table:table-cell office:value-type="float" office:value="1427908020.46609" calcext:value-type="float">
            <text:p>1427908020.46609</text:p>
          </table:table-cell>
          <table:table-cell office:value-type="float" office:value="1427908021.47369" calcext:value-type="float">
            <text:p>1427908021.47369</text:p>
          </table:table-cell>
          <table:table-cell/>
          <table:table-cell table:formula="of:=MAX([.B227];[.D227];[.G227])-MAX([.A227];[.C227];[.E227])" office:value-type="float" office:value="4.66766810417175" calcext:value-type="float">
            <text:p>4.6676681042</text:p>
          </table:table-cell>
          <table:table-cell table:formula="of:=IF(ISBLANK([.E227]);&quot;&quot;;[.I227])" office:value-type="float" office:value="4.66766810417175" calcext:value-type="float">
            <text:p>4.6676681042</text:p>
          </table:table-cell>
          <table:table-cell table:formula="of:=IF(OR(ISBLANK([.E227]);[.I227]&lt;=0);&quot;&quot;;[.I227])" office:value-type="float" office:value="4.66766810417175" calcext:value-type="float">
            <text:p>4.66766810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06" calcext:value-type="float">
            <text:p>1427908016.80606</text:p>
          </table:table-cell>
          <table:table-cell office:value-type="float" office:value="1427908020.1731" calcext:value-type="float">
            <text:p>1427908020.1731</text:p>
          </table:table-cell>
          <table:table-cell office:value-type="float" office:value="1427908021.19233" calcext:value-type="float">
            <text:p>1427908021.19233</text:p>
          </table:table-cell>
          <table:table-cell/>
          <table:table-cell table:formula="of:=MAX([.B228];[.D228];[.G228])-MAX([.A228];[.C228];[.E228])" office:value-type="float" office:value="4.38627195358276" calcext:value-type="float">
            <text:p>4.3862719536</text:p>
          </table:table-cell>
          <table:table-cell table:formula="of:=IF(ISBLANK([.E228]);&quot;&quot;;[.I228])" office:value-type="float" office:value="4.38627195358276" calcext:value-type="float">
            <text:p>4.3862719536</text:p>
          </table:table-cell>
          <table:table-cell table:formula="of:=IF(OR(ISBLANK([.E228]);[.I228]&lt;=0);&quot;&quot;;[.I228])" office:value-type="float" office:value="4.38627195358276" calcext:value-type="float">
            <text:p>4.38627195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07" calcext:value-type="float">
            <text:p>1427908016.80607</text:p>
          </table:table-cell>
          <table:table-cell office:value-type="float" office:value="1427908020.17304" calcext:value-type="float">
            <text:p>1427908020.17304</text:p>
          </table:table-cell>
          <table:table-cell office:value-type="float" office:value="1427908021.22846" calcext:value-type="float">
            <text:p>1427908021.22846</text:p>
          </table:table-cell>
          <table:table-cell/>
          <table:table-cell table:formula="of:=MAX([.B229];[.D229];[.G229])-MAX([.A229];[.C229];[.E229])" office:value-type="float" office:value="4.4223940372467" calcext:value-type="float">
            <text:p>4.4223940372</text:p>
          </table:table-cell>
          <table:table-cell table:formula="of:=IF(ISBLANK([.E229]);&quot;&quot;;[.I229])" office:value-type="float" office:value="4.4223940372467" calcext:value-type="float">
            <text:p>4.4223940372</text:p>
          </table:table-cell>
          <table:table-cell table:formula="of:=IF(OR(ISBLANK([.E229]);[.I229]&lt;=0);&quot;&quot;;[.I229])" office:value-type="float" office:value="4.4223940372467" calcext:value-type="float">
            <text:p>4.42239403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09" calcext:value-type="float">
            <text:p>1427908016.80609</text:p>
          </table:table-cell>
          <table:table-cell office:value-type="float" office:value="1427908020.17315" calcext:value-type="float">
            <text:p>1427908020.17315</text:p>
          </table:table-cell>
          <table:table-cell office:value-type="float" office:value="1427908021.26622" calcext:value-type="float">
            <text:p>1427908021.26622</text:p>
          </table:table-cell>
          <table:table-cell/>
          <table:table-cell table:formula="of:=MAX([.B230];[.D230];[.G230])-MAX([.A230];[.C230];[.E230])" office:value-type="float" office:value="4.46012496948242" calcext:value-type="float">
            <text:p>4.4601249695</text:p>
          </table:table-cell>
          <table:table-cell table:formula="of:=IF(ISBLANK([.E230]);&quot;&quot;;[.I230])" office:value-type="float" office:value="4.46012496948242" calcext:value-type="float">
            <text:p>4.4601249695</text:p>
          </table:table-cell>
          <table:table-cell table:formula="of:=IF(OR(ISBLANK([.E230]);[.I230]&lt;=0);&quot;&quot;;[.I230])" office:value-type="float" office:value="4.46012496948242" calcext:value-type="float">
            <text:p>4.46012496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23" calcext:value-type="float">
            <text:p>1427908016.80623</text:p>
          </table:table-cell>
          <table:table-cell office:value-type="float" office:value="1427908021.28101" calcext:value-type="float">
            <text:p>1427908021.28101</text:p>
          </table:table-cell>
          <table:table-cell office:value-type="float" office:value="1427908022.35218" calcext:value-type="float">
            <text:p>1427908022.35218</text:p>
          </table:table-cell>
          <table:table-cell/>
          <table:table-cell table:formula="of:=MAX([.B231];[.D231];[.G231])-MAX([.A231];[.C231];[.E231])" office:value-type="float" office:value="5.54595184326172" calcext:value-type="float">
            <text:p>5.5459518433</text:p>
          </table:table-cell>
          <table:table-cell table:formula="of:=IF(ISBLANK([.E231]);&quot;&quot;;[.I231])" office:value-type="float" office:value="5.54595184326172" calcext:value-type="float">
            <text:p>5.5459518433</text:p>
          </table:table-cell>
          <table:table-cell table:formula="of:=IF(OR(ISBLANK([.E231]);[.I231]&lt;=0);&quot;&quot;;[.I231])" office:value-type="float" office:value="5.54595184326172" calcext:value-type="float">
            <text:p>5.54595184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25" calcext:value-type="float">
            <text:p>1427908016.80625</text:p>
          </table:table-cell>
          <table:table-cell office:value-type="float" office:value="1427908020.58488" calcext:value-type="float">
            <text:p>1427908020.58488</text:p>
          </table:table-cell>
          <table:table-cell office:value-type="float" office:value="1427908021.6441" calcext:value-type="float">
            <text:p>1427908021.6441</text:p>
          </table:table-cell>
          <table:table-cell/>
          <table:table-cell table:formula="of:=MAX([.B232];[.D232];[.G232])-MAX([.A232];[.C232];[.E232])" office:value-type="float" office:value="4.83785581588745" calcext:value-type="float">
            <text:p>4.8378558159</text:p>
          </table:table-cell>
          <table:table-cell table:formula="of:=IF(ISBLANK([.E232]);&quot;&quot;;[.I232])" office:value-type="float" office:value="4.83785581588745" calcext:value-type="float">
            <text:p>4.8378558159</text:p>
          </table:table-cell>
          <table:table-cell table:formula="of:=IF(OR(ISBLANK([.E232]);[.I232]&lt;=0);&quot;&quot;;[.I232])" office:value-type="float" office:value="4.83785581588745" calcext:value-type="float">
            <text:p>4.83785581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16.80625" calcext:value-type="float">
            <text:p>1427908016.80625</text:p>
          </table:table-cell>
          <table:table-cell office:value-type="float" office:value="1427908021.24929" calcext:value-type="float">
            <text:p>1427908021.24929</text:p>
          </table:table-cell>
          <table:table-cell office:value-type="float" office:value="1427908022.34682" calcext:value-type="float">
            <text:p>1427908022.34682</text:p>
          </table:table-cell>
          <table:table-cell/>
          <table:table-cell table:formula="of:=MAX([.B233];[.D233];[.G233])-MAX([.A233];[.C233];[.E233])" office:value-type="float" office:value="5.54056310653687" calcext:value-type="float">
            <text:p>5.5405631065</text:p>
          </table:table-cell>
          <table:table-cell table:formula="of:=IF(ISBLANK([.E233]);&quot;&quot;;[.I233])" office:value-type="float" office:value="5.54056310653687" calcext:value-type="float">
            <text:p>5.5405631065</text:p>
          </table:table-cell>
          <table:table-cell table:formula="of:=IF(OR(ISBLANK([.E233]);[.I233]&lt;=0);&quot;&quot;;[.I233])" office:value-type="float" office:value="5.54056310653687" calcext:value-type="float">
            <text:p>5.54056310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22.3522" calcext:value-type="float">
            <text:p>1427908022.3522</text:p>
          </table:table-cell>
          <table:table-cell office:value-type="float" office:value="1427908027.57612" calcext:value-type="float">
            <text:p>1427908027.57612</text:p>
          </table:table-cell>
          <table:table-cell table:number-columns-repeated="4"/>
          <table:table-cell table:formula="of:=MAX([.B234];[.D234];[.G234])-MAX([.A234];[.C234];[.E234])" office:value-type="float" office:value="5.22392392158508" calcext:value-type="float">
            <text:p>5.2239239216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" calcext:value-type="float">
            <text:p>1427908022.3522</text:p>
          </table:table-cell>
          <table:table-cell office:value-type="float" office:value="1427908026.31664" calcext:value-type="float">
            <text:p>1427908026.31664</text:p>
          </table:table-cell>
          <table:table-cell office:value-type="float" office:value="1427908027.2626" calcext:value-type="float">
            <text:p>1427908027.2626</text:p>
          </table:table-cell>
          <table:table-cell/>
          <table:table-cell table:formula="of:=MAX([.B235];[.D235];[.G235])-MAX([.A235];[.C235];[.E235])" office:value-type="float" office:value="4.91039609909058" calcext:value-type="float">
            <text:p>4.9103960991</text:p>
          </table:table-cell>
          <table:table-cell table:formula="of:=IF(ISBLANK([.E235]);&quot;&quot;;[.I235])" office:value-type="float" office:value="4.91039609909058" calcext:value-type="float">
            <text:p>4.9103960991</text:p>
          </table:table-cell>
          <table:table-cell table:formula="of:=IF(OR(ISBLANK([.E235]);[.I235]&lt;=0);&quot;&quot;;[.I235])" office:value-type="float" office:value="4.91039609909058" calcext:value-type="float">
            <text:p>4.91039609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2" calcext:value-type="float">
            <text:p>1427908022.35222</text:p>
          </table:table-cell>
          <table:table-cell office:value-type="float" office:value="1427908026.09577" calcext:value-type="float">
            <text:p>1427908026.09577</text:p>
          </table:table-cell>
          <table:table-cell office:value-type="float" office:value="1427908027.13821" calcext:value-type="float">
            <text:p>1427908027.13821</text:p>
          </table:table-cell>
          <table:table-cell/>
          <table:table-cell table:formula="of:=MAX([.B236];[.D236];[.G236])-MAX([.A236];[.C236];[.E236])" office:value-type="float" office:value="4.78598618507385" calcext:value-type="float">
            <text:p>4.7859861851</text:p>
          </table:table-cell>
          <table:table-cell table:formula="of:=IF(ISBLANK([.E236]);&quot;&quot;;[.I236])" office:value-type="float" office:value="4.78598618507385" calcext:value-type="float">
            <text:p>4.7859861851</text:p>
          </table:table-cell>
          <table:table-cell table:formula="of:=IF(OR(ISBLANK([.E236]);[.I236]&lt;=0);&quot;&quot;;[.I236])" office:value-type="float" office:value="4.78598618507385" calcext:value-type="float">
            <text:p>4.78598618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3" calcext:value-type="float">
            <text:p>1427908022.35223</text:p>
          </table:table-cell>
          <table:table-cell office:value-type="float" office:value="1427908025.83" calcext:value-type="float">
            <text:p>1427908025.83</text:p>
          </table:table-cell>
          <table:table-cell office:value-type="float" office:value="1427908026.92353" calcext:value-type="float">
            <text:p>1427908026.92353</text:p>
          </table:table-cell>
          <table:table-cell/>
          <table:table-cell table:formula="of:=MAX([.B237];[.D237];[.G237])-MAX([.A237];[.C237];[.E237])" office:value-type="float" office:value="4.57130098342896" calcext:value-type="float">
            <text:p>4.5713009834</text:p>
          </table:table-cell>
          <table:table-cell table:formula="of:=IF(ISBLANK([.E237]);&quot;&quot;;[.I237])" office:value-type="float" office:value="4.57130098342896" calcext:value-type="float">
            <text:p>4.5713009834</text:p>
          </table:table-cell>
          <table:table-cell table:formula="of:=IF(OR(ISBLANK([.E237]);[.I237]&lt;=0);&quot;&quot;;[.I237])" office:value-type="float" office:value="4.57130098342896" calcext:value-type="float">
            <text:p>4.57130098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3" calcext:value-type="float">
            <text:p>1427908022.35223</text:p>
          </table:table-cell>
          <table:table-cell office:value-type="float" office:value="1427908026.02899" calcext:value-type="float">
            <text:p>1427908026.02899</text:p>
          </table:table-cell>
          <table:table-cell office:value-type="float" office:value="1427908027.03061" calcext:value-type="float">
            <text:p>1427908027.03061</text:p>
          </table:table-cell>
          <table:table-cell/>
          <table:table-cell table:formula="of:=MAX([.B238];[.D238];[.G238])-MAX([.A238];[.C238];[.E238])" office:value-type="float" office:value="4.67837500572205" calcext:value-type="float">
            <text:p>4.6783750057</text:p>
          </table:table-cell>
          <table:table-cell table:formula="of:=IF(ISBLANK([.E238]);&quot;&quot;;[.I238])" office:value-type="float" office:value="4.67837500572205" calcext:value-type="float">
            <text:p>4.6783750057</text:p>
          </table:table-cell>
          <table:table-cell table:formula="of:=IF(OR(ISBLANK([.E238]);[.I238]&lt;=0);&quot;&quot;;[.I238])" office:value-type="float" office:value="4.67837500572205" calcext:value-type="float">
            <text:p>4.67837500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4" calcext:value-type="float">
            <text:p>1427908022.35224</text:p>
          </table:table-cell>
          <table:table-cell office:value-type="float" office:value="1427908026.23521" calcext:value-type="float">
            <text:p>1427908026.23521</text:p>
          </table:table-cell>
          <table:table-cell office:value-type="float" office:value="1427908027.33912" calcext:value-type="float">
            <text:p>1427908027.33912</text:p>
          </table:table-cell>
          <table:table-cell/>
          <table:table-cell table:formula="of:=MAX([.B239];[.D239];[.G239])-MAX([.A239];[.C239];[.E239])" office:value-type="float" office:value="4.98688888549805" calcext:value-type="float">
            <text:p>4.9868888855</text:p>
          </table:table-cell>
          <table:table-cell table:formula="of:=IF(ISBLANK([.E239]);&quot;&quot;;[.I239])" office:value-type="float" office:value="4.98688888549805" calcext:value-type="float">
            <text:p>4.9868888855</text:p>
          </table:table-cell>
          <table:table-cell table:formula="of:=IF(OR(ISBLANK([.E239]);[.I239]&lt;=0);&quot;&quot;;[.I239])" office:value-type="float" office:value="4.98688888549805" calcext:value-type="float">
            <text:p>4.98688888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4" calcext:value-type="float">
            <text:p>1427908022.35224</text:p>
          </table:table-cell>
          <table:table-cell office:value-type="float" office:value="1427908026.30077" calcext:value-type="float">
            <text:p>1427908026.30077</text:p>
          </table:table-cell>
          <table:table-cell office:value-type="float" office:value="1427908027.24586" calcext:value-type="float">
            <text:p>1427908027.24586</text:p>
          </table:table-cell>
          <table:table-cell/>
          <table:table-cell table:formula="of:=MAX([.B240];[.D240];[.G240])-MAX([.A240];[.C240];[.E240])" office:value-type="float" office:value="4.8936231136322" calcext:value-type="float">
            <text:p>4.8936231136</text:p>
          </table:table-cell>
          <table:table-cell table:formula="of:=IF(ISBLANK([.E240]);&quot;&quot;;[.I240])" office:value-type="float" office:value="4.8936231136322" calcext:value-type="float">
            <text:p>4.8936231136</text:p>
          </table:table-cell>
          <table:table-cell table:formula="of:=IF(OR(ISBLANK([.E240]);[.I240]&lt;=0);&quot;&quot;;[.I240])" office:value-type="float" office:value="4.8936231136322" calcext:value-type="float">
            <text:p>4.89362311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6" calcext:value-type="float">
            <text:p>1427908022.35226</text:p>
          </table:table-cell>
          <table:table-cell office:value-type="float" office:value="1427908025.5312" calcext:value-type="float">
            <text:p>1427908025.5312</text:p>
          </table:table-cell>
          <table:table-cell office:value-type="float" office:value="1427908026.55723" calcext:value-type="float">
            <text:p>1427908026.55723</text:p>
          </table:table-cell>
          <table:table-cell/>
          <table:table-cell table:formula="of:=MAX([.B241];[.D241];[.G241])-MAX([.A241];[.C241];[.E241])" office:value-type="float" office:value="4.20496320724487" calcext:value-type="float">
            <text:p>4.2049632072</text:p>
          </table:table-cell>
          <table:table-cell table:formula="of:=IF(ISBLANK([.E241]);&quot;&quot;;[.I241])" office:value-type="float" office:value="4.20496320724487" calcext:value-type="float">
            <text:p>4.2049632072</text:p>
          </table:table-cell>
          <table:table-cell table:formula="of:=IF(OR(ISBLANK([.E241]);[.I241]&lt;=0);&quot;&quot;;[.I241])" office:value-type="float" office:value="4.20496320724487" calcext:value-type="float">
            <text:p>4.20496320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7" calcext:value-type="float">
            <text:p>1427908022.35227</text:p>
          </table:table-cell>
          <table:table-cell office:value-type="float" office:value="1427908025.92034" calcext:value-type="float">
            <text:p>1427908025.92034</text:p>
          </table:table-cell>
          <table:table-cell office:value-type="float" office:value="1427908026.9897" calcext:value-type="float">
            <text:p>1427908026.9897</text:p>
          </table:table-cell>
          <table:table-cell/>
          <table:table-cell table:formula="of:=MAX([.B242];[.D242];[.G242])-MAX([.A242];[.C242];[.E242])" office:value-type="float" office:value="4.63742399215698" calcext:value-type="float">
            <text:p>4.6374239922</text:p>
          </table:table-cell>
          <table:table-cell table:formula="of:=IF(ISBLANK([.E242]);&quot;&quot;;[.I242])" office:value-type="float" office:value="4.63742399215698" calcext:value-type="float">
            <text:p>4.6374239922</text:p>
          </table:table-cell>
          <table:table-cell table:formula="of:=IF(OR(ISBLANK([.E242]);[.I242]&lt;=0);&quot;&quot;;[.I242])" office:value-type="float" office:value="4.63742399215698" calcext:value-type="float">
            <text:p>4.63742399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8" calcext:value-type="float">
            <text:p>1427908022.35228</text:p>
          </table:table-cell>
          <table:table-cell office:value-type="float" office:value="1427908026.08697" calcext:value-type="float">
            <text:p>1427908026.08697</text:p>
          </table:table-cell>
          <table:table-cell office:value-type="float" office:value="1427908027.1672" calcext:value-type="float">
            <text:p>1427908027.1672</text:p>
          </table:table-cell>
          <table:table-cell/>
          <table:table-cell table:formula="of:=MAX([.B243];[.D243];[.G243])-MAX([.A243];[.C243];[.E243])" office:value-type="float" office:value="4.8149209022522" calcext:value-type="float">
            <text:p>4.8149209023</text:p>
          </table:table-cell>
          <table:table-cell table:formula="of:=IF(ISBLANK([.E243]);&quot;&quot;;[.I243])" office:value-type="float" office:value="4.8149209022522" calcext:value-type="float">
            <text:p>4.8149209023</text:p>
          </table:table-cell>
          <table:table-cell table:formula="of:=IF(OR(ISBLANK([.E243]);[.I243]&lt;=0);&quot;&quot;;[.I243])" office:value-type="float" office:value="4.8149209022522" calcext:value-type="float">
            <text:p>4.81492090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2.35229" calcext:value-type="float">
            <text:p>1427908022.35229</text:p>
          </table:table-cell>
          <table:table-cell office:value-type="float" office:value="1427908026.49124" calcext:value-type="float">
            <text:p>1427908026.49124</text:p>
          </table:table-cell>
          <table:table-cell office:value-type="float" office:value="1427908027.57611" calcext:value-type="float">
            <text:p>1427908027.57611</text:p>
          </table:table-cell>
          <table:table-cell/>
          <table:table-cell table:formula="of:=MAX([.B244];[.D244];[.G244])-MAX([.A244];[.C244];[.E244])" office:value-type="float" office:value="5.22382497787476" calcext:value-type="float">
            <text:p>5.2238249779</text:p>
          </table:table-cell>
          <table:table-cell table:formula="of:=IF(ISBLANK([.E244]);&quot;&quot;;[.I244])" office:value-type="float" office:value="5.22382497787476" calcext:value-type="float">
            <text:p>5.2238249779</text:p>
          </table:table-cell>
          <table:table-cell table:formula="of:=IF(OR(ISBLANK([.E244]);[.I244]&lt;=0);&quot;&quot;;[.I244])" office:value-type="float" office:value="5.22382497787476" calcext:value-type="float">
            <text:p>5.22382497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27.57613" calcext:value-type="float">
            <text:p>1427908027.57613</text:p>
          </table:table-cell>
          <table:table-cell office:value-type="float" office:value="1427908033.49226" calcext:value-type="float">
            <text:p>1427908033.49226</text:p>
          </table:table-cell>
          <table:table-cell table:number-columns-repeated="4"/>
          <table:table-cell table:formula="of:=MAX([.B245];[.D245];[.G245])-MAX([.A245];[.C245];[.E245])" office:value-type="float" office:value="5.91612505912781" calcext:value-type="float">
            <text:p>5.9161250591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14" calcext:value-type="float">
            <text:p>1427908027.57614</text:p>
          </table:table-cell>
          <table:table-cell office:value-type="float" office:value="1427908031.26879" calcext:value-type="float">
            <text:p>1427908031.26879</text:p>
          </table:table-cell>
          <table:table-cell office:value-type="float" office:value="1427908032.33872" calcext:value-type="float">
            <text:p>1427908032.33872</text:p>
          </table:table-cell>
          <table:table-cell/>
          <table:table-cell table:formula="of:=MAX([.B246];[.D246];[.G246])-MAX([.A246];[.C246];[.E246])" office:value-type="float" office:value="4.76258087158203" calcext:value-type="float">
            <text:p>4.7625808716</text:p>
          </table:table-cell>
          <table:table-cell table:formula="of:=IF(ISBLANK([.E246]);&quot;&quot;;[.I246])" office:value-type="float" office:value="4.76258087158203" calcext:value-type="float">
            <text:p>4.7625808716</text:p>
          </table:table-cell>
          <table:table-cell table:formula="of:=IF(OR(ISBLANK([.E246]);[.I246]&lt;=0);&quot;&quot;;[.I246])" office:value-type="float" office:value="4.76258087158203" calcext:value-type="float">
            <text:p>4.76258087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16" calcext:value-type="float">
            <text:p>1427908027.57616</text:p>
          </table:table-cell>
          <table:table-cell office:value-type="float" office:value="1427908031.427" calcext:value-type="float">
            <text:p>1427908031.427</text:p>
          </table:table-cell>
          <table:table-cell office:value-type="float" office:value="1427908032.52879" calcext:value-type="float">
            <text:p>1427908032.52879</text:p>
          </table:table-cell>
          <table:table-cell/>
          <table:table-cell table:formula="of:=MAX([.B247];[.D247];[.G247])-MAX([.A247];[.C247];[.E247])" office:value-type="float" office:value="4.95263504981995" calcext:value-type="float">
            <text:p>4.9526350498</text:p>
          </table:table-cell>
          <table:table-cell table:formula="of:=IF(ISBLANK([.E247]);&quot;&quot;;[.I247])" office:value-type="float" office:value="4.95263504981995" calcext:value-type="float">
            <text:p>4.9526350498</text:p>
          </table:table-cell>
          <table:table-cell table:formula="of:=IF(OR(ISBLANK([.E247]);[.I247]&lt;=0);&quot;&quot;;[.I247])" office:value-type="float" office:value="4.95263504981995" calcext:value-type="float">
            <text:p>4.95263504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17" calcext:value-type="float">
            <text:p>1427908027.57617</text:p>
          </table:table-cell>
          <table:table-cell office:value-type="float" office:value="1427908032.40193" calcext:value-type="float">
            <text:p>1427908032.40193</text:p>
          </table:table-cell>
          <table:table-cell office:value-type="float" office:value="1427908033.49225" calcext:value-type="float">
            <text:p>1427908033.49225</text:p>
          </table:table-cell>
          <table:table-cell/>
          <table:table-cell table:formula="of:=MAX([.B248];[.D248];[.G248])-MAX([.A248];[.C248];[.E248])" office:value-type="float" office:value="5.91608715057373" calcext:value-type="float">
            <text:p>5.9160871506</text:p>
          </table:table-cell>
          <table:table-cell table:formula="of:=IF(ISBLANK([.E248]);&quot;&quot;;[.I248])" office:value-type="float" office:value="5.91608715057373" calcext:value-type="float">
            <text:p>5.9160871506</text:p>
          </table:table-cell>
          <table:table-cell table:formula="of:=IF(OR(ISBLANK([.E248]);[.I248]&lt;=0);&quot;&quot;;[.I248])" office:value-type="float" office:value="5.91608715057373" calcext:value-type="float">
            <text:p>5.91608715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17" calcext:value-type="float">
            <text:p>1427908027.57617</text:p>
          </table:table-cell>
          <table:table-cell office:value-type="float" office:value="1427908032.0865" calcext:value-type="float">
            <text:p>1427908032.0865</text:p>
          </table:table-cell>
          <table:table-cell office:value-type="float" office:value="1427908033.16701" calcext:value-type="float">
            <text:p>1427908033.16701</text:p>
          </table:table-cell>
          <table:table-cell/>
          <table:table-cell table:formula="of:=MAX([.B249];[.D249];[.G249])-MAX([.A249];[.C249];[.E249])" office:value-type="float" office:value="5.5908350944519" calcext:value-type="float">
            <text:p>5.5908350945</text:p>
          </table:table-cell>
          <table:table-cell table:formula="of:=IF(ISBLANK([.E249]);&quot;&quot;;[.I249])" office:value-type="float" office:value="5.5908350944519" calcext:value-type="float">
            <text:p>5.5908350945</text:p>
          </table:table-cell>
          <table:table-cell table:formula="of:=IF(OR(ISBLANK([.E249]);[.I249]&lt;=0);&quot;&quot;;[.I249])" office:value-type="float" office:value="5.5908350944519" calcext:value-type="float">
            <text:p>5.59083509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18" calcext:value-type="float">
            <text:p>1427908027.57618</text:p>
          </table:table-cell>
          <table:table-cell office:value-type="float" office:value="1427908031.2543" calcext:value-type="float">
            <text:p>1427908031.2543</text:p>
          </table:table-cell>
          <table:table-cell office:value-type="float" office:value="1427908032.33618" calcext:value-type="float">
            <text:p>1427908032.33618</text:p>
          </table:table-cell>
          <table:table-cell/>
          <table:table-cell table:formula="of:=MAX([.B250];[.D250];[.G250])-MAX([.A250];[.C250];[.E250])" office:value-type="float" office:value="4.75999617576599" calcext:value-type="float">
            <text:p>4.7599961758</text:p>
          </table:table-cell>
          <table:table-cell table:formula="of:=IF(ISBLANK([.E250]);&quot;&quot;;[.I250])" office:value-type="float" office:value="4.75999617576599" calcext:value-type="float">
            <text:p>4.7599961758</text:p>
          </table:table-cell>
          <table:table-cell table:formula="of:=IF(OR(ISBLANK([.E250]);[.I250]&lt;=0);&quot;&quot;;[.I250])" office:value-type="float" office:value="4.75999617576599" calcext:value-type="float">
            <text:p>4.75999617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19" calcext:value-type="float">
            <text:p>1427908027.57619</text:p>
          </table:table-cell>
          <table:table-cell office:value-type="float" office:value="1427908032.29994" calcext:value-type="float">
            <text:p>1427908032.29994</text:p>
          </table:table-cell>
          <table:table-cell office:value-type="float" office:value="1427908033.38226" calcext:value-type="float">
            <text:p>1427908033.38226</text:p>
          </table:table-cell>
          <table:table-cell/>
          <table:table-cell table:formula="of:=MAX([.B251];[.D251];[.G251])-MAX([.A251];[.C251];[.E251])" office:value-type="float" office:value="5.80606698989868" calcext:value-type="float">
            <text:p>5.8060669899</text:p>
          </table:table-cell>
          <table:table-cell table:formula="of:=IF(ISBLANK([.E251]);&quot;&quot;;[.I251])" office:value-type="float" office:value="5.80606698989868" calcext:value-type="float">
            <text:p>5.8060669899</text:p>
          </table:table-cell>
          <table:table-cell table:formula="of:=IF(OR(ISBLANK([.E251]);[.I251]&lt;=0);&quot;&quot;;[.I251])" office:value-type="float" office:value="5.80606698989868" calcext:value-type="float">
            <text:p>5.80606698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2" calcext:value-type="float">
            <text:p>1427908027.5762</text:p>
          </table:table-cell>
          <table:table-cell office:value-type="float" office:value="1427908032.04054" calcext:value-type="float">
            <text:p>1427908032.04054</text:p>
          </table:table-cell>
          <table:table-cell office:value-type="float" office:value="1427908033.12113" calcext:value-type="float">
            <text:p>1427908033.12113</text:p>
          </table:table-cell>
          <table:table-cell/>
          <table:table-cell table:formula="of:=MAX([.B252];[.D252];[.G252])-MAX([.A252];[.C252];[.E252])" office:value-type="float" office:value="5.54493308067322" calcext:value-type="float">
            <text:p>5.5449330807</text:p>
          </table:table-cell>
          <table:table-cell table:formula="of:=IF(ISBLANK([.E252]);&quot;&quot;;[.I252])" office:value-type="float" office:value="5.54493308067322" calcext:value-type="float">
            <text:p>5.5449330807</text:p>
          </table:table-cell>
          <table:table-cell table:formula="of:=IF(OR(ISBLANK([.E252]);[.I252]&lt;=0);&quot;&quot;;[.I252])" office:value-type="float" office:value="5.54493308067322" calcext:value-type="float">
            <text:p>5.54493308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22" calcext:value-type="float">
            <text:p>1427908027.57622</text:p>
          </table:table-cell>
          <table:table-cell office:value-type="float" office:value="1427908031.25436" calcext:value-type="float">
            <text:p>1427908031.25436</text:p>
          </table:table-cell>
          <table:table-cell office:value-type="float" office:value="1427908032.32695" calcext:value-type="float">
            <text:p>1427908032.32695</text:p>
          </table:table-cell>
          <table:table-cell/>
          <table:table-cell table:formula="of:=MAX([.B253];[.D253];[.G253])-MAX([.A253];[.C253];[.E253])" office:value-type="float" office:value="4.7507209777832" calcext:value-type="float">
            <text:p>4.7507209778</text:p>
          </table:table-cell>
          <table:table-cell table:formula="of:=IF(ISBLANK([.E253]);&quot;&quot;;[.I253])" office:value-type="float" office:value="4.7507209777832" calcext:value-type="float">
            <text:p>4.7507209778</text:p>
          </table:table-cell>
          <table:table-cell table:formula="of:=IF(OR(ISBLANK([.E253]);[.I253]&lt;=0);&quot;&quot;;[.I253])" office:value-type="float" office:value="4.7507209777832" calcext:value-type="float">
            <text:p>4.75072097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27" calcext:value-type="float">
            <text:p>1427908027.57627</text:p>
          </table:table-cell>
          <table:table-cell office:value-type="float" office:value="1427908032.03918" calcext:value-type="float">
            <text:p>1427908032.03918</text:p>
          </table:table-cell>
          <table:table-cell office:value-type="float" office:value="1427908033.14616" calcext:value-type="float">
            <text:p>1427908033.14616</text:p>
          </table:table-cell>
          <table:table-cell/>
          <table:table-cell table:formula="of:=MAX([.B254];[.D254];[.G254])-MAX([.A254];[.C254];[.E254])" office:value-type="float" office:value="5.56988501548767" calcext:value-type="float">
            <text:p>5.5698850155</text:p>
          </table:table-cell>
          <table:table-cell table:formula="of:=IF(ISBLANK([.E254]);&quot;&quot;;[.I254])" office:value-type="float" office:value="5.56988501548767" calcext:value-type="float">
            <text:p>5.5698850155</text:p>
          </table:table-cell>
          <table:table-cell table:formula="of:=IF(OR(ISBLANK([.E254]);[.I254]&lt;=0);&quot;&quot;;[.I254])" office:value-type="float" office:value="5.56988501548767" calcext:value-type="float">
            <text:p>5.56988501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27.57629" calcext:value-type="float">
            <text:p>1427908027.57629</text:p>
          </table:table-cell>
          <table:table-cell office:value-type="float" office:value="1427908031.32377" calcext:value-type="float">
            <text:p>1427908031.32377</text:p>
          </table:table-cell>
          <table:table-cell office:value-type="float" office:value="1427908032.39193" calcext:value-type="float">
            <text:p>1427908032.39193</text:p>
          </table:table-cell>
          <table:table-cell/>
          <table:table-cell table:formula="of:=MAX([.B255];[.D255];[.G255])-MAX([.A255];[.C255];[.E255])" office:value-type="float" office:value="4.8156361579895" calcext:value-type="float">
            <text:p>4.815636158</text:p>
          </table:table-cell>
          <table:table-cell table:formula="of:=IF(ISBLANK([.E255]);&quot;&quot;;[.I255])" office:value-type="float" office:value="4.8156361579895" calcext:value-type="float">
            <text:p>4.815636158</text:p>
          </table:table-cell>
          <table:table-cell table:formula="of:=IF(OR(ISBLANK([.E255]);[.I255]&lt;=0);&quot;&quot;;[.I255])" office:value-type="float" office:value="4.8156361579895" calcext:value-type="float">
            <text:p>4.815636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33.49227" calcext:value-type="float">
            <text:p>1427908033.49227</text:p>
          </table:table-cell>
          <table:table-cell office:value-type="float" office:value="1427908038.72431" calcext:value-type="float">
            <text:p>1427908038.72431</text:p>
          </table:table-cell>
          <table:table-cell table:number-columns-repeated="4"/>
          <table:table-cell table:formula="of:=MAX([.B256];[.D256];[.G256])-MAX([.A256];[.C256];[.E256])" office:value-type="float" office:value="5.23204183578491" calcext:value-type="float">
            <text:p>5.2320418358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28" calcext:value-type="float">
            <text:p>1427908033.49228</text:p>
          </table:table-cell>
          <table:table-cell office:value-type="float" office:value="1427908037.06771" calcext:value-type="float">
            <text:p>1427908037.06771</text:p>
          </table:table-cell>
          <table:table-cell office:value-type="float" office:value="1427908038.17083" calcext:value-type="float">
            <text:p>1427908038.17083</text:p>
          </table:table-cell>
          <table:table-cell/>
          <table:table-cell table:formula="of:=MAX([.B257];[.D257];[.G257])-MAX([.A257];[.C257];[.E257])" office:value-type="float" office:value="4.67855501174927" calcext:value-type="float">
            <text:p>4.6785550117</text:p>
          </table:table-cell>
          <table:table-cell table:formula="of:=IF(ISBLANK([.E257]);&quot;&quot;;[.I257])" office:value-type="float" office:value="4.67855501174927" calcext:value-type="float">
            <text:p>4.6785550117</text:p>
          </table:table-cell>
          <table:table-cell table:formula="of:=IF(OR(ISBLANK([.E257]);[.I257]&lt;=0);&quot;&quot;;[.I257])" office:value-type="float" office:value="4.67855501174927" calcext:value-type="float">
            <text:p>4.67855501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" calcext:value-type="float">
            <text:p>1427908033.4923</text:p>
          </table:table-cell>
          <table:table-cell office:value-type="float" office:value="1427908037.15765" calcext:value-type="float">
            <text:p>1427908037.15765</text:p>
          </table:table-cell>
          <table:table-cell office:value-type="float" office:value="1427908038.22179" calcext:value-type="float">
            <text:p>1427908038.22179</text:p>
          </table:table-cell>
          <table:table-cell/>
          <table:table-cell table:formula="of:=MAX([.B258];[.D258];[.G258])-MAX([.A258];[.C258];[.E258])" office:value-type="float" office:value="4.7294909954071" calcext:value-type="float">
            <text:p>4.7294909954</text:p>
          </table:table-cell>
          <table:table-cell table:formula="of:=IF(ISBLANK([.E258]);&quot;&quot;;[.I258])" office:value-type="float" office:value="4.7294909954071" calcext:value-type="float">
            <text:p>4.7294909954</text:p>
          </table:table-cell>
          <table:table-cell table:formula="of:=IF(OR(ISBLANK([.E258]);[.I258]&lt;=0);&quot;&quot;;[.I258])" office:value-type="float" office:value="4.7294909954071" calcext:value-type="float">
            <text:p>4.72949099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2" calcext:value-type="float">
            <text:p>1427908033.49232</text:p>
          </table:table-cell>
          <table:table-cell office:value-type="float" office:value="1427908037.27139" calcext:value-type="float">
            <text:p>1427908037.27139</text:p>
          </table:table-cell>
          <table:table-cell office:value-type="float" office:value="1427908038.33272" calcext:value-type="float">
            <text:p>1427908038.33272</text:p>
          </table:table-cell>
          <table:table-cell/>
          <table:table-cell table:formula="of:=MAX([.B259];[.D259];[.G259])-MAX([.A259];[.C259];[.E259])" office:value-type="float" office:value="4.84040403366089" calcext:value-type="float">
            <text:p>4.8404040337</text:p>
          </table:table-cell>
          <table:table-cell table:formula="of:=IF(ISBLANK([.E259]);&quot;&quot;;[.I259])" office:value-type="float" office:value="4.84040403366089" calcext:value-type="float">
            <text:p>4.8404040337</text:p>
          </table:table-cell>
          <table:table-cell table:formula="of:=IF(OR(ISBLANK([.E259]);[.I259]&lt;=0);&quot;&quot;;[.I259])" office:value-type="float" office:value="4.84040403366089" calcext:value-type="float">
            <text:p>4.84040403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3" calcext:value-type="float">
            <text:p>1427908033.49233</text:p>
          </table:table-cell>
          <table:table-cell office:value-type="float" office:value="1427908037.3856" calcext:value-type="float">
            <text:p>1427908037.3856</text:p>
          </table:table-cell>
          <table:table-cell office:value-type="float" office:value="1427908038.44101" calcext:value-type="float">
            <text:p>1427908038.44101</text:p>
          </table:table-cell>
          <table:table-cell/>
          <table:table-cell table:formula="of:=MAX([.B260];[.D260];[.G260])-MAX([.A260];[.C260];[.E260])" office:value-type="float" office:value="4.94867992401123" calcext:value-type="float">
            <text:p>4.948679924</text:p>
          </table:table-cell>
          <table:table-cell table:formula="of:=IF(ISBLANK([.E260]);&quot;&quot;;[.I260])" office:value-type="float" office:value="4.94867992401123" calcext:value-type="float">
            <text:p>4.948679924</text:p>
          </table:table-cell>
          <table:table-cell table:formula="of:=IF(OR(ISBLANK([.E260]);[.I260]&lt;=0);&quot;&quot;;[.I260])" office:value-type="float" office:value="4.94867992401123" calcext:value-type="float">
            <text:p>4.9486799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4" calcext:value-type="float">
            <text:p>1427908033.49234</text:p>
          </table:table-cell>
          <table:table-cell office:value-type="float" office:value="1427908036.91862" calcext:value-type="float">
            <text:p>1427908036.91862</text:p>
          </table:table-cell>
          <table:table-cell office:value-type="float" office:value="1427908037.90194" calcext:value-type="float">
            <text:p>1427908037.90194</text:p>
          </table:table-cell>
          <table:table-cell/>
          <table:table-cell table:formula="of:=MAX([.B261];[.D261];[.G261])-MAX([.A261];[.C261];[.E261])" office:value-type="float" office:value="4.40960216522217" calcext:value-type="float">
            <text:p>4.4096021652</text:p>
          </table:table-cell>
          <table:table-cell table:formula="of:=IF(ISBLANK([.E261]);&quot;&quot;;[.I261])" office:value-type="float" office:value="4.40960216522217" calcext:value-type="float">
            <text:p>4.4096021652</text:p>
          </table:table-cell>
          <table:table-cell table:formula="of:=IF(OR(ISBLANK([.E261]);[.I261]&lt;=0);&quot;&quot;;[.I261])" office:value-type="float" office:value="4.40960216522217" calcext:value-type="float">
            <text:p>4.40960216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5" calcext:value-type="float">
            <text:p>1427908033.49235</text:p>
          </table:table-cell>
          <table:table-cell office:value-type="float" office:value="1427908037.27344" calcext:value-type="float">
            <text:p>1427908037.27344</text:p>
          </table:table-cell>
          <table:table-cell office:value-type="float" office:value="1427908038.27309" calcext:value-type="float">
            <text:p>1427908038.27309</text:p>
          </table:table-cell>
          <table:table-cell/>
          <table:table-cell table:formula="of:=MAX([.B262];[.D262];[.G262])-MAX([.A262];[.C262];[.E262])" office:value-type="float" office:value="4.7807400226593" calcext:value-type="float">
            <text:p>4.7807400227</text:p>
          </table:table-cell>
          <table:table-cell table:formula="of:=IF(ISBLANK([.E262]);&quot;&quot;;[.I262])" office:value-type="float" office:value="4.7807400226593" calcext:value-type="float">
            <text:p>4.7807400227</text:p>
          </table:table-cell>
          <table:table-cell table:formula="of:=IF(OR(ISBLANK([.E262]);[.I262]&lt;=0);&quot;&quot;;[.I262])" office:value-type="float" office:value="4.7807400226593" calcext:value-type="float">
            <text:p>4.78074002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8" calcext:value-type="float">
            <text:p>1427908033.49238</text:p>
          </table:table-cell>
          <table:table-cell office:value-type="float" office:value="1427908037.2716" calcext:value-type="float">
            <text:p>1427908037.2716</text:p>
          </table:table-cell>
          <table:table-cell office:value-type="float" office:value="1427908038.33949" calcext:value-type="float">
            <text:p>1427908038.33949</text:p>
          </table:table-cell>
          <table:table-cell/>
          <table:table-cell table:formula="of:=MAX([.B263];[.D263];[.G263])-MAX([.A263];[.C263];[.E263])" office:value-type="float" office:value="4.84710812568665" calcext:value-type="float">
            <text:p>4.8471081257</text:p>
          </table:table-cell>
          <table:table-cell table:formula="of:=IF(ISBLANK([.E263]);&quot;&quot;;[.I263])" office:value-type="float" office:value="4.84710812568665" calcext:value-type="float">
            <text:p>4.8471081257</text:p>
          </table:table-cell>
          <table:table-cell table:formula="of:=IF(OR(ISBLANK([.E263]);[.I263]&lt;=0);&quot;&quot;;[.I263])" office:value-type="float" office:value="4.84710812568665" calcext:value-type="float">
            <text:p>4.84710812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39" calcext:value-type="float">
            <text:p>1427908033.49239</text:p>
          </table:table-cell>
          <table:table-cell office:value-type="float" office:value="1427908037.49912" calcext:value-type="float">
            <text:p>1427908037.49912</text:p>
          </table:table-cell>
          <table:table-cell office:value-type="float" office:value="1427908038.50752" calcext:value-type="float">
            <text:p>1427908038.50752</text:p>
          </table:table-cell>
          <table:table-cell/>
          <table:table-cell table:formula="of:=MAX([.B264];[.D264];[.G264])-MAX([.A264];[.C264];[.E264])" office:value-type="float" office:value="5.0151219367981" calcext:value-type="float">
            <text:p>5.0151219368</text:p>
          </table:table-cell>
          <table:table-cell table:formula="of:=IF(ISBLANK([.E264]);&quot;&quot;;[.I264])" office:value-type="float" office:value="5.0151219367981" calcext:value-type="float">
            <text:p>5.0151219368</text:p>
          </table:table-cell>
          <table:table-cell table:formula="of:=IF(OR(ISBLANK([.E264]);[.I264]&lt;=0);&quot;&quot;;[.I264])" office:value-type="float" office:value="5.0151219367981" calcext:value-type="float">
            <text:p>5.01512193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44" calcext:value-type="float">
            <text:p>1427908033.49244</text:p>
          </table:table-cell>
          <table:table-cell office:value-type="float" office:value="1427908037.61832" calcext:value-type="float">
            <text:p>1427908037.61832</text:p>
          </table:table-cell>
          <table:table-cell office:value-type="float" office:value="1427908038.72431" calcext:value-type="float">
            <text:p>1427908038.72431</text:p>
          </table:table-cell>
          <table:table-cell/>
          <table:table-cell table:formula="of:=MAX([.B265];[.D265];[.G265])-MAX([.A265];[.C265];[.E265])" office:value-type="float" office:value="5.2318639755249" calcext:value-type="float">
            <text:p>5.2318639755</text:p>
          </table:table-cell>
          <table:table-cell table:formula="of:=IF(ISBLANK([.E265]);&quot;&quot;;[.I265])" office:value-type="float" office:value="5.2318639755249" calcext:value-type="float">
            <text:p>5.2318639755</text:p>
          </table:table-cell>
          <table:table-cell table:formula="of:=IF(OR(ISBLANK([.E265]);[.I265]&lt;=0);&quot;&quot;;[.I265])" office:value-type="float" office:value="5.2318639755249" calcext:value-type="float">
            <text:p>5.23186397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3.49246" calcext:value-type="float">
            <text:p>1427908033.49246</text:p>
          </table:table-cell>
          <table:table-cell office:value-type="float" office:value="1427908037.65556" calcext:value-type="float">
            <text:p>1427908037.65556</text:p>
          </table:table-cell>
          <table:table-cell office:value-type="float" office:value="1427908038.66825" calcext:value-type="float">
            <text:p>1427908038.66825</text:p>
          </table:table-cell>
          <table:table-cell/>
          <table:table-cell table:formula="of:=MAX([.B266];[.D266];[.G266])-MAX([.A266];[.C266];[.E266])" office:value-type="float" office:value="5.17579293251038" calcext:value-type="float">
            <text:p>5.1757929325</text:p>
          </table:table-cell>
          <table:table-cell table:formula="of:=IF(ISBLANK([.E266]);&quot;&quot;;[.I266])" office:value-type="float" office:value="5.17579293251038" calcext:value-type="float">
            <text:p>5.1757929325</text:p>
          </table:table-cell>
          <table:table-cell table:formula="of:=IF(OR(ISBLANK([.E266]);[.I266]&lt;=0);&quot;&quot;;[.I266])" office:value-type="float" office:value="5.17579293251038" calcext:value-type="float">
            <text:p>5.17579293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38.72433" calcext:value-type="float">
            <text:p>1427908038.72433</text:p>
          </table:table-cell>
          <table:table-cell office:value-type="float" office:value="1427908044.47332" calcext:value-type="float">
            <text:p>1427908044.47332</text:p>
          </table:table-cell>
          <table:table-cell table:number-columns-repeated="4"/>
          <table:table-cell table:formula="of:=MAX([.B267];[.D267];[.G267])-MAX([.A267];[.C267];[.E267])" office:value-type="float" office:value="5.74899220466614" calcext:value-type="float">
            <text:p>5.7489922047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33" calcext:value-type="float">
            <text:p>1427908038.72433</text:p>
          </table:table-cell>
          <table:table-cell office:value-type="float" office:value="1427908042.34637" calcext:value-type="float">
            <text:p>1427908042.34637</text:p>
          </table:table-cell>
          <table:table-cell office:value-type="float" office:value="1427908043.44723" calcext:value-type="float">
            <text:p>1427908043.44723</text:p>
          </table:table-cell>
          <table:table-cell/>
          <table:table-cell table:formula="of:=MAX([.B268];[.D268];[.G268])-MAX([.A268];[.C268];[.E268])" office:value-type="float" office:value="4.72289705276489" calcext:value-type="float">
            <text:p>4.7228970528</text:p>
          </table:table-cell>
          <table:table-cell table:formula="of:=IF(ISBLANK([.E268]);&quot;&quot;;[.I268])" office:value-type="float" office:value="4.72289705276489" calcext:value-type="float">
            <text:p>4.7228970528</text:p>
          </table:table-cell>
          <table:table-cell table:formula="of:=IF(OR(ISBLANK([.E268]);[.I268]&lt;=0);&quot;&quot;;[.I268])" office:value-type="float" office:value="4.72289705276489" calcext:value-type="float">
            <text:p>4.72289705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35" calcext:value-type="float">
            <text:p>1427908038.72435</text:p>
          </table:table-cell>
          <table:table-cell office:value-type="float" office:value="1427908042.25716" calcext:value-type="float">
            <text:p>1427908042.25716</text:p>
          </table:table-cell>
          <table:table-cell office:value-type="float" office:value="1427908043.34718" calcext:value-type="float">
            <text:p>1427908043.34718</text:p>
          </table:table-cell>
          <table:table-cell/>
          <table:table-cell table:formula="of:=MAX([.B269];[.D269];[.G269])-MAX([.A269];[.C269];[.E269])" office:value-type="float" office:value="4.62283205986023" calcext:value-type="float">
            <text:p>4.6228320599</text:p>
          </table:table-cell>
          <table:table-cell table:formula="of:=IF(ISBLANK([.E269]);&quot;&quot;;[.I269])" office:value-type="float" office:value="4.62283205986023" calcext:value-type="float">
            <text:p>4.6228320599</text:p>
          </table:table-cell>
          <table:table-cell table:formula="of:=IF(OR(ISBLANK([.E269]);[.I269]&lt;=0);&quot;&quot;;[.I269])" office:value-type="float" office:value="4.62283205986023" calcext:value-type="float">
            <text:p>4.6228320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36" calcext:value-type="float">
            <text:p>1427908038.72436</text:p>
          </table:table-cell>
          <table:table-cell office:value-type="float" office:value="1427908042.5196" calcext:value-type="float">
            <text:p>1427908042.5196</text:p>
          </table:table-cell>
          <table:table-cell office:value-type="float" office:value="1427908043.54866" calcext:value-type="float">
            <text:p>1427908043.54866</text:p>
          </table:table-cell>
          <table:table-cell/>
          <table:table-cell table:formula="of:=MAX([.B270];[.D270];[.G270])-MAX([.A270];[.C270];[.E270])" office:value-type="float" office:value="4.82430100440979" calcext:value-type="float">
            <text:p>4.8243010044</text:p>
          </table:table-cell>
          <table:table-cell table:formula="of:=IF(ISBLANK([.E270]);&quot;&quot;;[.I270])" office:value-type="float" office:value="4.82430100440979" calcext:value-type="float">
            <text:p>4.8243010044</text:p>
          </table:table-cell>
          <table:table-cell table:formula="of:=IF(OR(ISBLANK([.E270]);[.I270]&lt;=0);&quot;&quot;;[.I270])" office:value-type="float" office:value="4.82430100440979" calcext:value-type="float">
            <text:p>4.82430100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39" calcext:value-type="float">
            <text:p>1427908038.72439</text:p>
          </table:table-cell>
          <table:table-cell office:value-type="float" office:value="1427908042.42689" calcext:value-type="float">
            <text:p>1427908042.42689</text:p>
          </table:table-cell>
          <table:table-cell office:value-type="float" office:value="1427908043.52733" calcext:value-type="float">
            <text:p>1427908043.52733</text:p>
          </table:table-cell>
          <table:table-cell/>
          <table:table-cell table:formula="of:=MAX([.B271];[.D271];[.G271])-MAX([.A271];[.C271];[.E271])" office:value-type="float" office:value="4.80294513702393" calcext:value-type="float">
            <text:p>4.802945137</text:p>
          </table:table-cell>
          <table:table-cell table:formula="of:=IF(ISBLANK([.E271]);&quot;&quot;;[.I271])" office:value-type="float" office:value="4.80294513702393" calcext:value-type="float">
            <text:p>4.802945137</text:p>
          </table:table-cell>
          <table:table-cell table:formula="of:=IF(OR(ISBLANK([.E271]);[.I271]&lt;=0);&quot;&quot;;[.I271])" office:value-type="float" office:value="4.80294513702393" calcext:value-type="float">
            <text:p>4.802945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4" calcext:value-type="float">
            <text:p>1427908038.7244</text:p>
          </table:table-cell>
          <table:table-cell office:value-type="float" office:value="1427908042.54758" calcext:value-type="float">
            <text:p>1427908042.54758</text:p>
          </table:table-cell>
          <table:table-cell office:value-type="float" office:value="1427908043.49567" calcext:value-type="float">
            <text:p>1427908043.49567</text:p>
          </table:table-cell>
          <table:table-cell/>
          <table:table-cell table:formula="of:=MAX([.B272];[.D272];[.G272])-MAX([.A272];[.C272];[.E272])" office:value-type="float" office:value="4.77126598358154" calcext:value-type="float">
            <text:p>4.7712659836</text:p>
          </table:table-cell>
          <table:table-cell table:formula="of:=IF(ISBLANK([.E272]);&quot;&quot;;[.I272])" office:value-type="float" office:value="4.77126598358154" calcext:value-type="float">
            <text:p>4.7712659836</text:p>
          </table:table-cell>
          <table:table-cell table:formula="of:=IF(OR(ISBLANK([.E272]);[.I272]&lt;=0);&quot;&quot;;[.I272])" office:value-type="float" office:value="4.77126598358154" calcext:value-type="float">
            <text:p>4.77126598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43" calcext:value-type="float">
            <text:p>1427908038.72443</text:p>
          </table:table-cell>
          <table:table-cell office:value-type="float" office:value="1427908043.2276" calcext:value-type="float">
            <text:p>1427908043.2276</text:p>
          </table:table-cell>
          <table:table-cell office:value-type="float" office:value="1427908044.30531" calcext:value-type="float">
            <text:p>1427908044.30531</text:p>
          </table:table-cell>
          <table:table-cell/>
          <table:table-cell table:formula="of:=MAX([.B273];[.D273];[.G273])-MAX([.A273];[.C273];[.E273])" office:value-type="float" office:value="5.58088111877441" calcext:value-type="float">
            <text:p>5.5808811188</text:p>
          </table:table-cell>
          <table:table-cell table:formula="of:=IF(ISBLANK([.E273]);&quot;&quot;;[.I273])" office:value-type="float" office:value="5.58088111877441" calcext:value-type="float">
            <text:p>5.5808811188</text:p>
          </table:table-cell>
          <table:table-cell table:formula="of:=IF(OR(ISBLANK([.E273]);[.I273]&lt;=0);&quot;&quot;;[.I273])" office:value-type="float" office:value="5.58088111877441" calcext:value-type="float">
            <text:p>5.58088111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47" calcext:value-type="float">
            <text:p>1427908038.72447</text:p>
          </table:table-cell>
          <table:table-cell office:value-type="float" office:value="1427908042.70502" calcext:value-type="float">
            <text:p>1427908042.70502</text:p>
          </table:table-cell>
          <table:table-cell office:value-type="float" office:value="1427908043.81109" calcext:value-type="float">
            <text:p>1427908043.81109</text:p>
          </table:table-cell>
          <table:table-cell/>
          <table:table-cell table:formula="of:=MAX([.B274];[.D274];[.G274])-MAX([.A274];[.C274];[.E274])" office:value-type="float" office:value="5.08661484718323" calcext:value-type="float">
            <text:p>5.0866148472</text:p>
          </table:table-cell>
          <table:table-cell table:formula="of:=IF(ISBLANK([.E274]);&quot;&quot;;[.I274])" office:value-type="float" office:value="5.08661484718323" calcext:value-type="float">
            <text:p>5.0866148472</text:p>
          </table:table-cell>
          <table:table-cell table:formula="of:=IF(OR(ISBLANK([.E274]);[.I274]&lt;=0);&quot;&quot;;[.I274])" office:value-type="float" office:value="5.08661484718323" calcext:value-type="float">
            <text:p>5.08661484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48" calcext:value-type="float">
            <text:p>1427908038.72448</text:p>
          </table:table-cell>
          <table:table-cell office:value-type="float" office:value="1427908042.72534" calcext:value-type="float">
            <text:p>1427908042.72534</text:p>
          </table:table-cell>
          <table:table-cell office:value-type="float" office:value="1427908043.76764" calcext:value-type="float">
            <text:p>1427908043.76764</text:p>
          </table:table-cell>
          <table:table-cell/>
          <table:table-cell table:formula="of:=MAX([.B275];[.D275];[.G275])-MAX([.A275];[.C275];[.E275])" office:value-type="float" office:value="5.04315900802612" calcext:value-type="float">
            <text:p>5.043159008</text:p>
          </table:table-cell>
          <table:table-cell table:formula="of:=IF(ISBLANK([.E275]);&quot;&quot;;[.I275])" office:value-type="float" office:value="5.04315900802612" calcext:value-type="float">
            <text:p>5.043159008</text:p>
          </table:table-cell>
          <table:table-cell table:formula="of:=IF(OR(ISBLANK([.E275]);[.I275]&lt;=0);&quot;&quot;;[.I275])" office:value-type="float" office:value="5.04315900802612" calcext:value-type="float">
            <text:p>5.0431590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49" calcext:value-type="float">
            <text:p>1427908038.72449</text:p>
          </table:table-cell>
          <table:table-cell office:value-type="float" office:value="1427908042.86937" calcext:value-type="float">
            <text:p>1427908042.86937</text:p>
          </table:table-cell>
          <table:table-cell office:value-type="float" office:value="1427908043.91362" calcext:value-type="float">
            <text:p>1427908043.91362</text:p>
          </table:table-cell>
          <table:table-cell/>
          <table:table-cell table:formula="of:=MAX([.B276];[.D276];[.G276])-MAX([.A276];[.C276];[.E276])" office:value-type="float" office:value="5.18913006782532" calcext:value-type="float">
            <text:p>5.1891300678</text:p>
          </table:table-cell>
          <table:table-cell table:formula="of:=IF(ISBLANK([.E276]);&quot;&quot;;[.I276])" office:value-type="float" office:value="5.18913006782532" calcext:value-type="float">
            <text:p>5.1891300678</text:p>
          </table:table-cell>
          <table:table-cell table:formula="of:=IF(OR(ISBLANK([.E276]);[.I276]&lt;=0);&quot;&quot;;[.I276])" office:value-type="float" office:value="5.18913006782532" calcext:value-type="float">
            <text:p>5.18913006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38.7245" calcext:value-type="float">
            <text:p>1427908038.7245</text:p>
          </table:table-cell>
          <table:table-cell office:value-type="float" office:value="1427908043.38988" calcext:value-type="float">
            <text:p>1427908043.38988</text:p>
          </table:table-cell>
          <table:table-cell office:value-type="float" office:value="1427908044.47331" calcext:value-type="float">
            <text:p>1427908044.47331</text:p>
          </table:table-cell>
          <table:table-cell/>
          <table:table-cell table:formula="of:=MAX([.B277];[.D277];[.G277])-MAX([.A277];[.C277];[.E277])" office:value-type="float" office:value="5.74881196022034" calcext:value-type="float">
            <text:p>5.7488119602</text:p>
          </table:table-cell>
          <table:table-cell table:formula="of:=IF(ISBLANK([.E277]);&quot;&quot;;[.I277])" office:value-type="float" office:value="5.74881196022034" calcext:value-type="float">
            <text:p>5.7488119602</text:p>
          </table:table-cell>
          <table:table-cell table:formula="of:=IF(OR(ISBLANK([.E277]);[.I277]&lt;=0);&quot;&quot;;[.I277])" office:value-type="float" office:value="5.74881196022034" calcext:value-type="float">
            <text:p>5.74881196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44.47333" calcext:value-type="float">
            <text:p>1427908044.47333</text:p>
          </table:table-cell>
          <table:table-cell office:value-type="float" office:value="1427908050.13849" calcext:value-type="float">
            <text:p>1427908050.13849</text:p>
          </table:table-cell>
          <table:table-cell table:number-columns-repeated="4"/>
          <table:table-cell table:formula="of:=MAX([.B278];[.D278];[.G278])-MAX([.A278];[.C278];[.E278])" office:value-type="float" office:value="5.66516089439392" calcext:value-type="float">
            <text:p>5.6651608944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33" calcext:value-type="float">
            <text:p>1427908044.47333</text:p>
          </table:table-cell>
          <table:table-cell office:value-type="float" office:value="1427908048.001" calcext:value-type="float">
            <text:p>1427908048.001</text:p>
          </table:table-cell>
          <table:table-cell office:value-type="float" office:value="1427908049.03081" calcext:value-type="float">
            <text:p>1427908049.03081</text:p>
          </table:table-cell>
          <table:table-cell/>
          <table:table-cell table:formula="of:=MAX([.B279];[.D279];[.G279])-MAX([.A279];[.C279];[.E279])" office:value-type="float" office:value="4.5574791431427" calcext:value-type="float">
            <text:p>4.5574791431</text:p>
          </table:table-cell>
          <table:table-cell table:formula="of:=IF(ISBLANK([.E279]);&quot;&quot;;[.I279])" office:value-type="float" office:value="4.5574791431427" calcext:value-type="float">
            <text:p>4.5574791431</text:p>
          </table:table-cell>
          <table:table-cell table:formula="of:=IF(OR(ISBLANK([.E279]);[.I279]&lt;=0);&quot;&quot;;[.I279])" office:value-type="float" office:value="4.5574791431427" calcext:value-type="float">
            <text:p>4.55747914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35" calcext:value-type="float">
            <text:p>1427908044.47335</text:p>
          </table:table-cell>
          <table:table-cell office:value-type="float" office:value="1427908049.03493" calcext:value-type="float">
            <text:p>1427908049.03493</text:p>
          </table:table-cell>
          <table:table-cell office:value-type="float" office:value="1427908050.13849" calcext:value-type="float">
            <text:p>1427908050.13849</text:p>
          </table:table-cell>
          <table:table-cell/>
          <table:table-cell table:formula="of:=MAX([.B280];[.D280];[.G280])-MAX([.A280];[.C280];[.E280])" office:value-type="float" office:value="5.66513395309448" calcext:value-type="float">
            <text:p>5.6651339531</text:p>
          </table:table-cell>
          <table:table-cell table:formula="of:=IF(ISBLANK([.E280]);&quot;&quot;;[.I280])" office:value-type="float" office:value="5.66513395309448" calcext:value-type="float">
            <text:p>5.6651339531</text:p>
          </table:table-cell>
          <table:table-cell table:formula="of:=IF(OR(ISBLANK([.E280]);[.I280]&lt;=0);&quot;&quot;;[.I280])" office:value-type="float" office:value="5.66513395309448" calcext:value-type="float">
            <text:p>5.66513395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36" calcext:value-type="float">
            <text:p>1427908044.47336</text:p>
          </table:table-cell>
          <table:table-cell office:value-type="float" office:value="1427908048.16272" calcext:value-type="float">
            <text:p>1427908048.16272</text:p>
          </table:table-cell>
          <table:table-cell office:value-type="float" office:value="1427908049.22608" calcext:value-type="float">
            <text:p>1427908049.22608</text:p>
          </table:table-cell>
          <table:table-cell/>
          <table:table-cell table:formula="of:=MAX([.B281];[.D281];[.G281])-MAX([.A281];[.C281];[.E281])" office:value-type="float" office:value="4.75271606445313" calcext:value-type="float">
            <text:p>4.7527160645</text:p>
          </table:table-cell>
          <table:table-cell table:formula="of:=IF(ISBLANK([.E281]);&quot;&quot;;[.I281])" office:value-type="float" office:value="4.75271606445313" calcext:value-type="float">
            <text:p>4.7527160645</text:p>
          </table:table-cell>
          <table:table-cell table:formula="of:=IF(OR(ISBLANK([.E281]);[.I281]&lt;=0);&quot;&quot;;[.I281])" office:value-type="float" office:value="4.75271606445313" calcext:value-type="float">
            <text:p>4.75271606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39" calcext:value-type="float">
            <text:p>1427908044.47339</text:p>
          </table:table-cell>
          <table:table-cell office:value-type="float" office:value="1427908048.52431" calcext:value-type="float">
            <text:p>1427908048.52431</text:p>
          </table:table-cell>
          <table:table-cell office:value-type="float" office:value="1427908049.61128" calcext:value-type="float">
            <text:p>1427908049.61128</text:p>
          </table:table-cell>
          <table:table-cell/>
          <table:table-cell table:formula="of:=MAX([.B282];[.D282];[.G282])-MAX([.A282];[.C282];[.E282])" office:value-type="float" office:value="5.13789391517639" calcext:value-type="float">
            <text:p>5.1378939152</text:p>
          </table:table-cell>
          <table:table-cell table:formula="of:=IF(ISBLANK([.E282]);&quot;&quot;;[.I282])" office:value-type="float" office:value="5.13789391517639" calcext:value-type="float">
            <text:p>5.1378939152</text:p>
          </table:table-cell>
          <table:table-cell table:formula="of:=IF(OR(ISBLANK([.E282]);[.I282]&lt;=0);&quot;&quot;;[.I282])" office:value-type="float" office:value="5.13789391517639" calcext:value-type="float">
            <text:p>5.13789391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41" calcext:value-type="float">
            <text:p>1427908044.47341</text:p>
          </table:table-cell>
          <table:table-cell office:value-type="float" office:value="1427908048.41438" calcext:value-type="float">
            <text:p>1427908048.41438</text:p>
          </table:table-cell>
          <table:table-cell office:value-type="float" office:value="1427908049.49377" calcext:value-type="float">
            <text:p>1427908049.49377</text:p>
          </table:table-cell>
          <table:table-cell/>
          <table:table-cell table:formula="of:=MAX([.B283];[.D283];[.G283])-MAX([.A283];[.C283];[.E283])" office:value-type="float" office:value="5.02035307884216" calcext:value-type="float">
            <text:p>5.0203530788</text:p>
          </table:table-cell>
          <table:table-cell table:formula="of:=IF(ISBLANK([.E283]);&quot;&quot;;[.I283])" office:value-type="float" office:value="5.02035307884216" calcext:value-type="float">
            <text:p>5.0203530788</text:p>
          </table:table-cell>
          <table:table-cell table:formula="of:=IF(OR(ISBLANK([.E283]);[.I283]&lt;=0);&quot;&quot;;[.I283])" office:value-type="float" office:value="5.02035307884216" calcext:value-type="float">
            <text:p>5.02035307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44" calcext:value-type="float">
            <text:p>1427908044.47344</text:p>
          </table:table-cell>
          <table:table-cell office:value-type="float" office:value="1427908048.00107" calcext:value-type="float">
            <text:p>1427908048.00107</text:p>
          </table:table-cell>
          <table:table-cell office:value-type="float" office:value="1427908049.09731" calcext:value-type="float">
            <text:p>1427908049.09731</text:p>
          </table:table-cell>
          <table:table-cell/>
          <table:table-cell table:formula="of:=MAX([.B284];[.D284];[.G284])-MAX([.A284];[.C284];[.E284])" office:value-type="float" office:value="4.62386608123779" calcext:value-type="float">
            <text:p>4.6238660812</text:p>
          </table:table-cell>
          <table:table-cell table:formula="of:=IF(ISBLANK([.E284]);&quot;&quot;;[.I284])" office:value-type="float" office:value="4.62386608123779" calcext:value-type="float">
            <text:p>4.6238660812</text:p>
          </table:table-cell>
          <table:table-cell table:formula="of:=IF(OR(ISBLANK([.E284]);[.I284]&lt;=0);&quot;&quot;;[.I284])" office:value-type="float" office:value="4.62386608123779" calcext:value-type="float">
            <text:p>4.62386608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53" calcext:value-type="float">
            <text:p>1427908044.47353</text:p>
          </table:table-cell>
          <table:table-cell office:value-type="float" office:value="1427908048.19174" calcext:value-type="float">
            <text:p>1427908048.19174</text:p>
          </table:table-cell>
          <table:table-cell office:value-type="float" office:value="1427908049.281" calcext:value-type="float">
            <text:p>1427908049.281</text:p>
          </table:table-cell>
          <table:table-cell/>
          <table:table-cell table:formula="of:=MAX([.B285];[.D285];[.G285])-MAX([.A285];[.C285];[.E285])" office:value-type="float" office:value="4.80747294425964" calcext:value-type="float">
            <text:p>4.8074729443</text:p>
          </table:table-cell>
          <table:table-cell table:formula="of:=IF(ISBLANK([.E285]);&quot;&quot;;[.I285])" office:value-type="float" office:value="4.80747294425964" calcext:value-type="float">
            <text:p>4.8074729443</text:p>
          </table:table-cell>
          <table:table-cell table:formula="of:=IF(OR(ISBLANK([.E285]);[.I285]&lt;=0);&quot;&quot;;[.I285])" office:value-type="float" office:value="4.80747294425964" calcext:value-type="float">
            <text:p>4.80747294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55" calcext:value-type="float">
            <text:p>1427908044.47355</text:p>
          </table:table-cell>
          <table:table-cell office:value-type="float" office:value="1427908048.18687" calcext:value-type="float">
            <text:p>1427908048.18687</text:p>
          </table:table-cell>
          <table:table-cell office:value-type="float" office:value="1427908049.15118" calcext:value-type="float">
            <text:p>1427908049.15118</text:p>
          </table:table-cell>
          <table:table-cell/>
          <table:table-cell table:formula="of:=MAX([.B286];[.D286];[.G286])-MAX([.A286];[.C286];[.E286])" office:value-type="float" office:value="4.67762994766235" calcext:value-type="float">
            <text:p>4.6776299477</text:p>
          </table:table-cell>
          <table:table-cell table:formula="of:=IF(ISBLANK([.E286]);&quot;&quot;;[.I286])" office:value-type="float" office:value="4.67762994766235" calcext:value-type="float">
            <text:p>4.6776299477</text:p>
          </table:table-cell>
          <table:table-cell table:formula="of:=IF(OR(ISBLANK([.E286]);[.I286]&lt;=0);&quot;&quot;;[.I286])" office:value-type="float" office:value="4.67762994766235" calcext:value-type="float">
            <text:p>4.67762994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56" calcext:value-type="float">
            <text:p>1427908044.47356</text:p>
          </table:table-cell>
          <table:table-cell office:value-type="float" office:value="1427908048.50952" calcext:value-type="float">
            <text:p>1427908048.50952</text:p>
          </table:table-cell>
          <table:table-cell office:value-type="float" office:value="1427908049.5424" calcext:value-type="float">
            <text:p>1427908049.5424</text:p>
          </table:table-cell>
          <table:table-cell/>
          <table:table-cell table:formula="of:=MAX([.B287];[.D287];[.G287])-MAX([.A287];[.C287];[.E287])" office:value-type="float" office:value="5.0688488483429" calcext:value-type="float">
            <text:p>5.0688488483</text:p>
          </table:table-cell>
          <table:table-cell table:formula="of:=IF(ISBLANK([.E287]);&quot;&quot;;[.I287])" office:value-type="float" office:value="5.0688488483429" calcext:value-type="float">
            <text:p>5.0688488483</text:p>
          </table:table-cell>
          <table:table-cell table:formula="of:=IF(OR(ISBLANK([.E287]);[.I287]&lt;=0);&quot;&quot;;[.I287])" office:value-type="float" office:value="5.0688488483429" calcext:value-type="float">
            <text:p>5.06884884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44.47357" calcext:value-type="float">
            <text:p>1427908044.47357</text:p>
          </table:table-cell>
          <table:table-cell office:value-type="float" office:value="1427908048.32639" calcext:value-type="float">
            <text:p>1427908048.32639</text:p>
          </table:table-cell>
          <table:table-cell office:value-type="float" office:value="1427908049.30174" calcext:value-type="float">
            <text:p>1427908049.30174</text:p>
          </table:table-cell>
          <table:table-cell/>
          <table:table-cell table:formula="of:=MAX([.B288];[.D288];[.G288])-MAX([.A288];[.C288];[.E288])" office:value-type="float" office:value="4.82817387580872" calcext:value-type="float">
            <text:p>4.8281738758</text:p>
          </table:table-cell>
          <table:table-cell table:formula="of:=IF(ISBLANK([.E288]);&quot;&quot;;[.I288])" office:value-type="float" office:value="4.82817387580872" calcext:value-type="float">
            <text:p>4.8281738758</text:p>
          </table:table-cell>
          <table:table-cell table:formula="of:=IF(OR(ISBLANK([.E288]);[.I288]&lt;=0);&quot;&quot;;[.I288])" office:value-type="float" office:value="4.82817387580872" calcext:value-type="float">
            <text:p>4.82817387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50.1385" calcext:value-type="float">
            <text:p>1427908050.1385</text:p>
          </table:table-cell>
          <table:table-cell office:value-type="float" office:value="1427908055.25964" calcext:value-type="float">
            <text:p>1427908055.25964</text:p>
          </table:table-cell>
          <table:table-cell table:number-columns-repeated="4"/>
          <table:table-cell table:formula="of:=MAX([.B289];[.D289];[.G289])-MAX([.A289];[.C289];[.E289])" office:value-type="float" office:value="5.12113904953003" calcext:value-type="float">
            <text:p>5.1211390495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5" calcext:value-type="float">
            <text:p>1427908050.1385</text:p>
          </table:table-cell>
          <table:table-cell office:value-type="float" office:value="1427908053.79593" calcext:value-type="float">
            <text:p>1427908053.79593</text:p>
          </table:table-cell>
          <table:table-cell office:value-type="float" office:value="1427908054.77717" calcext:value-type="float">
            <text:p>1427908054.77717</text:p>
          </table:table-cell>
          <table:table-cell/>
          <table:table-cell table:formula="of:=MAX([.B290];[.D290];[.G290])-MAX([.A290];[.C290];[.E290])" office:value-type="float" office:value="4.63867092132568" calcext:value-type="float">
            <text:p>4.6386709213</text:p>
          </table:table-cell>
          <table:table-cell table:formula="of:=IF(ISBLANK([.E290]);&quot;&quot;;[.I290])" office:value-type="float" office:value="4.63867092132568" calcext:value-type="float">
            <text:p>4.6386709213</text:p>
          </table:table-cell>
          <table:table-cell table:formula="of:=IF(OR(ISBLANK([.E290]);[.I290]&lt;=0);&quot;&quot;;[.I290])" office:value-type="float" office:value="4.63867092132568" calcext:value-type="float">
            <text:p>4.63867092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51" calcext:value-type="float">
            <text:p>1427908050.13851</text:p>
          </table:table-cell>
          <table:table-cell office:value-type="float" office:value="1427908053.57501" calcext:value-type="float">
            <text:p>1427908053.57501</text:p>
          </table:table-cell>
          <table:table-cell office:value-type="float" office:value="1427908054.6144" calcext:value-type="float">
            <text:p>1427908054.6144</text:p>
          </table:table-cell>
          <table:table-cell/>
          <table:table-cell table:formula="of:=MAX([.B291];[.D291];[.G291])-MAX([.A291];[.C291];[.E291])" office:value-type="float" office:value="4.47588586807251" calcext:value-type="float">
            <text:p>4.4758858681</text:p>
          </table:table-cell>
          <table:table-cell table:formula="of:=IF(ISBLANK([.E291]);&quot;&quot;;[.I291])" office:value-type="float" office:value="4.47588586807251" calcext:value-type="float">
            <text:p>4.4758858681</text:p>
          </table:table-cell>
          <table:table-cell table:formula="of:=IF(OR(ISBLANK([.E291]);[.I291]&lt;=0);&quot;&quot;;[.I291])" office:value-type="float" office:value="4.47588586807251" calcext:value-type="float">
            <text:p>4.47588586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52" calcext:value-type="float">
            <text:p>1427908050.13852</text:p>
          </table:table-cell>
          <table:table-cell office:value-type="float" office:value="1427908053.95234" calcext:value-type="float">
            <text:p>1427908053.95234</text:p>
          </table:table-cell>
          <table:table-cell office:value-type="float" office:value="1427908054.96515" calcext:value-type="float">
            <text:p>1427908054.96515</text:p>
          </table:table-cell>
          <table:table-cell/>
          <table:table-cell table:formula="of:=MAX([.B292];[.D292];[.G292])-MAX([.A292];[.C292];[.E292])" office:value-type="float" office:value="4.8266339302063" calcext:value-type="float">
            <text:p>4.8266339302</text:p>
          </table:table-cell>
          <table:table-cell table:formula="of:=IF(ISBLANK([.E292]);&quot;&quot;;[.I292])" office:value-type="float" office:value="4.8266339302063" calcext:value-type="float">
            <text:p>4.8266339302</text:p>
          </table:table-cell>
          <table:table-cell table:formula="of:=IF(OR(ISBLANK([.E292]);[.I292]&lt;=0);&quot;&quot;;[.I292])" office:value-type="float" office:value="4.8266339302063" calcext:value-type="float">
            <text:p>4.82663393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53" calcext:value-type="float">
            <text:p>1427908050.13853</text:p>
          </table:table-cell>
          <table:table-cell office:value-type="float" office:value="1427908053.76943" calcext:value-type="float">
            <text:p>1427908053.76943</text:p>
          </table:table-cell>
          <table:table-cell office:value-type="float" office:value="1427908054.84986" calcext:value-type="float">
            <text:p>1427908054.84986</text:p>
          </table:table-cell>
          <table:table-cell/>
          <table:table-cell table:formula="of:=MAX([.B293];[.D293];[.G293])-MAX([.A293];[.C293];[.E293])" office:value-type="float" office:value="4.71133089065552" calcext:value-type="float">
            <text:p>4.7113308907</text:p>
          </table:table-cell>
          <table:table-cell table:formula="of:=IF(ISBLANK([.E293]);&quot;&quot;;[.I293])" office:value-type="float" office:value="4.71133089065552" calcext:value-type="float">
            <text:p>4.7113308907</text:p>
          </table:table-cell>
          <table:table-cell table:formula="of:=IF(OR(ISBLANK([.E293]);[.I293]&lt;=0);&quot;&quot;;[.I293])" office:value-type="float" office:value="4.71133089065552" calcext:value-type="float">
            <text:p>4.71133089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58" calcext:value-type="float">
            <text:p>1427908050.13858</text:p>
          </table:table-cell>
          <table:table-cell office:value-type="float" office:value="1427908053.8686" calcext:value-type="float">
            <text:p>1427908053.8686</text:p>
          </table:table-cell>
          <table:table-cell office:value-type="float" office:value="1427908054.94848" calcext:value-type="float">
            <text:p>1427908054.94848</text:p>
          </table:table-cell>
          <table:table-cell/>
          <table:table-cell table:formula="of:=MAX([.B294];[.D294];[.G294])-MAX([.A294];[.C294];[.E294])" office:value-type="float" office:value="4.80990386009216" calcext:value-type="float">
            <text:p>4.8099038601</text:p>
          </table:table-cell>
          <table:table-cell table:formula="of:=IF(ISBLANK([.E294]);&quot;&quot;;[.I294])" office:value-type="float" office:value="4.80990386009216" calcext:value-type="float">
            <text:p>4.8099038601</text:p>
          </table:table-cell>
          <table:table-cell table:formula="of:=IF(OR(ISBLANK([.E294]);[.I294]&lt;=0);&quot;&quot;;[.I294])" office:value-type="float" office:value="4.80990386009216" calcext:value-type="float">
            <text:p>4.80990386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59" calcext:value-type="float">
            <text:p>1427908050.13859</text:p>
          </table:table-cell>
          <table:table-cell office:value-type="float" office:value="1427908053.61201" calcext:value-type="float">
            <text:p>1427908053.61201</text:p>
          </table:table-cell>
          <table:table-cell office:value-type="float" office:value="1427908054.66996" calcext:value-type="float">
            <text:p>1427908054.66996</text:p>
          </table:table-cell>
          <table:table-cell/>
          <table:table-cell table:formula="of:=MAX([.B295];[.D295];[.G295])-MAX([.A295];[.C295];[.E295])" office:value-type="float" office:value="4.53136801719666" calcext:value-type="float">
            <text:p>4.5313680172</text:p>
          </table:table-cell>
          <table:table-cell table:formula="of:=IF(ISBLANK([.E295]);&quot;&quot;;[.I295])" office:value-type="float" office:value="4.53136801719666" calcext:value-type="float">
            <text:p>4.5313680172</text:p>
          </table:table-cell>
          <table:table-cell table:formula="of:=IF(OR(ISBLANK([.E295]);[.I295]&lt;=0);&quot;&quot;;[.I295])" office:value-type="float" office:value="4.53136801719666" calcext:value-type="float">
            <text:p>4.53136801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61" calcext:value-type="float">
            <text:p>1427908050.13861</text:p>
          </table:table-cell>
          <table:table-cell office:value-type="float" office:value="1427908053.98242" calcext:value-type="float">
            <text:p>1427908053.98242</text:p>
          </table:table-cell>
          <table:table-cell office:value-type="float" office:value="1427908055.0239" calcext:value-type="float">
            <text:p>1427908055.0239</text:p>
          </table:table-cell>
          <table:table-cell/>
          <table:table-cell table:formula="of:=MAX([.B296];[.D296];[.G296])-MAX([.A296];[.C296];[.E296])" office:value-type="float" office:value="4.88529276847839" calcext:value-type="float">
            <text:p>4.8852927685</text:p>
          </table:table-cell>
          <table:table-cell table:formula="of:=IF(ISBLANK([.E296]);&quot;&quot;;[.I296])" office:value-type="float" office:value="4.88529276847839" calcext:value-type="float">
            <text:p>4.8852927685</text:p>
          </table:table-cell>
          <table:table-cell table:formula="of:=IF(OR(ISBLANK([.E296]);[.I296]&lt;=0);&quot;&quot;;[.I296])" office:value-type="float" office:value="4.88529276847839" calcext:value-type="float">
            <text:p>4.88529276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61" calcext:value-type="float">
            <text:p>1427908050.13861</text:p>
          </table:table-cell>
          <table:table-cell office:value-type="float" office:value="1427908054.15241" calcext:value-type="float">
            <text:p>1427908054.15241</text:p>
          </table:table-cell>
          <table:table-cell office:value-type="float" office:value="1427908055.25963" calcext:value-type="float">
            <text:p>1427908055.25963</text:p>
          </table:table-cell>
          <table:table-cell/>
          <table:table-cell table:formula="of:=MAX([.B297];[.D297];[.G297])-MAX([.A297];[.C297];[.E297])" office:value-type="float" office:value="5.12101912498474" calcext:value-type="float">
            <text:p>5.121019125</text:p>
          </table:table-cell>
          <table:table-cell table:formula="of:=IF(ISBLANK([.E297]);&quot;&quot;;[.I297])" office:value-type="float" office:value="5.12101912498474" calcext:value-type="float">
            <text:p>5.121019125</text:p>
          </table:table-cell>
          <table:table-cell table:formula="of:=IF(OR(ISBLANK([.E297]);[.I297]&lt;=0);&quot;&quot;;[.I297])" office:value-type="float" office:value="5.12101912498474" calcext:value-type="float">
            <text:p>5.1210191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62" calcext:value-type="float">
            <text:p>1427908050.13862</text:p>
          </table:table-cell>
          <table:table-cell office:value-type="float" office:value="1427908054.15114" calcext:value-type="float">
            <text:p>1427908054.15114</text:p>
          </table:table-cell>
          <table:table-cell office:value-type="float" office:value="1427908055.23502" calcext:value-type="float">
            <text:p>1427908055.23502</text:p>
          </table:table-cell>
          <table:table-cell/>
          <table:table-cell table:formula="of:=MAX([.B298];[.D298];[.G298])-MAX([.A298];[.C298];[.E298])" office:value-type="float" office:value="5.09640216827393" calcext:value-type="float">
            <text:p>5.0964021683</text:p>
          </table:table-cell>
          <table:table-cell table:formula="of:=IF(ISBLANK([.E298]);&quot;&quot;;[.I298])" office:value-type="float" office:value="5.09640216827393" calcext:value-type="float">
            <text:p>5.0964021683</text:p>
          </table:table-cell>
          <table:table-cell table:formula="of:=IF(OR(ISBLANK([.E298]);[.I298]&lt;=0);&quot;&quot;;[.I298])" office:value-type="float" office:value="5.09640216827393" calcext:value-type="float">
            <text:p>5.09640216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0.13863" calcext:value-type="float">
            <text:p>1427908050.13863</text:p>
          </table:table-cell>
          <table:table-cell office:value-type="float" office:value="1427908053.43671" calcext:value-type="float">
            <text:p>1427908053.43671</text:p>
          </table:table-cell>
          <table:table-cell office:value-type="float" office:value="1427908054.49036" calcext:value-type="float">
            <text:p>1427908054.49036</text:p>
          </table:table-cell>
          <table:table-cell/>
          <table:table-cell table:formula="of:=MAX([.B299];[.D299];[.G299])-MAX([.A299];[.C299];[.E299])" office:value-type="float" office:value="4.35172986984253" calcext:value-type="float">
            <text:p>4.3517298698</text:p>
          </table:table-cell>
          <table:table-cell table:formula="of:=IF(ISBLANK([.E299]);&quot;&quot;;[.I299])" office:value-type="float" office:value="4.35172986984253" calcext:value-type="float">
            <text:p>4.3517298698</text:p>
          </table:table-cell>
          <table:table-cell table:formula="of:=IF(OR(ISBLANK([.E299]);[.I299]&lt;=0);&quot;&quot;;[.I299])" office:value-type="float" office:value="4.35172986984253" calcext:value-type="float">
            <text:p>4.35172986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55.25965" calcext:value-type="float">
            <text:p>1427908055.25965</text:p>
          </table:table-cell>
          <table:table-cell office:value-type="float" office:value="1427908060.71452" calcext:value-type="float">
            <text:p>1427908060.71452</text:p>
          </table:table-cell>
          <table:table-cell table:number-columns-repeated="4"/>
          <table:table-cell table:formula="of:=MAX([.B300];[.D300];[.G300])-MAX([.A300];[.C300];[.E300])" office:value-type="float" office:value="5.45487213134766" calcext:value-type="float">
            <text:p>5.4548721313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65" calcext:value-type="float">
            <text:p>1427908055.25965</text:p>
          </table:table-cell>
          <table:table-cell office:value-type="float" office:value="1427908059.03341" calcext:value-type="float">
            <text:p>1427908059.03341</text:p>
          </table:table-cell>
          <table:table-cell office:value-type="float" office:value="1427908060.11845" calcext:value-type="float">
            <text:p>1427908060.11845</text:p>
          </table:table-cell>
          <table:table-cell/>
          <table:table-cell table:formula="of:=MAX([.B301];[.D301];[.G301])-MAX([.A301];[.C301];[.E301])" office:value-type="float" office:value="4.85880708694458" calcext:value-type="float">
            <text:p>4.8588070869</text:p>
          </table:table-cell>
          <table:table-cell table:formula="of:=IF(ISBLANK([.E301]);&quot;&quot;;[.I301])" office:value-type="float" office:value="4.85880708694458" calcext:value-type="float">
            <text:p>4.8588070869</text:p>
          </table:table-cell>
          <table:table-cell table:formula="of:=IF(OR(ISBLANK([.E301]);[.I301]&lt;=0);&quot;&quot;;[.I301])" office:value-type="float" office:value="4.85880708694458" calcext:value-type="float">
            <text:p>4.85880708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66" calcext:value-type="float">
            <text:p>1427908055.25966</text:p>
          </table:table-cell>
          <table:table-cell office:value-type="float" office:value="1427908058.62553" calcext:value-type="float">
            <text:p>1427908058.62553</text:p>
          </table:table-cell>
          <table:table-cell office:value-type="float" office:value="1427908059.72767" calcext:value-type="float">
            <text:p>1427908059.72767</text:p>
          </table:table-cell>
          <table:table-cell/>
          <table:table-cell table:formula="of:=MAX([.B302];[.D302];[.G302])-MAX([.A302];[.C302];[.E302])" office:value-type="float" office:value="4.46800684928894" calcext:value-type="float">
            <text:p>4.4680068493</text:p>
          </table:table-cell>
          <table:table-cell table:formula="of:=IF(ISBLANK([.E302]);&quot;&quot;;[.I302])" office:value-type="float" office:value="4.46800684928894" calcext:value-type="float">
            <text:p>4.4680068493</text:p>
          </table:table-cell>
          <table:table-cell table:formula="of:=IF(OR(ISBLANK([.E302]);[.I302]&lt;=0);&quot;&quot;;[.I302])" office:value-type="float" office:value="4.46800684928894" calcext:value-type="float">
            <text:p>4.46800684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67" calcext:value-type="float">
            <text:p>1427908055.25967</text:p>
          </table:table-cell>
          <table:table-cell office:value-type="float" office:value="1427908059.23153" calcext:value-type="float">
            <text:p>1427908059.23153</text:p>
          </table:table-cell>
          <table:table-cell office:value-type="float" office:value="1427908060.21194" calcext:value-type="float">
            <text:p>1427908060.21194</text:p>
          </table:table-cell>
          <table:table-cell/>
          <table:table-cell table:formula="of:=MAX([.B303];[.D303];[.G303])-MAX([.A303];[.C303];[.E303])" office:value-type="float" office:value="4.95226812362671" calcext:value-type="float">
            <text:p>4.9522681236</text:p>
          </table:table-cell>
          <table:table-cell table:formula="of:=IF(ISBLANK([.E303]);&quot;&quot;;[.I303])" office:value-type="float" office:value="4.95226812362671" calcext:value-type="float">
            <text:p>4.9522681236</text:p>
          </table:table-cell>
          <table:table-cell table:formula="of:=IF(OR(ISBLANK([.E303]);[.I303]&lt;=0);&quot;&quot;;[.I303])" office:value-type="float" office:value="4.95226812362671" calcext:value-type="float">
            <text:p>4.95226812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68" calcext:value-type="float">
            <text:p>1427908055.25968</text:p>
          </table:table-cell>
          <table:table-cell office:value-type="float" office:value="1427908058.67514" calcext:value-type="float">
            <text:p>1427908058.67514</text:p>
          </table:table-cell>
          <table:table-cell office:value-type="float" office:value="1427908059.69025" calcext:value-type="float">
            <text:p>1427908059.69025</text:p>
          </table:table-cell>
          <table:table-cell/>
          <table:table-cell table:formula="of:=MAX([.B304];[.D304];[.G304])-MAX([.A304];[.C304];[.E304])" office:value-type="float" office:value="4.43057799339294" calcext:value-type="float">
            <text:p>4.4305779934</text:p>
          </table:table-cell>
          <table:table-cell table:formula="of:=IF(ISBLANK([.E304]);&quot;&quot;;[.I304])" office:value-type="float" office:value="4.43057799339294" calcext:value-type="float">
            <text:p>4.4305779934</text:p>
          </table:table-cell>
          <table:table-cell table:formula="of:=IF(OR(ISBLANK([.E304]);[.I304]&lt;=0);&quot;&quot;;[.I304])" office:value-type="float" office:value="4.43057799339294" calcext:value-type="float">
            <text:p>4.43057799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68" calcext:value-type="float">
            <text:p>1427908055.25968</text:p>
          </table:table-cell>
          <table:table-cell office:value-type="float" office:value="1427908058.75987" calcext:value-type="float">
            <text:p>1427908058.75987</text:p>
          </table:table-cell>
          <table:table-cell office:value-type="float" office:value="1427908059.79783" calcext:value-type="float">
            <text:p>1427908059.79783</text:p>
          </table:table-cell>
          <table:table-cell/>
          <table:table-cell table:formula="of:=MAX([.B305];[.D305];[.G305])-MAX([.A305];[.C305];[.E305])" office:value-type="float" office:value="4.53814601898193" calcext:value-type="float">
            <text:p>4.538146019</text:p>
          </table:table-cell>
          <table:table-cell table:formula="of:=IF(ISBLANK([.E305]);&quot;&quot;;[.I305])" office:value-type="float" office:value="4.53814601898193" calcext:value-type="float">
            <text:p>4.538146019</text:p>
          </table:table-cell>
          <table:table-cell table:formula="of:=IF(OR(ISBLANK([.E305]);[.I305]&lt;=0);&quot;&quot;;[.I305])" office:value-type="float" office:value="4.53814601898193" calcext:value-type="float">
            <text:p>4.5381460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69" calcext:value-type="float">
            <text:p>1427908055.25969</text:p>
          </table:table-cell>
          <table:table-cell office:value-type="float" office:value="1427908058.92542" calcext:value-type="float">
            <text:p>1427908058.92542</text:p>
          </table:table-cell>
          <table:table-cell office:value-type="float" office:value="1427908059.97529" calcext:value-type="float">
            <text:p>1427908059.97529</text:p>
          </table:table-cell>
          <table:table-cell/>
          <table:table-cell table:formula="of:=MAX([.B306];[.D306];[.G306])-MAX([.A306];[.C306];[.E306])" office:value-type="float" office:value="4.71559309959412" calcext:value-type="float">
            <text:p>4.7155930996</text:p>
          </table:table-cell>
          <table:table-cell table:formula="of:=IF(ISBLANK([.E306]);&quot;&quot;;[.I306])" office:value-type="float" office:value="4.71559309959412" calcext:value-type="float">
            <text:p>4.7155930996</text:p>
          </table:table-cell>
          <table:table-cell table:formula="of:=IF(OR(ISBLANK([.E306]);[.I306]&lt;=0);&quot;&quot;;[.I306])" office:value-type="float" office:value="4.71559309959412" calcext:value-type="float">
            <text:p>4.71559309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71" calcext:value-type="float">
            <text:p>1427908055.25971</text:p>
          </table:table-cell>
          <table:table-cell office:value-type="float" office:value="1427908059.07705" calcext:value-type="float">
            <text:p>1427908059.07705</text:p>
          </table:table-cell>
          <table:table-cell office:value-type="float" office:value="1427908060.17429" calcext:value-type="float">
            <text:p>1427908060.17429</text:p>
          </table:table-cell>
          <table:table-cell/>
          <table:table-cell table:formula="of:=MAX([.B307];[.D307];[.G307])-MAX([.A307];[.C307];[.E307])" office:value-type="float" office:value="4.91458201408386" calcext:value-type="float">
            <text:p>4.9145820141</text:p>
          </table:table-cell>
          <table:table-cell table:formula="of:=IF(ISBLANK([.E307]);&quot;&quot;;[.I307])" office:value-type="float" office:value="4.91458201408386" calcext:value-type="float">
            <text:p>4.9145820141</text:p>
          </table:table-cell>
          <table:table-cell table:formula="of:=IF(OR(ISBLANK([.E307]);[.I307]&lt;=0);&quot;&quot;;[.I307])" office:value-type="float" office:value="4.91458201408386" calcext:value-type="float">
            <text:p>4.91458201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72" calcext:value-type="float">
            <text:p>1427908055.25972</text:p>
          </table:table-cell>
          <table:table-cell office:value-type="float" office:value="1427908058.98013" calcext:value-type="float">
            <text:p>1427908058.98013</text:p>
          </table:table-cell>
          <table:table-cell office:value-type="float" office:value="1427908060.02773" calcext:value-type="float">
            <text:p>1427908060.02773</text:p>
          </table:table-cell>
          <table:table-cell/>
          <table:table-cell table:formula="of:=MAX([.B308];[.D308];[.G308])-MAX([.A308];[.C308];[.E308])" office:value-type="float" office:value="4.76800894737244" calcext:value-type="float">
            <text:p>4.7680089474</text:p>
          </table:table-cell>
          <table:table-cell table:formula="of:=IF(ISBLANK([.E308]);&quot;&quot;;[.I308])" office:value-type="float" office:value="4.76800894737244" calcext:value-type="float">
            <text:p>4.7680089474</text:p>
          </table:table-cell>
          <table:table-cell table:formula="of:=IF(OR(ISBLANK([.E308]);[.I308]&lt;=0);&quot;&quot;;[.I308])" office:value-type="float" office:value="4.76800894737244" calcext:value-type="float">
            <text:p>4.76800894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74" calcext:value-type="float">
            <text:p>1427908055.25974</text:p>
          </table:table-cell>
          <table:table-cell office:value-type="float" office:value="1427908059.38297" calcext:value-type="float">
            <text:p>1427908059.38297</text:p>
          </table:table-cell>
          <table:table-cell office:value-type="float" office:value="1427908060.35612" calcext:value-type="float">
            <text:p>1427908060.35612</text:p>
          </table:table-cell>
          <table:table-cell/>
          <table:table-cell table:formula="of:=MAX([.B309];[.D309];[.G309])-MAX([.A309];[.C309];[.E309])" office:value-type="float" office:value="5.09637999534607" calcext:value-type="float">
            <text:p>5.0963799953</text:p>
          </table:table-cell>
          <table:table-cell table:formula="of:=IF(ISBLANK([.E309]);&quot;&quot;;[.I309])" office:value-type="float" office:value="5.09637999534607" calcext:value-type="float">
            <text:p>5.0963799953</text:p>
          </table:table-cell>
          <table:table-cell table:formula="of:=IF(OR(ISBLANK([.E309]);[.I309]&lt;=0);&quot;&quot;;[.I309])" office:value-type="float" office:value="5.09637999534607" calcext:value-type="float">
            <text:p>5.09637999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55.25974" calcext:value-type="float">
            <text:p>1427908055.25974</text:p>
          </table:table-cell>
          <table:table-cell office:value-type="float" office:value="1427908059.6244" calcext:value-type="float">
            <text:p>1427908059.6244</text:p>
          </table:table-cell>
          <table:table-cell office:value-type="float" office:value="1427908060.71451" calcext:value-type="float">
            <text:p>1427908060.71451</text:p>
          </table:table-cell>
          <table:table-cell/>
          <table:table-cell table:formula="of:=MAX([.B310];[.D310];[.G310])-MAX([.A310];[.C310];[.E310])" office:value-type="float" office:value="5.45476698875427" calcext:value-type="float">
            <text:p>5.4547669888</text:p>
          </table:table-cell>
          <table:table-cell table:formula="of:=IF(ISBLANK([.E310]);&quot;&quot;;[.I310])" office:value-type="float" office:value="5.45476698875427" calcext:value-type="float">
            <text:p>5.4547669888</text:p>
          </table:table-cell>
          <table:table-cell table:formula="of:=IF(OR(ISBLANK([.E310]);[.I310]&lt;=0);&quot;&quot;;[.I310])" office:value-type="float" office:value="5.45476698875427" calcext:value-type="float">
            <text:p>5.45476698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60.71453" calcext:value-type="float">
            <text:p>1427908060.71453</text:p>
          </table:table-cell>
          <table:table-cell office:value-type="float" office:value="1427908065.94291" calcext:value-type="float">
            <text:p>1427908065.94291</text:p>
          </table:table-cell>
          <table:table-cell table:number-columns-repeated="4"/>
          <table:table-cell table:formula="of:=MAX([.B311];[.D311];[.G311])-MAX([.A311];[.C311];[.E311])" office:value-type="float" office:value="5.22838497161865" calcext:value-type="float">
            <text:p>5.2283849716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53" calcext:value-type="float">
            <text:p>1427908060.71453</text:p>
          </table:table-cell>
          <table:table-cell office:value-type="float" office:value="1427908064.80136" calcext:value-type="float">
            <text:p>1427908064.80136</text:p>
          </table:table-cell>
          <table:table-cell office:value-type="float" office:value="1427908065.84822" calcext:value-type="float">
            <text:p>1427908065.84822</text:p>
          </table:table-cell>
          <table:table-cell/>
          <table:table-cell table:formula="of:=MAX([.B312];[.D312];[.G312])-MAX([.A312];[.C312];[.E312])" office:value-type="float" office:value="5.13369107246399" calcext:value-type="float">
            <text:p>5.1336910725</text:p>
          </table:table-cell>
          <table:table-cell table:formula="of:=IF(ISBLANK([.E312]);&quot;&quot;;[.I312])" office:value-type="float" office:value="5.13369107246399" calcext:value-type="float">
            <text:p>5.1336910725</text:p>
          </table:table-cell>
          <table:table-cell table:formula="of:=IF(OR(ISBLANK([.E312]);[.I312]&lt;=0);&quot;&quot;;[.I312])" office:value-type="float" office:value="5.13369107246399" calcext:value-type="float">
            <text:p>5.13369107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55" calcext:value-type="float">
            <text:p>1427908060.71455</text:p>
          </table:table-cell>
          <table:table-cell office:value-type="float" office:value="1427908064.20624" calcext:value-type="float">
            <text:p>1427908064.20624</text:p>
          </table:table-cell>
          <table:table-cell office:value-type="float" office:value="1427908065.29874" calcext:value-type="float">
            <text:p>1427908065.29874</text:p>
          </table:table-cell>
          <table:table-cell/>
          <table:table-cell table:formula="of:=MAX([.B313];[.D313];[.G313])-MAX([.A313];[.C313];[.E313])" office:value-type="float" office:value="4.58418893814087" calcext:value-type="float">
            <text:p>4.5841889381</text:p>
          </table:table-cell>
          <table:table-cell table:formula="of:=IF(ISBLANK([.E313]);&quot;&quot;;[.I313])" office:value-type="float" office:value="4.58418893814087" calcext:value-type="float">
            <text:p>4.5841889381</text:p>
          </table:table-cell>
          <table:table-cell table:formula="of:=IF(OR(ISBLANK([.E313]);[.I313]&lt;=0);&quot;&quot;;[.I313])" office:value-type="float" office:value="4.58418893814087" calcext:value-type="float">
            <text:p>4.58418893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62" calcext:value-type="float">
            <text:p>1427908060.71462</text:p>
          </table:table-cell>
          <table:table-cell office:value-type="float" office:value="1427908064.5837" calcext:value-type="float">
            <text:p>1427908064.5837</text:p>
          </table:table-cell>
          <table:table-cell office:value-type="float" office:value="1427908065.69307" calcext:value-type="float">
            <text:p>1427908065.69307</text:p>
          </table:table-cell>
          <table:table-cell/>
          <table:table-cell table:formula="of:=MAX([.B314];[.D314];[.G314])-MAX([.A314];[.C314];[.E314])" office:value-type="float" office:value="4.9784460067749" calcext:value-type="float">
            <text:p>4.9784460068</text:p>
          </table:table-cell>
          <table:table-cell table:formula="of:=IF(ISBLANK([.E314]);&quot;&quot;;[.I314])" office:value-type="float" office:value="4.9784460067749" calcext:value-type="float">
            <text:p>4.9784460068</text:p>
          </table:table-cell>
          <table:table-cell table:formula="of:=IF(OR(ISBLANK([.E314]);[.I314]&lt;=0);&quot;&quot;;[.I314])" office:value-type="float" office:value="4.9784460067749" calcext:value-type="float">
            <text:p>4.9784460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65" calcext:value-type="float">
            <text:p>1427908060.71465</text:p>
          </table:table-cell>
          <table:table-cell office:value-type="float" office:value="1427908064.22972" calcext:value-type="float">
            <text:p>1427908064.22972</text:p>
          </table:table-cell>
          <table:table-cell office:value-type="float" office:value="1427908065.23325" calcext:value-type="float">
            <text:p>1427908065.23325</text:p>
          </table:table-cell>
          <table:table-cell/>
          <table:table-cell table:formula="of:=MAX([.B315];[.D315];[.G315])-MAX([.A315];[.C315];[.E315])" office:value-type="float" office:value="4.5185980796814" calcext:value-type="float">
            <text:p>4.5185980797</text:p>
          </table:table-cell>
          <table:table-cell table:formula="of:=IF(ISBLANK([.E315]);&quot;&quot;;[.I315])" office:value-type="float" office:value="4.5185980796814" calcext:value-type="float">
            <text:p>4.5185980797</text:p>
          </table:table-cell>
          <table:table-cell table:formula="of:=IF(OR(ISBLANK([.E315]);[.I315]&lt;=0);&quot;&quot;;[.I315])" office:value-type="float" office:value="4.5185980796814" calcext:value-type="float">
            <text:p>4.51859807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66" calcext:value-type="float">
            <text:p>1427908060.71466</text:p>
          </table:table-cell>
          <table:table-cell office:value-type="float" office:value="1427908064.5627" calcext:value-type="float">
            <text:p>1427908064.5627</text:p>
          </table:table-cell>
          <table:table-cell office:value-type="float" office:value="1427908065.5379" calcext:value-type="float">
            <text:p>1427908065.5379</text:p>
          </table:table-cell>
          <table:table-cell/>
          <table:table-cell table:formula="of:=MAX([.B316];[.D316];[.G316])-MAX([.A316];[.C316];[.E316])" office:value-type="float" office:value="4.82323694229126" calcext:value-type="float">
            <text:p>4.8232369423</text:p>
          </table:table-cell>
          <table:table-cell table:formula="of:=IF(ISBLANK([.E316]);&quot;&quot;;[.I316])" office:value-type="float" office:value="4.82323694229126" calcext:value-type="float">
            <text:p>4.8232369423</text:p>
          </table:table-cell>
          <table:table-cell table:formula="of:=IF(OR(ISBLANK([.E316]);[.I316]&lt;=0);&quot;&quot;;[.I316])" office:value-type="float" office:value="4.82323694229126" calcext:value-type="float">
            <text:p>4.82323694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69" calcext:value-type="float">
            <text:p>1427908060.71469</text:p>
          </table:table-cell>
          <table:table-cell office:value-type="float" office:value="1427908064.75578" calcext:value-type="float">
            <text:p>1427908064.75578</text:p>
          </table:table-cell>
          <table:table-cell office:value-type="float" office:value="1427908065.81827" calcext:value-type="float">
            <text:p>1427908065.81827</text:p>
          </table:table-cell>
          <table:table-cell/>
          <table:table-cell table:formula="of:=MAX([.B317];[.D317];[.G317])-MAX([.A317];[.C317];[.E317])" office:value-type="float" office:value="5.10358715057373" calcext:value-type="float">
            <text:p>5.1035871506</text:p>
          </table:table-cell>
          <table:table-cell table:formula="of:=IF(ISBLANK([.E317]);&quot;&quot;;[.I317])" office:value-type="float" office:value="5.10358715057373" calcext:value-type="float">
            <text:p>5.1035871506</text:p>
          </table:table-cell>
          <table:table-cell table:formula="of:=IF(OR(ISBLANK([.E317]);[.I317]&lt;=0);&quot;&quot;;[.I317])" office:value-type="float" office:value="5.10358715057373" calcext:value-type="float">
            <text:p>5.10358715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72" calcext:value-type="float">
            <text:p>1427908060.71472</text:p>
          </table:table-cell>
          <table:table-cell office:value-type="float" office:value="1427908064.44273" calcext:value-type="float">
            <text:p>1427908064.44273</text:p>
          </table:table-cell>
          <table:table-cell office:value-type="float" office:value="1427908065.53624" calcext:value-type="float">
            <text:p>1427908065.53624</text:p>
          </table:table-cell>
          <table:table-cell/>
          <table:table-cell table:formula="of:=MAX([.B318];[.D318];[.G318])-MAX([.A318];[.C318];[.E318])" office:value-type="float" office:value="4.82151317596436" calcext:value-type="float">
            <text:p>4.821513176</text:p>
          </table:table-cell>
          <table:table-cell table:formula="of:=IF(ISBLANK([.E318]);&quot;&quot;;[.I318])" office:value-type="float" office:value="4.82151317596436" calcext:value-type="float">
            <text:p>4.821513176</text:p>
          </table:table-cell>
          <table:table-cell table:formula="of:=IF(OR(ISBLANK([.E318]);[.I318]&lt;=0);&quot;&quot;;[.I318])" office:value-type="float" office:value="4.82151317596436" calcext:value-type="float">
            <text:p>4.8215131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74" calcext:value-type="float">
            <text:p>1427908060.71474</text:p>
          </table:table-cell>
          <table:table-cell office:value-type="float" office:value="1427908064.39778" calcext:value-type="float">
            <text:p>1427908064.39778</text:p>
          </table:table-cell>
          <table:table-cell office:value-type="float" office:value="1427908065.49925" calcext:value-type="float">
            <text:p>1427908065.49925</text:p>
          </table:table-cell>
          <table:table-cell/>
          <table:table-cell table:formula="of:=MAX([.B319];[.D319];[.G319])-MAX([.A319];[.C319];[.E319])" office:value-type="float" office:value="4.78451585769653" calcext:value-type="float">
            <text:p>4.7845158577</text:p>
          </table:table-cell>
          <table:table-cell table:formula="of:=IF(ISBLANK([.E319]);&quot;&quot;;[.I319])" office:value-type="float" office:value="4.78451585769653" calcext:value-type="float">
            <text:p>4.7845158577</text:p>
          </table:table-cell>
          <table:table-cell table:formula="of:=IF(OR(ISBLANK([.E319]);[.I319]&lt;=0);&quot;&quot;;[.I319])" office:value-type="float" office:value="4.78451585769653" calcext:value-type="float">
            <text:p>4.78451585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75" calcext:value-type="float">
            <text:p>1427908060.71475</text:p>
          </table:table-cell>
          <table:table-cell office:value-type="float" office:value="1427908064.93454" calcext:value-type="float">
            <text:p>1427908064.93454</text:p>
          </table:table-cell>
          <table:table-cell office:value-type="float" office:value="1427908065.94291" calcext:value-type="float">
            <text:p>1427908065.94291</text:p>
          </table:table-cell>
          <table:table-cell/>
          <table:table-cell table:formula="of:=MAX([.B320];[.D320];[.G320])-MAX([.A320];[.C320];[.E320])" office:value-type="float" office:value="5.22815585136414" calcext:value-type="float">
            <text:p>5.2281558514</text:p>
          </table:table-cell>
          <table:table-cell table:formula="of:=IF(ISBLANK([.E320]);&quot;&quot;;[.I320])" office:value-type="float" office:value="5.22815585136414" calcext:value-type="float">
            <text:p>5.2281558514</text:p>
          </table:table-cell>
          <table:table-cell table:formula="of:=IF(OR(ISBLANK([.E320]);[.I320]&lt;=0);&quot;&quot;;[.I320])" office:value-type="float" office:value="5.22815585136414" calcext:value-type="float">
            <text:p>5.22815585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0.71476" calcext:value-type="float">
            <text:p>1427908060.71476</text:p>
          </table:table-cell>
          <table:table-cell office:value-type="float" office:value="1427908064.80669" calcext:value-type="float">
            <text:p>1427908064.80669</text:p>
          </table:table-cell>
          <table:table-cell office:value-type="float" office:value="1427908065.84487" calcext:value-type="float">
            <text:p>1427908065.84487</text:p>
          </table:table-cell>
          <table:table-cell/>
          <table:table-cell table:formula="of:=MAX([.B321];[.D321];[.G321])-MAX([.A321];[.C321];[.E321])" office:value-type="float" office:value="5.13010907173157" calcext:value-type="float">
            <text:p>5.1301090717</text:p>
          </table:table-cell>
          <table:table-cell table:formula="of:=IF(ISBLANK([.E321]);&quot;&quot;;[.I321])" office:value-type="float" office:value="5.13010907173157" calcext:value-type="float">
            <text:p>5.1301090717</text:p>
          </table:table-cell>
          <table:table-cell table:formula="of:=IF(OR(ISBLANK([.E321]);[.I321]&lt;=0);&quot;&quot;;[.I321])" office:value-type="float" office:value="5.13010907173157" calcext:value-type="float">
            <text:p>5.13010907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65.94292" calcext:value-type="float">
            <text:p>1427908065.94292</text:p>
          </table:table-cell>
          <table:table-cell office:value-type="float" office:value="1427908070.95606" calcext:value-type="float">
            <text:p>1427908070.95606</text:p>
          </table:table-cell>
          <table:table-cell table:number-columns-repeated="4"/>
          <table:table-cell table:formula="of:=MAX([.B322];[.D322];[.G322])-MAX([.A322];[.C322];[.E322])" office:value-type="float" office:value="5.01313805580139" calcext:value-type="float">
            <text:p>5.0131380558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293" calcext:value-type="float">
            <text:p>1427908065.94293</text:p>
          </table:table-cell>
          <table:table-cell office:value-type="float" office:value="1427908069.69711" calcext:value-type="float">
            <text:p>1427908069.69711</text:p>
          </table:table-cell>
          <table:table-cell office:value-type="float" office:value="1427908070.80167" calcext:value-type="float">
            <text:p>1427908070.80167</text:p>
          </table:table-cell>
          <table:table-cell/>
          <table:table-cell table:formula="of:=MAX([.B323];[.D323];[.G323])-MAX([.A323];[.C323];[.E323])" office:value-type="float" office:value="4.85874319076538" calcext:value-type="float">
            <text:p>4.8587431908</text:p>
          </table:table-cell>
          <table:table-cell table:formula="of:=IF(ISBLANK([.E323]);&quot;&quot;;[.I323])" office:value-type="float" office:value="4.85874319076538" calcext:value-type="float">
            <text:p>4.8587431908</text:p>
          </table:table-cell>
          <table:table-cell table:formula="of:=IF(OR(ISBLANK([.E323]);[.I323]&lt;=0);&quot;&quot;;[.I323])" office:value-type="float" office:value="4.85874319076538" calcext:value-type="float">
            <text:p>4.85874319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295" calcext:value-type="float">
            <text:p>1427908065.94295</text:p>
          </table:table-cell>
          <table:table-cell office:value-type="float" office:value="1427908069.77431" calcext:value-type="float">
            <text:p>1427908069.77431</text:p>
          </table:table-cell>
          <table:table-cell office:value-type="float" office:value="1427908070.78815" calcext:value-type="float">
            <text:p>1427908070.78815</text:p>
          </table:table-cell>
          <table:table-cell/>
          <table:table-cell table:formula="of:=MAX([.B324];[.D324];[.G324])-MAX([.A324];[.C324];[.E324])" office:value-type="float" office:value="4.84520697593689" calcext:value-type="float">
            <text:p>4.8452069759</text:p>
          </table:table-cell>
          <table:table-cell table:formula="of:=IF(ISBLANK([.E324]);&quot;&quot;;[.I324])" office:value-type="float" office:value="4.84520697593689" calcext:value-type="float">
            <text:p>4.8452069759</text:p>
          </table:table-cell>
          <table:table-cell table:formula="of:=IF(OR(ISBLANK([.E324]);[.I324]&lt;=0);&quot;&quot;;[.I324])" office:value-type="float" office:value="4.84520697593689" calcext:value-type="float">
            <text:p>4.84520697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296" calcext:value-type="float">
            <text:p>1427908065.94296</text:p>
          </table:table-cell>
          <table:table-cell office:value-type="float" office:value="1427908069.73082" calcext:value-type="float">
            <text:p>1427908069.73082</text:p>
          </table:table-cell>
          <table:table-cell office:value-type="float" office:value="1427908070.78569" calcext:value-type="float">
            <text:p>1427908070.78569</text:p>
          </table:table-cell>
          <table:table-cell/>
          <table:table-cell table:formula="of:=MAX([.B325];[.D325];[.G325])-MAX([.A325];[.C325];[.E325])" office:value-type="float" office:value="4.84273505210876" calcext:value-type="float">
            <text:p>4.8427350521</text:p>
          </table:table-cell>
          <table:table-cell table:formula="of:=IF(ISBLANK([.E325]);&quot;&quot;;[.I325])" office:value-type="float" office:value="4.84273505210876" calcext:value-type="float">
            <text:p>4.8427350521</text:p>
          </table:table-cell>
          <table:table-cell table:formula="of:=IF(OR(ISBLANK([.E325]);[.I325]&lt;=0);&quot;&quot;;[.I325])" office:value-type="float" office:value="4.84273505210876" calcext:value-type="float">
            <text:p>4.84273505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296" calcext:value-type="float">
            <text:p>1427908065.94296</text:p>
          </table:table-cell>
          <table:table-cell office:value-type="float" office:value="1427908069.42832" calcext:value-type="float">
            <text:p>1427908069.42832</text:p>
          </table:table-cell>
          <table:table-cell office:value-type="float" office:value="1427908070.51126" calcext:value-type="float">
            <text:p>1427908070.51126</text:p>
          </table:table-cell>
          <table:table-cell/>
          <table:table-cell table:formula="of:=MAX([.B326];[.D326];[.G326])-MAX([.A326];[.C326];[.E326])" office:value-type="float" office:value="4.5683000087738" calcext:value-type="float">
            <text:p>4.5683000088</text:p>
          </table:table-cell>
          <table:table-cell table:formula="of:=IF(ISBLANK([.E326]);&quot;&quot;;[.I326])" office:value-type="float" office:value="4.5683000087738" calcext:value-type="float">
            <text:p>4.5683000088</text:p>
          </table:table-cell>
          <table:table-cell table:formula="of:=IF(OR(ISBLANK([.E326]);[.I326]&lt;=0);&quot;&quot;;[.I326])" office:value-type="float" office:value="4.5683000087738" calcext:value-type="float">
            <text:p>4.56830000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297" calcext:value-type="float">
            <text:p>1427908065.94297</text:p>
          </table:table-cell>
          <table:table-cell office:value-type="float" office:value="1427908069.89861" calcext:value-type="float">
            <text:p>1427908069.89861</text:p>
          </table:table-cell>
          <table:table-cell office:value-type="float" office:value="1427908070.95606" calcext:value-type="float">
            <text:p>1427908070.95606</text:p>
          </table:table-cell>
          <table:table-cell/>
          <table:table-cell table:formula="of:=MAX([.B327];[.D327];[.G327])-MAX([.A327];[.C327];[.E327])" office:value-type="float" office:value="5.01308608055115" calcext:value-type="float">
            <text:p>5.0130860806</text:p>
          </table:table-cell>
          <table:table-cell table:formula="of:=IF(ISBLANK([.E327]);&quot;&quot;;[.I327])" office:value-type="float" office:value="5.01308608055115" calcext:value-type="float">
            <text:p>5.0130860806</text:p>
          </table:table-cell>
          <table:table-cell table:formula="of:=IF(OR(ISBLANK([.E327]);[.I327]&lt;=0);&quot;&quot;;[.I327])" office:value-type="float" office:value="5.01308608055115" calcext:value-type="float">
            <text:p>5.01308608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298" calcext:value-type="float">
            <text:p>1427908065.94298</text:p>
          </table:table-cell>
          <table:table-cell office:value-type="float" office:value="1427908069.8415" calcext:value-type="float">
            <text:p>1427908069.8415</text:p>
          </table:table-cell>
          <table:table-cell office:value-type="float" office:value="1427908070.93766" calcext:value-type="float">
            <text:p>1427908070.93766</text:p>
          </table:table-cell>
          <table:table-cell/>
          <table:table-cell table:formula="of:=MAX([.B328];[.D328];[.G328])-MAX([.A328];[.C328];[.E328])" office:value-type="float" office:value="4.99467587471008" calcext:value-type="float">
            <text:p>4.9946758747</text:p>
          </table:table-cell>
          <table:table-cell table:formula="of:=IF(ISBLANK([.E328]);&quot;&quot;;[.I328])" office:value-type="float" office:value="4.99467587471008" calcext:value-type="float">
            <text:p>4.9946758747</text:p>
          </table:table-cell>
          <table:table-cell table:formula="of:=IF(OR(ISBLANK([.E328]);[.I328]&lt;=0);&quot;&quot;;[.I328])" office:value-type="float" office:value="4.99467587471008" calcext:value-type="float">
            <text:p>4.99467587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301" calcext:value-type="float">
            <text:p>1427908065.94301</text:p>
          </table:table-cell>
          <table:table-cell office:value-type="float" office:value="1427908069.12329" calcext:value-type="float">
            <text:p>1427908069.12329</text:p>
          </table:table-cell>
          <table:table-cell office:value-type="float" office:value="1427908070.07645" calcext:value-type="float">
            <text:p>1427908070.07645</text:p>
          </table:table-cell>
          <table:table-cell/>
          <table:table-cell table:formula="of:=MAX([.B329];[.D329];[.G329])-MAX([.A329];[.C329];[.E329])" office:value-type="float" office:value="4.13344097137451" calcext:value-type="float">
            <text:p>4.1334409714</text:p>
          </table:table-cell>
          <table:table-cell table:formula="of:=IF(ISBLANK([.E329]);&quot;&quot;;[.I329])" office:value-type="float" office:value="4.13344097137451" calcext:value-type="float">
            <text:p>4.1334409714</text:p>
          </table:table-cell>
          <table:table-cell table:formula="of:=IF(OR(ISBLANK([.E329]);[.I329]&lt;=0);&quot;&quot;;[.I329])" office:value-type="float" office:value="4.13344097137451" calcext:value-type="float">
            <text:p>4.13344097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302" calcext:value-type="float">
            <text:p>1427908065.94302</text:p>
          </table:table-cell>
          <table:table-cell office:value-type="float" office:value="1427908069.42726" calcext:value-type="float">
            <text:p>1427908069.42726</text:p>
          </table:table-cell>
          <table:table-cell office:value-type="float" office:value="1427908070.51843" calcext:value-type="float">
            <text:p>1427908070.51843</text:p>
          </table:table-cell>
          <table:table-cell/>
          <table:table-cell table:formula="of:=MAX([.B330];[.D330];[.G330])-MAX([.A330];[.C330];[.E330])" office:value-type="float" office:value="4.57540392875671" calcext:value-type="float">
            <text:p>4.5754039288</text:p>
          </table:table-cell>
          <table:table-cell table:formula="of:=IF(ISBLANK([.E330]);&quot;&quot;;[.I330])" office:value-type="float" office:value="4.57540392875671" calcext:value-type="float">
            <text:p>4.5754039288</text:p>
          </table:table-cell>
          <table:table-cell table:formula="of:=IF(OR(ISBLANK([.E330]);[.I330]&lt;=0);&quot;&quot;;[.I330])" office:value-type="float" office:value="4.57540392875671" calcext:value-type="float">
            <text:p>4.57540392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307" calcext:value-type="float">
            <text:p>1427908065.94307</text:p>
          </table:table-cell>
          <table:table-cell office:value-type="float" office:value="1427908069.38997" calcext:value-type="float">
            <text:p>1427908069.38997</text:p>
          </table:table-cell>
          <table:table-cell office:value-type="float" office:value="1427908070.44532" calcext:value-type="float">
            <text:p>1427908070.44532</text:p>
          </table:table-cell>
          <table:table-cell/>
          <table:table-cell table:formula="of:=MAX([.B331];[.D331];[.G331])-MAX([.A331];[.C331];[.E331])" office:value-type="float" office:value="4.50225114822388" calcext:value-type="float">
            <text:p>4.5022511482</text:p>
          </table:table-cell>
          <table:table-cell table:formula="of:=IF(ISBLANK([.E331]);&quot;&quot;;[.I331])" office:value-type="float" office:value="4.50225114822388" calcext:value-type="float">
            <text:p>4.5022511482</text:p>
          </table:table-cell>
          <table:table-cell table:formula="of:=IF(OR(ISBLANK([.E331]);[.I331]&lt;=0);&quot;&quot;;[.I331])" office:value-type="float" office:value="4.50225114822388" calcext:value-type="float">
            <text:p>4.50225114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65.94315" calcext:value-type="float">
            <text:p>1427908065.94315</text:p>
          </table:table-cell>
          <table:table-cell office:value-type="float" office:value="1427908069.36814" calcext:value-type="float">
            <text:p>1427908069.36814</text:p>
          </table:table-cell>
          <table:table-cell office:value-type="float" office:value="1427908070.39133" calcext:value-type="float">
            <text:p>1427908070.39133</text:p>
          </table:table-cell>
          <table:table-cell/>
          <table:table-cell table:formula="of:=MAX([.B332];[.D332];[.G332])-MAX([.A332];[.C332];[.E332])" office:value-type="float" office:value="4.44817495346069" calcext:value-type="float">
            <text:p>4.4481749535</text:p>
          </table:table-cell>
          <table:table-cell table:formula="of:=IF(ISBLANK([.E332]);&quot;&quot;;[.I332])" office:value-type="float" office:value="4.44817495346069" calcext:value-type="float">
            <text:p>4.4481749535</text:p>
          </table:table-cell>
          <table:table-cell table:formula="of:=IF(OR(ISBLANK([.E332]);[.I332]&lt;=0);&quot;&quot;;[.I332])" office:value-type="float" office:value="4.44817495346069" calcext:value-type="float">
            <text:p>4.44817495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70.95607" calcext:value-type="float">
            <text:p>1427908070.95607</text:p>
          </table:table-cell>
          <table:table-cell office:value-type="float" office:value="1427908076.51775" calcext:value-type="float">
            <text:p>1427908076.51775</text:p>
          </table:table-cell>
          <table:table-cell table:number-columns-repeated="4"/>
          <table:table-cell table:formula="of:=MAX([.B333];[.D333];[.G333])-MAX([.A333];[.C333];[.E333])" office:value-type="float" office:value="5.56167602539063" calcext:value-type="float">
            <text:p>5.5616760254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08" calcext:value-type="float">
            <text:p>1427908070.95608</text:p>
          </table:table-cell>
          <table:table-cell office:value-type="float" office:value="1427908074.31371" calcext:value-type="float">
            <text:p>1427908074.31371</text:p>
          </table:table-cell>
          <table:table-cell office:value-type="float" office:value="1427908075.32971" calcext:value-type="float">
            <text:p>1427908075.32971</text:p>
          </table:table-cell>
          <table:table-cell/>
          <table:table-cell table:formula="of:=MAX([.B334];[.D334];[.G334])-MAX([.A334];[.C334];[.E334])" office:value-type="float" office:value="4.37362909317017" calcext:value-type="float">
            <text:p>4.3736290932</text:p>
          </table:table-cell>
          <table:table-cell table:formula="of:=IF(ISBLANK([.E334]);&quot;&quot;;[.I334])" office:value-type="float" office:value="4.37362909317017" calcext:value-type="float">
            <text:p>4.3736290932</text:p>
          </table:table-cell>
          <table:table-cell table:formula="of:=IF(OR(ISBLANK([.E334]);[.I334]&lt;=0);&quot;&quot;;[.I334])" office:value-type="float" office:value="4.37362909317017" calcext:value-type="float">
            <text:p>4.37362909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" calcext:value-type="float">
            <text:p>1427908070.9561</text:p>
          </table:table-cell>
          <table:table-cell office:value-type="float" office:value="1427908075.43234" calcext:value-type="float">
            <text:p>1427908075.43234</text:p>
          </table:table-cell>
          <table:table-cell office:value-type="float" office:value="1427908076.51775" calcext:value-type="float">
            <text:p>1427908076.51775</text:p>
          </table:table-cell>
          <table:table-cell/>
          <table:table-cell table:formula="of:=MAX([.B335];[.D335];[.G335])-MAX([.A335];[.C335];[.E335])" office:value-type="float" office:value="5.5616500377655" calcext:value-type="float">
            <text:p>5.5616500378</text:p>
          </table:table-cell>
          <table:table-cell table:formula="of:=IF(ISBLANK([.E335]);&quot;&quot;;[.I335])" office:value-type="float" office:value="5.5616500377655" calcext:value-type="float">
            <text:p>5.5616500378</text:p>
          </table:table-cell>
          <table:table-cell table:formula="of:=IF(OR(ISBLANK([.E335]);[.I335]&lt;=0);&quot;&quot;;[.I335])" office:value-type="float" office:value="5.5616500377655" calcext:value-type="float">
            <text:p>5.56165003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" calcext:value-type="float">
            <text:p>1427908070.9561</text:p>
          </table:table-cell>
          <table:table-cell office:value-type="float" office:value="1427908074.91734" calcext:value-type="float">
            <text:p>1427908074.91734</text:p>
          </table:table-cell>
          <table:table-cell office:value-type="float" office:value="1427908075.91246" calcext:value-type="float">
            <text:p>1427908075.91246</text:p>
          </table:table-cell>
          <table:table-cell/>
          <table:table-cell table:formula="of:=MAX([.B336];[.D336];[.G336])-MAX([.A336];[.C336];[.E336])" office:value-type="float" office:value="4.9563570022583" calcext:value-type="float">
            <text:p>4.9563570023</text:p>
          </table:table-cell>
          <table:table-cell table:formula="of:=IF(ISBLANK([.E336]);&quot;&quot;;[.I336])" office:value-type="float" office:value="4.9563570022583" calcext:value-type="float">
            <text:p>4.9563570023</text:p>
          </table:table-cell>
          <table:table-cell table:formula="of:=IF(OR(ISBLANK([.E336]);[.I336]&lt;=0);&quot;&quot;;[.I336])" office:value-type="float" office:value="4.9563570022583" calcext:value-type="float">
            <text:p>4.95635700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1" calcext:value-type="float">
            <text:p>1427908070.95611</text:p>
          </table:table-cell>
          <table:table-cell office:value-type="float" office:value="1427908074.57934" calcext:value-type="float">
            <text:p>1427908074.57934</text:p>
          </table:table-cell>
          <table:table-cell office:value-type="float" office:value="1427908075.69016" calcext:value-type="float">
            <text:p>1427908075.69016</text:p>
          </table:table-cell>
          <table:table-cell/>
          <table:table-cell table:formula="of:=MAX([.B337];[.D337];[.G337])-MAX([.A337];[.C337];[.E337])" office:value-type="float" office:value="4.734050989151" calcext:value-type="float">
            <text:p>4.7340509892</text:p>
          </table:table-cell>
          <table:table-cell table:formula="of:=IF(ISBLANK([.E337]);&quot;&quot;;[.I337])" office:value-type="float" office:value="4.734050989151" calcext:value-type="float">
            <text:p>4.7340509892</text:p>
          </table:table-cell>
          <table:table-cell table:formula="of:=IF(OR(ISBLANK([.E337]);[.I337]&lt;=0);&quot;&quot;;[.I337])" office:value-type="float" office:value="4.734050989151" calcext:value-type="float">
            <text:p>4.73405098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2" calcext:value-type="float">
            <text:p>1427908070.95612</text:p>
          </table:table-cell>
          <table:table-cell office:value-type="float" office:value="1427908074.23637" calcext:value-type="float">
            <text:p>1427908074.23637</text:p>
          </table:table-cell>
          <table:table-cell office:value-type="float" office:value="1427908075.34344" calcext:value-type="float">
            <text:p>1427908075.34344</text:p>
          </table:table-cell>
          <table:table-cell/>
          <table:table-cell table:formula="of:=MAX([.B338];[.D338];[.G338])-MAX([.A338];[.C338];[.E338])" office:value-type="float" office:value="4.38732004165649" calcext:value-type="float">
            <text:p>4.3873200417</text:p>
          </table:table-cell>
          <table:table-cell table:formula="of:=IF(ISBLANK([.E338]);&quot;&quot;;[.I338])" office:value-type="float" office:value="4.38732004165649" calcext:value-type="float">
            <text:p>4.3873200417</text:p>
          </table:table-cell>
          <table:table-cell table:formula="of:=IF(OR(ISBLANK([.E338]);[.I338]&lt;=0);&quot;&quot;;[.I338])" office:value-type="float" office:value="4.38732004165649" calcext:value-type="float">
            <text:p>4.38732004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3" calcext:value-type="float">
            <text:p>1427908070.95613</text:p>
          </table:table-cell>
          <table:table-cell office:value-type="float" office:value="1427908074.58874" calcext:value-type="float">
            <text:p>1427908074.58874</text:p>
          </table:table-cell>
          <table:table-cell office:value-type="float" office:value="1427908075.66642" calcext:value-type="float">
            <text:p>1427908075.66642</text:p>
          </table:table-cell>
          <table:table-cell/>
          <table:table-cell table:formula="of:=MAX([.B339];[.D339];[.G339])-MAX([.A339];[.C339];[.E339])" office:value-type="float" office:value="4.71029615402222" calcext:value-type="float">
            <text:p>4.710296154</text:p>
          </table:table-cell>
          <table:table-cell table:formula="of:=IF(ISBLANK([.E339]);&quot;&quot;;[.I339])" office:value-type="float" office:value="4.71029615402222" calcext:value-type="float">
            <text:p>4.710296154</text:p>
          </table:table-cell>
          <table:table-cell table:formula="of:=IF(OR(ISBLANK([.E339]);[.I339]&lt;=0);&quot;&quot;;[.I339])" office:value-type="float" office:value="4.71029615402222" calcext:value-type="float">
            <text:p>4.7102961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5" calcext:value-type="float">
            <text:p>1427908070.95615</text:p>
          </table:table-cell>
          <table:table-cell office:value-type="float" office:value="1427908074.78117" calcext:value-type="float">
            <text:p>1427908074.78117</text:p>
          </table:table-cell>
          <table:table-cell office:value-type="float" office:value="1427908075.88837" calcext:value-type="float">
            <text:p>1427908075.88837</text:p>
          </table:table-cell>
          <table:table-cell/>
          <table:table-cell table:formula="of:=MAX([.B340];[.D340];[.G340])-MAX([.A340];[.C340];[.E340])" office:value-type="float" office:value="4.93222904205322" calcext:value-type="float">
            <text:p>4.9322290421</text:p>
          </table:table-cell>
          <table:table-cell table:formula="of:=IF(ISBLANK([.E340]);&quot;&quot;;[.I340])" office:value-type="float" office:value="4.93222904205322" calcext:value-type="float">
            <text:p>4.9322290421</text:p>
          </table:table-cell>
          <table:table-cell table:formula="of:=IF(OR(ISBLANK([.E340]);[.I340]&lt;=0);&quot;&quot;;[.I340])" office:value-type="float" office:value="4.93222904205322" calcext:value-type="float">
            <text:p>4.93222904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6" calcext:value-type="float">
            <text:p>1427908070.95616</text:p>
          </table:table-cell>
          <table:table-cell office:value-type="float" office:value="1427908075.40071" calcext:value-type="float">
            <text:p>1427908075.40071</text:p>
          </table:table-cell>
          <table:table-cell office:value-type="float" office:value="1427908076.38722" calcext:value-type="float">
            <text:p>1427908076.38722</text:p>
          </table:table-cell>
          <table:table-cell/>
          <table:table-cell table:formula="of:=MAX([.B341];[.D341];[.G341])-MAX([.A341];[.C341];[.E341])" office:value-type="float" office:value="5.43106007575989" calcext:value-type="float">
            <text:p>5.4310600758</text:p>
          </table:table-cell>
          <table:table-cell table:formula="of:=IF(ISBLANK([.E341]);&quot;&quot;;[.I341])" office:value-type="float" office:value="5.43106007575989" calcext:value-type="float">
            <text:p>5.4310600758</text:p>
          </table:table-cell>
          <table:table-cell table:formula="of:=IF(OR(ISBLANK([.E341]);[.I341]&lt;=0);&quot;&quot;;[.I341])" office:value-type="float" office:value="5.43106007575989" calcext:value-type="float">
            <text:p>5.43106007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18" calcext:value-type="float">
            <text:p>1427908070.95618</text:p>
          </table:table-cell>
          <table:table-cell office:value-type="float" office:value="1427908074.53142" calcext:value-type="float">
            <text:p>1427908074.53142</text:p>
          </table:table-cell>
          <table:table-cell office:value-type="float" office:value="1427908075.51762" calcext:value-type="float">
            <text:p>1427908075.51762</text:p>
          </table:table-cell>
          <table:table-cell/>
          <table:table-cell table:formula="of:=MAX([.B342];[.D342];[.G342])-MAX([.A342];[.C342];[.E342])" office:value-type="float" office:value="4.561439037323" calcext:value-type="float">
            <text:p>4.5614390373</text:p>
          </table:table-cell>
          <table:table-cell table:formula="of:=IF(ISBLANK([.E342]);&quot;&quot;;[.I342])" office:value-type="float" office:value="4.561439037323" calcext:value-type="float">
            <text:p>4.5614390373</text:p>
          </table:table-cell>
          <table:table-cell table:formula="of:=IF(OR(ISBLANK([.E342]);[.I342]&lt;=0);&quot;&quot;;[.I342])" office:value-type="float" office:value="4.561439037323" calcext:value-type="float">
            <text:p>4.5614390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0.95622" calcext:value-type="float">
            <text:p>1427908070.95622</text:p>
          </table:table-cell>
          <table:table-cell office:value-type="float" office:value="1427908074.77743" calcext:value-type="float">
            <text:p>1427908074.77743</text:p>
          </table:table-cell>
          <table:table-cell office:value-type="float" office:value="1427908075.86933" calcext:value-type="float">
            <text:p>1427908075.86933</text:p>
          </table:table-cell>
          <table:table-cell/>
          <table:table-cell table:formula="of:=MAX([.B343];[.D343];[.G343])-MAX([.A343];[.C343];[.E343])" office:value-type="float" office:value="4.91310119628906" calcext:value-type="float">
            <text:p>4.9131011963</text:p>
          </table:table-cell>
          <table:table-cell table:formula="of:=IF(ISBLANK([.E343]);&quot;&quot;;[.I343])" office:value-type="float" office:value="4.91310119628906" calcext:value-type="float">
            <text:p>4.9131011963</text:p>
          </table:table-cell>
          <table:table-cell table:formula="of:=IF(OR(ISBLANK([.E343]);[.I343]&lt;=0);&quot;&quot;;[.I343])" office:value-type="float" office:value="4.91310119628906" calcext:value-type="float">
            <text:p>4.91310119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76.51776" calcext:value-type="float">
            <text:p>1427908076.51776</text:p>
          </table:table-cell>
          <table:table-cell office:value-type="float" office:value="1427908082.18831" calcext:value-type="float">
            <text:p>1427908082.18831</text:p>
          </table:table-cell>
          <table:table-cell table:number-columns-repeated="4"/>
          <table:table-cell table:formula="of:=MAX([.B344];[.D344];[.G344])-MAX([.A344];[.C344];[.E344])" office:value-type="float" office:value="5.67055106163025" calcext:value-type="float">
            <text:p>5.6705510616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76" calcext:value-type="float">
            <text:p>1427908076.51776</text:p>
          </table:table-cell>
          <table:table-cell office:value-type="float" office:value="1427908080.10499" calcext:value-type="float">
            <text:p>1427908080.10499</text:p>
          </table:table-cell>
          <table:table-cell office:value-type="float" office:value="1427908081.16536" calcext:value-type="float">
            <text:p>1427908081.16536</text:p>
          </table:table-cell>
          <table:table-cell/>
          <table:table-cell table:formula="of:=MAX([.B345];[.D345];[.G345])-MAX([.A345];[.C345];[.E345])" office:value-type="float" office:value="4.64760112762451" calcext:value-type="float">
            <text:p>4.6476011276</text:p>
          </table:table-cell>
          <table:table-cell table:formula="of:=IF(ISBLANK([.E345]);&quot;&quot;;[.I345])" office:value-type="float" office:value="4.64760112762451" calcext:value-type="float">
            <text:p>4.6476011276</text:p>
          </table:table-cell>
          <table:table-cell table:formula="of:=IF(OR(ISBLANK([.E345]);[.I345]&lt;=0);&quot;&quot;;[.I345])" office:value-type="float" office:value="4.64760112762451" calcext:value-type="float">
            <text:p>4.64760112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78" calcext:value-type="float">
            <text:p>1427908076.51778</text:p>
          </table:table-cell>
          <table:table-cell office:value-type="float" office:value="1427908080.21984" calcext:value-type="float">
            <text:p>1427908080.21984</text:p>
          </table:table-cell>
          <table:table-cell office:value-type="float" office:value="1427908081.24138" calcext:value-type="float">
            <text:p>1427908081.24138</text:p>
          </table:table-cell>
          <table:table-cell/>
          <table:table-cell table:formula="of:=MAX([.B346];[.D346];[.G346])-MAX([.A346];[.C346];[.E346])" office:value-type="float" office:value="4.7236008644104" calcext:value-type="float">
            <text:p>4.7236008644</text:p>
          </table:table-cell>
          <table:table-cell table:formula="of:=IF(ISBLANK([.E346]);&quot;&quot;;[.I346])" office:value-type="float" office:value="4.7236008644104" calcext:value-type="float">
            <text:p>4.7236008644</text:p>
          </table:table-cell>
          <table:table-cell table:formula="of:=IF(OR(ISBLANK([.E346]);[.I346]&lt;=0);&quot;&quot;;[.I346])" office:value-type="float" office:value="4.7236008644104" calcext:value-type="float">
            <text:p>4.72360086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79" calcext:value-type="float">
            <text:p>1427908076.51779</text:p>
          </table:table-cell>
          <table:table-cell office:value-type="float" office:value="1427908080.18998" calcext:value-type="float">
            <text:p>1427908080.18998</text:p>
          </table:table-cell>
          <table:table-cell office:value-type="float" office:value="1427908081.18631" calcext:value-type="float">
            <text:p>1427908081.18631</text:p>
          </table:table-cell>
          <table:table-cell/>
          <table:table-cell table:formula="of:=MAX([.B347];[.D347];[.G347])-MAX([.A347];[.C347];[.E347])" office:value-type="float" office:value="4.66852784156799" calcext:value-type="float">
            <text:p>4.6685278416</text:p>
          </table:table-cell>
          <table:table-cell table:formula="of:=IF(ISBLANK([.E347]);&quot;&quot;;[.I347])" office:value-type="float" office:value="4.66852784156799" calcext:value-type="float">
            <text:p>4.6685278416</text:p>
          </table:table-cell>
          <table:table-cell table:formula="of:=IF(OR(ISBLANK([.E347]);[.I347]&lt;=0);&quot;&quot;;[.I347])" office:value-type="float" office:value="4.66852784156799" calcext:value-type="float">
            <text:p>4.66852784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" calcext:value-type="float">
            <text:p>1427908076.5178</text:p>
          </table:table-cell>
          <table:table-cell office:value-type="float" office:value="1427908080.89801" calcext:value-type="float">
            <text:p>1427908080.89801</text:p>
          </table:table-cell>
          <table:table-cell office:value-type="float" office:value="1427908081.82832" calcext:value-type="float">
            <text:p>1427908081.82832</text:p>
          </table:table-cell>
          <table:table-cell/>
          <table:table-cell table:formula="of:=MAX([.B348];[.D348];[.G348])-MAX([.A348];[.C348];[.E348])" office:value-type="float" office:value="5.31051993370056" calcext:value-type="float">
            <text:p>5.3105199337</text:p>
          </table:table-cell>
          <table:table-cell table:formula="of:=IF(ISBLANK([.E348]);&quot;&quot;;[.I348])" office:value-type="float" office:value="5.31051993370056" calcext:value-type="float">
            <text:p>5.3105199337</text:p>
          </table:table-cell>
          <table:table-cell table:formula="of:=IF(OR(ISBLANK([.E348]);[.I348]&lt;=0);&quot;&quot;;[.I348])" office:value-type="float" office:value="5.31051993370056" calcext:value-type="float">
            <text:p>5.31051993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1" calcext:value-type="float">
            <text:p>1427908076.51781</text:p>
          </table:table-cell>
          <table:table-cell office:value-type="float" office:value="1427908081.09001" calcext:value-type="float">
            <text:p>1427908081.09001</text:p>
          </table:table-cell>
          <table:table-cell office:value-type="float" office:value="1427908082.18831" calcext:value-type="float">
            <text:p>1427908082.18831</text:p>
          </table:table-cell>
          <table:table-cell/>
          <table:table-cell table:formula="of:=MAX([.B349];[.D349];[.G349])-MAX([.A349];[.C349];[.E349])" office:value-type="float" office:value="5.67049884796143" calcext:value-type="float">
            <text:p>5.670498848</text:p>
          </table:table-cell>
          <table:table-cell table:formula="of:=IF(ISBLANK([.E349]);&quot;&quot;;[.I349])" office:value-type="float" office:value="5.67049884796143" calcext:value-type="float">
            <text:p>5.670498848</text:p>
          </table:table-cell>
          <table:table-cell table:formula="of:=IF(OR(ISBLANK([.E349]);[.I349]&lt;=0);&quot;&quot;;[.I349])" office:value-type="float" office:value="5.67049884796143" calcext:value-type="float">
            <text:p>5.670498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1" calcext:value-type="float">
            <text:p>1427908076.51781</text:p>
          </table:table-cell>
          <table:table-cell office:value-type="float" office:value="1427908080.3879" calcext:value-type="float">
            <text:p>1427908080.3879</text:p>
          </table:table-cell>
          <table:table-cell office:value-type="float" office:value="1427908081.42312" calcext:value-type="float">
            <text:p>1427908081.42312</text:p>
          </table:table-cell>
          <table:table-cell/>
          <table:table-cell table:formula="of:=MAX([.B350];[.D350];[.G350])-MAX([.A350];[.C350];[.E350])" office:value-type="float" office:value="4.90530896186829" calcext:value-type="float">
            <text:p>4.9053089619</text:p>
          </table:table-cell>
          <table:table-cell table:formula="of:=IF(ISBLANK([.E350]);&quot;&quot;;[.I350])" office:value-type="float" office:value="4.90530896186829" calcext:value-type="float">
            <text:p>4.9053089619</text:p>
          </table:table-cell>
          <table:table-cell table:formula="of:=IF(OR(ISBLANK([.E350]);[.I350]&lt;=0);&quot;&quot;;[.I350])" office:value-type="float" office:value="4.90530896186829" calcext:value-type="float">
            <text:p>4.90530896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2" calcext:value-type="float">
            <text:p>1427908076.51782</text:p>
          </table:table-cell>
          <table:table-cell office:value-type="float" office:value="1427908080.10505" calcext:value-type="float">
            <text:p>1427908080.10505</text:p>
          </table:table-cell>
          <table:table-cell office:value-type="float" office:value="1427908081.162" calcext:value-type="float">
            <text:p>1427908081.162</text:p>
          </table:table-cell>
          <table:table-cell/>
          <table:table-cell table:formula="of:=MAX([.B351];[.D351];[.G351])-MAX([.A351];[.C351];[.E351])" office:value-type="float" office:value="4.6441798210144" calcext:value-type="float">
            <text:p>4.644179821</text:p>
          </table:table-cell>
          <table:table-cell table:formula="of:=IF(ISBLANK([.E351]);&quot;&quot;;[.I351])" office:value-type="float" office:value="4.6441798210144" calcext:value-type="float">
            <text:p>4.644179821</text:p>
          </table:table-cell>
          <table:table-cell table:formula="of:=IF(OR(ISBLANK([.E351]);[.I351]&lt;=0);&quot;&quot;;[.I351])" office:value-type="float" office:value="4.6441798210144" calcext:value-type="float">
            <text:p>4.6441798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2" calcext:value-type="float">
            <text:p>1427908076.51782</text:p>
          </table:table-cell>
          <table:table-cell office:value-type="float" office:value="1427908080.55947" calcext:value-type="float">
            <text:p>1427908080.55947</text:p>
          </table:table-cell>
          <table:table-cell office:value-type="float" office:value="1427908081.51953" calcext:value-type="float">
            <text:p>1427908081.51953</text:p>
          </table:table-cell>
          <table:table-cell/>
          <table:table-cell table:formula="of:=MAX([.B352];[.D352];[.G352])-MAX([.A352];[.C352];[.E352])" office:value-type="float" office:value="5.00170683860779" calcext:value-type="float">
            <text:p>5.0017068386</text:p>
          </table:table-cell>
          <table:table-cell table:formula="of:=IF(ISBLANK([.E352]);&quot;&quot;;[.I352])" office:value-type="float" office:value="5.00170683860779" calcext:value-type="float">
            <text:p>5.0017068386</text:p>
          </table:table-cell>
          <table:table-cell table:formula="of:=IF(OR(ISBLANK([.E352]);[.I352]&lt;=0);&quot;&quot;;[.I352])" office:value-type="float" office:value="5.00170683860779" calcext:value-type="float">
            <text:p>5.00170683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3" calcext:value-type="float">
            <text:p>1427908076.51783</text:p>
          </table:table-cell>
          <table:table-cell office:value-type="float" office:value="1427908080.4447" calcext:value-type="float">
            <text:p>1427908080.4447</text:p>
          </table:table-cell>
          <table:table-cell office:value-type="float" office:value="1427908081.54482" calcext:value-type="float">
            <text:p>1427908081.54482</text:p>
          </table:table-cell>
          <table:table-cell/>
          <table:table-cell table:formula="of:=MAX([.B353];[.D353];[.G353])-MAX([.A353];[.C353];[.E353])" office:value-type="float" office:value="5.02699780464172" calcext:value-type="float">
            <text:p>5.0269978046</text:p>
          </table:table-cell>
          <table:table-cell table:formula="of:=IF(ISBLANK([.E353]);&quot;&quot;;[.I353])" office:value-type="float" office:value="5.02699780464172" calcext:value-type="float">
            <text:p>5.0269978046</text:p>
          </table:table-cell>
          <table:table-cell table:formula="of:=IF(OR(ISBLANK([.E353]);[.I353]&lt;=0);&quot;&quot;;[.I353])" office:value-type="float" office:value="5.02699780464172" calcext:value-type="float">
            <text:p>5.0269978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76.51783" calcext:value-type="float">
            <text:p>1427908076.51783</text:p>
          </table:table-cell>
          <table:table-cell office:value-type="float" office:value="1427908080.58334" calcext:value-type="float">
            <text:p>1427908080.58334</text:p>
          </table:table-cell>
          <table:table-cell office:value-type="float" office:value="1427908081.63367" calcext:value-type="float">
            <text:p>1427908081.63367</text:p>
          </table:table-cell>
          <table:table-cell/>
          <table:table-cell table:formula="of:=MAX([.B354];[.D354];[.G354])-MAX([.A354];[.C354];[.E354])" office:value-type="float" office:value="5.11583399772644" calcext:value-type="float">
            <text:p>5.1158339977</text:p>
          </table:table-cell>
          <table:table-cell table:formula="of:=IF(ISBLANK([.E354]);&quot;&quot;;[.I354])" office:value-type="float" office:value="5.11583399772644" calcext:value-type="float">
            <text:p>5.1158339977</text:p>
          </table:table-cell>
          <table:table-cell table:formula="of:=IF(OR(ISBLANK([.E354]);[.I354]&lt;=0);&quot;&quot;;[.I354])" office:value-type="float" office:value="5.11583399772644" calcext:value-type="float">
            <text:p>5.11583399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82.18832" calcext:value-type="float">
            <text:p>1427908082.18832</text:p>
          </table:table-cell>
          <table:table-cell office:value-type="float" office:value="1427908087.29732" calcext:value-type="float">
            <text:p>1427908087.29732</text:p>
          </table:table-cell>
          <table:table-cell table:number-columns-repeated="4"/>
          <table:table-cell table:formula="of:=MAX([.B355];[.D355];[.G355])-MAX([.A355];[.C355];[.E355])" office:value-type="float" office:value="5.10899209976196" calcext:value-type="float">
            <text:p>5.1089920998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33" calcext:value-type="float">
            <text:p>1427908082.18833</text:p>
          </table:table-cell>
          <table:table-cell office:value-type="float" office:value="1427908085.57091" calcext:value-type="float">
            <text:p>1427908085.57091</text:p>
          </table:table-cell>
          <table:table-cell office:value-type="float" office:value="1427908086.67931" calcext:value-type="float">
            <text:p>1427908086.67931</text:p>
          </table:table-cell>
          <table:table-cell/>
          <table:table-cell table:formula="of:=MAX([.B356];[.D356];[.G356])-MAX([.A356];[.C356];[.E356])" office:value-type="float" office:value="4.49098491668701" calcext:value-type="float">
            <text:p>4.4909849167</text:p>
          </table:table-cell>
          <table:table-cell table:formula="of:=IF(ISBLANK([.E356]);&quot;&quot;;[.I356])" office:value-type="float" office:value="4.49098491668701" calcext:value-type="float">
            <text:p>4.4909849167</text:p>
          </table:table-cell>
          <table:table-cell table:formula="of:=IF(OR(ISBLANK([.E356]);[.I356]&lt;=0);&quot;&quot;;[.I356])" office:value-type="float" office:value="4.49098491668701" calcext:value-type="float">
            <text:p>4.49098491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35" calcext:value-type="float">
            <text:p>1427908082.18835</text:p>
          </table:table-cell>
          <table:table-cell office:value-type="float" office:value="1427908086.19718" calcext:value-type="float">
            <text:p>1427908086.19718</text:p>
          </table:table-cell>
          <table:table-cell office:value-type="float" office:value="1427908087.29731" calcext:value-type="float">
            <text:p>1427908087.29731</text:p>
          </table:table-cell>
          <table:table-cell/>
          <table:table-cell table:formula="of:=MAX([.B357];[.D357];[.G357])-MAX([.A357];[.C357];[.E357])" office:value-type="float" office:value="5.108962059021" calcext:value-type="float">
            <text:p>5.108962059</text:p>
          </table:table-cell>
          <table:table-cell table:formula="of:=IF(ISBLANK([.E357]);&quot;&quot;;[.I357])" office:value-type="float" office:value="5.108962059021" calcext:value-type="float">
            <text:p>5.108962059</text:p>
          </table:table-cell>
          <table:table-cell table:formula="of:=IF(OR(ISBLANK([.E357]);[.I357]&lt;=0);&quot;&quot;;[.I357])" office:value-type="float" office:value="5.108962059021" calcext:value-type="float">
            <text:p>5.1089620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36" calcext:value-type="float">
            <text:p>1427908082.18836</text:p>
          </table:table-cell>
          <table:table-cell office:value-type="float" office:value="1427908085.65668" calcext:value-type="float">
            <text:p>1427908085.65668</text:p>
          </table:table-cell>
          <table:table-cell office:value-type="float" office:value="1427908086.61131" calcext:value-type="float">
            <text:p>1427908086.61131</text:p>
          </table:table-cell>
          <table:table-cell/>
          <table:table-cell table:formula="of:=MAX([.B358];[.D358];[.G358])-MAX([.A358];[.C358];[.E358])" office:value-type="float" office:value="4.42295002937317" calcext:value-type="float">
            <text:p>4.4229500294</text:p>
          </table:table-cell>
          <table:table-cell table:formula="of:=IF(ISBLANK([.E358]);&quot;&quot;;[.I358])" office:value-type="float" office:value="4.42295002937317" calcext:value-type="float">
            <text:p>4.4229500294</text:p>
          </table:table-cell>
          <table:table-cell table:formula="of:=IF(OR(ISBLANK([.E358]);[.I358]&lt;=0);&quot;&quot;;[.I358])" office:value-type="float" office:value="4.42295002937317" calcext:value-type="float">
            <text:p>4.42295002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38" calcext:value-type="float">
            <text:p>1427908082.18838</text:p>
          </table:table-cell>
          <table:table-cell office:value-type="float" office:value="1427908086.11442" calcext:value-type="float">
            <text:p>1427908086.11442</text:p>
          </table:table-cell>
          <table:table-cell office:value-type="float" office:value="1427908087.22122" calcext:value-type="float">
            <text:p>1427908087.22122</text:p>
          </table:table-cell>
          <table:table-cell/>
          <table:table-cell table:formula="of:=MAX([.B359];[.D359];[.G359])-MAX([.A359];[.C359];[.E359])" office:value-type="float" office:value="5.03284311294556" calcext:value-type="float">
            <text:p>5.0328431129</text:p>
          </table:table-cell>
          <table:table-cell table:formula="of:=IF(ISBLANK([.E359]);&quot;&quot;;[.I359])" office:value-type="float" office:value="5.03284311294556" calcext:value-type="float">
            <text:p>5.0328431129</text:p>
          </table:table-cell>
          <table:table-cell table:formula="of:=IF(OR(ISBLANK([.E359]);[.I359]&lt;=0);&quot;&quot;;[.I359])" office:value-type="float" office:value="5.03284311294556" calcext:value-type="float">
            <text:p>5.03284311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4" calcext:value-type="float">
            <text:p>1427908082.1884</text:p>
          </table:table-cell>
          <table:table-cell office:value-type="float" office:value="1427908085.46107" calcext:value-type="float">
            <text:p>1427908085.46107</text:p>
          </table:table-cell>
          <table:table-cell office:value-type="float" office:value="1427908086.57274" calcext:value-type="float">
            <text:p>1427908086.57274</text:p>
          </table:table-cell>
          <table:table-cell/>
          <table:table-cell table:formula="of:=MAX([.B360];[.D360];[.G360])-MAX([.A360];[.C360];[.E360])" office:value-type="float" office:value="4.38433885574341" calcext:value-type="float">
            <text:p>4.3843388557</text:p>
          </table:table-cell>
          <table:table-cell table:formula="of:=IF(ISBLANK([.E360]);&quot;&quot;;[.I360])" office:value-type="float" office:value="4.38433885574341" calcext:value-type="float">
            <text:p>4.3843388557</text:p>
          </table:table-cell>
          <table:table-cell table:formula="of:=IF(OR(ISBLANK([.E360]);[.I360]&lt;=0);&quot;&quot;;[.I360])" office:value-type="float" office:value="4.38433885574341" calcext:value-type="float">
            <text:p>4.38433885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49" calcext:value-type="float">
            <text:p>1427908082.18849</text:p>
          </table:table-cell>
          <table:table-cell office:value-type="float" office:value="1427908085.82366" calcext:value-type="float">
            <text:p>1427908085.82366</text:p>
          </table:table-cell>
          <table:table-cell office:value-type="float" office:value="1427908086.92351" calcext:value-type="float">
            <text:p>1427908086.92351</text:p>
          </table:table-cell>
          <table:table-cell/>
          <table:table-cell table:formula="of:=MAX([.B361];[.D361];[.G361])-MAX([.A361];[.C361];[.E361])" office:value-type="float" office:value="4.735023021698" calcext:value-type="float">
            <text:p>4.7350230217</text:p>
          </table:table-cell>
          <table:table-cell table:formula="of:=IF(ISBLANK([.E361]);&quot;&quot;;[.I361])" office:value-type="float" office:value="4.735023021698" calcext:value-type="float">
            <text:p>4.7350230217</text:p>
          </table:table-cell>
          <table:table-cell table:formula="of:=IF(OR(ISBLANK([.E361]);[.I361]&lt;=0);&quot;&quot;;[.I361])" office:value-type="float" office:value="4.735023021698" calcext:value-type="float">
            <text:p>4.73502302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5" calcext:value-type="float">
            <text:p>1427908082.1885</text:p>
          </table:table-cell>
          <table:table-cell office:value-type="float" office:value="1427908085.76969" calcext:value-type="float">
            <text:p>1427908085.76969</text:p>
          </table:table-cell>
          <table:table-cell office:value-type="float" office:value="1427908086.83518" calcext:value-type="float">
            <text:p>1427908086.83518</text:p>
          </table:table-cell>
          <table:table-cell/>
          <table:table-cell table:formula="of:=MAX([.B362];[.D362];[.G362])-MAX([.A362];[.C362];[.E362])" office:value-type="float" office:value="4.64667987823486" calcext:value-type="float">
            <text:p>4.6466798782</text:p>
          </table:table-cell>
          <table:table-cell table:formula="of:=IF(ISBLANK([.E362]);&quot;&quot;;[.I362])" office:value-type="float" office:value="4.64667987823486" calcext:value-type="float">
            <text:p>4.6466798782</text:p>
          </table:table-cell>
          <table:table-cell table:formula="of:=IF(OR(ISBLANK([.E362]);[.I362]&lt;=0);&quot;&quot;;[.I362])" office:value-type="float" office:value="4.64667987823486" calcext:value-type="float">
            <text:p>4.64667987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52" calcext:value-type="float">
            <text:p>1427908082.18852</text:p>
          </table:table-cell>
          <table:table-cell office:value-type="float" office:value="1427908086.00432" calcext:value-type="float">
            <text:p>1427908086.00432</text:p>
          </table:table-cell>
          <table:table-cell office:value-type="float" office:value="1427908086.99725" calcext:value-type="float">
            <text:p>1427908086.99725</text:p>
          </table:table-cell>
          <table:table-cell/>
          <table:table-cell table:formula="of:=MAX([.B363];[.D363];[.G363])-MAX([.A363];[.C363];[.E363])" office:value-type="float" office:value="4.80872702598572" calcext:value-type="float">
            <text:p>4.808727026</text:p>
          </table:table-cell>
          <table:table-cell table:formula="of:=IF(ISBLANK([.E363]);&quot;&quot;;[.I363])" office:value-type="float" office:value="4.80872702598572" calcext:value-type="float">
            <text:p>4.808727026</text:p>
          </table:table-cell>
          <table:table-cell table:formula="of:=IF(OR(ISBLANK([.E363]);[.I363]&lt;=0);&quot;&quot;;[.I363])" office:value-type="float" office:value="4.80872702598572" calcext:value-type="float">
            <text:p>4.8087270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54" calcext:value-type="float">
            <text:p>1427908082.18854</text:p>
          </table:table-cell>
          <table:table-cell office:value-type="float" office:value="1427908085.55612" calcext:value-type="float">
            <text:p>1427908085.55612</text:p>
          </table:table-cell>
          <table:table-cell office:value-type="float" office:value="1427908086.58013" calcext:value-type="float">
            <text:p>1427908086.58013</text:p>
          </table:table-cell>
          <table:table-cell/>
          <table:table-cell table:formula="of:=MAX([.B364];[.D364];[.G364])-MAX([.A364];[.C364];[.E364])" office:value-type="float" office:value="4.391597032547" calcext:value-type="float">
            <text:p>4.3915970325</text:p>
          </table:table-cell>
          <table:table-cell table:formula="of:=IF(ISBLANK([.E364]);&quot;&quot;;[.I364])" office:value-type="float" office:value="4.391597032547" calcext:value-type="float">
            <text:p>4.3915970325</text:p>
          </table:table-cell>
          <table:table-cell table:formula="of:=IF(OR(ISBLANK([.E364]);[.I364]&lt;=0);&quot;&quot;;[.I364])" office:value-type="float" office:value="4.391597032547" calcext:value-type="float">
            <text:p>4.39159703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2.18857" calcext:value-type="float">
            <text:p>1427908082.18857</text:p>
          </table:table-cell>
          <table:table-cell office:value-type="float" office:value="1427908086.02671" calcext:value-type="float">
            <text:p>1427908086.02671</text:p>
          </table:table-cell>
          <table:table-cell office:value-type="float" office:value="1427908087.09691" calcext:value-type="float">
            <text:p>1427908087.09691</text:p>
          </table:table-cell>
          <table:table-cell/>
          <table:table-cell table:formula="of:=MAX([.B365];[.D365];[.G365])-MAX([.A365];[.C365];[.E365])" office:value-type="float" office:value="4.90834212303162" calcext:value-type="float">
            <text:p>4.908342123</text:p>
          </table:table-cell>
          <table:table-cell table:formula="of:=IF(ISBLANK([.E365]);&quot;&quot;;[.I365])" office:value-type="float" office:value="4.90834212303162" calcext:value-type="float">
            <text:p>4.908342123</text:p>
          </table:table-cell>
          <table:table-cell table:formula="of:=IF(OR(ISBLANK([.E365]);[.I365]&lt;=0);&quot;&quot;;[.I365])" office:value-type="float" office:value="4.90834212303162" calcext:value-type="float">
            <text:p>4.908342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87.29733" calcext:value-type="float">
            <text:p>1427908087.29733</text:p>
          </table:table-cell>
          <table:table-cell office:value-type="float" office:value="1427908092.67052" calcext:value-type="float">
            <text:p>1427908092.67052</text:p>
          </table:table-cell>
          <table:table-cell table:number-columns-repeated="4"/>
          <table:table-cell table:formula="of:=MAX([.B366];[.D366];[.G366])-MAX([.A366];[.C366];[.E366])" office:value-type="float" office:value="5.37319087982178" calcext:value-type="float">
            <text:p>5.3731908798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33" calcext:value-type="float">
            <text:p>1427908087.29733</text:p>
          </table:table-cell>
          <table:table-cell office:value-type="float" office:value="1427908091.03759" calcext:value-type="float">
            <text:p>1427908091.03759</text:p>
          </table:table-cell>
          <table:table-cell office:value-type="float" office:value="1427908092.13645" calcext:value-type="float">
            <text:p>1427908092.13645</text:p>
          </table:table-cell>
          <table:table-cell/>
          <table:table-cell table:formula="of:=MAX([.B367];[.D367];[.G367])-MAX([.A367];[.C367];[.E367])" office:value-type="float" office:value="4.83912110328674" calcext:value-type="float">
            <text:p>4.8391211033</text:p>
          </table:table-cell>
          <table:table-cell table:formula="of:=IF(ISBLANK([.E367]);&quot;&quot;;[.I367])" office:value-type="float" office:value="4.83912110328674" calcext:value-type="float">
            <text:p>4.8391211033</text:p>
          </table:table-cell>
          <table:table-cell table:formula="of:=IF(OR(ISBLANK([.E367]);[.I367]&lt;=0);&quot;&quot;;[.I367])" office:value-type="float" office:value="4.83912110328674" calcext:value-type="float">
            <text:p>4.83912110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35" calcext:value-type="float">
            <text:p>1427908087.29735</text:p>
          </table:table-cell>
          <table:table-cell office:value-type="float" office:value="1427908091.51797" calcext:value-type="float">
            <text:p>1427908091.51797</text:p>
          </table:table-cell>
          <table:table-cell office:value-type="float" office:value="1427908092.62835" calcext:value-type="float">
            <text:p>1427908092.62835</text:p>
          </table:table-cell>
          <table:table-cell/>
          <table:table-cell table:formula="of:=MAX([.B368];[.D368];[.G368])-MAX([.A368];[.C368];[.E368])" office:value-type="float" office:value="5.33100008964539" calcext:value-type="float">
            <text:p>5.3310000896</text:p>
          </table:table-cell>
          <table:table-cell table:formula="of:=IF(ISBLANK([.E368]);&quot;&quot;;[.I368])" office:value-type="float" office:value="5.33100008964539" calcext:value-type="float">
            <text:p>5.3310000896</text:p>
          </table:table-cell>
          <table:table-cell table:formula="of:=IF(OR(ISBLANK([.E368]);[.I368]&lt;=0);&quot;&quot;;[.I368])" office:value-type="float" office:value="5.33100008964539" calcext:value-type="float">
            <text:p>5.33100008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36" calcext:value-type="float">
            <text:p>1427908087.29736</text:p>
          </table:table-cell>
          <table:table-cell office:value-type="float" office:value="1427908091.28816" calcext:value-type="float">
            <text:p>1427908091.28816</text:p>
          </table:table-cell>
          <table:table-cell office:value-type="float" office:value="1427908092.37589" calcext:value-type="float">
            <text:p>1427908092.37589</text:p>
          </table:table-cell>
          <table:table-cell/>
          <table:table-cell table:formula="of:=MAX([.B369];[.D369];[.G369])-MAX([.A369];[.C369];[.E369])" office:value-type="float" office:value="5.07852792739868" calcext:value-type="float">
            <text:p>5.0785279274</text:p>
          </table:table-cell>
          <table:table-cell table:formula="of:=IF(ISBLANK([.E369]);&quot;&quot;;[.I369])" office:value-type="float" office:value="5.07852792739868" calcext:value-type="float">
            <text:p>5.0785279274</text:p>
          </table:table-cell>
          <table:table-cell table:formula="of:=IF(OR(ISBLANK([.E369]);[.I369]&lt;=0);&quot;&quot;;[.I369])" office:value-type="float" office:value="5.07852792739868" calcext:value-type="float">
            <text:p>5.07852792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37" calcext:value-type="float">
            <text:p>1427908087.29737</text:p>
          </table:table-cell>
          <table:table-cell office:value-type="float" office:value="1427908091.50438" calcext:value-type="float">
            <text:p>1427908091.50438</text:p>
          </table:table-cell>
          <table:table-cell office:value-type="float" office:value="1427908092.55869" calcext:value-type="float">
            <text:p>1427908092.55869</text:p>
          </table:table-cell>
          <table:table-cell/>
          <table:table-cell table:formula="of:=MAX([.B370];[.D370];[.G370])-MAX([.A370];[.C370];[.E370])" office:value-type="float" office:value="5.26132202148438" calcext:value-type="float">
            <text:p>5.2613220215</text:p>
          </table:table-cell>
          <table:table-cell table:formula="of:=IF(ISBLANK([.E370]);&quot;&quot;;[.I370])" office:value-type="float" office:value="5.26132202148438" calcext:value-type="float">
            <text:p>5.2613220215</text:p>
          </table:table-cell>
          <table:table-cell table:formula="of:=IF(OR(ISBLANK([.E370]);[.I370]&lt;=0);&quot;&quot;;[.I370])" office:value-type="float" office:value="5.26132202148438" calcext:value-type="float">
            <text:p>5.2613220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38" calcext:value-type="float">
            <text:p>1427908087.29738</text:p>
          </table:table-cell>
          <table:table-cell office:value-type="float" office:value="1427908091.12824" calcext:value-type="float">
            <text:p>1427908091.12824</text:p>
          </table:table-cell>
          <table:table-cell office:value-type="float" office:value="1427908092.21888" calcext:value-type="float">
            <text:p>1427908092.21888</text:p>
          </table:table-cell>
          <table:table-cell/>
          <table:table-cell table:formula="of:=MAX([.B371];[.D371];[.G371])-MAX([.A371];[.C371];[.E371])" office:value-type="float" office:value="4.92150497436523" calcext:value-type="float">
            <text:p>4.9215049744</text:p>
          </table:table-cell>
          <table:table-cell table:formula="of:=IF(ISBLANK([.E371]);&quot;&quot;;[.I371])" office:value-type="float" office:value="4.92150497436523" calcext:value-type="float">
            <text:p>4.9215049744</text:p>
          </table:table-cell>
          <table:table-cell table:formula="of:=IF(OR(ISBLANK([.E371]);[.I371]&lt;=0);&quot;&quot;;[.I371])" office:value-type="float" office:value="4.92150497436523" calcext:value-type="float">
            <text:p>4.92150497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4" calcext:value-type="float">
            <text:p>1427908087.2974</text:p>
          </table:table-cell>
          <table:table-cell office:value-type="float" office:value="1427908091.24216" calcext:value-type="float">
            <text:p>1427908091.24216</text:p>
          </table:table-cell>
          <table:table-cell office:value-type="float" office:value="1427908092.34086" calcext:value-type="float">
            <text:p>1427908092.34086</text:p>
          </table:table-cell>
          <table:table-cell/>
          <table:table-cell table:formula="of:=MAX([.B372];[.D372];[.G372])-MAX([.A372];[.C372];[.E372])" office:value-type="float" office:value="5.04346299171448" calcext:value-type="float">
            <text:p>5.0434629917</text:p>
          </table:table-cell>
          <table:table-cell table:formula="of:=IF(ISBLANK([.E372]);&quot;&quot;;[.I372])" office:value-type="float" office:value="5.04346299171448" calcext:value-type="float">
            <text:p>5.0434629917</text:p>
          </table:table-cell>
          <table:table-cell table:formula="of:=IF(OR(ISBLANK([.E372]);[.I372]&lt;=0);&quot;&quot;;[.I372])" office:value-type="float" office:value="5.04346299171448" calcext:value-type="float">
            <text:p>5.04346299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42" calcext:value-type="float">
            <text:p>1427908087.29742</text:p>
          </table:table-cell>
          <table:table-cell office:value-type="float" office:value="1427908091.23013" calcext:value-type="float">
            <text:p>1427908091.23013</text:p>
          </table:table-cell>
          <table:table-cell office:value-type="float" office:value="1427908092.2226" calcext:value-type="float">
            <text:p>1427908092.2226</text:p>
          </table:table-cell>
          <table:table-cell/>
          <table:table-cell table:formula="of:=MAX([.B373];[.D373];[.G373])-MAX([.A373];[.C373];[.E373])" office:value-type="float" office:value="4.92518305778503" calcext:value-type="float">
            <text:p>4.9251830578</text:p>
          </table:table-cell>
          <table:table-cell table:formula="of:=IF(ISBLANK([.E373]);&quot;&quot;;[.I373])" office:value-type="float" office:value="4.92518305778503" calcext:value-type="float">
            <text:p>4.9251830578</text:p>
          </table:table-cell>
          <table:table-cell table:formula="of:=IF(OR(ISBLANK([.E373]);[.I373]&lt;=0);&quot;&quot;;[.I373])" office:value-type="float" office:value="4.92518305778503" calcext:value-type="float">
            <text:p>4.92518305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44" calcext:value-type="float">
            <text:p>1427908087.29744</text:p>
          </table:table-cell>
          <table:table-cell office:value-type="float" office:value="1427908090.86449" calcext:value-type="float">
            <text:p>1427908090.86449</text:p>
          </table:table-cell>
          <table:table-cell office:value-type="float" office:value="1427908091.82486" calcext:value-type="float">
            <text:p>1427908091.82486</text:p>
          </table:table-cell>
          <table:table-cell/>
          <table:table-cell table:formula="of:=MAX([.B374];[.D374];[.G374])-MAX([.A374];[.C374];[.E374])" office:value-type="float" office:value="4.52741503715515" calcext:value-type="float">
            <text:p>4.5274150372</text:p>
          </table:table-cell>
          <table:table-cell table:formula="of:=IF(ISBLANK([.E374]);&quot;&quot;;[.I374])" office:value-type="float" office:value="4.52741503715515" calcext:value-type="float">
            <text:p>4.5274150372</text:p>
          </table:table-cell>
          <table:table-cell table:formula="of:=IF(OR(ISBLANK([.E374]);[.I374]&lt;=0);&quot;&quot;;[.I374])" office:value-type="float" office:value="4.52741503715515" calcext:value-type="float">
            <text:p>4.52741503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45" calcext:value-type="float">
            <text:p>1427908087.29745</text:p>
          </table:table-cell>
          <table:table-cell office:value-type="float" office:value="1427908091.02871" calcext:value-type="float">
            <text:p>1427908091.02871</text:p>
          </table:table-cell>
          <table:table-cell office:value-type="float" office:value="1427908092.04947" calcext:value-type="float">
            <text:p>1427908092.04947</text:p>
          </table:table-cell>
          <table:table-cell/>
          <table:table-cell table:formula="of:=MAX([.B375];[.D375];[.G375])-MAX([.A375];[.C375];[.E375])" office:value-type="float" office:value="4.75201892852783" calcext:value-type="float">
            <text:p>4.7520189285</text:p>
          </table:table-cell>
          <table:table-cell table:formula="of:=IF(ISBLANK([.E375]);&quot;&quot;;[.I375])" office:value-type="float" office:value="4.75201892852783" calcext:value-type="float">
            <text:p>4.7520189285</text:p>
          </table:table-cell>
          <table:table-cell table:formula="of:=IF(OR(ISBLANK([.E375]);[.I375]&lt;=0);&quot;&quot;;[.I375])" office:value-type="float" office:value="4.75201892852783" calcext:value-type="float">
            <text:p>4.75201892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87.29769" calcext:value-type="float">
            <text:p>1427908087.29769</text:p>
          </table:table-cell>
          <table:table-cell office:value-type="float" office:value="1427908091.63301" calcext:value-type="float">
            <text:p>1427908091.63301</text:p>
          </table:table-cell>
          <table:table-cell office:value-type="float" office:value="1427908092.67051" calcext:value-type="float">
            <text:p>1427908092.67051</text:p>
          </table:table-cell>
          <table:table-cell/>
          <table:table-cell table:formula="of:=MAX([.B376];[.D376];[.G376])-MAX([.A376];[.C376];[.E376])" office:value-type="float" office:value="5.37282299995422" calcext:value-type="float">
            <text:p>5.372823</text:p>
          </table:table-cell>
          <table:table-cell table:formula="of:=IF(ISBLANK([.E376]);&quot;&quot;;[.I376])" office:value-type="float" office:value="5.37282299995422" calcext:value-type="float">
            <text:p>5.372823</text:p>
          </table:table-cell>
          <table:table-cell table:formula="of:=IF(OR(ISBLANK([.E376]);[.I376]&lt;=0);&quot;&quot;;[.I376])" office:value-type="float" office:value="5.37282299995422" calcext:value-type="float">
            <text:p>5.3728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92.67053" calcext:value-type="float">
            <text:p>1427908092.67053</text:p>
          </table:table-cell>
          <table:table-cell office:value-type="float" office:value="1427908097.78851" calcext:value-type="float">
            <text:p>1427908097.78851</text:p>
          </table:table-cell>
          <table:table-cell table:number-columns-repeated="4"/>
          <table:table-cell table:formula="of:=MAX([.B377];[.D377];[.G377])-MAX([.A377];[.C377];[.E377])" office:value-type="float" office:value="5.11797714233398" calcext:value-type="float">
            <text:p>5.1179771423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53" calcext:value-type="float">
            <text:p>1427908092.67053</text:p>
          </table:table-cell>
          <table:table-cell office:value-type="float" office:value="1427908096.58552" calcext:value-type="float">
            <text:p>1427908096.58552</text:p>
          </table:table-cell>
          <table:table-cell office:value-type="float" office:value="1427908097.65362" calcext:value-type="float">
            <text:p>1427908097.65362</text:p>
          </table:table-cell>
          <table:table-cell/>
          <table:table-cell table:formula="of:=MAX([.B378];[.D378];[.G378])-MAX([.A378];[.C378];[.E378])" office:value-type="float" office:value="4.98309111595154" calcext:value-type="float">
            <text:p>4.983091116</text:p>
          </table:table-cell>
          <table:table-cell table:formula="of:=IF(ISBLANK([.E378]);&quot;&quot;;[.I378])" office:value-type="float" office:value="4.98309111595154" calcext:value-type="float">
            <text:p>4.983091116</text:p>
          </table:table-cell>
          <table:table-cell table:formula="of:=IF(OR(ISBLANK([.E378]);[.I378]&lt;=0);&quot;&quot;;[.I378])" office:value-type="float" office:value="4.98309111595154" calcext:value-type="float">
            <text:p>4.9830911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55" calcext:value-type="float">
            <text:p>1427908092.67055</text:p>
          </table:table-cell>
          <table:table-cell office:value-type="float" office:value="1427908096.28701" calcext:value-type="float">
            <text:p>1427908096.28701</text:p>
          </table:table-cell>
          <table:table-cell office:value-type="float" office:value="1427908097.30417" calcext:value-type="float">
            <text:p>1427908097.30417</text:p>
          </table:table-cell>
          <table:table-cell/>
          <table:table-cell table:formula="of:=MAX([.B379];[.D379];[.G379])-MAX([.A379];[.C379];[.E379])" office:value-type="float" office:value="4.63361811637878" calcext:value-type="float">
            <text:p>4.6336181164</text:p>
          </table:table-cell>
          <table:table-cell table:formula="of:=IF(ISBLANK([.E379]);&quot;&quot;;[.I379])" office:value-type="float" office:value="4.63361811637878" calcext:value-type="float">
            <text:p>4.6336181164</text:p>
          </table:table-cell>
          <table:table-cell table:formula="of:=IF(OR(ISBLANK([.E379]);[.I379]&lt;=0);&quot;&quot;;[.I379])" office:value-type="float" office:value="4.63361811637878" calcext:value-type="float">
            <text:p>4.63361811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56" calcext:value-type="float">
            <text:p>1427908092.67056</text:p>
          </table:table-cell>
          <table:table-cell office:value-type="float" office:value="1427908096.33216" calcext:value-type="float">
            <text:p>1427908096.33216</text:p>
          </table:table-cell>
          <table:table-cell office:value-type="float" office:value="1427908097.37308" calcext:value-type="float">
            <text:p>1427908097.37308</text:p>
          </table:table-cell>
          <table:table-cell/>
          <table:table-cell table:formula="of:=MAX([.B380];[.D380];[.G380])-MAX([.A380];[.C380];[.E380])" office:value-type="float" office:value="4.70251703262329" calcext:value-type="float">
            <text:p>4.7025170326</text:p>
          </table:table-cell>
          <table:table-cell table:formula="of:=IF(ISBLANK([.E380]);&quot;&quot;;[.I380])" office:value-type="float" office:value="4.70251703262329" calcext:value-type="float">
            <text:p>4.7025170326</text:p>
          </table:table-cell>
          <table:table-cell table:formula="of:=IF(OR(ISBLANK([.E380]);[.I380]&lt;=0);&quot;&quot;;[.I380])" office:value-type="float" office:value="4.70251703262329" calcext:value-type="float">
            <text:p>4.70251703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57" calcext:value-type="float">
            <text:p>1427908092.67057</text:p>
          </table:table-cell>
          <table:table-cell office:value-type="float" office:value="1427908096.65873" calcext:value-type="float">
            <text:p>1427908096.65873</text:p>
          </table:table-cell>
          <table:table-cell office:value-type="float" office:value="1427908097.75446" calcext:value-type="float">
            <text:p>1427908097.75446</text:p>
          </table:table-cell>
          <table:table-cell/>
          <table:table-cell table:formula="of:=MAX([.B381];[.D381];[.G381])-MAX([.A381];[.C381];[.E381])" office:value-type="float" office:value="5.08389115333557" calcext:value-type="float">
            <text:p>5.0838911533</text:p>
          </table:table-cell>
          <table:table-cell table:formula="of:=IF(ISBLANK([.E381]);&quot;&quot;;[.I381])" office:value-type="float" office:value="5.08389115333557" calcext:value-type="float">
            <text:p>5.0838911533</text:p>
          </table:table-cell>
          <table:table-cell table:formula="of:=IF(OR(ISBLANK([.E381]);[.I381]&lt;=0);&quot;&quot;;[.I381])" office:value-type="float" office:value="5.08389115333557" calcext:value-type="float">
            <text:p>5.08389115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58" calcext:value-type="float">
            <text:p>1427908092.67058</text:p>
          </table:table-cell>
          <table:table-cell office:value-type="float" office:value="1427908096.08416" calcext:value-type="float">
            <text:p>1427908096.08416</text:p>
          </table:table-cell>
          <table:table-cell office:value-type="float" office:value="1427908097.12955" calcext:value-type="float">
            <text:p>1427908097.12955</text:p>
          </table:table-cell>
          <table:table-cell/>
          <table:table-cell table:formula="of:=MAX([.B382];[.D382];[.G382])-MAX([.A382];[.C382];[.E382])" office:value-type="float" office:value="4.45897006988525" calcext:value-type="float">
            <text:p>4.4589700699</text:p>
          </table:table-cell>
          <table:table-cell table:formula="of:=IF(ISBLANK([.E382]);&quot;&quot;;[.I382])" office:value-type="float" office:value="4.45897006988525" calcext:value-type="float">
            <text:p>4.4589700699</text:p>
          </table:table-cell>
          <table:table-cell table:formula="of:=IF(OR(ISBLANK([.E382]);[.I382]&lt;=0);&quot;&quot;;[.I382])" office:value-type="float" office:value="4.45897006988525" calcext:value-type="float">
            <text:p>4.45897006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59" calcext:value-type="float">
            <text:p>1427908092.67059</text:p>
          </table:table-cell>
          <table:table-cell office:value-type="float" office:value="1427908096.68825" calcext:value-type="float">
            <text:p>1427908096.68825</text:p>
          </table:table-cell>
          <table:table-cell office:value-type="float" office:value="1427908097.75876" calcext:value-type="float">
            <text:p>1427908097.75876</text:p>
          </table:table-cell>
          <table:table-cell/>
          <table:table-cell table:formula="of:=MAX([.B383];[.D383];[.G383])-MAX([.A383];[.C383];[.E383])" office:value-type="float" office:value="5.08817195892334" calcext:value-type="float">
            <text:p>5.0881719589</text:p>
          </table:table-cell>
          <table:table-cell table:formula="of:=IF(ISBLANK([.E383]);&quot;&quot;;[.I383])" office:value-type="float" office:value="5.08817195892334" calcext:value-type="float">
            <text:p>5.0881719589</text:p>
          </table:table-cell>
          <table:table-cell table:formula="of:=IF(OR(ISBLANK([.E383]);[.I383]&lt;=0);&quot;&quot;;[.I383])" office:value-type="float" office:value="5.08817195892334" calcext:value-type="float">
            <text:p>5.08817195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68" calcext:value-type="float">
            <text:p>1427908092.67068</text:p>
          </table:table-cell>
          <table:table-cell office:value-type="float" office:value="1427908096.70946" calcext:value-type="float">
            <text:p>1427908096.70946</text:p>
          </table:table-cell>
          <table:table-cell office:value-type="float" office:value="1427908097.7885" calcext:value-type="float">
            <text:p>1427908097.7885</text:p>
          </table:table-cell>
          <table:table-cell/>
          <table:table-cell table:formula="of:=MAX([.B384];[.D384];[.G384])-MAX([.A384];[.C384];[.E384])" office:value-type="float" office:value="5.11781811714172" calcext:value-type="float">
            <text:p>5.1178181171</text:p>
          </table:table-cell>
          <table:table-cell table:formula="of:=IF(ISBLANK([.E384]);&quot;&quot;;[.I384])" office:value-type="float" office:value="5.11781811714172" calcext:value-type="float">
            <text:p>5.1178181171</text:p>
          </table:table-cell>
          <table:table-cell table:formula="of:=IF(OR(ISBLANK([.E384]);[.I384]&lt;=0);&quot;&quot;;[.I384])" office:value-type="float" office:value="5.11781811714172" calcext:value-type="float">
            <text:p>5.11781811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7" calcext:value-type="float">
            <text:p>1427908092.6707</text:p>
          </table:table-cell>
          <table:table-cell office:value-type="float" office:value="1427908096.50683" calcext:value-type="float">
            <text:p>1427908096.50683</text:p>
          </table:table-cell>
          <table:table-cell office:value-type="float" office:value="1427908097.4453" calcext:value-type="float">
            <text:p>1427908097.4453</text:p>
          </table:table-cell>
          <table:table-cell/>
          <table:table-cell table:formula="of:=MAX([.B385];[.D385];[.G385])-MAX([.A385];[.C385];[.E385])" office:value-type="float" office:value="4.77459621429443" calcext:value-type="float">
            <text:p>4.7745962143</text:p>
          </table:table-cell>
          <table:table-cell table:formula="of:=IF(ISBLANK([.E385]);&quot;&quot;;[.I385])" office:value-type="float" office:value="4.77459621429443" calcext:value-type="float">
            <text:p>4.7745962143</text:p>
          </table:table-cell>
          <table:table-cell table:formula="of:=IF(OR(ISBLANK([.E385]);[.I385]&lt;=0);&quot;&quot;;[.I385])" office:value-type="float" office:value="4.77459621429443" calcext:value-type="float">
            <text:p>4.77459621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71" calcext:value-type="float">
            <text:p>1427908092.67071</text:p>
          </table:table-cell>
          <table:table-cell office:value-type="float" office:value="1427908096.82499" calcext:value-type="float">
            <text:p>1427908096.82499</text:p>
          </table:table-cell>
          <table:table-cell office:value-type="float" office:value="1427908097.78565" calcext:value-type="float">
            <text:p>1427908097.78565</text:p>
          </table:table-cell>
          <table:table-cell/>
          <table:table-cell table:formula="of:=MAX([.B386];[.D386];[.G386])-MAX([.A386];[.C386];[.E386])" office:value-type="float" office:value="5.11493611335754" calcext:value-type="float">
            <text:p>5.1149361134</text:p>
          </table:table-cell>
          <table:table-cell table:formula="of:=IF(ISBLANK([.E386]);&quot;&quot;;[.I386])" office:value-type="float" office:value="5.11493611335754" calcext:value-type="float">
            <text:p>5.1149361134</text:p>
          </table:table-cell>
          <table:table-cell table:formula="of:=IF(OR(ISBLANK([.E386]);[.I386]&lt;=0);&quot;&quot;;[.I386])" office:value-type="float" office:value="5.11493611335754" calcext:value-type="float">
            <text:p>5.11493611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2.67073" calcext:value-type="float">
            <text:p>1427908092.67073</text:p>
          </table:table-cell>
          <table:table-cell office:value-type="float" office:value="1427908096.30386" calcext:value-type="float">
            <text:p>1427908096.30386</text:p>
          </table:table-cell>
          <table:table-cell office:value-type="float" office:value="1427908097.40372" calcext:value-type="float">
            <text:p>1427908097.40372</text:p>
          </table:table-cell>
          <table:table-cell/>
          <table:table-cell table:formula="of:=MAX([.B387];[.D387];[.G387])-MAX([.A387];[.C387];[.E387])" office:value-type="float" office:value="4.73298501968384" calcext:value-type="float">
            <text:p>4.7329850197</text:p>
          </table:table-cell>
          <table:table-cell table:formula="of:=IF(ISBLANK([.E387]);&quot;&quot;;[.I387])" office:value-type="float" office:value="4.73298501968384" calcext:value-type="float">
            <text:p>4.7329850197</text:p>
          </table:table-cell>
          <table:table-cell table:formula="of:=IF(OR(ISBLANK([.E387]);[.I387]&lt;=0);&quot;&quot;;[.I387])" office:value-type="float" office:value="4.73298501968384" calcext:value-type="float">
            <text:p>4.7329850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097.78852" calcext:value-type="float">
            <text:p>1427908097.78852</text:p>
          </table:table-cell>
          <table:table-cell office:value-type="float" office:value="1427908103.23205" calcext:value-type="float">
            <text:p>1427908103.23205</text:p>
          </table:table-cell>
          <table:table-cell table:number-columns-repeated="4"/>
          <table:table-cell table:formula="of:=MAX([.B388];[.D388];[.G388])-MAX([.A388];[.C388];[.E388])" office:value-type="float" office:value="5.44353699684143" calcext:value-type="float">
            <text:p>5.4435369968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52" calcext:value-type="float">
            <text:p>1427908097.78852</text:p>
          </table:table-cell>
          <table:table-cell office:value-type="float" office:value="1427908100.99339" calcext:value-type="float">
            <text:p>1427908100.99339</text:p>
          </table:table-cell>
          <table:table-cell office:value-type="float" office:value="1427908102.04868" calcext:value-type="float">
            <text:p>1427908102.04868</text:p>
          </table:table-cell>
          <table:table-cell/>
          <table:table-cell table:formula="of:=MAX([.B389];[.D389];[.G389])-MAX([.A389];[.C389];[.E389])" office:value-type="float" office:value="4.26016187667847" calcext:value-type="float">
            <text:p>4.2601618767</text:p>
          </table:table-cell>
          <table:table-cell table:formula="of:=IF(ISBLANK([.E389]);&quot;&quot;;[.I389])" office:value-type="float" office:value="4.26016187667847" calcext:value-type="float">
            <text:p>4.2601618767</text:p>
          </table:table-cell>
          <table:table-cell table:formula="of:=IF(OR(ISBLANK([.E389]);[.I389]&lt;=0);&quot;&quot;;[.I389])" office:value-type="float" office:value="4.26016187667847" calcext:value-type="float">
            <text:p>4.26016187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54" calcext:value-type="float">
            <text:p>1427908097.78854</text:p>
          </table:table-cell>
          <table:table-cell office:value-type="float" office:value="1427908102.12937" calcext:value-type="float">
            <text:p>1427908102.12937</text:p>
          </table:table-cell>
          <table:table-cell office:value-type="float" office:value="1427908103.23205" calcext:value-type="float">
            <text:p>1427908103.23205</text:p>
          </table:table-cell>
          <table:table-cell/>
          <table:table-cell table:formula="of:=MAX([.B390];[.D390];[.G390])-MAX([.A390];[.C390];[.E390])" office:value-type="float" office:value="5.44350719451904" calcext:value-type="float">
            <text:p>5.4435071945</text:p>
          </table:table-cell>
          <table:table-cell table:formula="of:=IF(ISBLANK([.E390]);&quot;&quot;;[.I390])" office:value-type="float" office:value="5.44350719451904" calcext:value-type="float">
            <text:p>5.4435071945</text:p>
          </table:table-cell>
          <table:table-cell table:formula="of:=IF(OR(ISBLANK([.E390]);[.I390]&lt;=0);&quot;&quot;;[.I390])" office:value-type="float" office:value="5.44350719451904" calcext:value-type="float">
            <text:p>5.44350719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55" calcext:value-type="float">
            <text:p>1427908097.78855</text:p>
          </table:table-cell>
          <table:table-cell office:value-type="float" office:value="1427908101.13107" calcext:value-type="float">
            <text:p>1427908101.13107</text:p>
          </table:table-cell>
          <table:table-cell office:value-type="float" office:value="1427908102.1347" calcext:value-type="float">
            <text:p>1427908102.1347</text:p>
          </table:table-cell>
          <table:table-cell/>
          <table:table-cell table:formula="of:=MAX([.B391];[.D391];[.G391])-MAX([.A391];[.C391];[.E391])" office:value-type="float" office:value="4.34615302085876" calcext:value-type="float">
            <text:p>4.3461530209</text:p>
          </table:table-cell>
          <table:table-cell table:formula="of:=IF(ISBLANK([.E391]);&quot;&quot;;[.I391])" office:value-type="float" office:value="4.34615302085876" calcext:value-type="float">
            <text:p>4.3461530209</text:p>
          </table:table-cell>
          <table:table-cell table:formula="of:=IF(OR(ISBLANK([.E391]);[.I391]&lt;=0);&quot;&quot;;[.I391])" office:value-type="float" office:value="4.34615302085876" calcext:value-type="float">
            <text:p>4.34615302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56" calcext:value-type="float">
            <text:p>1427908097.78856</text:p>
          </table:table-cell>
          <table:table-cell office:value-type="float" office:value="1427908101.34208" calcext:value-type="float">
            <text:p>1427908101.34208</text:p>
          </table:table-cell>
          <table:table-cell office:value-type="float" office:value="1427908102.37847" calcext:value-type="float">
            <text:p>1427908102.37847</text:p>
          </table:table-cell>
          <table:table-cell/>
          <table:table-cell table:formula="of:=MAX([.B392];[.D392];[.G392])-MAX([.A392];[.C392];[.E392])" office:value-type="float" office:value="4.58991193771362" calcext:value-type="float">
            <text:p>4.5899119377</text:p>
          </table:table-cell>
          <table:table-cell table:formula="of:=IF(ISBLANK([.E392]);&quot;&quot;;[.I392])" office:value-type="float" office:value="4.58991193771362" calcext:value-type="float">
            <text:p>4.5899119377</text:p>
          </table:table-cell>
          <table:table-cell table:formula="of:=IF(OR(ISBLANK([.E392]);[.I392]&lt;=0);&quot;&quot;;[.I392])" office:value-type="float" office:value="4.58991193771362" calcext:value-type="float">
            <text:p>4.58991193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56" calcext:value-type="float">
            <text:p>1427908097.78856</text:p>
          </table:table-cell>
          <table:table-cell office:value-type="float" office:value="1427908101.30098" calcext:value-type="float">
            <text:p>1427908101.30098</text:p>
          </table:table-cell>
          <table:table-cell office:value-type="float" office:value="1427908102.33222" calcext:value-type="float">
            <text:p>1427908102.33222</text:p>
          </table:table-cell>
          <table:table-cell/>
          <table:table-cell table:formula="of:=MAX([.B393];[.D393];[.G393])-MAX([.A393];[.C393];[.E393])" office:value-type="float" office:value="4.5436589717865" calcext:value-type="float">
            <text:p>4.5436589718</text:p>
          </table:table-cell>
          <table:table-cell table:formula="of:=IF(ISBLANK([.E393]);&quot;&quot;;[.I393])" office:value-type="float" office:value="4.5436589717865" calcext:value-type="float">
            <text:p>4.5436589718</text:p>
          </table:table-cell>
          <table:table-cell table:formula="of:=IF(OR(ISBLANK([.E393]);[.I393]&lt;=0);&quot;&quot;;[.I393])" office:value-type="float" office:value="4.5436589717865" calcext:value-type="float">
            <text:p>4.54365897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61" calcext:value-type="float">
            <text:p>1427908097.78861</text:p>
          </table:table-cell>
          <table:table-cell office:value-type="float" office:value="1427908101.60508" calcext:value-type="float">
            <text:p>1427908101.60508</text:p>
          </table:table-cell>
          <table:table-cell office:value-type="float" office:value="1427908102.68221" calcext:value-type="float">
            <text:p>1427908102.68221</text:p>
          </table:table-cell>
          <table:table-cell/>
          <table:table-cell table:formula="of:=MAX([.B394];[.D394];[.G394])-MAX([.A394];[.C394];[.E394])" office:value-type="float" office:value="4.89360094070435" calcext:value-type="float">
            <text:p>4.8936009407</text:p>
          </table:table-cell>
          <table:table-cell table:formula="of:=IF(ISBLANK([.E394]);&quot;&quot;;[.I394])" office:value-type="float" office:value="4.89360094070435" calcext:value-type="float">
            <text:p>4.8936009407</text:p>
          </table:table-cell>
          <table:table-cell table:formula="of:=IF(OR(ISBLANK([.E394]);[.I394]&lt;=0);&quot;&quot;;[.I394])" office:value-type="float" office:value="4.89360094070435" calcext:value-type="float">
            <text:p>4.89360094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62" calcext:value-type="float">
            <text:p>1427908097.78862</text:p>
          </table:table-cell>
          <table:table-cell office:value-type="float" office:value="1427908101.13102" calcext:value-type="float">
            <text:p>1427908101.13102</text:p>
          </table:table-cell>
          <table:table-cell office:value-type="float" office:value="1427908102.16577" calcext:value-type="float">
            <text:p>1427908102.16577</text:p>
          </table:table-cell>
          <table:table-cell/>
          <table:table-cell table:formula="of:=MAX([.B395];[.D395];[.G395])-MAX([.A395];[.C395];[.E395])" office:value-type="float" office:value="4.37714385986328" calcext:value-type="float">
            <text:p>4.3771438599</text:p>
          </table:table-cell>
          <table:table-cell table:formula="of:=IF(ISBLANK([.E395]);&quot;&quot;;[.I395])" office:value-type="float" office:value="4.37714385986328" calcext:value-type="float">
            <text:p>4.3771438599</text:p>
          </table:table-cell>
          <table:table-cell table:formula="of:=IF(OR(ISBLANK([.E395]);[.I395]&lt;=0);&quot;&quot;;[.I395])" office:value-type="float" office:value="4.37714385986328" calcext:value-type="float">
            <text:p>4.3771438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65" calcext:value-type="float">
            <text:p>1427908097.78865</text:p>
          </table:table-cell>
          <table:table-cell office:value-type="float" office:value="1427908101.43667" calcext:value-type="float">
            <text:p>1427908101.43667</text:p>
          </table:table-cell>
          <table:table-cell office:value-type="float" office:value="1427908102.43443" calcext:value-type="float">
            <text:p>1427908102.43443</text:p>
          </table:table-cell>
          <table:table-cell/>
          <table:table-cell table:formula="of:=MAX([.B396];[.D396];[.G396])-MAX([.A396];[.C396];[.E396])" office:value-type="float" office:value="4.64578294754028" calcext:value-type="float">
            <text:p>4.6457829475</text:p>
          </table:table-cell>
          <table:table-cell table:formula="of:=IF(ISBLANK([.E396]);&quot;&quot;;[.I396])" office:value-type="float" office:value="4.64578294754028" calcext:value-type="float">
            <text:p>4.6457829475</text:p>
          </table:table-cell>
          <table:table-cell table:formula="of:=IF(OR(ISBLANK([.E396]);[.I396]&lt;=0);&quot;&quot;;[.I396])" office:value-type="float" office:value="4.64578294754028" calcext:value-type="float">
            <text:p>4.64578294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73" calcext:value-type="float">
            <text:p>1427908097.78873</text:p>
          </table:table-cell>
          <table:table-cell office:value-type="float" office:value="1427908101.26402" calcext:value-type="float">
            <text:p>1427908101.26402</text:p>
          </table:table-cell>
          <table:table-cell office:value-type="float" office:value="1427908102.3089" calcext:value-type="float">
            <text:p>1427908102.3089</text:p>
          </table:table-cell>
          <table:table-cell/>
          <table:table-cell table:formula="of:=MAX([.B397];[.D397];[.G397])-MAX([.A397];[.C397];[.E397])" office:value-type="float" office:value="4.52016997337341" calcext:value-type="float">
            <text:p>4.5201699734</text:p>
          </table:table-cell>
          <table:table-cell table:formula="of:=IF(ISBLANK([.E397]);&quot;&quot;;[.I397])" office:value-type="float" office:value="4.52016997337341" calcext:value-type="float">
            <text:p>4.5201699734</text:p>
          </table:table-cell>
          <table:table-cell table:formula="of:=IF(OR(ISBLANK([.E397]);[.I397]&lt;=0);&quot;&quot;;[.I397])" office:value-type="float" office:value="4.52016997337341" calcext:value-type="float">
            <text:p>4.52016997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097.78874" calcext:value-type="float">
            <text:p>1427908097.78874</text:p>
          </table:table-cell>
          <table:table-cell office:value-type="float" office:value="1427908101.52999" calcext:value-type="float">
            <text:p>1427908101.52999</text:p>
          </table:table-cell>
          <table:table-cell office:value-type="float" office:value="1427908102.55514" calcext:value-type="float">
            <text:p>1427908102.55514</text:p>
          </table:table-cell>
          <table:table-cell/>
          <table:table-cell table:formula="of:=MAX([.B398];[.D398];[.G398])-MAX([.A398];[.C398];[.E398])" office:value-type="float" office:value="4.76639199256897" calcext:value-type="float">
            <text:p>4.7663919926</text:p>
          </table:table-cell>
          <table:table-cell table:formula="of:=IF(ISBLANK([.E398]);&quot;&quot;;[.I398])" office:value-type="float" office:value="4.76639199256897" calcext:value-type="float">
            <text:p>4.7663919926</text:p>
          </table:table-cell>
          <table:table-cell table:formula="of:=IF(OR(ISBLANK([.E398]);[.I398]&lt;=0);&quot;&quot;;[.I398])" office:value-type="float" office:value="4.76639199256897" calcext:value-type="float">
            <text:p>4.76639199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03.23206" calcext:value-type="float">
            <text:p>1427908103.23206</text:p>
          </table:table-cell>
          <table:table-cell office:value-type="float" office:value="1427908108.81366" calcext:value-type="float">
            <text:p>1427908108.81366</text:p>
          </table:table-cell>
          <table:table-cell table:number-columns-repeated="4"/>
          <table:table-cell table:formula="of:=MAX([.B399];[.D399];[.G399])-MAX([.A399];[.C399];[.E399])" office:value-type="float" office:value="5.58159899711609" calcext:value-type="float">
            <text:p>5.5815989971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07" calcext:value-type="float">
            <text:p>1427908103.23207</text:p>
          </table:table-cell>
          <table:table-cell office:value-type="float" office:value="1427908107.33985" calcext:value-type="float">
            <text:p>1427908107.33985</text:p>
          </table:table-cell>
          <table:table-cell office:value-type="float" office:value="1427908108.44912" calcext:value-type="float">
            <text:p>1427908108.44912</text:p>
          </table:table-cell>
          <table:table-cell/>
          <table:table-cell table:formula="of:=MAX([.B400];[.D400];[.G400])-MAX([.A400];[.C400];[.E400])" office:value-type="float" office:value="5.21704792976379" calcext:value-type="float">
            <text:p>5.2170479298</text:p>
          </table:table-cell>
          <table:table-cell table:formula="of:=IF(ISBLANK([.E400]);&quot;&quot;;[.I400])" office:value-type="float" office:value="5.21704792976379" calcext:value-type="float">
            <text:p>5.2170479298</text:p>
          </table:table-cell>
          <table:table-cell table:formula="of:=IF(OR(ISBLANK([.E400]);[.I400]&lt;=0);&quot;&quot;;[.I400])" office:value-type="float" office:value="5.21704792976379" calcext:value-type="float">
            <text:p>5.21704792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09" calcext:value-type="float">
            <text:p>1427908103.23209</text:p>
          </table:table-cell>
          <table:table-cell office:value-type="float" office:value="1427908107.64551" calcext:value-type="float">
            <text:p>1427908107.64551</text:p>
          </table:table-cell>
          <table:table-cell office:value-type="float" office:value="1427908108.70647" calcext:value-type="float">
            <text:p>1427908108.70647</text:p>
          </table:table-cell>
          <table:table-cell/>
          <table:table-cell table:formula="of:=MAX([.B401];[.D401];[.G401])-MAX([.A401];[.C401];[.E401])" office:value-type="float" office:value="5.47438287734985" calcext:value-type="float">
            <text:p>5.4743828773</text:p>
          </table:table-cell>
          <table:table-cell table:formula="of:=IF(ISBLANK([.E401]);&quot;&quot;;[.I401])" office:value-type="float" office:value="5.47438287734985" calcext:value-type="float">
            <text:p>5.4743828773</text:p>
          </table:table-cell>
          <table:table-cell table:formula="of:=IF(OR(ISBLANK([.E401]);[.I401]&lt;=0);&quot;&quot;;[.I401])" office:value-type="float" office:value="5.47438287734985" calcext:value-type="float">
            <text:p>5.47438287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1" calcext:value-type="float">
            <text:p>1427908103.2321</text:p>
          </table:table-cell>
          <table:table-cell office:value-type="float" office:value="1427908106.83872" calcext:value-type="float">
            <text:p>1427908106.83872</text:p>
          </table:table-cell>
          <table:table-cell office:value-type="float" office:value="1427908107.89843" calcext:value-type="float">
            <text:p>1427908107.89843</text:p>
          </table:table-cell>
          <table:table-cell/>
          <table:table-cell table:formula="of:=MAX([.B402];[.D402];[.G402])-MAX([.A402];[.C402];[.E402])" office:value-type="float" office:value="4.66633105278015" calcext:value-type="float">
            <text:p>4.6663310528</text:p>
          </table:table-cell>
          <table:table-cell table:formula="of:=IF(ISBLANK([.E402]);&quot;&quot;;[.I402])" office:value-type="float" office:value="4.66633105278015" calcext:value-type="float">
            <text:p>4.6663310528</text:p>
          </table:table-cell>
          <table:table-cell table:formula="of:=IF(OR(ISBLANK([.E402]);[.I402]&lt;=0);&quot;&quot;;[.I402])" office:value-type="float" office:value="4.66633105278015" calcext:value-type="float">
            <text:p>4.66633105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11" calcext:value-type="float">
            <text:p>1427908103.23211</text:p>
          </table:table-cell>
          <table:table-cell office:value-type="float" office:value="1427908107.05624" calcext:value-type="float">
            <text:p>1427908107.05624</text:p>
          </table:table-cell>
          <table:table-cell office:value-type="float" office:value="1427908108.04611" calcext:value-type="float">
            <text:p>1427908108.04611</text:p>
          </table:table-cell>
          <table:table-cell/>
          <table:table-cell table:formula="of:=MAX([.B403];[.D403];[.G403])-MAX([.A403];[.C403];[.E403])" office:value-type="float" office:value="4.81399893760681" calcext:value-type="float">
            <text:p>4.8139989376</text:p>
          </table:table-cell>
          <table:table-cell table:formula="of:=IF(ISBLANK([.E403]);&quot;&quot;;[.I403])" office:value-type="float" office:value="4.81399893760681" calcext:value-type="float">
            <text:p>4.8139989376</text:p>
          </table:table-cell>
          <table:table-cell table:formula="of:=IF(OR(ISBLANK([.E403]);[.I403]&lt;=0);&quot;&quot;;[.I403])" office:value-type="float" office:value="4.81399893760681" calcext:value-type="float">
            <text:p>4.81399893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12" calcext:value-type="float">
            <text:p>1427908103.23212</text:p>
          </table:table-cell>
          <table:table-cell office:value-type="float" office:value="1427908107.48603" calcext:value-type="float">
            <text:p>1427908107.48603</text:p>
          </table:table-cell>
          <table:table-cell office:value-type="float" office:value="1427908108.43514" calcext:value-type="float">
            <text:p>1427908108.43514</text:p>
          </table:table-cell>
          <table:table-cell/>
          <table:table-cell table:formula="of:=MAX([.B404];[.D404];[.G404])-MAX([.A404];[.C404];[.E404])" office:value-type="float" office:value="5.20301795005798" calcext:value-type="float">
            <text:p>5.2030179501</text:p>
          </table:table-cell>
          <table:table-cell table:formula="of:=IF(ISBLANK([.E404]);&quot;&quot;;[.I404])" office:value-type="float" office:value="5.20301795005798" calcext:value-type="float">
            <text:p>5.2030179501</text:p>
          </table:table-cell>
          <table:table-cell table:formula="of:=IF(OR(ISBLANK([.E404]);[.I404]&lt;=0);&quot;&quot;;[.I404])" office:value-type="float" office:value="5.20301795005798" calcext:value-type="float">
            <text:p>5.20301795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13" calcext:value-type="float">
            <text:p>1427908103.23213</text:p>
          </table:table-cell>
          <table:table-cell office:value-type="float" office:value="1427908107.76689" calcext:value-type="float">
            <text:p>1427908107.76689</text:p>
          </table:table-cell>
          <table:table-cell office:value-type="float" office:value="1427908108.81365" calcext:value-type="float">
            <text:p>1427908108.81365</text:p>
          </table:table-cell>
          <table:table-cell/>
          <table:table-cell table:formula="of:=MAX([.B405];[.D405];[.G405])-MAX([.A405];[.C405];[.E405])" office:value-type="float" office:value="5.58152079582214" calcext:value-type="float">
            <text:p>5.5815207958</text:p>
          </table:table-cell>
          <table:table-cell table:formula="of:=IF(ISBLANK([.E405]);&quot;&quot;;[.I405])" office:value-type="float" office:value="5.58152079582214" calcext:value-type="float">
            <text:p>5.5815207958</text:p>
          </table:table-cell>
          <table:table-cell table:formula="of:=IF(OR(ISBLANK([.E405]);[.I405]&lt;=0);&quot;&quot;;[.I405])" office:value-type="float" office:value="5.58152079582214" calcext:value-type="float">
            <text:p>5.58152079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16" calcext:value-type="float">
            <text:p>1427908103.23216</text:p>
          </table:table-cell>
          <table:table-cell office:value-type="float" office:value="1427908106.95137" calcext:value-type="float">
            <text:p>1427908106.95137</text:p>
          </table:table-cell>
          <table:table-cell office:value-type="float" office:value="1427908107.98937" calcext:value-type="float">
            <text:p>1427908107.98937</text:p>
          </table:table-cell>
          <table:table-cell/>
          <table:table-cell table:formula="of:=MAX([.B406];[.D406];[.G406])-MAX([.A406];[.C406];[.E406])" office:value-type="float" office:value="4.75720810890198" calcext:value-type="float">
            <text:p>4.7572081089</text:p>
          </table:table-cell>
          <table:table-cell table:formula="of:=IF(ISBLANK([.E406]);&quot;&quot;;[.I406])" office:value-type="float" office:value="4.75720810890198" calcext:value-type="float">
            <text:p>4.7572081089</text:p>
          </table:table-cell>
          <table:table-cell table:formula="of:=IF(OR(ISBLANK([.E406]);[.I406]&lt;=0);&quot;&quot;;[.I406])" office:value-type="float" office:value="4.75720810890198" calcext:value-type="float">
            <text:p>4.75720810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19" calcext:value-type="float">
            <text:p>1427908103.23219</text:p>
          </table:table-cell>
          <table:table-cell office:value-type="float" office:value="1427908107.21017" calcext:value-type="float">
            <text:p>1427908107.21017</text:p>
          </table:table-cell>
          <table:table-cell office:value-type="float" office:value="1427908108.17742" calcext:value-type="float">
            <text:p>1427908108.17742</text:p>
          </table:table-cell>
          <table:table-cell/>
          <table:table-cell table:formula="of:=MAX([.B407];[.D407];[.G407])-MAX([.A407];[.C407];[.E407])" office:value-type="float" office:value="4.94523501396179" calcext:value-type="float">
            <text:p>4.945235014</text:p>
          </table:table-cell>
          <table:table-cell table:formula="of:=IF(ISBLANK([.E407]);&quot;&quot;;[.I407])" office:value-type="float" office:value="4.94523501396179" calcext:value-type="float">
            <text:p>4.945235014</text:p>
          </table:table-cell>
          <table:table-cell table:formula="of:=IF(OR(ISBLANK([.E407]);[.I407]&lt;=0);&quot;&quot;;[.I407])" office:value-type="float" office:value="4.94523501396179" calcext:value-type="float">
            <text:p>4.9452350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2" calcext:value-type="float">
            <text:p>1427908103.2322</text:p>
          </table:table-cell>
          <table:table-cell office:value-type="float" office:value="1427908107.264" calcext:value-type="float">
            <text:p>1427908107.264</text:p>
          </table:table-cell>
          <table:table-cell office:value-type="float" office:value="1427908108.33881" calcext:value-type="float">
            <text:p>1427908108.33881</text:p>
          </table:table-cell>
          <table:table-cell/>
          <table:table-cell table:formula="of:=MAX([.B408];[.D408];[.G408])-MAX([.A408];[.C408];[.E408])" office:value-type="float" office:value="5.10660886764526" calcext:value-type="float">
            <text:p>5.1066088676</text:p>
          </table:table-cell>
          <table:table-cell table:formula="of:=IF(ISBLANK([.E408]);&quot;&quot;;[.I408])" office:value-type="float" office:value="5.10660886764526" calcext:value-type="float">
            <text:p>5.1066088676</text:p>
          </table:table-cell>
          <table:table-cell table:formula="of:=IF(OR(ISBLANK([.E408]);[.I408]&lt;=0);&quot;&quot;;[.I408])" office:value-type="float" office:value="5.10660886764526" calcext:value-type="float">
            <text:p>5.10660886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3.23222" calcext:value-type="float">
            <text:p>1427908103.23222</text:p>
          </table:table-cell>
          <table:table-cell office:value-type="float" office:value="1427908107.60407" calcext:value-type="float">
            <text:p>1427908107.60407</text:p>
          </table:table-cell>
          <table:table-cell office:value-type="float" office:value="1427908108.7105" calcext:value-type="float">
            <text:p>1427908108.7105</text:p>
          </table:table-cell>
          <table:table-cell/>
          <table:table-cell table:formula="of:=MAX([.B409];[.D409];[.G409])-MAX([.A409];[.C409];[.E409])" office:value-type="float" office:value="5.47828316688538" calcext:value-type="float">
            <text:p>5.4782831669</text:p>
          </table:table-cell>
          <table:table-cell table:formula="of:=IF(ISBLANK([.E409]);&quot;&quot;;[.I409])" office:value-type="float" office:value="5.47828316688538" calcext:value-type="float">
            <text:p>5.4782831669</text:p>
          </table:table-cell>
          <table:table-cell table:formula="of:=IF(OR(ISBLANK([.E409]);[.I409]&lt;=0);&quot;&quot;;[.I409])" office:value-type="float" office:value="5.47828316688538" calcext:value-type="float">
            <text:p>5.47828316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08.81368" calcext:value-type="float">
            <text:p>1427908108.81368</text:p>
          </table:table-cell>
          <table:table-cell office:value-type="float" office:value="1427908114.09175" calcext:value-type="float">
            <text:p>1427908114.09175</text:p>
          </table:table-cell>
          <table:table-cell table:number-columns-repeated="4"/>
          <table:table-cell table:formula="of:=MAX([.B410];[.D410];[.G410])-MAX([.A410];[.C410];[.E410])" office:value-type="float" office:value="5.27806711196899" calcext:value-type="float">
            <text:p>5.278067112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68" calcext:value-type="float">
            <text:p>1427908108.81368</text:p>
          </table:table-cell>
          <table:table-cell office:value-type="float" office:value="1427908112.60568" calcext:value-type="float">
            <text:p>1427908112.60568</text:p>
          </table:table-cell>
          <table:table-cell office:value-type="float" office:value="1427908113.55994" calcext:value-type="float">
            <text:p>1427908113.55994</text:p>
          </table:table-cell>
          <table:table-cell/>
          <table:table-cell table:formula="of:=MAX([.B411];[.D411];[.G411])-MAX([.A411];[.C411];[.E411])" office:value-type="float" office:value="4.74626088142395" calcext:value-type="float">
            <text:p>4.7462608814</text:p>
          </table:table-cell>
          <table:table-cell table:formula="of:=IF(ISBLANK([.E411]);&quot;&quot;;[.I411])" office:value-type="float" office:value="4.74626088142395" calcext:value-type="float">
            <text:p>4.7462608814</text:p>
          </table:table-cell>
          <table:table-cell table:formula="of:=IF(OR(ISBLANK([.E411]);[.I411]&lt;=0);&quot;&quot;;[.I411])" office:value-type="float" office:value="4.74626088142395" calcext:value-type="float">
            <text:p>4.74626088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7" calcext:value-type="float">
            <text:p>1427908108.8137</text:p>
          </table:table-cell>
          <table:table-cell office:value-type="float" office:value="1427908112.44939" calcext:value-type="float">
            <text:p>1427908112.44939</text:p>
          </table:table-cell>
          <table:table-cell office:value-type="float" office:value="1427908113.53177" calcext:value-type="float">
            <text:p>1427908113.53177</text:p>
          </table:table-cell>
          <table:table-cell/>
          <table:table-cell table:formula="of:=MAX([.B412];[.D412];[.G412])-MAX([.A412];[.C412];[.E412])" office:value-type="float" office:value="4.71806812286377" calcext:value-type="float">
            <text:p>4.7180681229</text:p>
          </table:table-cell>
          <table:table-cell table:formula="of:=IF(ISBLANK([.E412]);&quot;&quot;;[.I412])" office:value-type="float" office:value="4.71806812286377" calcext:value-type="float">
            <text:p>4.7180681229</text:p>
          </table:table-cell>
          <table:table-cell table:formula="of:=IF(OR(ISBLANK([.E412]);[.I412]&lt;=0);&quot;&quot;;[.I412])" office:value-type="float" office:value="4.71806812286377" calcext:value-type="float">
            <text:p>4.71806812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73" calcext:value-type="float">
            <text:p>1427908108.81373</text:p>
          </table:table-cell>
          <table:table-cell office:value-type="float" office:value="1427908112.29902" calcext:value-type="float">
            <text:p>1427908112.29902</text:p>
          </table:table-cell>
          <table:table-cell office:value-type="float" office:value="1427908113.37175" calcext:value-type="float">
            <text:p>1427908113.37175</text:p>
          </table:table-cell>
          <table:table-cell/>
          <table:table-cell table:formula="of:=MAX([.B413];[.D413];[.G413])-MAX([.A413];[.C413];[.E413])" office:value-type="float" office:value="4.5580141544342" calcext:value-type="float">
            <text:p>4.5580141544</text:p>
          </table:table-cell>
          <table:table-cell table:formula="of:=IF(ISBLANK([.E413]);&quot;&quot;;[.I413])" office:value-type="float" office:value="4.5580141544342" calcext:value-type="float">
            <text:p>4.5580141544</text:p>
          </table:table-cell>
          <table:table-cell table:formula="of:=IF(OR(ISBLANK([.E413]);[.I413]&lt;=0);&quot;&quot;;[.I413])" office:value-type="float" office:value="4.5580141544342" calcext:value-type="float">
            <text:p>4.55801415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74" calcext:value-type="float">
            <text:p>1427908108.81374</text:p>
          </table:table-cell>
          <table:table-cell office:value-type="float" office:value="1427908112.58593" calcext:value-type="float">
            <text:p>1427908112.58593</text:p>
          </table:table-cell>
          <table:table-cell office:value-type="float" office:value="1427908113.68208" calcext:value-type="float">
            <text:p>1427908113.68208</text:p>
          </table:table-cell>
          <table:table-cell/>
          <table:table-cell table:formula="of:=MAX([.B414];[.D414];[.G414])-MAX([.A414];[.C414];[.E414])" office:value-type="float" office:value="4.86833381652832" calcext:value-type="float">
            <text:p>4.8683338165</text:p>
          </table:table-cell>
          <table:table-cell table:formula="of:=IF(ISBLANK([.E414]);&quot;&quot;;[.I414])" office:value-type="float" office:value="4.86833381652832" calcext:value-type="float">
            <text:p>4.8683338165</text:p>
          </table:table-cell>
          <table:table-cell table:formula="of:=IF(OR(ISBLANK([.E414]);[.I414]&lt;=0);&quot;&quot;;[.I414])" office:value-type="float" office:value="4.86833381652832" calcext:value-type="float">
            <text:p>4.86833381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83" calcext:value-type="float">
            <text:p>1427908108.81383</text:p>
          </table:table-cell>
          <table:table-cell office:value-type="float" office:value="1427908112.82896" calcext:value-type="float">
            <text:p>1427908112.82896</text:p>
          </table:table-cell>
          <table:table-cell office:value-type="float" office:value="1427908113.90489" calcext:value-type="float">
            <text:p>1427908113.90489</text:p>
          </table:table-cell>
          <table:table-cell/>
          <table:table-cell table:formula="of:=MAX([.B415];[.D415];[.G415])-MAX([.A415];[.C415];[.E415])" office:value-type="float" office:value="5.09106087684631" calcext:value-type="float">
            <text:p>5.0910608768</text:p>
          </table:table-cell>
          <table:table-cell table:formula="of:=IF(ISBLANK([.E415]);&quot;&quot;;[.I415])" office:value-type="float" office:value="5.09106087684631" calcext:value-type="float">
            <text:p>5.0910608768</text:p>
          </table:table-cell>
          <table:table-cell table:formula="of:=IF(OR(ISBLANK([.E415]);[.I415]&lt;=0);&quot;&quot;;[.I415])" office:value-type="float" office:value="5.09106087684631" calcext:value-type="float">
            <text:p>5.09106087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85" calcext:value-type="float">
            <text:p>1427908108.81385</text:p>
          </table:table-cell>
          <table:table-cell office:value-type="float" office:value="1427908112.09685" calcext:value-type="float">
            <text:p>1427908112.09685</text:p>
          </table:table-cell>
          <table:table-cell office:value-type="float" office:value="1427908113.19051" calcext:value-type="float">
            <text:p>1427908113.19051</text:p>
          </table:table-cell>
          <table:table-cell/>
          <table:table-cell table:formula="of:=MAX([.B416];[.D416];[.G416])-MAX([.A416];[.C416];[.E416])" office:value-type="float" office:value="4.37666296958923" calcext:value-type="float">
            <text:p>4.3766629696</text:p>
          </table:table-cell>
          <table:table-cell table:formula="of:=IF(ISBLANK([.E416]);&quot;&quot;;[.I416])" office:value-type="float" office:value="4.37666296958923" calcext:value-type="float">
            <text:p>4.3766629696</text:p>
          </table:table-cell>
          <table:table-cell table:formula="of:=IF(OR(ISBLANK([.E416]);[.I416]&lt;=0);&quot;&quot;;[.I416])" office:value-type="float" office:value="4.37666296958923" calcext:value-type="float">
            <text:p>4.37666296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86" calcext:value-type="float">
            <text:p>1427908108.81386</text:p>
          </table:table-cell>
          <table:table-cell office:value-type="float" office:value="1427908112.88258" calcext:value-type="float">
            <text:p>1427908112.88258</text:p>
          </table:table-cell>
          <table:table-cell office:value-type="float" office:value="1427908113.96613" calcext:value-type="float">
            <text:p>1427908113.96613</text:p>
          </table:table-cell>
          <table:table-cell/>
          <table:table-cell table:formula="of:=MAX([.B417];[.D417];[.G417])-MAX([.A417];[.C417];[.E417])" office:value-type="float" office:value="5.15227317810059" calcext:value-type="float">
            <text:p>5.1522731781</text:p>
          </table:table-cell>
          <table:table-cell table:formula="of:=IF(ISBLANK([.E417]);&quot;&quot;;[.I417])" office:value-type="float" office:value="5.15227317810059" calcext:value-type="float">
            <text:p>5.1522731781</text:p>
          </table:table-cell>
          <table:table-cell table:formula="of:=IF(OR(ISBLANK([.E417]);[.I417]&lt;=0);&quot;&quot;;[.I417])" office:value-type="float" office:value="5.15227317810059" calcext:value-type="float">
            <text:p>5.15227317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86" calcext:value-type="float">
            <text:p>1427908108.81386</text:p>
          </table:table-cell>
          <table:table-cell office:value-type="float" office:value="1427908112.2106" calcext:value-type="float">
            <text:p>1427908112.2106</text:p>
          </table:table-cell>
          <table:table-cell office:value-type="float" office:value="1427908113.2683" calcext:value-type="float">
            <text:p>1427908113.2683</text:p>
          </table:table-cell>
          <table:table-cell/>
          <table:table-cell table:formula="of:=MAX([.B418];[.D418];[.G418])-MAX([.A418];[.C418];[.E418])" office:value-type="float" office:value="4.45443511009216" calcext:value-type="float">
            <text:p>4.4544351101</text:p>
          </table:table-cell>
          <table:table-cell table:formula="of:=IF(ISBLANK([.E418]);&quot;&quot;;[.I418])" office:value-type="float" office:value="4.45443511009216" calcext:value-type="float">
            <text:p>4.4544351101</text:p>
          </table:table-cell>
          <table:table-cell table:formula="of:=IF(OR(ISBLANK([.E418]);[.I418]&lt;=0);&quot;&quot;;[.I418])" office:value-type="float" office:value="4.45443511009216" calcext:value-type="float">
            <text:p>4.45443511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89" calcext:value-type="float">
            <text:p>1427908108.81389</text:p>
          </table:table-cell>
          <table:table-cell office:value-type="float" office:value="1427908112.60322" calcext:value-type="float">
            <text:p>1427908112.60322</text:p>
          </table:table-cell>
          <table:table-cell office:value-type="float" office:value="1427908113.61156" calcext:value-type="float">
            <text:p>1427908113.61156</text:p>
          </table:table-cell>
          <table:table-cell/>
          <table:table-cell table:formula="of:=MAX([.B419];[.D419];[.G419])-MAX([.A419];[.C419];[.E419])" office:value-type="float" office:value="4.79767608642578" calcext:value-type="float">
            <text:p>4.7976760864</text:p>
          </table:table-cell>
          <table:table-cell table:formula="of:=IF(ISBLANK([.E419]);&quot;&quot;;[.I419])" office:value-type="float" office:value="4.79767608642578" calcext:value-type="float">
            <text:p>4.7976760864</text:p>
          </table:table-cell>
          <table:table-cell table:formula="of:=IF(OR(ISBLANK([.E419]);[.I419]&lt;=0);&quot;&quot;;[.I419])" office:value-type="float" office:value="4.79767608642578" calcext:value-type="float">
            <text:p>4.79767608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08.81396" calcext:value-type="float">
            <text:p>1427908108.81396</text:p>
          </table:table-cell>
          <table:table-cell office:value-type="float" office:value="1427908112.99538" calcext:value-type="float">
            <text:p>1427908112.99538</text:p>
          </table:table-cell>
          <table:table-cell office:value-type="float" office:value="1427908114.09174" calcext:value-type="float">
            <text:p>1427908114.09174</text:p>
          </table:table-cell>
          <table:table-cell/>
          <table:table-cell table:formula="of:=MAX([.B420];[.D420];[.G420])-MAX([.A420];[.C420];[.E420])" office:value-type="float" office:value="5.27777695655823" calcext:value-type="float">
            <text:p>5.2777769566</text:p>
          </table:table-cell>
          <table:table-cell table:formula="of:=IF(ISBLANK([.E420]);&quot;&quot;;[.I420])" office:value-type="float" office:value="5.27777695655823" calcext:value-type="float">
            <text:p>5.2777769566</text:p>
          </table:table-cell>
          <table:table-cell table:formula="of:=IF(OR(ISBLANK([.E420]);[.I420]&lt;=0);&quot;&quot;;[.I420])" office:value-type="float" office:value="5.27777695655823" calcext:value-type="float">
            <text:p>5.27777695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14.09176" calcext:value-type="float">
            <text:p>1427908114.09176</text:p>
          </table:table-cell>
          <table:table-cell office:value-type="float" office:value="1427908119.63318" calcext:value-type="float">
            <text:p>1427908119.63318</text:p>
          </table:table-cell>
          <table:table-cell table:number-columns-repeated="4"/>
          <table:table-cell table:formula="of:=MAX([.B421];[.D421];[.G421])-MAX([.A421];[.C421];[.E421])" office:value-type="float" office:value="5.54142498970032" calcext:value-type="float">
            <text:p>5.5414249897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76" calcext:value-type="float">
            <text:p>1427908114.09176</text:p>
          </table:table-cell>
          <table:table-cell office:value-type="float" office:value="1427908117.65489" calcext:value-type="float">
            <text:p>1427908117.65489</text:p>
          </table:table-cell>
          <table:table-cell office:value-type="float" office:value="1427908118.64811" calcext:value-type="float">
            <text:p>1427908118.64811</text:p>
          </table:table-cell>
          <table:table-cell/>
          <table:table-cell table:formula="of:=MAX([.B422];[.D422];[.G422])-MAX([.A422];[.C422];[.E422])" office:value-type="float" office:value="4.55635404586792" calcext:value-type="float">
            <text:p>4.5563540459</text:p>
          </table:table-cell>
          <table:table-cell table:formula="of:=IF(ISBLANK([.E422]);&quot;&quot;;[.I422])" office:value-type="float" office:value="4.55635404586792" calcext:value-type="float">
            <text:p>4.5563540459</text:p>
          </table:table-cell>
          <table:table-cell table:formula="of:=IF(OR(ISBLANK([.E422]);[.I422]&lt;=0);&quot;&quot;;[.I422])" office:value-type="float" office:value="4.55635404586792" calcext:value-type="float">
            <text:p>4.55635404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78" calcext:value-type="float">
            <text:p>1427908114.09178</text:p>
          </table:table-cell>
          <table:table-cell office:value-type="float" office:value="1427908118.66383" calcext:value-type="float">
            <text:p>1427908118.66383</text:p>
          </table:table-cell>
          <table:table-cell office:value-type="float" office:value="1427908119.5915" calcext:value-type="float">
            <text:p>1427908119.5915</text:p>
          </table:table-cell>
          <table:table-cell/>
          <table:table-cell table:formula="of:=MAX([.B423];[.D423];[.G423])-MAX([.A423];[.C423];[.E423])" office:value-type="float" office:value="5.49972200393677" calcext:value-type="float">
            <text:p>5.4997220039</text:p>
          </table:table-cell>
          <table:table-cell table:formula="of:=IF(ISBLANK([.E423]);&quot;&quot;;[.I423])" office:value-type="float" office:value="5.49972200393677" calcext:value-type="float">
            <text:p>5.4997220039</text:p>
          </table:table-cell>
          <table:table-cell table:formula="of:=IF(OR(ISBLANK([.E423]);[.I423]&lt;=0);&quot;&quot;;[.I423])" office:value-type="float" office:value="5.49972200393677" calcext:value-type="float">
            <text:p>5.49972200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79" calcext:value-type="float">
            <text:p>1427908114.09179</text:p>
          </table:table-cell>
          <table:table-cell office:value-type="float" office:value="1427908117.79421" calcext:value-type="float">
            <text:p>1427908117.79421</text:p>
          </table:table-cell>
          <table:table-cell office:value-type="float" office:value="1427908118.891" calcext:value-type="float">
            <text:p>1427908118.891</text:p>
          </table:table-cell>
          <table:table-cell/>
          <table:table-cell table:formula="of:=MAX([.B424];[.D424];[.G424])-MAX([.A424];[.C424];[.E424])" office:value-type="float" office:value="4.79920887947083" calcext:value-type="float">
            <text:p>4.7992088795</text:p>
          </table:table-cell>
          <table:table-cell table:formula="of:=IF(ISBLANK([.E424]);&quot;&quot;;[.I424])" office:value-type="float" office:value="4.79920887947083" calcext:value-type="float">
            <text:p>4.7992088795</text:p>
          </table:table-cell>
          <table:table-cell table:formula="of:=IF(OR(ISBLANK([.E424]);[.I424]&lt;=0);&quot;&quot;;[.I424])" office:value-type="float" office:value="4.79920887947083" calcext:value-type="float">
            <text:p>4.79920887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8" calcext:value-type="float">
            <text:p>1427908114.0918</text:p>
          </table:table-cell>
          <table:table-cell office:value-type="float" office:value="1427908117.57417" calcext:value-type="float">
            <text:p>1427908117.57417</text:p>
          </table:table-cell>
          <table:table-cell office:value-type="float" office:value="1427908118.60801" calcext:value-type="float">
            <text:p>1427908118.60801</text:p>
          </table:table-cell>
          <table:table-cell/>
          <table:table-cell table:formula="of:=MAX([.B425];[.D425];[.G425])-MAX([.A425];[.C425];[.E425])" office:value-type="float" office:value="4.51621103286743" calcext:value-type="float">
            <text:p>4.5162110329</text:p>
          </table:table-cell>
          <table:table-cell table:formula="of:=IF(ISBLANK([.E425]);&quot;&quot;;[.I425])" office:value-type="float" office:value="4.51621103286743" calcext:value-type="float">
            <text:p>4.5162110329</text:p>
          </table:table-cell>
          <table:table-cell table:formula="of:=IF(OR(ISBLANK([.E425]);[.I425]&lt;=0);&quot;&quot;;[.I425])" office:value-type="float" office:value="4.51621103286743" calcext:value-type="float">
            <text:p>4.51621103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81" calcext:value-type="float">
            <text:p>1427908114.09181</text:p>
          </table:table-cell>
          <table:table-cell office:value-type="float" office:value="1427908117.85977" calcext:value-type="float">
            <text:p>1427908117.85977</text:p>
          </table:table-cell>
          <table:table-cell office:value-type="float" office:value="1427908118.95714" calcext:value-type="float">
            <text:p>1427908118.95714</text:p>
          </table:table-cell>
          <table:table-cell/>
          <table:table-cell table:formula="of:=MAX([.B426];[.D426];[.G426])-MAX([.A426];[.C426];[.E426])" office:value-type="float" office:value="4.8653290271759" calcext:value-type="float">
            <text:p>4.8653290272</text:p>
          </table:table-cell>
          <table:table-cell table:formula="of:=IF(ISBLANK([.E426]);&quot;&quot;;[.I426])" office:value-type="float" office:value="4.8653290271759" calcext:value-type="float">
            <text:p>4.8653290272</text:p>
          </table:table-cell>
          <table:table-cell table:formula="of:=IF(OR(ISBLANK([.E426]);[.I426]&lt;=0);&quot;&quot;;[.I426])" office:value-type="float" office:value="4.8653290271759" calcext:value-type="float">
            <text:p>4.8653290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86" calcext:value-type="float">
            <text:p>1427908114.09186</text:p>
          </table:table-cell>
          <table:table-cell office:value-type="float" office:value="1427908117.95097" calcext:value-type="float">
            <text:p>1427908117.95097</text:p>
          </table:table-cell>
          <table:table-cell office:value-type="float" office:value="1427908119.02818" calcext:value-type="float">
            <text:p>1427908119.02818</text:p>
          </table:table-cell>
          <table:table-cell/>
          <table:table-cell table:formula="of:=MAX([.B427];[.D427];[.G427])-MAX([.A427];[.C427];[.E427])" office:value-type="float" office:value="4.93632888793945" calcext:value-type="float">
            <text:p>4.9363288879</text:p>
          </table:table-cell>
          <table:table-cell table:formula="of:=IF(ISBLANK([.E427]);&quot;&quot;;[.I427])" office:value-type="float" office:value="4.93632888793945" calcext:value-type="float">
            <text:p>4.9363288879</text:p>
          </table:table-cell>
          <table:table-cell table:formula="of:=IF(OR(ISBLANK([.E427]);[.I427]&lt;=0);&quot;&quot;;[.I427])" office:value-type="float" office:value="4.93632888793945" calcext:value-type="float">
            <text:p>4.93632888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87" calcext:value-type="float">
            <text:p>1427908114.09187</text:p>
          </table:table-cell>
          <table:table-cell office:value-type="float" office:value="1427908118.05723" calcext:value-type="float">
            <text:p>1427908118.05723</text:p>
          </table:table-cell>
          <table:table-cell office:value-type="float" office:value="1427908119.15456" calcext:value-type="float">
            <text:p>1427908119.15456</text:p>
          </table:table-cell>
          <table:table-cell/>
          <table:table-cell table:formula="of:=MAX([.B428];[.D428];[.G428])-MAX([.A428];[.C428];[.E428])" office:value-type="float" office:value="5.06268811225891" calcext:value-type="float">
            <text:p>5.0626881123</text:p>
          </table:table-cell>
          <table:table-cell table:formula="of:=IF(ISBLANK([.E428]);&quot;&quot;;[.I428])" office:value-type="float" office:value="5.06268811225891" calcext:value-type="float">
            <text:p>5.0626881123</text:p>
          </table:table-cell>
          <table:table-cell table:formula="of:=IF(OR(ISBLANK([.E428]);[.I428]&lt;=0);&quot;&quot;;[.I428])" office:value-type="float" office:value="5.06268811225891" calcext:value-type="float">
            <text:p>5.06268811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89" calcext:value-type="float">
            <text:p>1427908114.09189</text:p>
          </table:table-cell>
          <table:table-cell office:value-type="float" office:value="1427908118.66954" calcext:value-type="float">
            <text:p>1427908118.66954</text:p>
          </table:table-cell>
          <table:table-cell office:value-type="float" office:value="1427908119.63318" calcext:value-type="float">
            <text:p>1427908119.63318</text:p>
          </table:table-cell>
          <table:table-cell/>
          <table:table-cell table:formula="of:=MAX([.B429];[.D429];[.G429])-MAX([.A429];[.C429];[.E429])" office:value-type="float" office:value="5.54128980636597" calcext:value-type="float">
            <text:p>5.5412898064</text:p>
          </table:table-cell>
          <table:table-cell table:formula="of:=IF(ISBLANK([.E429]);&quot;&quot;;[.I429])" office:value-type="float" office:value="5.54128980636597" calcext:value-type="float">
            <text:p>5.5412898064</text:p>
          </table:table-cell>
          <table:table-cell table:formula="of:=IF(OR(ISBLANK([.E429]);[.I429]&lt;=0);&quot;&quot;;[.I429])" office:value-type="float" office:value="5.54128980636597" calcext:value-type="float">
            <text:p>5.54128980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92" calcext:value-type="float">
            <text:p>1427908114.09192</text:p>
          </table:table-cell>
          <table:table-cell office:value-type="float" office:value="1427908117.5663" calcext:value-type="float">
            <text:p>1427908117.5663</text:p>
          </table:table-cell>
          <table:table-cell office:value-type="float" office:value="1427908118.64997" calcext:value-type="float">
            <text:p>1427908118.64997</text:p>
          </table:table-cell>
          <table:table-cell/>
          <table:table-cell table:formula="of:=MAX([.B430];[.D430];[.G430])-MAX([.A430];[.C430];[.E430])" office:value-type="float" office:value="4.55804991722107" calcext:value-type="float">
            <text:p>4.5580499172</text:p>
          </table:table-cell>
          <table:table-cell table:formula="of:=IF(ISBLANK([.E430]);&quot;&quot;;[.I430])" office:value-type="float" office:value="4.55804991722107" calcext:value-type="float">
            <text:p>4.5580499172</text:p>
          </table:table-cell>
          <table:table-cell table:formula="of:=IF(OR(ISBLANK([.E430]);[.I430]&lt;=0);&quot;&quot;;[.I430])" office:value-type="float" office:value="4.55804991722107" calcext:value-type="float">
            <text:p>4.55804991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4.09196" calcext:value-type="float">
            <text:p>1427908114.09196</text:p>
          </table:table-cell>
          <table:table-cell office:value-type="float" office:value="1427908117.5662" calcext:value-type="float">
            <text:p>1427908117.5662</text:p>
          </table:table-cell>
          <table:table-cell office:value-type="float" office:value="1427908118.67436" calcext:value-type="float">
            <text:p>1427908118.67436</text:p>
          </table:table-cell>
          <table:table-cell/>
          <table:table-cell table:formula="of:=MAX([.B431];[.D431];[.G431])-MAX([.A431];[.C431];[.E431])" office:value-type="float" office:value="4.58240914344788" calcext:value-type="float">
            <text:p>4.5824091434</text:p>
          </table:table-cell>
          <table:table-cell table:formula="of:=IF(ISBLANK([.E431]);&quot;&quot;;[.I431])" office:value-type="float" office:value="4.58240914344788" calcext:value-type="float">
            <text:p>4.5824091434</text:p>
          </table:table-cell>
          <table:table-cell table:formula="of:=IF(OR(ISBLANK([.E431]);[.I431]&lt;=0);&quot;&quot;;[.I431])" office:value-type="float" office:value="4.58240914344788" calcext:value-type="float">
            <text:p>4.5824091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19.63319" calcext:value-type="float">
            <text:p>1427908119.63319</text:p>
          </table:table-cell>
          <table:table-cell office:value-type="float" office:value="1427908124.63433" calcext:value-type="float">
            <text:p>1427908124.63433</text:p>
          </table:table-cell>
          <table:table-cell table:number-columns-repeated="4"/>
          <table:table-cell table:formula="of:=MAX([.B432];[.D432];[.G432])-MAX([.A432];[.C432];[.E432])" office:value-type="float" office:value="5.00113010406494" calcext:value-type="float">
            <text:p>5.0011301041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2" calcext:value-type="float">
            <text:p>1427908119.6332</text:p>
          </table:table-cell>
          <table:table-cell office:value-type="float" office:value="1427908122.97481" calcext:value-type="float">
            <text:p>1427908122.97481</text:p>
          </table:table-cell>
          <table:table-cell office:value-type="float" office:value="1427908124.07004" calcext:value-type="float">
            <text:p>1427908124.07004</text:p>
          </table:table-cell>
          <table:table-cell/>
          <table:table-cell table:formula="of:=MAX([.B433];[.D433];[.G433])-MAX([.A433];[.C433];[.E433])" office:value-type="float" office:value="4.43684005737305" calcext:value-type="float">
            <text:p>4.4368400574</text:p>
          </table:table-cell>
          <table:table-cell table:formula="of:=IF(ISBLANK([.E433]);&quot;&quot;;[.I433])" office:value-type="float" office:value="4.43684005737305" calcext:value-type="float">
            <text:p>4.4368400574</text:p>
          </table:table-cell>
          <table:table-cell table:formula="of:=IF(OR(ISBLANK([.E433]);[.I433]&lt;=0);&quot;&quot;;[.I433])" office:value-type="float" office:value="4.43684005737305" calcext:value-type="float">
            <text:p>4.43684005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22" calcext:value-type="float">
            <text:p>1427908119.63322</text:p>
          </table:table-cell>
          <table:table-cell office:value-type="float" office:value="1427908122.85551" calcext:value-type="float">
            <text:p>1427908122.85551</text:p>
          </table:table-cell>
          <table:table-cell office:value-type="float" office:value="1427908123.91674" calcext:value-type="float">
            <text:p>1427908123.91674</text:p>
          </table:table-cell>
          <table:table-cell/>
          <table:table-cell table:formula="of:=MAX([.B434];[.D434];[.G434])-MAX([.A434];[.C434];[.E434])" office:value-type="float" office:value="4.28351593017578" calcext:value-type="float">
            <text:p>4.2835159302</text:p>
          </table:table-cell>
          <table:table-cell table:formula="of:=IF(ISBLANK([.E434]);&quot;&quot;;[.I434])" office:value-type="float" office:value="4.28351593017578" calcext:value-type="float">
            <text:p>4.2835159302</text:p>
          </table:table-cell>
          <table:table-cell table:formula="of:=IF(OR(ISBLANK([.E434]);[.I434]&lt;=0);&quot;&quot;;[.I434])" office:value-type="float" office:value="4.28351593017578" calcext:value-type="float">
            <text:p>4.28351593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24" calcext:value-type="float">
            <text:p>1427908119.63324</text:p>
          </table:table-cell>
          <table:table-cell office:value-type="float" office:value="1427908123.27474" calcext:value-type="float">
            <text:p>1427908123.27474</text:p>
          </table:table-cell>
          <table:table-cell office:value-type="float" office:value="1427908124.33729" calcext:value-type="float">
            <text:p>1427908124.33729</text:p>
          </table:table-cell>
          <table:table-cell/>
          <table:table-cell table:formula="of:=MAX([.B435];[.D435];[.G435])-MAX([.A435];[.C435];[.E435])" office:value-type="float" office:value="4.70405507087708" calcext:value-type="float">
            <text:p>4.7040550709</text:p>
          </table:table-cell>
          <table:table-cell table:formula="of:=IF(ISBLANK([.E435]);&quot;&quot;;[.I435])" office:value-type="float" office:value="4.70405507087708" calcext:value-type="float">
            <text:p>4.7040550709</text:p>
          </table:table-cell>
          <table:table-cell table:formula="of:=IF(OR(ISBLANK([.E435]);[.I435]&lt;=0);&quot;&quot;;[.I435])" office:value-type="float" office:value="4.70405507087708" calcext:value-type="float">
            <text:p>4.70405507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25" calcext:value-type="float">
            <text:p>1427908119.63325</text:p>
          </table:table-cell>
          <table:table-cell office:value-type="float" office:value="1427908123.27143" calcext:value-type="float">
            <text:p>1427908123.27143</text:p>
          </table:table-cell>
          <table:table-cell office:value-type="float" office:value="1427908124.2449" calcext:value-type="float">
            <text:p>1427908124.2449</text:p>
          </table:table-cell>
          <table:table-cell/>
          <table:table-cell table:formula="of:=MAX([.B436];[.D436];[.G436])-MAX([.A436];[.C436];[.E436])" office:value-type="float" office:value="4.61164903640747" calcext:value-type="float">
            <text:p>4.6116490364</text:p>
          </table:table-cell>
          <table:table-cell table:formula="of:=IF(ISBLANK([.E436]);&quot;&quot;;[.I436])" office:value-type="float" office:value="4.61164903640747" calcext:value-type="float">
            <text:p>4.6116490364</text:p>
          </table:table-cell>
          <table:table-cell table:formula="of:=IF(OR(ISBLANK([.E436]);[.I436]&lt;=0);&quot;&quot;;[.I436])" office:value-type="float" office:value="4.61164903640747" calcext:value-type="float">
            <text:p>4.61164903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26" calcext:value-type="float">
            <text:p>1427908119.63326</text:p>
          </table:table-cell>
          <table:table-cell office:value-type="float" office:value="1427908123.19101" calcext:value-type="float">
            <text:p>1427908123.19101</text:p>
          </table:table-cell>
          <table:table-cell office:value-type="float" office:value="1427908124.12439" calcext:value-type="float">
            <text:p>1427908124.12439</text:p>
          </table:table-cell>
          <table:table-cell/>
          <table:table-cell table:formula="of:=MAX([.B437];[.D437];[.G437])-MAX([.A437];[.C437];[.E437])" office:value-type="float" office:value="4.49113202095032" calcext:value-type="float">
            <text:p>4.491132021</text:p>
          </table:table-cell>
          <table:table-cell table:formula="of:=IF(ISBLANK([.E437]);&quot;&quot;;[.I437])" office:value-type="float" office:value="4.49113202095032" calcext:value-type="float">
            <text:p>4.491132021</text:p>
          </table:table-cell>
          <table:table-cell table:formula="of:=IF(OR(ISBLANK([.E437]);[.I437]&lt;=0);&quot;&quot;;[.I437])" office:value-type="float" office:value="4.49113202095032" calcext:value-type="float">
            <text:p>4.4911320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27" calcext:value-type="float">
            <text:p>1427908119.63327</text:p>
          </table:table-cell>
          <table:table-cell office:value-type="float" office:value="1427908123.46096" calcext:value-type="float">
            <text:p>1427908123.46096</text:p>
          </table:table-cell>
          <table:table-cell office:value-type="float" office:value="1427908124.54679" calcext:value-type="float">
            <text:p>1427908124.54679</text:p>
          </table:table-cell>
          <table:table-cell/>
          <table:table-cell table:formula="of:=MAX([.B438];[.D438];[.G438])-MAX([.A438];[.C438];[.E438])" office:value-type="float" office:value="4.91352295875549" calcext:value-type="float">
            <text:p>4.9135229588</text:p>
          </table:table-cell>
          <table:table-cell table:formula="of:=IF(ISBLANK([.E438]);&quot;&quot;;[.I438])" office:value-type="float" office:value="4.91352295875549" calcext:value-type="float">
            <text:p>4.9135229588</text:p>
          </table:table-cell>
          <table:table-cell table:formula="of:=IF(OR(ISBLANK([.E438]);[.I438]&lt;=0);&quot;&quot;;[.I438])" office:value-type="float" office:value="4.91352295875549" calcext:value-type="float">
            <text:p>4.91352295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3" calcext:value-type="float">
            <text:p>1427908119.6333</text:p>
          </table:table-cell>
          <table:table-cell office:value-type="float" office:value="1427908123.00596" calcext:value-type="float">
            <text:p>1427908123.00596</text:p>
          </table:table-cell>
          <table:table-cell office:value-type="float" office:value="1427908124.03283" calcext:value-type="float">
            <text:p>1427908124.03283</text:p>
          </table:table-cell>
          <table:table-cell/>
          <table:table-cell table:formula="of:=MAX([.B439];[.D439];[.G439])-MAX([.A439];[.C439];[.E439])" office:value-type="float" office:value="4.39952397346497" calcext:value-type="float">
            <text:p>4.3995239735</text:p>
          </table:table-cell>
          <table:table-cell table:formula="of:=IF(ISBLANK([.E439]);&quot;&quot;;[.I439])" office:value-type="float" office:value="4.39952397346497" calcext:value-type="float">
            <text:p>4.3995239735</text:p>
          </table:table-cell>
          <table:table-cell table:formula="of:=IF(OR(ISBLANK([.E439]);[.I439]&lt;=0);&quot;&quot;;[.I439])" office:value-type="float" office:value="4.39952397346497" calcext:value-type="float">
            <text:p>4.39952397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32" calcext:value-type="float">
            <text:p>1427908119.63332</text:p>
          </table:table-cell>
          <table:table-cell office:value-type="float" office:value="1427908123.61107" calcext:value-type="float">
            <text:p>1427908123.61107</text:p>
          </table:table-cell>
          <table:table-cell office:value-type="float" office:value="1427908124.63432" calcext:value-type="float">
            <text:p>1427908124.63432</text:p>
          </table:table-cell>
          <table:table-cell/>
          <table:table-cell table:formula="of:=MAX([.B440];[.D440];[.G440])-MAX([.A440];[.C440];[.E440])" office:value-type="float" office:value="5.00100207328796" calcext:value-type="float">
            <text:p>5.0010020733</text:p>
          </table:table-cell>
          <table:table-cell table:formula="of:=IF(ISBLANK([.E440]);&quot;&quot;;[.I440])" office:value-type="float" office:value="5.00100207328796" calcext:value-type="float">
            <text:p>5.0010020733</text:p>
          </table:table-cell>
          <table:table-cell table:formula="of:=IF(OR(ISBLANK([.E440]);[.I440]&lt;=0);&quot;&quot;;[.I440])" office:value-type="float" office:value="5.00100207328796" calcext:value-type="float">
            <text:p>5.00100207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34" calcext:value-type="float">
            <text:p>1427908119.63334</text:p>
          </table:table-cell>
          <table:table-cell office:value-type="float" office:value="1427908123.37637" calcext:value-type="float">
            <text:p>1427908123.37637</text:p>
          </table:table-cell>
          <table:table-cell office:value-type="float" office:value="1427908124.42635" calcext:value-type="float">
            <text:p>1427908124.42635</text:p>
          </table:table-cell>
          <table:table-cell/>
          <table:table-cell table:formula="of:=MAX([.B441];[.D441];[.G441])-MAX([.A441];[.C441];[.E441])" office:value-type="float" office:value="4.79300904273987" calcext:value-type="float">
            <text:p>4.7930090427</text:p>
          </table:table-cell>
          <table:table-cell table:formula="of:=IF(ISBLANK([.E441]);&quot;&quot;;[.I441])" office:value-type="float" office:value="4.79300904273987" calcext:value-type="float">
            <text:p>4.7930090427</text:p>
          </table:table-cell>
          <table:table-cell table:formula="of:=IF(OR(ISBLANK([.E441]);[.I441]&lt;=0);&quot;&quot;;[.I441])" office:value-type="float" office:value="4.79300904273987" calcext:value-type="float">
            <text:p>4.79300904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19.63337" calcext:value-type="float">
            <text:p>1427908119.63337</text:p>
          </table:table-cell>
          <table:table-cell office:value-type="float" office:value="1427908123.56351" calcext:value-type="float">
            <text:p>1427908123.56351</text:p>
          </table:table-cell>
          <table:table-cell office:value-type="float" office:value="1427908124.58702" calcext:value-type="float">
            <text:p>1427908124.58702</text:p>
          </table:table-cell>
          <table:table-cell/>
          <table:table-cell table:formula="of:=MAX([.B442];[.D442];[.G442])-MAX([.A442];[.C442];[.E442])" office:value-type="float" office:value="4.95364809036255" calcext:value-type="float">
            <text:p>4.9536480904</text:p>
          </table:table-cell>
          <table:table-cell table:formula="of:=IF(ISBLANK([.E442]);&quot;&quot;;[.I442])" office:value-type="float" office:value="4.95364809036255" calcext:value-type="float">
            <text:p>4.9536480904</text:p>
          </table:table-cell>
          <table:table-cell table:formula="of:=IF(OR(ISBLANK([.E442]);[.I442]&lt;=0);&quot;&quot;;[.I442])" office:value-type="float" office:value="4.95364809036255" calcext:value-type="float">
            <text:p>4.9536480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24.63434" calcext:value-type="float">
            <text:p>1427908124.63434</text:p>
          </table:table-cell>
          <table:table-cell office:value-type="float" office:value="1427908129.71179" calcext:value-type="float">
            <text:p>1427908129.71179</text:p>
          </table:table-cell>
          <table:table-cell table:number-columns-repeated="4"/>
          <table:table-cell table:formula="of:=MAX([.B443];[.D443];[.G443])-MAX([.A443];[.C443];[.E443])" office:value-type="float" office:value="5.0774519443512" calcext:value-type="float">
            <text:p>5.0774519444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34" calcext:value-type="float">
            <text:p>1427908124.63434</text:p>
          </table:table-cell>
          <table:table-cell office:value-type="float" office:value="1427908128.07034" calcext:value-type="float">
            <text:p>1427908128.07034</text:p>
          </table:table-cell>
          <table:table-cell office:value-type="float" office:value="1427908129.16317" calcext:value-type="float">
            <text:p>1427908129.16317</text:p>
          </table:table-cell>
          <table:table-cell/>
          <table:table-cell table:formula="of:=MAX([.B444];[.D444];[.G444])-MAX([.A444];[.C444];[.E444])" office:value-type="float" office:value="4.52883100509644" calcext:value-type="float">
            <text:p>4.5288310051</text:p>
          </table:table-cell>
          <table:table-cell table:formula="of:=IF(ISBLANK([.E444]);&quot;&quot;;[.I444])" office:value-type="float" office:value="4.52883100509644" calcext:value-type="float">
            <text:p>4.5288310051</text:p>
          </table:table-cell>
          <table:table-cell table:formula="of:=IF(OR(ISBLANK([.E444]);[.I444]&lt;=0);&quot;&quot;;[.I444])" office:value-type="float" office:value="4.52883100509644" calcext:value-type="float">
            <text:p>4.52883100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36" calcext:value-type="float">
            <text:p>1427908124.63436</text:p>
          </table:table-cell>
          <table:table-cell office:value-type="float" office:value="1427908127.90156" calcext:value-type="float">
            <text:p>1427908127.90156</text:p>
          </table:table-cell>
          <table:table-cell office:value-type="float" office:value="1427908128.97137" calcext:value-type="float">
            <text:p>1427908128.97137</text:p>
          </table:table-cell>
          <table:table-cell/>
          <table:table-cell table:formula="of:=MAX([.B445];[.D445];[.G445])-MAX([.A445];[.C445];[.E445])" office:value-type="float" office:value="4.33701109886169" calcext:value-type="float">
            <text:p>4.3370110989</text:p>
          </table:table-cell>
          <table:table-cell table:formula="of:=IF(ISBLANK([.E445]);&quot;&quot;;[.I445])" office:value-type="float" office:value="4.33701109886169" calcext:value-type="float">
            <text:p>4.3370110989</text:p>
          </table:table-cell>
          <table:table-cell table:formula="of:=IF(OR(ISBLANK([.E445]);[.I445]&lt;=0);&quot;&quot;;[.I445])" office:value-type="float" office:value="4.33701109886169" calcext:value-type="float">
            <text:p>4.33701109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37" calcext:value-type="float">
            <text:p>1427908124.63437</text:p>
          </table:table-cell>
          <table:table-cell office:value-type="float" office:value="1427908128.31316" calcext:value-type="float">
            <text:p>1427908128.31316</text:p>
          </table:table-cell>
          <table:table-cell office:value-type="float" office:value="1427908129.38263" calcext:value-type="float">
            <text:p>1427908129.38263</text:p>
          </table:table-cell>
          <table:table-cell/>
          <table:table-cell table:formula="of:=MAX([.B446];[.D446];[.G446])-MAX([.A446];[.C446];[.E446])" office:value-type="float" office:value="4.74826502799988" calcext:value-type="float">
            <text:p>4.748265028</text:p>
          </table:table-cell>
          <table:table-cell table:formula="of:=IF(ISBLANK([.E446]);&quot;&quot;;[.I446])" office:value-type="float" office:value="4.74826502799988" calcext:value-type="float">
            <text:p>4.748265028</text:p>
          </table:table-cell>
          <table:table-cell table:formula="of:=IF(OR(ISBLANK([.E446]);[.I446]&lt;=0);&quot;&quot;;[.I446])" office:value-type="float" office:value="4.74826502799988" calcext:value-type="float">
            <text:p>4.7482650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37" calcext:value-type="float">
            <text:p>1427908124.63437</text:p>
          </table:table-cell>
          <table:table-cell office:value-type="float" office:value="1427908128.47199" calcext:value-type="float">
            <text:p>1427908128.47199</text:p>
          </table:table-cell>
          <table:table-cell office:value-type="float" office:value="1427908129.52625" calcext:value-type="float">
            <text:p>1427908129.52625</text:p>
          </table:table-cell>
          <table:table-cell/>
          <table:table-cell table:formula="of:=MAX([.B447];[.D447];[.G447])-MAX([.A447];[.C447];[.E447])" office:value-type="float" office:value="4.89187812805176" calcext:value-type="float">
            <text:p>4.8918781281</text:p>
          </table:table-cell>
          <table:table-cell table:formula="of:=IF(ISBLANK([.E447]);&quot;&quot;;[.I447])" office:value-type="float" office:value="4.89187812805176" calcext:value-type="float">
            <text:p>4.8918781281</text:p>
          </table:table-cell>
          <table:table-cell table:formula="of:=IF(OR(ISBLANK([.E447]);[.I447]&lt;=0);&quot;&quot;;[.I447])" office:value-type="float" office:value="4.89187812805176" calcext:value-type="float">
            <text:p>4.89187812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38" calcext:value-type="float">
            <text:p>1427908124.63438</text:p>
          </table:table-cell>
          <table:table-cell office:value-type="float" office:value="1427908128.35257" calcext:value-type="float">
            <text:p>1427908128.35257</text:p>
          </table:table-cell>
          <table:table-cell office:value-type="float" office:value="1427908129.4368" calcext:value-type="float">
            <text:p>1427908129.4368</text:p>
          </table:table-cell>
          <table:table-cell/>
          <table:table-cell table:formula="of:=MAX([.B448];[.D448];[.G448])-MAX([.A448];[.C448];[.E448])" office:value-type="float" office:value="4.80242204666138" calcext:value-type="float">
            <text:p>4.8024220467</text:p>
          </table:table-cell>
          <table:table-cell table:formula="of:=IF(ISBLANK([.E448]);&quot;&quot;;[.I448])" office:value-type="float" office:value="4.80242204666138" calcext:value-type="float">
            <text:p>4.8024220467</text:p>
          </table:table-cell>
          <table:table-cell table:formula="of:=IF(OR(ISBLANK([.E448]);[.I448]&lt;=0);&quot;&quot;;[.I448])" office:value-type="float" office:value="4.80242204666138" calcext:value-type="float">
            <text:p>4.80242204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39" calcext:value-type="float">
            <text:p>1427908124.63439</text:p>
          </table:table-cell>
          <table:table-cell office:value-type="float" office:value="1427908128.46677" calcext:value-type="float">
            <text:p>1427908128.46677</text:p>
          </table:table-cell>
          <table:table-cell office:value-type="float" office:value="1427908129.50635" calcext:value-type="float">
            <text:p>1427908129.50635</text:p>
          </table:table-cell>
          <table:table-cell/>
          <table:table-cell table:formula="of:=MAX([.B449];[.D449];[.G449])-MAX([.A449];[.C449];[.E449])" office:value-type="float" office:value="4.87195205688477" calcext:value-type="float">
            <text:p>4.8719520569</text:p>
          </table:table-cell>
          <table:table-cell table:formula="of:=IF(ISBLANK([.E449]);&quot;&quot;;[.I449])" office:value-type="float" office:value="4.87195205688477" calcext:value-type="float">
            <text:p>4.8719520569</text:p>
          </table:table-cell>
          <table:table-cell table:formula="of:=IF(OR(ISBLANK([.E449]);[.I449]&lt;=0);&quot;&quot;;[.I449])" office:value-type="float" office:value="4.87195205688477" calcext:value-type="float">
            <text:p>4.87195205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4" calcext:value-type="float">
            <text:p>1427908124.6344</text:p>
          </table:table-cell>
          <table:table-cell office:value-type="float" office:value="1427908128.6231" calcext:value-type="float">
            <text:p>1427908128.6231</text:p>
          </table:table-cell>
          <table:table-cell office:value-type="float" office:value="1427908129.71178" calcext:value-type="float">
            <text:p>1427908129.71178</text:p>
          </table:table-cell>
          <table:table-cell/>
          <table:table-cell table:formula="of:=MAX([.B450];[.D450];[.G450])-MAX([.A450];[.C450];[.E450])" office:value-type="float" office:value="5.07737612724304" calcext:value-type="float">
            <text:p>5.0773761272</text:p>
          </table:table-cell>
          <table:table-cell table:formula="of:=IF(ISBLANK([.E450]);&quot;&quot;;[.I450])" office:value-type="float" office:value="5.07737612724304" calcext:value-type="float">
            <text:p>5.0773761272</text:p>
          </table:table-cell>
          <table:table-cell table:formula="of:=IF(OR(ISBLANK([.E450]);[.I450]&lt;=0);&quot;&quot;;[.I450])" office:value-type="float" office:value="5.07737612724304" calcext:value-type="float">
            <text:p>5.0773761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43" calcext:value-type="float">
            <text:p>1427908124.63443</text:p>
          </table:table-cell>
          <table:table-cell office:value-type="float" office:value="1427908127.79853" calcext:value-type="float">
            <text:p>1427908127.79853</text:p>
          </table:table-cell>
          <table:table-cell office:value-type="float" office:value="1427908128.84827" calcext:value-type="float">
            <text:p>1427908128.84827</text:p>
          </table:table-cell>
          <table:table-cell/>
          <table:table-cell table:formula="of:=MAX([.B451];[.D451];[.G451])-MAX([.A451];[.C451];[.E451])" office:value-type="float" office:value="4.21383786201477" calcext:value-type="float">
            <text:p>4.213837862</text:p>
          </table:table-cell>
          <table:table-cell table:formula="of:=IF(ISBLANK([.E451]);&quot;&quot;;[.I451])" office:value-type="float" office:value="4.21383786201477" calcext:value-type="float">
            <text:p>4.213837862</text:p>
          </table:table-cell>
          <table:table-cell table:formula="of:=IF(OR(ISBLANK([.E451]);[.I451]&lt;=0);&quot;&quot;;[.I451])" office:value-type="float" office:value="4.21383786201477" calcext:value-type="float">
            <text:p>4.2138378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46" calcext:value-type="float">
            <text:p>1427908124.63446</text:p>
          </table:table-cell>
          <table:table-cell office:value-type="float" office:value="1427908128.05788" calcext:value-type="float">
            <text:p>1427908128.05788</text:p>
          </table:table-cell>
          <table:table-cell office:value-type="float" office:value="1427908129.1004" calcext:value-type="float">
            <text:p>1427908129.1004</text:p>
          </table:table-cell>
          <table:table-cell/>
          <table:table-cell table:formula="of:=MAX([.B452];[.D452];[.G452])-MAX([.A452];[.C452];[.E452])" office:value-type="float" office:value="4.4659481048584" calcext:value-type="float">
            <text:p>4.4659481049</text:p>
          </table:table-cell>
          <table:table-cell table:formula="of:=IF(ISBLANK([.E452]);&quot;&quot;;[.I452])" office:value-type="float" office:value="4.4659481048584" calcext:value-type="float">
            <text:p>4.4659481049</text:p>
          </table:table-cell>
          <table:table-cell table:formula="of:=IF(OR(ISBLANK([.E452]);[.I452]&lt;=0);&quot;&quot;;[.I452])" office:value-type="float" office:value="4.4659481048584" calcext:value-type="float">
            <text:p>4.4659481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4.63447" calcext:value-type="float">
            <text:p>1427908124.63447</text:p>
          </table:table-cell>
          <table:table-cell office:value-type="float" office:value="1427908128.0583" calcext:value-type="float">
            <text:p>1427908128.0583</text:p>
          </table:table-cell>
          <table:table-cell office:value-type="float" office:value="1427908129.14664" calcext:value-type="float">
            <text:p>1427908129.14664</text:p>
          </table:table-cell>
          <table:table-cell/>
          <table:table-cell table:formula="of:=MAX([.B453];[.D453];[.G453])-MAX([.A453];[.C453];[.E453])" office:value-type="float" office:value="4.51216197013855" calcext:value-type="float">
            <text:p>4.5121619701</text:p>
          </table:table-cell>
          <table:table-cell table:formula="of:=IF(ISBLANK([.E453]);&quot;&quot;;[.I453])" office:value-type="float" office:value="4.51216197013855" calcext:value-type="float">
            <text:p>4.5121619701</text:p>
          </table:table-cell>
          <table:table-cell table:formula="of:=IF(OR(ISBLANK([.E453]);[.I453]&lt;=0);&quot;&quot;;[.I453])" office:value-type="float" office:value="4.51216197013855" calcext:value-type="float">
            <text:p>4.51216197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29.7118" calcext:value-type="float">
            <text:p>1427908129.7118</text:p>
          </table:table-cell>
          <table:table-cell office:value-type="float" office:value="1427908135.41706" calcext:value-type="float">
            <text:p>1427908135.41706</text:p>
          </table:table-cell>
          <table:table-cell table:number-columns-repeated="4"/>
          <table:table-cell table:formula="of:=MAX([.B454];[.D454];[.G454])-MAX([.A454];[.C454];[.E454])" office:value-type="float" office:value="5.70526218414307" calcext:value-type="float">
            <text:p>5.7052621841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18" calcext:value-type="float">
            <text:p>1427908129.7118</text:p>
          </table:table-cell>
          <table:table-cell office:value-type="float" office:value="1427908133.2265" calcext:value-type="float">
            <text:p>1427908133.2265</text:p>
          </table:table-cell>
          <table:table-cell office:value-type="float" office:value="1427908134.32069" calcext:value-type="float">
            <text:p>1427908134.32069</text:p>
          </table:table-cell>
          <table:table-cell/>
          <table:table-cell table:formula="of:=MAX([.B455];[.D455];[.G455])-MAX([.A455];[.C455];[.E455])" office:value-type="float" office:value="4.60889101028442" calcext:value-type="float">
            <text:p>4.6088910103</text:p>
          </table:table-cell>
          <table:table-cell table:formula="of:=IF(ISBLANK([.E455]);&quot;&quot;;[.I455])" office:value-type="float" office:value="4.60889101028442" calcext:value-type="float">
            <text:p>4.6088910103</text:p>
          </table:table-cell>
          <table:table-cell table:formula="of:=IF(OR(ISBLANK([.E455]);[.I455]&lt;=0);&quot;&quot;;[.I455])" office:value-type="float" office:value="4.60889101028442" calcext:value-type="float">
            <text:p>4.60889101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182" calcext:value-type="float">
            <text:p>1427908129.71182</text:p>
          </table:table-cell>
          <table:table-cell office:value-type="float" office:value="1427908134.32092" calcext:value-type="float">
            <text:p>1427908134.32092</text:p>
          </table:table-cell>
          <table:table-cell office:value-type="float" office:value="1427908135.41706" calcext:value-type="float">
            <text:p>1427908135.41706</text:p>
          </table:table-cell>
          <table:table-cell/>
          <table:table-cell table:formula="of:=MAX([.B456];[.D456];[.G456])-MAX([.A456];[.C456];[.E456])" office:value-type="float" office:value="5.70523500442505" calcext:value-type="float">
            <text:p>5.7052350044</text:p>
          </table:table-cell>
          <table:table-cell table:formula="of:=IF(ISBLANK([.E456]);&quot;&quot;;[.I456])" office:value-type="float" office:value="5.70523500442505" calcext:value-type="float">
            <text:p>5.7052350044</text:p>
          </table:table-cell>
          <table:table-cell table:formula="of:=IF(OR(ISBLANK([.E456]);[.I456]&lt;=0);&quot;&quot;;[.I456])" office:value-type="float" office:value="5.70523500442505" calcext:value-type="float">
            <text:p>5.70523500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183" calcext:value-type="float">
            <text:p>1427908129.71183</text:p>
          </table:table-cell>
          <table:table-cell office:value-type="float" office:value="1427908133.14081" calcext:value-type="float">
            <text:p>1427908133.14081</text:p>
          </table:table-cell>
          <table:table-cell office:value-type="float" office:value="1427908134.20054" calcext:value-type="float">
            <text:p>1427908134.20054</text:p>
          </table:table-cell>
          <table:table-cell/>
          <table:table-cell table:formula="of:=MAX([.B457];[.D457];[.G457])-MAX([.A457];[.C457];[.E457])" office:value-type="float" office:value="4.48871421813965" calcext:value-type="float">
            <text:p>4.4887142181</text:p>
          </table:table-cell>
          <table:table-cell table:formula="of:=IF(ISBLANK([.E457]);&quot;&quot;;[.I457])" office:value-type="float" office:value="4.48871421813965" calcext:value-type="float">
            <text:p>4.4887142181</text:p>
          </table:table-cell>
          <table:table-cell table:formula="of:=IF(OR(ISBLANK([.E457]);[.I457]&lt;=0);&quot;&quot;;[.I457])" office:value-type="float" office:value="4.48871421813965" calcext:value-type="float">
            <text:p>4.48871421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184" calcext:value-type="float">
            <text:p>1427908129.71184</text:p>
          </table:table-cell>
          <table:table-cell office:value-type="float" office:value="1427908133.22641" calcext:value-type="float">
            <text:p>1427908133.22641</text:p>
          </table:table-cell>
          <table:table-cell office:value-type="float" office:value="1427908134.29218" calcext:value-type="float">
            <text:p>1427908134.29218</text:p>
          </table:table-cell>
          <table:table-cell/>
          <table:table-cell table:formula="of:=MAX([.B458];[.D458];[.G458])-MAX([.A458];[.C458];[.E458])" office:value-type="float" office:value="4.58034086227417" calcext:value-type="float">
            <text:p>4.5803408623</text:p>
          </table:table-cell>
          <table:table-cell table:formula="of:=IF(ISBLANK([.E458]);&quot;&quot;;[.I458])" office:value-type="float" office:value="4.58034086227417" calcext:value-type="float">
            <text:p>4.5803408623</text:p>
          </table:table-cell>
          <table:table-cell table:formula="of:=IF(OR(ISBLANK([.E458]);[.I458]&lt;=0);&quot;&quot;;[.I458])" office:value-type="float" office:value="4.58034086227417" calcext:value-type="float">
            <text:p>4.58034086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186" calcext:value-type="float">
            <text:p>1427908129.71186</text:p>
          </table:table-cell>
          <table:table-cell office:value-type="float" office:value="1427908134.06664" calcext:value-type="float">
            <text:p>1427908134.06664</text:p>
          </table:table-cell>
          <table:table-cell office:value-type="float" office:value="1427908135.05741" calcext:value-type="float">
            <text:p>1427908135.05741</text:p>
          </table:table-cell>
          <table:table-cell/>
          <table:table-cell table:formula="of:=MAX([.B459];[.D459];[.G459])-MAX([.A459];[.C459];[.E459])" office:value-type="float" office:value="5.34555196762085" calcext:value-type="float">
            <text:p>5.3455519676</text:p>
          </table:table-cell>
          <table:table-cell table:formula="of:=IF(ISBLANK([.E459]);&quot;&quot;;[.I459])" office:value-type="float" office:value="5.34555196762085" calcext:value-type="float">
            <text:p>5.3455519676</text:p>
          </table:table-cell>
          <table:table-cell table:formula="of:=IF(OR(ISBLANK([.E459]);[.I459]&lt;=0);&quot;&quot;;[.I459])" office:value-type="float" office:value="5.34555196762085" calcext:value-type="float">
            <text:p>5.34555196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191" calcext:value-type="float">
            <text:p>1427908129.71191</text:p>
          </table:table-cell>
          <table:table-cell office:value-type="float" office:value="1427908133.34377" calcext:value-type="float">
            <text:p>1427908133.34377</text:p>
          </table:table-cell>
          <table:table-cell office:value-type="float" office:value="1427908134.41501" calcext:value-type="float">
            <text:p>1427908134.41501</text:p>
          </table:table-cell>
          <table:table-cell/>
          <table:table-cell table:formula="of:=MAX([.B460];[.D460];[.G460])-MAX([.A460];[.C460];[.E460])" office:value-type="float" office:value="4.70309996604919" calcext:value-type="float">
            <text:p>4.703099966</text:p>
          </table:table-cell>
          <table:table-cell table:formula="of:=IF(ISBLANK([.E460]);&quot;&quot;;[.I460])" office:value-type="float" office:value="4.70309996604919" calcext:value-type="float">
            <text:p>4.703099966</text:p>
          </table:table-cell>
          <table:table-cell table:formula="of:=IF(OR(ISBLANK([.E460]);[.I460]&lt;=0);&quot;&quot;;[.I460])" office:value-type="float" office:value="4.70309996604919" calcext:value-type="float">
            <text:p>4.7030999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201" calcext:value-type="float">
            <text:p>1427908129.71201</text:p>
          </table:table-cell>
          <table:table-cell office:value-type="float" office:value="1427908133.26879" calcext:value-type="float">
            <text:p>1427908133.26879</text:p>
          </table:table-cell>
          <table:table-cell office:value-type="float" office:value="1427908134.3702" calcext:value-type="float">
            <text:p>1427908134.3702</text:p>
          </table:table-cell>
          <table:table-cell/>
          <table:table-cell table:formula="of:=MAX([.B461];[.D461];[.G461])-MAX([.A461];[.C461];[.E461])" office:value-type="float" office:value="4.65818881988525" calcext:value-type="float">
            <text:p>4.6581888199</text:p>
          </table:table-cell>
          <table:table-cell table:formula="of:=IF(ISBLANK([.E461]);&quot;&quot;;[.I461])" office:value-type="float" office:value="4.65818881988525" calcext:value-type="float">
            <text:p>4.6581888199</text:p>
          </table:table-cell>
          <table:table-cell table:formula="of:=IF(OR(ISBLANK([.E461]);[.I461]&lt;=0);&quot;&quot;;[.I461])" office:value-type="float" office:value="4.65818881988525" calcext:value-type="float">
            <text:p>4.65818881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205" calcext:value-type="float">
            <text:p>1427908129.71205</text:p>
          </table:table-cell>
          <table:table-cell office:value-type="float" office:value="1427908133.65961" calcext:value-type="float">
            <text:p>1427908133.65961</text:p>
          </table:table-cell>
          <table:table-cell office:value-type="float" office:value="1427908134.74457" calcext:value-type="float">
            <text:p>1427908134.74457</text:p>
          </table:table-cell>
          <table:table-cell/>
          <table:table-cell table:formula="of:=MAX([.B462];[.D462];[.G462])-MAX([.A462];[.C462];[.E462])" office:value-type="float" office:value="5.03252005577087" calcext:value-type="float">
            <text:p>5.0325200558</text:p>
          </table:table-cell>
          <table:table-cell table:formula="of:=IF(ISBLANK([.E462]);&quot;&quot;;[.I462])" office:value-type="float" office:value="5.03252005577087" calcext:value-type="float">
            <text:p>5.0325200558</text:p>
          </table:table-cell>
          <table:table-cell table:formula="of:=IF(OR(ISBLANK([.E462]);[.I462]&lt;=0);&quot;&quot;;[.I462])" office:value-type="float" office:value="5.03252005577087" calcext:value-type="float">
            <text:p>5.03252005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206" calcext:value-type="float">
            <text:p>1427908129.71206</text:p>
          </table:table-cell>
          <table:table-cell office:value-type="float" office:value="1427908133.54803" calcext:value-type="float">
            <text:p>1427908133.54803</text:p>
          </table:table-cell>
          <table:table-cell office:value-type="float" office:value="1427908134.58916" calcext:value-type="float">
            <text:p>1427908134.58916</text:p>
          </table:table-cell>
          <table:table-cell/>
          <table:table-cell table:formula="of:=MAX([.B463];[.D463];[.G463])-MAX([.A463];[.C463];[.E463])" office:value-type="float" office:value="4.87709784507751" calcext:value-type="float">
            <text:p>4.8770978451</text:p>
          </table:table-cell>
          <table:table-cell table:formula="of:=IF(ISBLANK([.E463]);&quot;&quot;;[.I463])" office:value-type="float" office:value="4.87709784507751" calcext:value-type="float">
            <text:p>4.8770978451</text:p>
          </table:table-cell>
          <table:table-cell table:formula="of:=IF(OR(ISBLANK([.E463]);[.I463]&lt;=0);&quot;&quot;;[.I463])" office:value-type="float" office:value="4.87709784507751" calcext:value-type="float">
            <text:p>4.87709784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29.71208" calcext:value-type="float">
            <text:p>1427908129.71208</text:p>
          </table:table-cell>
          <table:table-cell office:value-type="float" office:value="1427908134.10672" calcext:value-type="float">
            <text:p>1427908134.10672</text:p>
          </table:table-cell>
          <table:table-cell office:value-type="float" office:value="1427908135.119" calcext:value-type="float">
            <text:p>1427908135.119</text:p>
          </table:table-cell>
          <table:table-cell/>
          <table:table-cell table:formula="of:=MAX([.B464];[.D464];[.G464])-MAX([.A464];[.C464];[.E464])" office:value-type="float" office:value="5.40692400932312" calcext:value-type="float">
            <text:p>5.4069240093</text:p>
          </table:table-cell>
          <table:table-cell table:formula="of:=IF(ISBLANK([.E464]);&quot;&quot;;[.I464])" office:value-type="float" office:value="5.40692400932312" calcext:value-type="float">
            <text:p>5.4069240093</text:p>
          </table:table-cell>
          <table:table-cell table:formula="of:=IF(OR(ISBLANK([.E464]);[.I464]&lt;=0);&quot;&quot;;[.I464])" office:value-type="float" office:value="5.40692400932312" calcext:value-type="float">
            <text:p>5.40692400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35.41707" calcext:value-type="float">
            <text:p>1427908135.41707</text:p>
          </table:table-cell>
          <table:table-cell office:value-type="float" office:value="1427908140.37573" calcext:value-type="float">
            <text:p>1427908140.37573</text:p>
          </table:table-cell>
          <table:table-cell table:number-columns-repeated="4"/>
          <table:table-cell table:formula="of:=MAX([.B465];[.D465];[.G465])-MAX([.A465];[.C465];[.E465])" office:value-type="float" office:value="4.95865797996521" calcext:value-type="float">
            <text:p>4.95865798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07" calcext:value-type="float">
            <text:p>1427908135.41707</text:p>
          </table:table-cell>
          <table:table-cell office:value-type="float" office:value="1427908139.12652" calcext:value-type="float">
            <text:p>1427908139.12652</text:p>
          </table:table-cell>
          <table:table-cell office:value-type="float" office:value="1427908140.21913" calcext:value-type="float">
            <text:p>1427908140.21913</text:p>
          </table:table-cell>
          <table:table-cell/>
          <table:table-cell table:formula="of:=MAX([.B466];[.D466];[.G466])-MAX([.A466];[.C466];[.E466])" office:value-type="float" office:value="4.80205607414246" calcext:value-type="float">
            <text:p>4.8020560741</text:p>
          </table:table-cell>
          <table:table-cell table:formula="of:=IF(ISBLANK([.E466]);&quot;&quot;;[.I466])" office:value-type="float" office:value="4.80205607414246" calcext:value-type="float">
            <text:p>4.8020560741</text:p>
          </table:table-cell>
          <table:table-cell table:formula="of:=IF(OR(ISBLANK([.E466]);[.I466]&lt;=0);&quot;&quot;;[.I466])" office:value-type="float" office:value="4.80205607414246" calcext:value-type="float">
            <text:p>4.80205607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08" calcext:value-type="float">
            <text:p>1427908135.41708</text:p>
          </table:table-cell>
          <table:table-cell office:value-type="float" office:value="1427908138.7718" calcext:value-type="float">
            <text:p>1427908138.7718</text:p>
          </table:table-cell>
          <table:table-cell office:value-type="float" office:value="1427908139.79999" calcext:value-type="float">
            <text:p>1427908139.79999</text:p>
          </table:table-cell>
          <table:table-cell/>
          <table:table-cell table:formula="of:=MAX([.B467];[.D467];[.G467])-MAX([.A467];[.C467];[.E467])" office:value-type="float" office:value="4.38290286064148" calcext:value-type="float">
            <text:p>4.3829028606</text:p>
          </table:table-cell>
          <table:table-cell table:formula="of:=IF(ISBLANK([.E467]);&quot;&quot;;[.I467])" office:value-type="float" office:value="4.38290286064148" calcext:value-type="float">
            <text:p>4.3829028606</text:p>
          </table:table-cell>
          <table:table-cell table:formula="of:=IF(OR(ISBLANK([.E467]);[.I467]&lt;=0);&quot;&quot;;[.I467])" office:value-type="float" office:value="4.38290286064148" calcext:value-type="float">
            <text:p>4.38290286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09" calcext:value-type="float">
            <text:p>1427908135.41709</text:p>
          </table:table-cell>
          <table:table-cell office:value-type="float" office:value="1427908138.92698" calcext:value-type="float">
            <text:p>1427908138.92698</text:p>
          </table:table-cell>
          <table:table-cell office:value-type="float" office:value="1427908140.01412" calcext:value-type="float">
            <text:p>1427908140.01412</text:p>
          </table:table-cell>
          <table:table-cell/>
          <table:table-cell table:formula="of:=MAX([.B468];[.D468];[.G468])-MAX([.A468];[.C468];[.E468])" office:value-type="float" office:value="4.59703683853149" calcext:value-type="float">
            <text:p>4.5970368385</text:p>
          </table:table-cell>
          <table:table-cell table:formula="of:=IF(ISBLANK([.E468]);&quot;&quot;;[.I468])" office:value-type="float" office:value="4.59703683853149" calcext:value-type="float">
            <text:p>4.5970368385</text:p>
          </table:table-cell>
          <table:table-cell table:formula="of:=IF(OR(ISBLANK([.E468]);[.I468]&lt;=0);&quot;&quot;;[.I468])" office:value-type="float" office:value="4.59703683853149" calcext:value-type="float">
            <text:p>4.59703683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09" calcext:value-type="float">
            <text:p>1427908135.41709</text:p>
          </table:table-cell>
          <table:table-cell office:value-type="float" office:value="1427908139.22259" calcext:value-type="float">
            <text:p>1427908139.22259</text:p>
          </table:table-cell>
          <table:table-cell office:value-type="float" office:value="1427908140.33078" calcext:value-type="float">
            <text:p>1427908140.33078</text:p>
          </table:table-cell>
          <table:table-cell/>
          <table:table-cell table:formula="of:=MAX([.B469];[.D469];[.G469])-MAX([.A469];[.C469];[.E469])" office:value-type="float" office:value="4.91369009017944" calcext:value-type="float">
            <text:p>4.9136900902</text:p>
          </table:table-cell>
          <table:table-cell table:formula="of:=IF(ISBLANK([.E469]);&quot;&quot;;[.I469])" office:value-type="float" office:value="4.91369009017944" calcext:value-type="float">
            <text:p>4.9136900902</text:p>
          </table:table-cell>
          <table:table-cell table:formula="of:=IF(OR(ISBLANK([.E469]);[.I469]&lt;=0);&quot;&quot;;[.I469])" office:value-type="float" office:value="4.91369009017944" calcext:value-type="float">
            <text:p>4.9136900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09" calcext:value-type="float">
            <text:p>1427908135.41709</text:p>
          </table:table-cell>
          <table:table-cell office:value-type="float" office:value="1427908139.1328" calcext:value-type="float">
            <text:p>1427908139.1328</text:p>
          </table:table-cell>
          <table:table-cell office:value-type="float" office:value="1427908140.23611" calcext:value-type="float">
            <text:p>1427908140.23611</text:p>
          </table:table-cell>
          <table:table-cell/>
          <table:table-cell table:formula="of:=MAX([.B470];[.D470];[.G470])-MAX([.A470];[.C470];[.E470])" office:value-type="float" office:value="4.81901812553406" calcext:value-type="float">
            <text:p>4.8190181255</text:p>
          </table:table-cell>
          <table:table-cell table:formula="of:=IF(ISBLANK([.E470]);&quot;&quot;;[.I470])" office:value-type="float" office:value="4.81901812553406" calcext:value-type="float">
            <text:p>4.8190181255</text:p>
          </table:table-cell>
          <table:table-cell table:formula="of:=IF(OR(ISBLANK([.E470]);[.I470]&lt;=0);&quot;&quot;;[.I470])" office:value-type="float" office:value="4.81901812553406" calcext:value-type="float">
            <text:p>4.81901812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11" calcext:value-type="float">
            <text:p>1427908135.41711</text:p>
          </table:table-cell>
          <table:table-cell office:value-type="float" office:value="1427908138.65232" calcext:value-type="float">
            <text:p>1427908138.65232</text:p>
          </table:table-cell>
          <table:table-cell office:value-type="float" office:value="1427908139.64128" calcext:value-type="float">
            <text:p>1427908139.64128</text:p>
          </table:table-cell>
          <table:table-cell/>
          <table:table-cell table:formula="of:=MAX([.B471];[.D471];[.G471])-MAX([.A471];[.C471];[.E471])" office:value-type="float" office:value="4.2241690158844" calcext:value-type="float">
            <text:p>4.2241690159</text:p>
          </table:table-cell>
          <table:table-cell table:formula="of:=IF(ISBLANK([.E471]);&quot;&quot;;[.I471])" office:value-type="float" office:value="4.2241690158844" calcext:value-type="float">
            <text:p>4.2241690159</text:p>
          </table:table-cell>
          <table:table-cell table:formula="of:=IF(OR(ISBLANK([.E471]);[.I471]&lt;=0);&quot;&quot;;[.I471])" office:value-type="float" office:value="4.2241690158844" calcext:value-type="float">
            <text:p>4.22416901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12" calcext:value-type="float">
            <text:p>1427908135.41712</text:p>
          </table:table-cell>
          <table:table-cell office:value-type="float" office:value="1427908138.93339" calcext:value-type="float">
            <text:p>1427908138.93339</text:p>
          </table:table-cell>
          <table:table-cell office:value-type="float" office:value="1427908139.93506" calcext:value-type="float">
            <text:p>1427908139.93506</text:p>
          </table:table-cell>
          <table:table-cell/>
          <table:table-cell table:formula="of:=MAX([.B472];[.D472];[.G472])-MAX([.A472];[.C472];[.E472])" office:value-type="float" office:value="4.51793193817139" calcext:value-type="float">
            <text:p>4.5179319382</text:p>
          </table:table-cell>
          <table:table-cell table:formula="of:=IF(ISBLANK([.E472]);&quot;&quot;;[.I472])" office:value-type="float" office:value="4.51793193817139" calcext:value-type="float">
            <text:p>4.5179319382</text:p>
          </table:table-cell>
          <table:table-cell table:formula="of:=IF(OR(ISBLANK([.E472]);[.I472]&lt;=0);&quot;&quot;;[.I472])" office:value-type="float" office:value="4.51793193817139" calcext:value-type="float">
            <text:p>4.51793193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13" calcext:value-type="float">
            <text:p>1427908135.41713</text:p>
          </table:table-cell>
          <table:table-cell office:value-type="float" office:value="1427908139.32996" calcext:value-type="float">
            <text:p>1427908139.32996</text:p>
          </table:table-cell>
          <table:table-cell office:value-type="float" office:value="1427908140.37572" calcext:value-type="float">
            <text:p>1427908140.37572</text:p>
          </table:table-cell>
          <table:table-cell/>
          <table:table-cell table:formula="of:=MAX([.B473];[.D473];[.G473])-MAX([.A473];[.C473];[.E473])" office:value-type="float" office:value="4.95858883857727" calcext:value-type="float">
            <text:p>4.9585888386</text:p>
          </table:table-cell>
          <table:table-cell table:formula="of:=IF(ISBLANK([.E473]);&quot;&quot;;[.I473])" office:value-type="float" office:value="4.95858883857727" calcext:value-type="float">
            <text:p>4.9585888386</text:p>
          </table:table-cell>
          <table:table-cell table:formula="of:=IF(OR(ISBLANK([.E473]);[.I473]&lt;=0);&quot;&quot;;[.I473])" office:value-type="float" office:value="4.95858883857727" calcext:value-type="float">
            <text:p>4.95858883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14" calcext:value-type="float">
            <text:p>1427908135.41714</text:p>
          </table:table-cell>
          <table:table-cell office:value-type="float" office:value="1427908138.6814" calcext:value-type="float">
            <text:p>1427908138.6814</text:p>
          </table:table-cell>
          <table:table-cell office:value-type="float" office:value="1427908139.72199" calcext:value-type="float">
            <text:p>1427908139.72199</text:p>
          </table:table-cell>
          <table:table-cell/>
          <table:table-cell table:formula="of:=MAX([.B474];[.D474];[.G474])-MAX([.A474];[.C474];[.E474])" office:value-type="float" office:value="4.30484485626221" calcext:value-type="float">
            <text:p>4.3048448563</text:p>
          </table:table-cell>
          <table:table-cell table:formula="of:=IF(ISBLANK([.E474]);&quot;&quot;;[.I474])" office:value-type="float" office:value="4.30484485626221" calcext:value-type="float">
            <text:p>4.3048448563</text:p>
          </table:table-cell>
          <table:table-cell table:formula="of:=IF(OR(ISBLANK([.E474]);[.I474]&lt;=0);&quot;&quot;;[.I474])" office:value-type="float" office:value="4.30484485626221" calcext:value-type="float">
            <text:p>4.30484485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35.41715" calcext:value-type="float">
            <text:p>1427908135.41715</text:p>
          </table:table-cell>
          <table:table-cell office:value-type="float" office:value="1427908139.21693" calcext:value-type="float">
            <text:p>1427908139.21693</text:p>
          </table:table-cell>
          <table:table-cell office:value-type="float" office:value="1427908140.25065" calcext:value-type="float">
            <text:p>1427908140.25065</text:p>
          </table:table-cell>
          <table:table-cell/>
          <table:table-cell table:formula="of:=MAX([.B475];[.D475];[.G475])-MAX([.A475];[.C475];[.E475])" office:value-type="float" office:value="4.83350300788879" calcext:value-type="float">
            <text:p>4.8335030079</text:p>
          </table:table-cell>
          <table:table-cell table:formula="of:=IF(ISBLANK([.E475]);&quot;&quot;;[.I475])" office:value-type="float" office:value="4.83350300788879" calcext:value-type="float">
            <text:p>4.8335030079</text:p>
          </table:table-cell>
          <table:table-cell table:formula="of:=IF(OR(ISBLANK([.E475]);[.I475]&lt;=0);&quot;&quot;;[.I475])" office:value-type="float" office:value="4.83350300788879" calcext:value-type="float">
            <text:p>4.83350300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40.37574" calcext:value-type="float">
            <text:p>1427908140.37574</text:p>
          </table:table-cell>
          <table:table-cell office:value-type="float" office:value="1427908145.76189" calcext:value-type="float">
            <text:p>1427908145.76189</text:p>
          </table:table-cell>
          <table:table-cell table:number-columns-repeated="4"/>
          <table:table-cell table:formula="of:=MAX([.B476];[.D476];[.G476])-MAX([.A476];[.C476];[.E476])" office:value-type="float" office:value="5.38615298271179" calcext:value-type="float">
            <text:p>5.3861529827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74" calcext:value-type="float">
            <text:p>1427908140.37574</text:p>
          </table:table-cell>
          <table:table-cell office:value-type="float" office:value="1427908144.17711" calcext:value-type="float">
            <text:p>1427908144.17711</text:p>
          </table:table-cell>
          <table:table-cell office:value-type="float" office:value="1427908145.17786" calcext:value-type="float">
            <text:p>1427908145.17786</text:p>
          </table:table-cell>
          <table:table-cell/>
          <table:table-cell table:formula="of:=MAX([.B477];[.D477];[.G477])-MAX([.A477];[.C477];[.E477])" office:value-type="float" office:value="4.80211997032166" calcext:value-type="float">
            <text:p>4.8021199703</text:p>
          </table:table-cell>
          <table:table-cell table:formula="of:=IF(ISBLANK([.E477]);&quot;&quot;;[.I477])" office:value-type="float" office:value="4.80211997032166" calcext:value-type="float">
            <text:p>4.8021199703</text:p>
          </table:table-cell>
          <table:table-cell table:formula="of:=IF(OR(ISBLANK([.E477]);[.I477]&lt;=0);&quot;&quot;;[.I477])" office:value-type="float" office:value="4.80211997032166" calcext:value-type="float">
            <text:p>4.80211997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76" calcext:value-type="float">
            <text:p>1427908140.37576</text:p>
          </table:table-cell>
          <table:table-cell office:value-type="float" office:value="1427908144.00968" calcext:value-type="float">
            <text:p>1427908144.00968</text:p>
          </table:table-cell>
          <table:table-cell office:value-type="float" office:value="1427908145.08564" calcext:value-type="float">
            <text:p>1427908145.08564</text:p>
          </table:table-cell>
          <table:table-cell/>
          <table:table-cell table:formula="of:=MAX([.B478];[.D478];[.G478])-MAX([.A478];[.C478];[.E478])" office:value-type="float" office:value="4.70987510681152" calcext:value-type="float">
            <text:p>4.7098751068</text:p>
          </table:table-cell>
          <table:table-cell table:formula="of:=IF(ISBLANK([.E478]);&quot;&quot;;[.I478])" office:value-type="float" office:value="4.70987510681152" calcext:value-type="float">
            <text:p>4.7098751068</text:p>
          </table:table-cell>
          <table:table-cell table:formula="of:=IF(OR(ISBLANK([.E478]);[.I478]&lt;=0);&quot;&quot;;[.I478])" office:value-type="float" office:value="4.70987510681152" calcext:value-type="float">
            <text:p>4.7098751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77" calcext:value-type="float">
            <text:p>1427908140.37577</text:p>
          </table:table-cell>
          <table:table-cell office:value-type="float" office:value="1427908144.31385" calcext:value-type="float">
            <text:p>1427908144.31385</text:p>
          </table:table-cell>
          <table:table-cell office:value-type="float" office:value="1427908145.2985" calcext:value-type="float">
            <text:p>1427908145.2985</text:p>
          </table:table-cell>
          <table:table-cell/>
          <table:table-cell table:formula="of:=MAX([.B479];[.D479];[.G479])-MAX([.A479];[.C479];[.E479])" office:value-type="float" office:value="4.92272996902466" calcext:value-type="float">
            <text:p>4.922729969</text:p>
          </table:table-cell>
          <table:table-cell table:formula="of:=IF(ISBLANK([.E479]);&quot;&quot;;[.I479])" office:value-type="float" office:value="4.92272996902466" calcext:value-type="float">
            <text:p>4.922729969</text:p>
          </table:table-cell>
          <table:table-cell table:formula="of:=IF(OR(ISBLANK([.E479]);[.I479]&lt;=0);&quot;&quot;;[.I479])" office:value-type="float" office:value="4.92272996902466" calcext:value-type="float">
            <text:p>4.9227299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78" calcext:value-type="float">
            <text:p>1427908140.37578</text:p>
          </table:table-cell>
          <table:table-cell office:value-type="float" office:value="1427908144.37803" calcext:value-type="float">
            <text:p>1427908144.37803</text:p>
          </table:table-cell>
          <table:table-cell office:value-type="float" office:value="1427908145.4238" calcext:value-type="float">
            <text:p>1427908145.4238</text:p>
          </table:table-cell>
          <table:table-cell/>
          <table:table-cell table:formula="of:=MAX([.B480];[.D480];[.G480])-MAX([.A480];[.C480];[.E480])" office:value-type="float" office:value="5.04802012443543" calcext:value-type="float">
            <text:p>5.0480201244</text:p>
          </table:table-cell>
          <table:table-cell table:formula="of:=IF(ISBLANK([.E480]);&quot;&quot;;[.I480])" office:value-type="float" office:value="5.04802012443543" calcext:value-type="float">
            <text:p>5.0480201244</text:p>
          </table:table-cell>
          <table:table-cell table:formula="of:=IF(OR(ISBLANK([.E480]);[.I480]&lt;=0);&quot;&quot;;[.I480])" office:value-type="float" office:value="5.04802012443543" calcext:value-type="float">
            <text:p>5.04802012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79" calcext:value-type="float">
            <text:p>1427908140.37579</text:p>
          </table:table-cell>
          <table:table-cell office:value-type="float" office:value="1427908143.89845" calcext:value-type="float">
            <text:p>1427908143.89845</text:p>
          </table:table-cell>
          <table:table-cell office:value-type="float" office:value="1427908144.8827" calcext:value-type="float">
            <text:p>1427908144.8827</text:p>
          </table:table-cell>
          <table:table-cell/>
          <table:table-cell table:formula="of:=MAX([.B481];[.D481];[.G481])-MAX([.A481];[.C481];[.E481])" office:value-type="float" office:value="4.50690913200378" calcext:value-type="float">
            <text:p>4.506909132</text:p>
          </table:table-cell>
          <table:table-cell table:formula="of:=IF(ISBLANK([.E481]);&quot;&quot;;[.I481])" office:value-type="float" office:value="4.50690913200378" calcext:value-type="float">
            <text:p>4.506909132</text:p>
          </table:table-cell>
          <table:table-cell table:formula="of:=IF(OR(ISBLANK([.E481]);[.I481]&lt;=0);&quot;&quot;;[.I481])" office:value-type="float" office:value="4.50690913200378" calcext:value-type="float">
            <text:p>4.5069091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82" calcext:value-type="float">
            <text:p>1427908140.37582</text:p>
          </table:table-cell>
          <table:table-cell office:value-type="float" office:value="1427908144.53196" calcext:value-type="float">
            <text:p>1427908144.53196</text:p>
          </table:table-cell>
          <table:table-cell office:value-type="float" office:value="1427908145.61082" calcext:value-type="float">
            <text:p>1427908145.61082</text:p>
          </table:table-cell>
          <table:table-cell/>
          <table:table-cell table:formula="of:=MAX([.B482];[.D482];[.G482])-MAX([.A482];[.C482];[.E482])" office:value-type="float" office:value="5.23500084877014" calcext:value-type="float">
            <text:p>5.2350008488</text:p>
          </table:table-cell>
          <table:table-cell table:formula="of:=IF(ISBLANK([.E482]);&quot;&quot;;[.I482])" office:value-type="float" office:value="5.23500084877014" calcext:value-type="float">
            <text:p>5.2350008488</text:p>
          </table:table-cell>
          <table:table-cell table:formula="of:=IF(OR(ISBLANK([.E482]);[.I482]&lt;=0);&quot;&quot;;[.I482])" office:value-type="float" office:value="5.23500084877014" calcext:value-type="float">
            <text:p>5.23500084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84" calcext:value-type="float">
            <text:p>1427908140.37584</text:p>
          </table:table-cell>
          <table:table-cell office:value-type="float" office:value="1427908143.72473" calcext:value-type="float">
            <text:p>1427908143.72473</text:p>
          </table:table-cell>
          <table:table-cell office:value-type="float" office:value="1427908144.82533" calcext:value-type="float">
            <text:p>1427908144.82533</text:p>
          </table:table-cell>
          <table:table-cell/>
          <table:table-cell table:formula="of:=MAX([.B483];[.D483];[.G483])-MAX([.A483];[.C483];[.E483])" office:value-type="float" office:value="4.44948196411133" calcext:value-type="float">
            <text:p>4.4494819641</text:p>
          </table:table-cell>
          <table:table-cell table:formula="of:=IF(ISBLANK([.E483]);&quot;&quot;;[.I483])" office:value-type="float" office:value="4.44948196411133" calcext:value-type="float">
            <text:p>4.4494819641</text:p>
          </table:table-cell>
          <table:table-cell table:formula="of:=IF(OR(ISBLANK([.E483]);[.I483]&lt;=0);&quot;&quot;;[.I483])" office:value-type="float" office:value="4.44948196411133" calcext:value-type="float">
            <text:p>4.44948196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92" calcext:value-type="float">
            <text:p>1427908140.37592</text:p>
          </table:table-cell>
          <table:table-cell office:value-type="float" office:value="1427908144.55487" calcext:value-type="float">
            <text:p>1427908144.55487</text:p>
          </table:table-cell>
          <table:table-cell office:value-type="float" office:value="1427908145.65691" calcext:value-type="float">
            <text:p>1427908145.65691</text:p>
          </table:table-cell>
          <table:table-cell/>
          <table:table-cell table:formula="of:=MAX([.B484];[.D484];[.G484])-MAX([.A484];[.C484];[.E484])" office:value-type="float" office:value="5.28098702430725" calcext:value-type="float">
            <text:p>5.2809870243</text:p>
          </table:table-cell>
          <table:table-cell table:formula="of:=IF(ISBLANK([.E484]);&quot;&quot;;[.I484])" office:value-type="float" office:value="5.28098702430725" calcext:value-type="float">
            <text:p>5.2809870243</text:p>
          </table:table-cell>
          <table:table-cell table:formula="of:=IF(OR(ISBLANK([.E484]);[.I484]&lt;=0);&quot;&quot;;[.I484])" office:value-type="float" office:value="5.28098702430725" calcext:value-type="float">
            <text:p>5.28098702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93" calcext:value-type="float">
            <text:p>1427908140.37593</text:p>
          </table:table-cell>
          <table:table-cell office:value-type="float" office:value="1427908144.65367" calcext:value-type="float">
            <text:p>1427908144.65367</text:p>
          </table:table-cell>
          <table:table-cell office:value-type="float" office:value="1427908145.76188" calcext:value-type="float">
            <text:p>1427908145.76188</text:p>
          </table:table-cell>
          <table:table-cell/>
          <table:table-cell table:formula="of:=MAX([.B485];[.D485];[.G485])-MAX([.A485];[.C485];[.E485])" office:value-type="float" office:value="5.38595604896545" calcext:value-type="float">
            <text:p>5.385956049</text:p>
          </table:table-cell>
          <table:table-cell table:formula="of:=IF(ISBLANK([.E485]);&quot;&quot;;[.I485])" office:value-type="float" office:value="5.38595604896545" calcext:value-type="float">
            <text:p>5.385956049</text:p>
          </table:table-cell>
          <table:table-cell table:formula="of:=IF(OR(ISBLANK([.E485]);[.I485]&lt;=0);&quot;&quot;;[.I485])" office:value-type="float" office:value="5.38595604896545" calcext:value-type="float">
            <text:p>5.3859560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0.37593" calcext:value-type="float">
            <text:p>1427908140.37593</text:p>
          </table:table-cell>
          <table:table-cell office:value-type="float" office:value="1427908144.06428" calcext:value-type="float">
            <text:p>1427908144.06428</text:p>
          </table:table-cell>
          <table:table-cell office:value-type="float" office:value="1427908145.17346" calcext:value-type="float">
            <text:p>1427908145.17346</text:p>
          </table:table-cell>
          <table:table-cell/>
          <table:table-cell table:formula="of:=MAX([.B486];[.D486];[.G486])-MAX([.A486];[.C486];[.E486])" office:value-type="float" office:value="4.79753112792969" calcext:value-type="float">
            <text:p>4.7975311279</text:p>
          </table:table-cell>
          <table:table-cell table:formula="of:=IF(ISBLANK([.E486]);&quot;&quot;;[.I486])" office:value-type="float" office:value="4.79753112792969" calcext:value-type="float">
            <text:p>4.7975311279</text:p>
          </table:table-cell>
          <table:table-cell table:formula="of:=IF(OR(ISBLANK([.E486]);[.I486]&lt;=0);&quot;&quot;;[.I486])" office:value-type="float" office:value="4.79753112792969" calcext:value-type="float">
            <text:p>4.79753112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45.7619" calcext:value-type="float">
            <text:p>1427908145.7619</text:p>
          </table:table-cell>
          <table:table-cell office:value-type="float" office:value="1427908151.02947" calcext:value-type="float">
            <text:p>1427908151.02947</text:p>
          </table:table-cell>
          <table:table-cell table:number-columns-repeated="4"/>
          <table:table-cell table:formula="of:=MAX([.B487];[.D487];[.G487])-MAX([.A487];[.C487];[.E487])" office:value-type="float" office:value="5.26756596565247" calcext:value-type="float">
            <text:p>5.2675659657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191" calcext:value-type="float">
            <text:p>1427908145.76191</text:p>
          </table:table-cell>
          <table:table-cell office:value-type="float" office:value="1427908149.29121" calcext:value-type="float">
            <text:p>1427908149.29121</text:p>
          </table:table-cell>
          <table:table-cell office:value-type="float" office:value="1427908150.40055" calcext:value-type="float">
            <text:p>1427908150.40055</text:p>
          </table:table-cell>
          <table:table-cell/>
          <table:table-cell table:formula="of:=MAX([.B488];[.D488];[.G488])-MAX([.A488];[.C488];[.E488])" office:value-type="float" office:value="4.63864398002625" calcext:value-type="float">
            <text:p>4.63864398</text:p>
          </table:table-cell>
          <table:table-cell table:formula="of:=IF(ISBLANK([.E488]);&quot;&quot;;[.I488])" office:value-type="float" office:value="4.63864398002625" calcext:value-type="float">
            <text:p>4.63864398</text:p>
          </table:table-cell>
          <table:table-cell table:formula="of:=IF(OR(ISBLANK([.E488]);[.I488]&lt;=0);&quot;&quot;;[.I488])" office:value-type="float" office:value="4.63864398002625" calcext:value-type="float">
            <text:p>4.638643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193" calcext:value-type="float">
            <text:p>1427908145.76193</text:p>
          </table:table-cell>
          <table:table-cell office:value-type="float" office:value="1427908149.49746" calcext:value-type="float">
            <text:p>1427908149.49746</text:p>
          </table:table-cell>
          <table:table-cell office:value-type="float" office:value="1427908150.45356" calcext:value-type="float">
            <text:p>1427908150.45356</text:p>
          </table:table-cell>
          <table:table-cell/>
          <table:table-cell table:formula="of:=MAX([.B489];[.D489];[.G489])-MAX([.A489];[.C489];[.E489])" office:value-type="float" office:value="4.69163799285889" calcext:value-type="float">
            <text:p>4.6916379929</text:p>
          </table:table-cell>
          <table:table-cell table:formula="of:=IF(ISBLANK([.E489]);&quot;&quot;;[.I489])" office:value-type="float" office:value="4.69163799285889" calcext:value-type="float">
            <text:p>4.6916379929</text:p>
          </table:table-cell>
          <table:table-cell table:formula="of:=IF(OR(ISBLANK([.E489]);[.I489]&lt;=0);&quot;&quot;;[.I489])" office:value-type="float" office:value="4.69163799285889" calcext:value-type="float">
            <text:p>4.69163799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193" calcext:value-type="float">
            <text:p>1427908145.76193</text:p>
          </table:table-cell>
          <table:table-cell office:value-type="float" office:value="1427908149.65699" calcext:value-type="float">
            <text:p>1427908149.65699</text:p>
          </table:table-cell>
          <table:table-cell office:value-type="float" office:value="1427908150.70986" calcext:value-type="float">
            <text:p>1427908150.70986</text:p>
          </table:table-cell>
          <table:table-cell/>
          <table:table-cell table:formula="of:=MAX([.B490];[.D490];[.G490])-MAX([.A490];[.C490];[.E490])" office:value-type="float" office:value="4.94792890548706" calcext:value-type="float">
            <text:p>4.9479289055</text:p>
          </table:table-cell>
          <table:table-cell table:formula="of:=IF(ISBLANK([.E490]);&quot;&quot;;[.I490])" office:value-type="float" office:value="4.94792890548706" calcext:value-type="float">
            <text:p>4.9479289055</text:p>
          </table:table-cell>
          <table:table-cell table:formula="of:=IF(OR(ISBLANK([.E490]);[.I490]&lt;=0);&quot;&quot;;[.I490])" office:value-type="float" office:value="4.94792890548706" calcext:value-type="float">
            <text:p>4.94792890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194" calcext:value-type="float">
            <text:p>1427908145.76194</text:p>
          </table:table-cell>
          <table:table-cell office:value-type="float" office:value="1427908149.28898" calcext:value-type="float">
            <text:p>1427908149.28898</text:p>
          </table:table-cell>
          <table:table-cell office:value-type="float" office:value="1427908150.38989" calcext:value-type="float">
            <text:p>1427908150.38989</text:p>
          </table:table-cell>
          <table:table-cell/>
          <table:table-cell table:formula="of:=MAX([.B491];[.D491];[.G491])-MAX([.A491];[.C491];[.E491])" office:value-type="float" office:value="4.62794899940491" calcext:value-type="float">
            <text:p>4.6279489994</text:p>
          </table:table-cell>
          <table:table-cell table:formula="of:=IF(ISBLANK([.E491]);&quot;&quot;;[.I491])" office:value-type="float" office:value="4.62794899940491" calcext:value-type="float">
            <text:p>4.6279489994</text:p>
          </table:table-cell>
          <table:table-cell table:formula="of:=IF(OR(ISBLANK([.E491]);[.I491]&lt;=0);&quot;&quot;;[.I491])" office:value-type="float" office:value="4.62794899940491" calcext:value-type="float">
            <text:p>4.62794899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197" calcext:value-type="float">
            <text:p>1427908145.76197</text:p>
          </table:table-cell>
          <table:table-cell office:value-type="float" office:value="1427908149.71047" calcext:value-type="float">
            <text:p>1427908149.71047</text:p>
          </table:table-cell>
          <table:table-cell office:value-type="float" office:value="1427908150.78155" calcext:value-type="float">
            <text:p>1427908150.78155</text:p>
          </table:table-cell>
          <table:table-cell/>
          <table:table-cell table:formula="of:=MAX([.B492];[.D492];[.G492])-MAX([.A492];[.C492];[.E492])" office:value-type="float" office:value="5.01958298683167" calcext:value-type="float">
            <text:p>5.0195829868</text:p>
          </table:table-cell>
          <table:table-cell table:formula="of:=IF(ISBLANK([.E492]);&quot;&quot;;[.I492])" office:value-type="float" office:value="5.01958298683167" calcext:value-type="float">
            <text:p>5.0195829868</text:p>
          </table:table-cell>
          <table:table-cell table:formula="of:=IF(OR(ISBLANK([.E492]);[.I492]&lt;=0);&quot;&quot;;[.I492])" office:value-type="float" office:value="5.01958298683167" calcext:value-type="float">
            <text:p>5.01958298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199" calcext:value-type="float">
            <text:p>1427908145.76199</text:p>
          </table:table-cell>
          <table:table-cell office:value-type="float" office:value="1427908149.54456" calcext:value-type="float">
            <text:p>1427908149.54456</text:p>
          </table:table-cell>
          <table:table-cell office:value-type="float" office:value="1427908150.51799" calcext:value-type="float">
            <text:p>1427908150.51799</text:p>
          </table:table-cell>
          <table:table-cell/>
          <table:table-cell table:formula="of:=MAX([.B493];[.D493];[.G493])-MAX([.A493];[.C493];[.E493])" office:value-type="float" office:value="4.75599217414856" calcext:value-type="float">
            <text:p>4.7559921741</text:p>
          </table:table-cell>
          <table:table-cell table:formula="of:=IF(ISBLANK([.E493]);&quot;&quot;;[.I493])" office:value-type="float" office:value="4.75599217414856" calcext:value-type="float">
            <text:p>4.7559921741</text:p>
          </table:table-cell>
          <table:table-cell table:formula="of:=IF(OR(ISBLANK([.E493]);[.I493]&lt;=0);&quot;&quot;;[.I493])" office:value-type="float" office:value="4.75599217414856" calcext:value-type="float">
            <text:p>4.75599217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203" calcext:value-type="float">
            <text:p>1427908145.76203</text:p>
          </table:table-cell>
          <table:table-cell office:value-type="float" office:value="1427908149.76975" calcext:value-type="float">
            <text:p>1427908149.76975</text:p>
          </table:table-cell>
          <table:table-cell office:value-type="float" office:value="1427908150.86203" calcext:value-type="float">
            <text:p>1427908150.86203</text:p>
          </table:table-cell>
          <table:table-cell/>
          <table:table-cell table:formula="of:=MAX([.B494];[.D494];[.G494])-MAX([.A494];[.C494];[.E494])" office:value-type="float" office:value="5.10000205039978" calcext:value-type="float">
            <text:p>5.1000020504</text:p>
          </table:table-cell>
          <table:table-cell table:formula="of:=IF(ISBLANK([.E494]);&quot;&quot;;[.I494])" office:value-type="float" office:value="5.10000205039978" calcext:value-type="float">
            <text:p>5.1000020504</text:p>
          </table:table-cell>
          <table:table-cell table:formula="of:=IF(OR(ISBLANK([.E494]);[.I494]&lt;=0);&quot;&quot;;[.I494])" office:value-type="float" office:value="5.10000205039978" calcext:value-type="float">
            <text:p>5.10000205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204" calcext:value-type="float">
            <text:p>1427908145.76204</text:p>
          </table:table-cell>
          <table:table-cell office:value-type="float" office:value="1427908149.79076" calcext:value-type="float">
            <text:p>1427908149.79076</text:p>
          </table:table-cell>
          <table:table-cell office:value-type="float" office:value="1427908150.80493" calcext:value-type="float">
            <text:p>1427908150.80493</text:p>
          </table:table-cell>
          <table:table-cell/>
          <table:table-cell table:formula="of:=MAX([.B495];[.D495];[.G495])-MAX([.A495];[.C495];[.E495])" office:value-type="float" office:value="5.04289102554321" calcext:value-type="float">
            <text:p>5.0428910255</text:p>
          </table:table-cell>
          <table:table-cell table:formula="of:=IF(ISBLANK([.E495]);&quot;&quot;;[.I495])" office:value-type="float" office:value="5.04289102554321" calcext:value-type="float">
            <text:p>5.0428910255</text:p>
          </table:table-cell>
          <table:table-cell table:formula="of:=IF(OR(ISBLANK([.E495]);[.I495]&lt;=0);&quot;&quot;;[.I495])" office:value-type="float" office:value="5.04289102554321" calcext:value-type="float">
            <text:p>5.04289102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205" calcext:value-type="float">
            <text:p>1427908145.76205</text:p>
          </table:table-cell>
          <table:table-cell office:value-type="float" office:value="1427908149.86408" calcext:value-type="float">
            <text:p>1427908149.86408</text:p>
          </table:table-cell>
          <table:table-cell office:value-type="float" office:value="1427908150.83188" calcext:value-type="float">
            <text:p>1427908150.83188</text:p>
          </table:table-cell>
          <table:table-cell/>
          <table:table-cell table:formula="of:=MAX([.B496];[.D496];[.G496])-MAX([.A496];[.C496];[.E496])" office:value-type="float" office:value="5.06982111930847" calcext:value-type="float">
            <text:p>5.0698211193</text:p>
          </table:table-cell>
          <table:table-cell table:formula="of:=IF(ISBLANK([.E496]);&quot;&quot;;[.I496])" office:value-type="float" office:value="5.06982111930847" calcext:value-type="float">
            <text:p>5.0698211193</text:p>
          </table:table-cell>
          <table:table-cell table:formula="of:=IF(OR(ISBLANK([.E496]);[.I496]&lt;=0);&quot;&quot;;[.I496])" office:value-type="float" office:value="5.06982111930847" calcext:value-type="float">
            <text:p>5.06982111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45.76213" calcext:value-type="float">
            <text:p>1427908145.76213</text:p>
          </table:table-cell>
          <table:table-cell office:value-type="float" office:value="1427908149.9837" calcext:value-type="float">
            <text:p>1427908149.9837</text:p>
          </table:table-cell>
          <table:table-cell office:value-type="float" office:value="1427908151.02946" calcext:value-type="float">
            <text:p>1427908151.02946</text:p>
          </table:table-cell>
          <table:table-cell/>
          <table:table-cell table:formula="of:=MAX([.B497];[.D497];[.G497])-MAX([.A497];[.C497];[.E497])" office:value-type="float" office:value="5.26732707023621" calcext:value-type="float">
            <text:p>5.2673270702</text:p>
          </table:table-cell>
          <table:table-cell table:formula="of:=IF(ISBLANK([.E497]);&quot;&quot;;[.I497])" office:value-type="float" office:value="5.26732707023621" calcext:value-type="float">
            <text:p>5.2673270702</text:p>
          </table:table-cell>
          <table:table-cell table:formula="of:=IF(OR(ISBLANK([.E497]);[.I497]&lt;=0);&quot;&quot;;[.I497])" office:value-type="float" office:value="5.26732707023621" calcext:value-type="float">
            <text:p>5.26732707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51.02948" calcext:value-type="float">
            <text:p>1427908151.02948</text:p>
          </table:table-cell>
          <table:table-cell office:value-type="float" office:value="1427908156.04522" calcext:value-type="float">
            <text:p>1427908156.04522</text:p>
          </table:table-cell>
          <table:table-cell table:number-columns-repeated="4"/>
          <table:table-cell table:formula="of:=MAX([.B498];[.D498];[.G498])-MAX([.A498];[.C498];[.E498])" office:value-type="float" office:value="5.01573586463928" calcext:value-type="float">
            <text:p>5.0157358646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49" calcext:value-type="float">
            <text:p>1427908151.02949</text:p>
          </table:table-cell>
          <table:table-cell office:value-type="float" office:value="1427908154.60604" calcext:value-type="float">
            <text:p>1427908154.60604</text:p>
          </table:table-cell>
          <table:table-cell office:value-type="float" office:value="1427908155.64942" calcext:value-type="float">
            <text:p>1427908155.64942</text:p>
          </table:table-cell>
          <table:table-cell/>
          <table:table-cell table:formula="of:=MAX([.B499];[.D499];[.G499])-MAX([.A499];[.C499];[.E499])" office:value-type="float" office:value="4.61993408203125" calcext:value-type="float">
            <text:p>4.619934082</text:p>
          </table:table-cell>
          <table:table-cell table:formula="of:=IF(ISBLANK([.E499]);&quot;&quot;;[.I499])" office:value-type="float" office:value="4.61993408203125" calcext:value-type="float">
            <text:p>4.619934082</text:p>
          </table:table-cell>
          <table:table-cell table:formula="of:=IF(OR(ISBLANK([.E499]);[.I499]&lt;=0);&quot;&quot;;[.I499])" office:value-type="float" office:value="4.61993408203125" calcext:value-type="float">
            <text:p>4.619934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51" calcext:value-type="float">
            <text:p>1427908151.02951</text:p>
          </table:table-cell>
          <table:table-cell office:value-type="float" office:value="1427908154.3256" calcext:value-type="float">
            <text:p>1427908154.3256</text:p>
          </table:table-cell>
          <table:table-cell office:value-type="float" office:value="1427908155.34664" calcext:value-type="float">
            <text:p>1427908155.34664</text:p>
          </table:table-cell>
          <table:table-cell/>
          <table:table-cell table:formula="of:=MAX([.B500];[.D500];[.G500])-MAX([.A500];[.C500];[.E500])" office:value-type="float" office:value="4.31713199615479" calcext:value-type="float">
            <text:p>4.3171319962</text:p>
          </table:table-cell>
          <table:table-cell table:formula="of:=IF(ISBLANK([.E500]);&quot;&quot;;[.I500])" office:value-type="float" office:value="4.31713199615479" calcext:value-type="float">
            <text:p>4.3171319962</text:p>
          </table:table-cell>
          <table:table-cell table:formula="of:=IF(OR(ISBLANK([.E500]);[.I500]&lt;=0);&quot;&quot;;[.I500])" office:value-type="float" office:value="4.31713199615479" calcext:value-type="float">
            <text:p>4.31713199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53" calcext:value-type="float">
            <text:p>1427908151.02953</text:p>
          </table:table-cell>
          <table:table-cell office:value-type="float" office:value="1427908154.3393" calcext:value-type="float">
            <text:p>1427908154.3393</text:p>
          </table:table-cell>
          <table:table-cell office:value-type="float" office:value="1427908155.32982" calcext:value-type="float">
            <text:p>1427908155.32982</text:p>
          </table:table-cell>
          <table:table-cell/>
          <table:table-cell table:formula="of:=MAX([.B501];[.D501];[.G501])-MAX([.A501];[.C501];[.E501])" office:value-type="float" office:value="4.30029702186585" calcext:value-type="float">
            <text:p>4.3002970219</text:p>
          </table:table-cell>
          <table:table-cell table:formula="of:=IF(ISBLANK([.E501]);&quot;&quot;;[.I501])" office:value-type="float" office:value="4.30029702186585" calcext:value-type="float">
            <text:p>4.3002970219</text:p>
          </table:table-cell>
          <table:table-cell table:formula="of:=IF(OR(ISBLANK([.E501]);[.I501]&lt;=0);&quot;&quot;;[.I501])" office:value-type="float" office:value="4.30029702186585" calcext:value-type="float">
            <text:p>4.30029702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54" calcext:value-type="float">
            <text:p>1427908151.02954</text:p>
          </table:table-cell>
          <table:table-cell office:value-type="float" office:value="1427908154.5816" calcext:value-type="float">
            <text:p>1427908154.5816</text:p>
          </table:table-cell>
          <table:table-cell office:value-type="float" office:value="1427908155.66832" calcext:value-type="float">
            <text:p>1427908155.66832</text:p>
          </table:table-cell>
          <table:table-cell/>
          <table:table-cell table:formula="of:=MAX([.B502];[.D502];[.G502])-MAX([.A502];[.C502];[.E502])" office:value-type="float" office:value="4.6387791633606" calcext:value-type="float">
            <text:p>4.6387791634</text:p>
          </table:table-cell>
          <table:table-cell table:formula="of:=IF(ISBLANK([.E502]);&quot;&quot;;[.I502])" office:value-type="float" office:value="4.6387791633606" calcext:value-type="float">
            <text:p>4.6387791634</text:p>
          </table:table-cell>
          <table:table-cell table:formula="of:=IF(OR(ISBLANK([.E502]);[.I502]&lt;=0);&quot;&quot;;[.I502])" office:value-type="float" office:value="4.6387791633606" calcext:value-type="float">
            <text:p>4.63877916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55" calcext:value-type="float">
            <text:p>1427908151.02955</text:p>
          </table:table-cell>
          <table:table-cell office:value-type="float" office:value="1427908154.89716" calcext:value-type="float">
            <text:p>1427908154.89716</text:p>
          </table:table-cell>
          <table:table-cell office:value-type="float" office:value="1427908155.95857" calcext:value-type="float">
            <text:p>1427908155.95857</text:p>
          </table:table-cell>
          <table:table-cell/>
          <table:table-cell table:formula="of:=MAX([.B503];[.D503];[.G503])-MAX([.A503];[.C503];[.E503])" office:value-type="float" office:value="4.92901921272278" calcext:value-type="float">
            <text:p>4.9290192127</text:p>
          </table:table-cell>
          <table:table-cell table:formula="of:=IF(ISBLANK([.E503]);&quot;&quot;;[.I503])" office:value-type="float" office:value="4.92901921272278" calcext:value-type="float">
            <text:p>4.9290192127</text:p>
          </table:table-cell>
          <table:table-cell table:formula="of:=IF(OR(ISBLANK([.E503]);[.I503]&lt;=0);&quot;&quot;;[.I503])" office:value-type="float" office:value="4.92901921272278" calcext:value-type="float">
            <text:p>4.92901921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56" calcext:value-type="float">
            <text:p>1427908151.02956</text:p>
          </table:table-cell>
          <table:table-cell office:value-type="float" office:value="1427908154.79138" calcext:value-type="float">
            <text:p>1427908154.79138</text:p>
          </table:table-cell>
          <table:table-cell office:value-type="float" office:value="1427908155.88134" calcext:value-type="float">
            <text:p>1427908155.88134</text:p>
          </table:table-cell>
          <table:table-cell/>
          <table:table-cell table:formula="of:=MAX([.B504];[.D504];[.G504])-MAX([.A504];[.C504];[.E504])" office:value-type="float" office:value="4.85177803039551" calcext:value-type="float">
            <text:p>4.8517780304</text:p>
          </table:table-cell>
          <table:table-cell table:formula="of:=IF(ISBLANK([.E504]);&quot;&quot;;[.I504])" office:value-type="float" office:value="4.85177803039551" calcext:value-type="float">
            <text:p>4.8517780304</text:p>
          </table:table-cell>
          <table:table-cell table:formula="of:=IF(OR(ISBLANK([.E504]);[.I504]&lt;=0);&quot;&quot;;[.I504])" office:value-type="float" office:value="4.85177803039551" calcext:value-type="float">
            <text:p>4.85177803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6" calcext:value-type="float">
            <text:p>1427908151.0296</text:p>
          </table:table-cell>
          <table:table-cell office:value-type="float" office:value="1427908154.87566" calcext:value-type="float">
            <text:p>1427908154.87566</text:p>
          </table:table-cell>
          <table:table-cell office:value-type="float" office:value="1427908155.85499" calcext:value-type="float">
            <text:p>1427908155.85499</text:p>
          </table:table-cell>
          <table:table-cell/>
          <table:table-cell table:formula="of:=MAX([.B505];[.D505];[.G505])-MAX([.A505];[.C505];[.E505])" office:value-type="float" office:value="4.8253960609436" calcext:value-type="float">
            <text:p>4.8253960609</text:p>
          </table:table-cell>
          <table:table-cell table:formula="of:=IF(ISBLANK([.E505]);&quot;&quot;;[.I505])" office:value-type="float" office:value="4.8253960609436" calcext:value-type="float">
            <text:p>4.8253960609</text:p>
          </table:table-cell>
          <table:table-cell table:formula="of:=IF(OR(ISBLANK([.E505]);[.I505]&lt;=0);&quot;&quot;;[.I505])" office:value-type="float" office:value="4.8253960609436" calcext:value-type="float">
            <text:p>4.82539606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61" calcext:value-type="float">
            <text:p>1427908151.02961</text:p>
          </table:table-cell>
          <table:table-cell office:value-type="float" office:value="1427908154.51138" calcext:value-type="float">
            <text:p>1427908154.51138</text:p>
          </table:table-cell>
          <table:table-cell office:value-type="float" office:value="1427908155.58117" calcext:value-type="float">
            <text:p>1427908155.58117</text:p>
          </table:table-cell>
          <table:table-cell/>
          <table:table-cell table:formula="of:=MAX([.B506];[.D506];[.G506])-MAX([.A506];[.C506];[.E506])" office:value-type="float" office:value="4.55155396461487" calcext:value-type="float">
            <text:p>4.5515539646</text:p>
          </table:table-cell>
          <table:table-cell table:formula="of:=IF(ISBLANK([.E506]);&quot;&quot;;[.I506])" office:value-type="float" office:value="4.55155396461487" calcext:value-type="float">
            <text:p>4.5515539646</text:p>
          </table:table-cell>
          <table:table-cell table:formula="of:=IF(OR(ISBLANK([.E506]);[.I506]&lt;=0);&quot;&quot;;[.I506])" office:value-type="float" office:value="4.55155396461487" calcext:value-type="float">
            <text:p>4.55155396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64" calcext:value-type="float">
            <text:p>1427908151.02964</text:p>
          </table:table-cell>
          <table:table-cell office:value-type="float" office:value="1427908154.96981" calcext:value-type="float">
            <text:p>1427908154.96981</text:p>
          </table:table-cell>
          <table:table-cell office:value-type="float" office:value="1427908156.04521" calcext:value-type="float">
            <text:p>1427908156.04521</text:p>
          </table:table-cell>
          <table:table-cell/>
          <table:table-cell table:formula="of:=MAX([.B507];[.D507];[.G507])-MAX([.A507];[.C507];[.E507])" office:value-type="float" office:value="5.01557517051697" calcext:value-type="float">
            <text:p>5.0155751705</text:p>
          </table:table-cell>
          <table:table-cell table:formula="of:=IF(ISBLANK([.E507]);&quot;&quot;;[.I507])" office:value-type="float" office:value="5.01557517051697" calcext:value-type="float">
            <text:p>5.0155751705</text:p>
          </table:table-cell>
          <table:table-cell table:formula="of:=IF(OR(ISBLANK([.E507]);[.I507]&lt;=0);&quot;&quot;;[.I507])" office:value-type="float" office:value="5.01557517051697" calcext:value-type="float">
            <text:p>5.01557517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1.02978" calcext:value-type="float">
            <text:p>1427908151.02978</text:p>
          </table:table-cell>
          <table:table-cell office:value-type="float" office:value="1427908154.6054" calcext:value-type="float">
            <text:p>1427908154.6054</text:p>
          </table:table-cell>
          <table:table-cell office:value-type="float" office:value="1427908155.68109" calcext:value-type="float">
            <text:p>1427908155.68109</text:p>
          </table:table-cell>
          <table:table-cell/>
          <table:table-cell table:formula="of:=MAX([.B508];[.D508];[.G508])-MAX([.A508];[.C508];[.E508])" office:value-type="float" office:value="4.65130305290222" calcext:value-type="float">
            <text:p>4.6513030529</text:p>
          </table:table-cell>
          <table:table-cell table:formula="of:=IF(ISBLANK([.E508]);&quot;&quot;;[.I508])" office:value-type="float" office:value="4.65130305290222" calcext:value-type="float">
            <text:p>4.6513030529</text:p>
          </table:table-cell>
          <table:table-cell table:formula="of:=IF(OR(ISBLANK([.E508]);[.I508]&lt;=0);&quot;&quot;;[.I508])" office:value-type="float" office:value="4.65130305290222" calcext:value-type="float">
            <text:p>4.65130305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56.04523" calcext:value-type="float">
            <text:p>1427908156.04523</text:p>
          </table:table-cell>
          <table:table-cell office:value-type="float" office:value="1427908161.34036" calcext:value-type="float">
            <text:p>1427908161.34036</text:p>
          </table:table-cell>
          <table:table-cell table:number-columns-repeated="4"/>
          <table:table-cell table:formula="of:=MAX([.B509];[.D509];[.G509])-MAX([.A509];[.C509];[.E509])" office:value-type="float" office:value="5.29512405395508" calcext:value-type="float">
            <text:p>5.295124054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24" calcext:value-type="float">
            <text:p>1427908156.04524</text:p>
          </table:table-cell>
          <table:table-cell office:value-type="float" office:value="1427908159.55631" calcext:value-type="float">
            <text:p>1427908159.55631</text:p>
          </table:table-cell>
          <table:table-cell office:value-type="float" office:value="1427908160.64713" calcext:value-type="float">
            <text:p>1427908160.64713</text:p>
          </table:table-cell>
          <table:table-cell/>
          <table:table-cell table:formula="of:=MAX([.B510];[.D510];[.G510])-MAX([.A510];[.C510];[.E510])" office:value-type="float" office:value="4.60188794136047" calcext:value-type="float">
            <text:p>4.6018879414</text:p>
          </table:table-cell>
          <table:table-cell table:formula="of:=IF(ISBLANK([.E510]);&quot;&quot;;[.I510])" office:value-type="float" office:value="4.60188794136047" calcext:value-type="float">
            <text:p>4.6018879414</text:p>
          </table:table-cell>
          <table:table-cell table:formula="of:=IF(OR(ISBLANK([.E510]);[.I510]&lt;=0);&quot;&quot;;[.I510])" office:value-type="float" office:value="4.60188794136047" calcext:value-type="float">
            <text:p>4.60188794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26" calcext:value-type="float">
            <text:p>1427908156.04526</text:p>
          </table:table-cell>
          <table:table-cell office:value-type="float" office:value="1427908159.51187" calcext:value-type="float">
            <text:p>1427908159.51187</text:p>
          </table:table-cell>
          <table:table-cell office:value-type="float" office:value="1427908160.57468" calcext:value-type="float">
            <text:p>1427908160.57468</text:p>
          </table:table-cell>
          <table:table-cell/>
          <table:table-cell table:formula="of:=MAX([.B511];[.D511];[.G511])-MAX([.A511];[.C511];[.E511])" office:value-type="float" office:value="4.52942395210266" calcext:value-type="float">
            <text:p>4.5294239521</text:p>
          </table:table-cell>
          <table:table-cell table:formula="of:=IF(ISBLANK([.E511]);&quot;&quot;;[.I511])" office:value-type="float" office:value="4.52942395210266" calcext:value-type="float">
            <text:p>4.5294239521</text:p>
          </table:table-cell>
          <table:table-cell table:formula="of:=IF(OR(ISBLANK([.E511]);[.I511]&lt;=0);&quot;&quot;;[.I511])" office:value-type="float" office:value="4.52942395210266" calcext:value-type="float">
            <text:p>4.52942395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27" calcext:value-type="float">
            <text:p>1427908156.04527</text:p>
          </table:table-cell>
          <table:table-cell office:value-type="float" office:value="1427908160.1566" calcext:value-type="float">
            <text:p>1427908160.1566</text:p>
          </table:table-cell>
          <table:table-cell office:value-type="float" office:value="1427908161.20867" calcext:value-type="float">
            <text:p>1427908161.20867</text:p>
          </table:table-cell>
          <table:table-cell/>
          <table:table-cell table:formula="of:=MAX([.B512];[.D512];[.G512])-MAX([.A512];[.C512];[.E512])" office:value-type="float" office:value="5.16340184211731" calcext:value-type="float">
            <text:p>5.1634018421</text:p>
          </table:table-cell>
          <table:table-cell table:formula="of:=IF(ISBLANK([.E512]);&quot;&quot;;[.I512])" office:value-type="float" office:value="5.16340184211731" calcext:value-type="float">
            <text:p>5.1634018421</text:p>
          </table:table-cell>
          <table:table-cell table:formula="of:=IF(OR(ISBLANK([.E512]);[.I512]&lt;=0);&quot;&quot;;[.I512])" office:value-type="float" office:value="5.16340184211731" calcext:value-type="float">
            <text:p>5.16340184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28" calcext:value-type="float">
            <text:p>1427908156.04528</text:p>
          </table:table-cell>
          <table:table-cell office:value-type="float" office:value="1427908160.23522" calcext:value-type="float">
            <text:p>1427908160.23522</text:p>
          </table:table-cell>
          <table:table-cell office:value-type="float" office:value="1427908161.22107" calcext:value-type="float">
            <text:p>1427908161.22107</text:p>
          </table:table-cell>
          <table:table-cell/>
          <table:table-cell table:formula="of:=MAX([.B513];[.D513];[.G513])-MAX([.A513];[.C513];[.E513])" office:value-type="float" office:value="5.17579817771912" calcext:value-type="float">
            <text:p>5.1757981777</text:p>
          </table:table-cell>
          <table:table-cell table:formula="of:=IF(ISBLANK([.E513]);&quot;&quot;;[.I513])" office:value-type="float" office:value="5.17579817771912" calcext:value-type="float">
            <text:p>5.1757981777</text:p>
          </table:table-cell>
          <table:table-cell table:formula="of:=IF(OR(ISBLANK([.E513]);[.I513]&lt;=0);&quot;&quot;;[.I513])" office:value-type="float" office:value="5.17579817771912" calcext:value-type="float">
            <text:p>5.17579817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29" calcext:value-type="float">
            <text:p>1427908156.04529</text:p>
          </table:table-cell>
          <table:table-cell office:value-type="float" office:value="1427908159.64841" calcext:value-type="float">
            <text:p>1427908159.64841</text:p>
          </table:table-cell>
          <table:table-cell office:value-type="float" office:value="1427908160.68362" calcext:value-type="float">
            <text:p>1427908160.68362</text:p>
          </table:table-cell>
          <table:table-cell/>
          <table:table-cell table:formula="of:=MAX([.B514];[.D514];[.G514])-MAX([.A514];[.C514];[.E514])" office:value-type="float" office:value="4.63833904266357" calcext:value-type="float">
            <text:p>4.6383390427</text:p>
          </table:table-cell>
          <table:table-cell table:formula="of:=IF(ISBLANK([.E514]);&quot;&quot;;[.I514])" office:value-type="float" office:value="4.63833904266357" calcext:value-type="float">
            <text:p>4.6383390427</text:p>
          </table:table-cell>
          <table:table-cell table:formula="of:=IF(OR(ISBLANK([.E514]);[.I514]&lt;=0);&quot;&quot;;[.I514])" office:value-type="float" office:value="4.63833904266357" calcext:value-type="float">
            <text:p>4.63833904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31" calcext:value-type="float">
            <text:p>1427908156.04531</text:p>
          </table:table-cell>
          <table:table-cell office:value-type="float" office:value="1427908160.00878" calcext:value-type="float">
            <text:p>1427908160.00878</text:p>
          </table:table-cell>
          <table:table-cell office:value-type="float" office:value="1427908161.0724" calcext:value-type="float">
            <text:p>1427908161.0724</text:p>
          </table:table-cell>
          <table:table-cell/>
          <table:table-cell table:formula="of:=MAX([.B515];[.D515];[.G515])-MAX([.A515];[.C515];[.E515])" office:value-type="float" office:value="5.027095079422" calcext:value-type="float">
            <text:p>5.0270950794</text:p>
          </table:table-cell>
          <table:table-cell table:formula="of:=IF(ISBLANK([.E515]);&quot;&quot;;[.I515])" office:value-type="float" office:value="5.027095079422" calcext:value-type="float">
            <text:p>5.0270950794</text:p>
          </table:table-cell>
          <table:table-cell table:formula="of:=IF(OR(ISBLANK([.E515]);[.I515]&lt;=0);&quot;&quot;;[.I515])" office:value-type="float" office:value="5.027095079422" calcext:value-type="float">
            <text:p>5.02709507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33" calcext:value-type="float">
            <text:p>1427908156.04533</text:p>
          </table:table-cell>
          <table:table-cell office:value-type="float" office:value="1427908159.91901" calcext:value-type="float">
            <text:p>1427908159.91901</text:p>
          </table:table-cell>
          <table:table-cell office:value-type="float" office:value="1427908160.97463" calcext:value-type="float">
            <text:p>1427908160.97463</text:p>
          </table:table-cell>
          <table:table-cell/>
          <table:table-cell table:formula="of:=MAX([.B516];[.D516];[.G516])-MAX([.A516];[.C516];[.E516])" office:value-type="float" office:value="4.9292950630188" calcext:value-type="float">
            <text:p>4.929295063</text:p>
          </table:table-cell>
          <table:table-cell table:formula="of:=IF(ISBLANK([.E516]);&quot;&quot;;[.I516])" office:value-type="float" office:value="4.9292950630188" calcext:value-type="float">
            <text:p>4.929295063</text:p>
          </table:table-cell>
          <table:table-cell table:formula="of:=IF(OR(ISBLANK([.E516]);[.I516]&lt;=0);&quot;&quot;;[.I516])" office:value-type="float" office:value="4.9292950630188" calcext:value-type="float">
            <text:p>4.9292950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35" calcext:value-type="float">
            <text:p>1427908156.04535</text:p>
          </table:table-cell>
          <table:table-cell office:value-type="float" office:value="1427908160.05121" calcext:value-type="float">
            <text:p>1427908160.05121</text:p>
          </table:table-cell>
          <table:table-cell office:value-type="float" office:value="1427908161.10853" calcext:value-type="float">
            <text:p>1427908161.10853</text:p>
          </table:table-cell>
          <table:table-cell/>
          <table:table-cell table:formula="of:=MAX([.B517];[.D517];[.G517])-MAX([.A517];[.C517];[.E517])" office:value-type="float" office:value="5.06317806243897" calcext:value-type="float">
            <text:p>5.0631780624</text:p>
          </table:table-cell>
          <table:table-cell table:formula="of:=IF(ISBLANK([.E517]);&quot;&quot;;[.I517])" office:value-type="float" office:value="5.06317806243897" calcext:value-type="float">
            <text:p>5.0631780624</text:p>
          </table:table-cell>
          <table:table-cell table:formula="of:=IF(OR(ISBLANK([.E517]);[.I517]&lt;=0);&quot;&quot;;[.I517])" office:value-type="float" office:value="5.06317806243897" calcext:value-type="float">
            <text:p>5.06317806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43" calcext:value-type="float">
            <text:p>1427908156.04543</text:p>
          </table:table-cell>
          <table:table-cell office:value-type="float" office:value="1427908160.14778" calcext:value-type="float">
            <text:p>1427908160.14778</text:p>
          </table:table-cell>
          <table:table-cell office:value-type="float" office:value="1427908161.24093" calcext:value-type="float">
            <text:p>1427908161.24093</text:p>
          </table:table-cell>
          <table:table-cell/>
          <table:table-cell table:formula="of:=MAX([.B518];[.D518];[.G518])-MAX([.A518];[.C518];[.E518])" office:value-type="float" office:value="5.19550204277039" calcext:value-type="float">
            <text:p>5.1955020428</text:p>
          </table:table-cell>
          <table:table-cell table:formula="of:=IF(ISBLANK([.E518]);&quot;&quot;;[.I518])" office:value-type="float" office:value="5.19550204277039" calcext:value-type="float">
            <text:p>5.1955020428</text:p>
          </table:table-cell>
          <table:table-cell table:formula="of:=IF(OR(ISBLANK([.E518]);[.I518]&lt;=0);&quot;&quot;;[.I518])" office:value-type="float" office:value="5.19550204277039" calcext:value-type="float">
            <text:p>5.19550204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56.04545" calcext:value-type="float">
            <text:p>1427908156.04545</text:p>
          </table:table-cell>
          <table:table-cell office:value-type="float" office:value="1427908160.27891" calcext:value-type="float">
            <text:p>1427908160.27891</text:p>
          </table:table-cell>
          <table:table-cell office:value-type="float" office:value="1427908161.34035" calcext:value-type="float">
            <text:p>1427908161.34035</text:p>
          </table:table-cell>
          <table:table-cell/>
          <table:table-cell table:formula="of:=MAX([.B519];[.D519];[.G519])-MAX([.A519];[.C519];[.E519])" office:value-type="float" office:value="5.29490089416504" calcext:value-type="float">
            <text:p>5.2949008942</text:p>
          </table:table-cell>
          <table:table-cell table:formula="of:=IF(ISBLANK([.E519]);&quot;&quot;;[.I519])" office:value-type="float" office:value="5.29490089416504" calcext:value-type="float">
            <text:p>5.2949008942</text:p>
          </table:table-cell>
          <table:table-cell table:formula="of:=IF(OR(ISBLANK([.E519]);[.I519]&lt;=0);&quot;&quot;;[.I519])" office:value-type="float" office:value="5.29490089416504" calcext:value-type="float">
            <text:p>5.29490089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61.34037" calcext:value-type="float">
            <text:p>1427908161.34037</text:p>
          </table:table-cell>
          <table:table-cell office:value-type="float" office:value="1427908166.43637" calcext:value-type="float">
            <text:p>1427908166.43637</text:p>
          </table:table-cell>
          <table:table-cell table:number-columns-repeated="4"/>
          <table:table-cell table:formula="of:=MAX([.B520];[.D520];[.G520])-MAX([.A520];[.C520];[.E520])" office:value-type="float" office:value="5.09599995613098" calcext:value-type="float">
            <text:p>5.0959999561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37" calcext:value-type="float">
            <text:p>1427908161.34037</text:p>
          </table:table-cell>
          <table:table-cell office:value-type="float" office:value="1427908164.86769" calcext:value-type="float">
            <text:p>1427908164.86769</text:p>
          </table:table-cell>
          <table:table-cell office:value-type="float" office:value="1427908165.91443" calcext:value-type="float">
            <text:p>1427908165.91443</text:p>
          </table:table-cell>
          <table:table-cell/>
          <table:table-cell table:formula="of:=MAX([.B521];[.D521];[.G521])-MAX([.A521];[.C521];[.E521])" office:value-type="float" office:value="4.57405591011047" calcext:value-type="float">
            <text:p>4.5740559101</text:p>
          </table:table-cell>
          <table:table-cell table:formula="of:=IF(ISBLANK([.E521]);&quot;&quot;;[.I521])" office:value-type="float" office:value="4.57405591011047" calcext:value-type="float">
            <text:p>4.5740559101</text:p>
          </table:table-cell>
          <table:table-cell table:formula="of:=IF(OR(ISBLANK([.E521]);[.I521]&lt;=0);&quot;&quot;;[.I521])" office:value-type="float" office:value="4.57405591011047" calcext:value-type="float">
            <text:p>4.57405591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39" calcext:value-type="float">
            <text:p>1427908161.34039</text:p>
          </table:table-cell>
          <table:table-cell office:value-type="float" office:value="1427908164.76192" calcext:value-type="float">
            <text:p>1427908164.76192</text:p>
          </table:table-cell>
          <table:table-cell office:value-type="float" office:value="1427908165.7764" calcext:value-type="float">
            <text:p>1427908165.7764</text:p>
          </table:table-cell>
          <table:table-cell/>
          <table:table-cell table:formula="of:=MAX([.B522];[.D522];[.G522])-MAX([.A522];[.C522];[.E522])" office:value-type="float" office:value="4.4360089302063" calcext:value-type="float">
            <text:p>4.4360089302</text:p>
          </table:table-cell>
          <table:table-cell table:formula="of:=IF(ISBLANK([.E522]);&quot;&quot;;[.I522])" office:value-type="float" office:value="4.4360089302063" calcext:value-type="float">
            <text:p>4.4360089302</text:p>
          </table:table-cell>
          <table:table-cell table:formula="of:=IF(OR(ISBLANK([.E522]);[.I522]&lt;=0);&quot;&quot;;[.I522])" office:value-type="float" office:value="4.4360089302063" calcext:value-type="float">
            <text:p>4.43600893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4" calcext:value-type="float">
            <text:p>1427908161.3404</text:p>
          </table:table-cell>
          <table:table-cell office:value-type="float" office:value="1427908165.04877" calcext:value-type="float">
            <text:p>1427908165.04877</text:p>
          </table:table-cell>
          <table:table-cell office:value-type="float" office:value="1427908166.02849" calcext:value-type="float">
            <text:p>1427908166.02849</text:p>
          </table:table-cell>
          <table:table-cell/>
          <table:table-cell table:formula="of:=MAX([.B523];[.D523];[.G523])-MAX([.A523];[.C523];[.E523])" office:value-type="float" office:value="4.68809103965759" calcext:value-type="float">
            <text:p>4.6880910397</text:p>
          </table:table-cell>
          <table:table-cell table:formula="of:=IF(ISBLANK([.E523]);&quot;&quot;;[.I523])" office:value-type="float" office:value="4.68809103965759" calcext:value-type="float">
            <text:p>4.6880910397</text:p>
          </table:table-cell>
          <table:table-cell table:formula="of:=IF(OR(ISBLANK([.E523]);[.I523]&lt;=0);&quot;&quot;;[.I523])" office:value-type="float" office:value="4.68809103965759" calcext:value-type="float">
            <text:p>4.68809103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41" calcext:value-type="float">
            <text:p>1427908161.34041</text:p>
          </table:table-cell>
          <table:table-cell office:value-type="float" office:value="1427908164.72224" calcext:value-type="float">
            <text:p>1427908164.72224</text:p>
          </table:table-cell>
          <table:table-cell office:value-type="float" office:value="1427908165.75714" calcext:value-type="float">
            <text:p>1427908165.75714</text:p>
          </table:table-cell>
          <table:table-cell/>
          <table:table-cell table:formula="of:=MAX([.B524];[.D524];[.G524])-MAX([.A524];[.C524];[.E524])" office:value-type="float" office:value="4.41672706604004" calcext:value-type="float">
            <text:p>4.416727066</text:p>
          </table:table-cell>
          <table:table-cell table:formula="of:=IF(ISBLANK([.E524]);&quot;&quot;;[.I524])" office:value-type="float" office:value="4.41672706604004" calcext:value-type="float">
            <text:p>4.416727066</text:p>
          </table:table-cell>
          <table:table-cell table:formula="of:=IF(OR(ISBLANK([.E524]);[.I524]&lt;=0);&quot;&quot;;[.I524])" office:value-type="float" office:value="4.41672706604004" calcext:value-type="float">
            <text:p>4.4167270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42" calcext:value-type="float">
            <text:p>1427908161.34042</text:p>
          </table:table-cell>
          <table:table-cell office:value-type="float" office:value="1427908165.00605" calcext:value-type="float">
            <text:p>1427908165.00605</text:p>
          </table:table-cell>
          <table:table-cell office:value-type="float" office:value="1427908166.08191" calcext:value-type="float">
            <text:p>1427908166.08191</text:p>
          </table:table-cell>
          <table:table-cell/>
          <table:table-cell table:formula="of:=MAX([.B525];[.D525];[.G525])-MAX([.A525];[.C525];[.E525])" office:value-type="float" office:value="4.74149799346924" calcext:value-type="float">
            <text:p>4.7414979935</text:p>
          </table:table-cell>
          <table:table-cell table:formula="of:=IF(ISBLANK([.E525]);&quot;&quot;;[.I525])" office:value-type="float" office:value="4.74149799346924" calcext:value-type="float">
            <text:p>4.7414979935</text:p>
          </table:table-cell>
          <table:table-cell table:formula="of:=IF(OR(ISBLANK([.E525]);[.I525]&lt;=0);&quot;&quot;;[.I525])" office:value-type="float" office:value="4.74149799346924" calcext:value-type="float">
            <text:p>4.74149799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43" calcext:value-type="float">
            <text:p>1427908161.34043</text:p>
          </table:table-cell>
          <table:table-cell office:value-type="float" office:value="1427908164.91284" calcext:value-type="float">
            <text:p>1427908164.91284</text:p>
          </table:table-cell>
          <table:table-cell office:value-type="float" office:value="1427908165.88337" calcext:value-type="float">
            <text:p>1427908165.88337</text:p>
          </table:table-cell>
          <table:table-cell/>
          <table:table-cell table:formula="of:=MAX([.B526];[.D526];[.G526])-MAX([.A526];[.C526];[.E526])" office:value-type="float" office:value="4.54294204711914" calcext:value-type="float">
            <text:p>4.5429420471</text:p>
          </table:table-cell>
          <table:table-cell table:formula="of:=IF(ISBLANK([.E526]);&quot;&quot;;[.I526])" office:value-type="float" office:value="4.54294204711914" calcext:value-type="float">
            <text:p>4.5429420471</text:p>
          </table:table-cell>
          <table:table-cell table:formula="of:=IF(OR(ISBLANK([.E526]);[.I526]&lt;=0);&quot;&quot;;[.I526])" office:value-type="float" office:value="4.54294204711914" calcext:value-type="float">
            <text:p>4.54294204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45" calcext:value-type="float">
            <text:p>1427908161.34045</text:p>
          </table:table-cell>
          <table:table-cell office:value-type="float" office:value="1427908164.69904" calcext:value-type="float">
            <text:p>1427908164.69904</text:p>
          </table:table-cell>
          <table:table-cell office:value-type="float" office:value="1427908165.80227" calcext:value-type="float">
            <text:p>1427908165.80227</text:p>
          </table:table-cell>
          <table:table-cell/>
          <table:table-cell table:formula="of:=MAX([.B527];[.D527];[.G527])-MAX([.A527];[.C527];[.E527])" office:value-type="float" office:value="4.46181893348694" calcext:value-type="float">
            <text:p>4.4618189335</text:p>
          </table:table-cell>
          <table:table-cell table:formula="of:=IF(ISBLANK([.E527]);&quot;&quot;;[.I527])" office:value-type="float" office:value="4.46181893348694" calcext:value-type="float">
            <text:p>4.4618189335</text:p>
          </table:table-cell>
          <table:table-cell table:formula="of:=IF(OR(ISBLANK([.E527]);[.I527]&lt;=0);&quot;&quot;;[.I527])" office:value-type="float" office:value="4.46181893348694" calcext:value-type="float">
            <text:p>4.46181893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5" calcext:value-type="float">
            <text:p>1427908161.3405</text:p>
          </table:table-cell>
          <table:table-cell office:value-type="float" office:value="1427908165.23164" calcext:value-type="float">
            <text:p>1427908165.23164</text:p>
          </table:table-cell>
          <table:table-cell office:value-type="float" office:value="1427908166.32083" calcext:value-type="float">
            <text:p>1427908166.32083</text:p>
          </table:table-cell>
          <table:table-cell/>
          <table:table-cell table:formula="of:=MAX([.B528];[.D528];[.G528])-MAX([.A528];[.C528];[.E528])" office:value-type="float" office:value="4.98033380508423" calcext:value-type="float">
            <text:p>4.9803338051</text:p>
          </table:table-cell>
          <table:table-cell table:formula="of:=IF(ISBLANK([.E528]);&quot;&quot;;[.I528])" office:value-type="float" office:value="4.98033380508423" calcext:value-type="float">
            <text:p>4.9803338051</text:p>
          </table:table-cell>
          <table:table-cell table:formula="of:=IF(OR(ISBLANK([.E528]);[.I528]&lt;=0);&quot;&quot;;[.I528])" office:value-type="float" office:value="4.98033380508423" calcext:value-type="float">
            <text:p>4.98033380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52" calcext:value-type="float">
            <text:p>1427908161.34052</text:p>
          </table:table-cell>
          <table:table-cell office:value-type="float" office:value="1427908165.40955" calcext:value-type="float">
            <text:p>1427908165.40955</text:p>
          </table:table-cell>
          <table:table-cell office:value-type="float" office:value="1427908166.43636" calcext:value-type="float">
            <text:p>1427908166.43636</text:p>
          </table:table-cell>
          <table:table-cell/>
          <table:table-cell table:formula="of:=MAX([.B529];[.D529];[.G529])-MAX([.A529];[.C529];[.E529])" office:value-type="float" office:value="5.09584498405457" calcext:value-type="float">
            <text:p>5.0958449841</text:p>
          </table:table-cell>
          <table:table-cell table:formula="of:=IF(ISBLANK([.E529]);&quot;&quot;;[.I529])" office:value-type="float" office:value="5.09584498405457" calcext:value-type="float">
            <text:p>5.0958449841</text:p>
          </table:table-cell>
          <table:table-cell table:formula="of:=IF(OR(ISBLANK([.E529]);[.I529]&lt;=0);&quot;&quot;;[.I529])" office:value-type="float" office:value="5.09584498405457" calcext:value-type="float">
            <text:p>5.09584498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1.34054" calcext:value-type="float">
            <text:p>1427908161.34054</text:p>
          </table:table-cell>
          <table:table-cell office:value-type="float" office:value="1427908165.20377" calcext:value-type="float">
            <text:p>1427908165.20377</text:p>
          </table:table-cell>
          <table:table-cell office:value-type="float" office:value="1427908166.18058" calcext:value-type="float">
            <text:p>1427908166.18058</text:p>
          </table:table-cell>
          <table:table-cell/>
          <table:table-cell table:formula="of:=MAX([.B530];[.D530];[.G530])-MAX([.A530];[.C530];[.E530])" office:value-type="float" office:value="4.84003305435181" calcext:value-type="float">
            <text:p>4.8400330544</text:p>
          </table:table-cell>
          <table:table-cell table:formula="of:=IF(ISBLANK([.E530]);&quot;&quot;;[.I530])" office:value-type="float" office:value="4.84003305435181" calcext:value-type="float">
            <text:p>4.8400330544</text:p>
          </table:table-cell>
          <table:table-cell table:formula="of:=IF(OR(ISBLANK([.E530]);[.I530]&lt;=0);&quot;&quot;;[.I530])" office:value-type="float" office:value="4.84003305435181" calcext:value-type="float">
            <text:p>4.84003305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66.43638" calcext:value-type="float">
            <text:p>1427908166.43638</text:p>
          </table:table-cell>
          <table:table-cell office:value-type="float" office:value="1427908171.72133" calcext:value-type="float">
            <text:p>1427908171.72133</text:p>
          </table:table-cell>
          <table:table-cell table:number-columns-repeated="4"/>
          <table:table-cell table:formula="of:=MAX([.B531];[.D531];[.G531])-MAX([.A531];[.C531];[.E531])" office:value-type="float" office:value="5.28494215011597" calcext:value-type="float">
            <text:p>5.2849421501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39" calcext:value-type="float">
            <text:p>1427908166.43639</text:p>
          </table:table-cell>
          <table:table-cell office:value-type="float" office:value="1427908170.01704" calcext:value-type="float">
            <text:p>1427908170.01704</text:p>
          </table:table-cell>
          <table:table-cell office:value-type="float" office:value="1427908171.03601" calcext:value-type="float">
            <text:p>1427908171.03601</text:p>
          </table:table-cell>
          <table:table-cell/>
          <table:table-cell table:formula="of:=MAX([.B532];[.D532];[.G532])-MAX([.A532];[.C532];[.E532])" office:value-type="float" office:value="4.59962201118469" calcext:value-type="float">
            <text:p>4.5996220112</text:p>
          </table:table-cell>
          <table:table-cell table:formula="of:=IF(ISBLANK([.E532]);&quot;&quot;;[.I532])" office:value-type="float" office:value="4.59962201118469" calcext:value-type="float">
            <text:p>4.5996220112</text:p>
          </table:table-cell>
          <table:table-cell table:formula="of:=IF(OR(ISBLANK([.E532]);[.I532]&lt;=0);&quot;&quot;;[.I532])" office:value-type="float" office:value="4.59962201118469" calcext:value-type="float">
            <text:p>4.59962201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1" calcext:value-type="float">
            <text:p>1427908166.43641</text:p>
          </table:table-cell>
          <table:table-cell office:value-type="float" office:value="1427908170.07353" calcext:value-type="float">
            <text:p>1427908170.07353</text:p>
          </table:table-cell>
          <table:table-cell office:value-type="float" office:value="1427908171.1571" calcext:value-type="float">
            <text:p>1427908171.1571</text:p>
          </table:table-cell>
          <table:table-cell/>
          <table:table-cell table:formula="of:=MAX([.B533];[.D533];[.G533])-MAX([.A533];[.C533];[.E533])" office:value-type="float" office:value="4.72068810462952" calcext:value-type="float">
            <text:p>4.7206881046</text:p>
          </table:table-cell>
          <table:table-cell table:formula="of:=IF(ISBLANK([.E533]);&quot;&quot;;[.I533])" office:value-type="float" office:value="4.72068810462952" calcext:value-type="float">
            <text:p>4.7206881046</text:p>
          </table:table-cell>
          <table:table-cell table:formula="of:=IF(OR(ISBLANK([.E533]);[.I533]&lt;=0);&quot;&quot;;[.I533])" office:value-type="float" office:value="4.72068810462952" calcext:value-type="float">
            <text:p>4.7206881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2" calcext:value-type="float">
            <text:p>1427908166.43642</text:p>
          </table:table-cell>
          <table:table-cell office:value-type="float" office:value="1427908170.1719" calcext:value-type="float">
            <text:p>1427908170.1719</text:p>
          </table:table-cell>
          <table:table-cell office:value-type="float" office:value="1427908171.27382" calcext:value-type="float">
            <text:p>1427908171.27382</text:p>
          </table:table-cell>
          <table:table-cell/>
          <table:table-cell table:formula="of:=MAX([.B534];[.D534];[.G534])-MAX([.A534];[.C534];[.E534])" office:value-type="float" office:value="4.83739709854126" calcext:value-type="float">
            <text:p>4.8373970985</text:p>
          </table:table-cell>
          <table:table-cell table:formula="of:=IF(ISBLANK([.E534]);&quot;&quot;;[.I534])" office:value-type="float" office:value="4.83739709854126" calcext:value-type="float">
            <text:p>4.8373970985</text:p>
          </table:table-cell>
          <table:table-cell table:formula="of:=IF(OR(ISBLANK([.E534]);[.I534]&lt;=0);&quot;&quot;;[.I534])" office:value-type="float" office:value="4.83739709854126" calcext:value-type="float">
            <text:p>4.83739709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3" calcext:value-type="float">
            <text:p>1427908166.43643</text:p>
          </table:table-cell>
          <table:table-cell office:value-type="float" office:value="1427908170.21188" calcext:value-type="float">
            <text:p>1427908170.21188</text:p>
          </table:table-cell>
          <table:table-cell office:value-type="float" office:value="1427908171.25919" calcext:value-type="float">
            <text:p>1427908171.25919</text:p>
          </table:table-cell>
          <table:table-cell/>
          <table:table-cell table:formula="of:=MAX([.B535];[.D535];[.G535])-MAX([.A535];[.C535];[.E535])" office:value-type="float" office:value="4.82275891304016" calcext:value-type="float">
            <text:p>4.822758913</text:p>
          </table:table-cell>
          <table:table-cell table:formula="of:=IF(ISBLANK([.E535]);&quot;&quot;;[.I535])" office:value-type="float" office:value="4.82275891304016" calcext:value-type="float">
            <text:p>4.822758913</text:p>
          </table:table-cell>
          <table:table-cell table:formula="of:=IF(OR(ISBLANK([.E535]);[.I535]&lt;=0);&quot;&quot;;[.I535])" office:value-type="float" office:value="4.82275891304016" calcext:value-type="float">
            <text:p>4.8227589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4" calcext:value-type="float">
            <text:p>1427908166.43644</text:p>
          </table:table-cell>
          <table:table-cell office:value-type="float" office:value="1427908170.16406" calcext:value-type="float">
            <text:p>1427908170.16406</text:p>
          </table:table-cell>
          <table:table-cell office:value-type="float" office:value="1427908171.24107" calcext:value-type="float">
            <text:p>1427908171.24107</text:p>
          </table:table-cell>
          <table:table-cell/>
          <table:table-cell table:formula="of:=MAX([.B536];[.D536];[.G536])-MAX([.A536];[.C536];[.E536])" office:value-type="float" office:value="4.8046350479126" calcext:value-type="float">
            <text:p>4.8046350479</text:p>
          </table:table-cell>
          <table:table-cell table:formula="of:=IF(ISBLANK([.E536]);&quot;&quot;;[.I536])" office:value-type="float" office:value="4.8046350479126" calcext:value-type="float">
            <text:p>4.8046350479</text:p>
          </table:table-cell>
          <table:table-cell table:formula="of:=IF(OR(ISBLANK([.E536]);[.I536]&lt;=0);&quot;&quot;;[.I536])" office:value-type="float" office:value="4.8046350479126" calcext:value-type="float">
            <text:p>4.80463504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6" calcext:value-type="float">
            <text:p>1427908166.43646</text:p>
          </table:table-cell>
          <table:table-cell office:value-type="float" office:value="1427908170.30403" calcext:value-type="float">
            <text:p>1427908170.30403</text:p>
          </table:table-cell>
          <table:table-cell office:value-type="float" office:value="1427908171.37539" calcext:value-type="float">
            <text:p>1427908171.37539</text:p>
          </table:table-cell>
          <table:table-cell/>
          <table:table-cell table:formula="of:=MAX([.B537];[.D537];[.G537])-MAX([.A537];[.C537];[.E537])" office:value-type="float" office:value="4.93892502784729" calcext:value-type="float">
            <text:p>4.9389250278</text:p>
          </table:table-cell>
          <table:table-cell table:formula="of:=IF(ISBLANK([.E537]);&quot;&quot;;[.I537])" office:value-type="float" office:value="4.93892502784729" calcext:value-type="float">
            <text:p>4.9389250278</text:p>
          </table:table-cell>
          <table:table-cell table:formula="of:=IF(OR(ISBLANK([.E537]);[.I537]&lt;=0);&quot;&quot;;[.I537])" office:value-type="float" office:value="4.93892502784729" calcext:value-type="float">
            <text:p>4.93892502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8" calcext:value-type="float">
            <text:p>1427908166.43648</text:p>
          </table:table-cell>
          <table:table-cell office:value-type="float" office:value="1427908170.47107" calcext:value-type="float">
            <text:p>1427908170.47107</text:p>
          </table:table-cell>
          <table:table-cell office:value-type="float" office:value="1427908171.5637" calcext:value-type="float">
            <text:p>1427908171.5637</text:p>
          </table:table-cell>
          <table:table-cell/>
          <table:table-cell table:formula="of:=MAX([.B538];[.D538];[.G538])-MAX([.A538];[.C538];[.E538])" office:value-type="float" office:value="5.1272189617157" calcext:value-type="float">
            <text:p>5.1272189617</text:p>
          </table:table-cell>
          <table:table-cell table:formula="of:=IF(ISBLANK([.E538]);&quot;&quot;;[.I538])" office:value-type="float" office:value="5.1272189617157" calcext:value-type="float">
            <text:p>5.1272189617</text:p>
          </table:table-cell>
          <table:table-cell table:formula="of:=IF(OR(ISBLANK([.E538]);[.I538]&lt;=0);&quot;&quot;;[.I538])" office:value-type="float" office:value="5.1272189617157" calcext:value-type="float">
            <text:p>5.12721896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49" calcext:value-type="float">
            <text:p>1427908166.43649</text:p>
          </table:table-cell>
          <table:table-cell office:value-type="float" office:value="1427908169.9435" calcext:value-type="float">
            <text:p>1427908169.9435</text:p>
          </table:table-cell>
          <table:table-cell office:value-type="float" office:value="1427908171.0275" calcext:value-type="float">
            <text:p>1427908171.0275</text:p>
          </table:table-cell>
          <table:table-cell/>
          <table:table-cell table:formula="of:=MAX([.B539];[.D539];[.G539])-MAX([.A539];[.C539];[.E539])" office:value-type="float" office:value="4.5910120010376" calcext:value-type="float">
            <text:p>4.591012001</text:p>
          </table:table-cell>
          <table:table-cell table:formula="of:=IF(ISBLANK([.E539]);&quot;&quot;;[.I539])" office:value-type="float" office:value="4.5910120010376" calcext:value-type="float">
            <text:p>4.591012001</text:p>
          </table:table-cell>
          <table:table-cell table:formula="of:=IF(OR(ISBLANK([.E539]);[.I539]&lt;=0);&quot;&quot;;[.I539])" office:value-type="float" office:value="4.5910120010376" calcext:value-type="float">
            <text:p>4.591012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58" calcext:value-type="float">
            <text:p>1427908166.43658</text:p>
          </table:table-cell>
          <table:table-cell office:value-type="float" office:value="1427908170.44022" calcext:value-type="float">
            <text:p>1427908170.44022</text:p>
          </table:table-cell>
          <table:table-cell office:value-type="float" office:value="1427908171.48326" calcext:value-type="float">
            <text:p>1427908171.48326</text:p>
          </table:table-cell>
          <table:table-cell/>
          <table:table-cell table:formula="of:=MAX([.B540];[.D540];[.G540])-MAX([.A540];[.C540];[.E540])" office:value-type="float" office:value="5.04668688774109" calcext:value-type="float">
            <text:p>5.0466868877</text:p>
          </table:table-cell>
          <table:table-cell table:formula="of:=IF(ISBLANK([.E540]);&quot;&quot;;[.I540])" office:value-type="float" office:value="5.04668688774109" calcext:value-type="float">
            <text:p>5.0466868877</text:p>
          </table:table-cell>
          <table:table-cell table:formula="of:=IF(OR(ISBLANK([.E540]);[.I540]&lt;=0);&quot;&quot;;[.I540])" office:value-type="float" office:value="5.04668688774109" calcext:value-type="float">
            <text:p>5.04668688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66.43675" calcext:value-type="float">
            <text:p>1427908166.43675</text:p>
          </table:table-cell>
          <table:table-cell office:value-type="float" office:value="1427908170.71707" calcext:value-type="float">
            <text:p>1427908170.71707</text:p>
          </table:table-cell>
          <table:table-cell office:value-type="float" office:value="1427908171.72132" calcext:value-type="float">
            <text:p>1427908171.72132</text:p>
          </table:table-cell>
          <table:table-cell/>
          <table:table-cell table:formula="of:=MAX([.B541];[.D541];[.G541])-MAX([.A541];[.C541];[.E541])" office:value-type="float" office:value="5.28456807136536" calcext:value-type="float">
            <text:p>5.2845680714</text:p>
          </table:table-cell>
          <table:table-cell table:formula="of:=IF(ISBLANK([.E541]);&quot;&quot;;[.I541])" office:value-type="float" office:value="5.28456807136536" calcext:value-type="float">
            <text:p>5.2845680714</text:p>
          </table:table-cell>
          <table:table-cell table:formula="of:=IF(OR(ISBLANK([.E541]);[.I541]&lt;=0);&quot;&quot;;[.I541])" office:value-type="float" office:value="5.28456807136536" calcext:value-type="float">
            <text:p>5.28456807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8171.72134" calcext:value-type="float">
            <text:p>1427908171.72134</text:p>
          </table:table-cell>
          <table:table-cell office:value-type="float" office:value="1427908176.76706" calcext:value-type="float">
            <text:p>1427908176.76706</text:p>
          </table:table-cell>
          <table:table-cell table:number-columns-repeated="4"/>
          <table:table-cell table:formula="of:=MAX([.B542];[.D542];[.G542])-MAX([.A542];[.C542];[.E542])" office:value-type="float" office:value="5.04572701454163" calcext:value-type="float">
            <text:p>5.0457270145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34" calcext:value-type="float">
            <text:p>1427908171.72134</text:p>
          </table:table-cell>
          <table:table-cell office:value-type="float" office:value="1427908175.16247" calcext:value-type="float">
            <text:p>1427908175.16247</text:p>
          </table:table-cell>
          <table:table-cell office:value-type="float" office:value="1427908176.16846" calcext:value-type="float">
            <text:p>1427908176.16846</text:p>
          </table:table-cell>
          <table:table-cell/>
          <table:table-cell table:formula="of:=MAX([.B543];[.D543];[.G543])-MAX([.A543];[.C543];[.E543])" office:value-type="float" office:value="4.44711709022522" calcext:value-type="float">
            <text:p>4.4471170902</text:p>
          </table:table-cell>
          <table:table-cell table:formula="of:=IF(ISBLANK([.E543]);&quot;&quot;;[.I543])" office:value-type="float" office:value="4.44711709022522" calcext:value-type="float">
            <text:p>4.4471170902</text:p>
          </table:table-cell>
          <table:table-cell table:formula="of:=IF(OR(ISBLANK([.E543]);[.I543]&lt;=0);&quot;&quot;;[.I543])" office:value-type="float" office:value="4.44711709022522" calcext:value-type="float">
            <text:p>4.4471170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36" calcext:value-type="float">
            <text:p>1427908171.72136</text:p>
          </table:table-cell>
          <table:table-cell office:value-type="float" office:value="1427908175.44092" calcext:value-type="float">
            <text:p>1427908175.44092</text:p>
          </table:table-cell>
          <table:table-cell office:value-type="float" office:value="1427908176.53805" calcext:value-type="float">
            <text:p>1427908176.53805</text:p>
          </table:table-cell>
          <table:table-cell/>
          <table:table-cell table:formula="of:=MAX([.B544];[.D544];[.G544])-MAX([.A544];[.C544];[.E544])" office:value-type="float" office:value="4.81669402122498" calcext:value-type="float">
            <text:p>4.8166940212</text:p>
          </table:table-cell>
          <table:table-cell table:formula="of:=IF(ISBLANK([.E544]);&quot;&quot;;[.I544])" office:value-type="float" office:value="4.81669402122498" calcext:value-type="float">
            <text:p>4.8166940212</text:p>
          </table:table-cell>
          <table:table-cell table:formula="of:=IF(OR(ISBLANK([.E544]);[.I544]&lt;=0);&quot;&quot;;[.I544])" office:value-type="float" office:value="4.81669402122498" calcext:value-type="float">
            <text:p>4.81669402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37" calcext:value-type="float">
            <text:p>1427908171.72137</text:p>
          </table:table-cell>
          <table:table-cell office:value-type="float" office:value="1427908175.11645" calcext:value-type="float">
            <text:p>1427908175.11645</text:p>
          </table:table-cell>
          <table:table-cell office:value-type="float" office:value="1427908176.08318" calcext:value-type="float">
            <text:p>1427908176.08318</text:p>
          </table:table-cell>
          <table:table-cell/>
          <table:table-cell table:formula="of:=MAX([.B545];[.D545];[.G545])-MAX([.A545];[.C545];[.E545])" office:value-type="float" office:value="4.36181211471558" calcext:value-type="float">
            <text:p>4.3618121147</text:p>
          </table:table-cell>
          <table:table-cell table:formula="of:=IF(ISBLANK([.E545]);&quot;&quot;;[.I545])" office:value-type="float" office:value="4.36181211471558" calcext:value-type="float">
            <text:p>4.3618121147</text:p>
          </table:table-cell>
          <table:table-cell table:formula="of:=IF(OR(ISBLANK([.E545]);[.I545]&lt;=0);&quot;&quot;;[.I545])" office:value-type="float" office:value="4.36181211471558" calcext:value-type="float">
            <text:p>4.36181211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38" calcext:value-type="float">
            <text:p>1427908171.72138</text:p>
          </table:table-cell>
          <table:table-cell office:value-type="float" office:value="1427908175.38765" calcext:value-type="float">
            <text:p>1427908175.38765</text:p>
          </table:table-cell>
          <table:table-cell office:value-type="float" office:value="1427908176.46946" calcext:value-type="float">
            <text:p>1427908176.46946</text:p>
          </table:table-cell>
          <table:table-cell/>
          <table:table-cell table:formula="of:=MAX([.B546];[.D546];[.G546])-MAX([.A546];[.C546];[.E546])" office:value-type="float" office:value="4.74807906150818" calcext:value-type="float">
            <text:p>4.7480790615</text:p>
          </table:table-cell>
          <table:table-cell table:formula="of:=IF(ISBLANK([.E546]);&quot;&quot;;[.I546])" office:value-type="float" office:value="4.74807906150818" calcext:value-type="float">
            <text:p>4.7480790615</text:p>
          </table:table-cell>
          <table:table-cell table:formula="of:=IF(OR(ISBLANK([.E546]);[.I546]&lt;=0);&quot;&quot;;[.I546])" office:value-type="float" office:value="4.74807906150818" calcext:value-type="float">
            <text:p>4.74807906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39" calcext:value-type="float">
            <text:p>1427908171.72139</text:p>
          </table:table-cell>
          <table:table-cell office:value-type="float" office:value="1427908175.44631" calcext:value-type="float">
            <text:p>1427908175.44631</text:p>
          </table:table-cell>
          <table:table-cell office:value-type="float" office:value="1427908176.3658" calcext:value-type="float">
            <text:p>1427908176.3658</text:p>
          </table:table-cell>
          <table:table-cell/>
          <table:table-cell table:formula="of:=MAX([.B547];[.D547];[.G547])-MAX([.A547];[.C547];[.E547])" office:value-type="float" office:value="4.64440894126892" calcext:value-type="float">
            <text:p>4.6444089413</text:p>
          </table:table-cell>
          <table:table-cell table:formula="of:=IF(ISBLANK([.E547]);&quot;&quot;;[.I547])" office:value-type="float" office:value="4.64440894126892" calcext:value-type="float">
            <text:p>4.6444089413</text:p>
          </table:table-cell>
          <table:table-cell table:formula="of:=IF(OR(ISBLANK([.E547]);[.I547]&lt;=0);&quot;&quot;;[.I547])" office:value-type="float" office:value="4.64440894126892" calcext:value-type="float">
            <text:p>4.64440894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42" calcext:value-type="float">
            <text:p>1427908171.72142</text:p>
          </table:table-cell>
          <table:table-cell office:value-type="float" office:value="1427908175.67204" calcext:value-type="float">
            <text:p>1427908175.67204</text:p>
          </table:table-cell>
          <table:table-cell office:value-type="float" office:value="1427908176.75555" calcext:value-type="float">
            <text:p>1427908176.75555</text:p>
          </table:table-cell>
          <table:table-cell/>
          <table:table-cell table:formula="of:=MAX([.B548];[.D548];[.G548])-MAX([.A548];[.C548];[.E548])" office:value-type="float" office:value="5.03413200378418" calcext:value-type="float">
            <text:p>5.0341320038</text:p>
          </table:table-cell>
          <table:table-cell table:formula="of:=IF(ISBLANK([.E548]);&quot;&quot;;[.I548])" office:value-type="float" office:value="5.03413200378418" calcext:value-type="float">
            <text:p>5.0341320038</text:p>
          </table:table-cell>
          <table:table-cell table:formula="of:=IF(OR(ISBLANK([.E548]);[.I548]&lt;=0);&quot;&quot;;[.I548])" office:value-type="float" office:value="5.03413200378418" calcext:value-type="float">
            <text:p>5.03413200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44" calcext:value-type="float">
            <text:p>1427908171.72144</text:p>
          </table:table-cell>
          <table:table-cell office:value-type="float" office:value="1427908175.61228" calcext:value-type="float">
            <text:p>1427908175.61228</text:p>
          </table:table-cell>
          <table:table-cell office:value-type="float" office:value="1427908176.67498" calcext:value-type="float">
            <text:p>1427908176.67498</text:p>
          </table:table-cell>
          <table:table-cell/>
          <table:table-cell table:formula="of:=MAX([.B549];[.D549];[.G549])-MAX([.A549];[.C549];[.E549])" office:value-type="float" office:value="4.95354104042053" calcext:value-type="float">
            <text:p>4.9535410404</text:p>
          </table:table-cell>
          <table:table-cell table:formula="of:=IF(ISBLANK([.E549]);&quot;&quot;;[.I549])" office:value-type="float" office:value="4.95354104042053" calcext:value-type="float">
            <text:p>4.9535410404</text:p>
          </table:table-cell>
          <table:table-cell table:formula="of:=IF(OR(ISBLANK([.E549]);[.I549]&lt;=0);&quot;&quot;;[.I549])" office:value-type="float" office:value="4.95354104042053" calcext:value-type="float">
            <text:p>4.95354104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46" calcext:value-type="float">
            <text:p>1427908171.72146</text:p>
          </table:table-cell>
          <table:table-cell office:value-type="float" office:value="1427908175.70688" calcext:value-type="float">
            <text:p>1427908175.70688</text:p>
          </table:table-cell>
          <table:table-cell office:value-type="float" office:value="1427908176.76706" calcext:value-type="float">
            <text:p>1427908176.76706</text:p>
          </table:table-cell>
          <table:table-cell/>
          <table:table-cell table:formula="of:=MAX([.B550];[.D550];[.G550])-MAX([.A550];[.C550];[.E550])" office:value-type="float" office:value="5.0455949306488" calcext:value-type="float">
            <text:p>5.0455949306</text:p>
          </table:table-cell>
          <table:table-cell table:formula="of:=IF(ISBLANK([.E550]);&quot;&quot;;[.I550])" office:value-type="float" office:value="5.0455949306488" calcext:value-type="float">
            <text:p>5.0455949306</text:p>
          </table:table-cell>
          <table:table-cell table:formula="of:=IF(OR(ISBLANK([.E550]);[.I550]&lt;=0);&quot;&quot;;[.I550])" office:value-type="float" office:value="5.0455949306488" calcext:value-type="float">
            <text:p>5.04559493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48" calcext:value-type="float">
            <text:p>1427908171.72148</text:p>
          </table:table-cell>
          <table:table-cell office:value-type="float" office:value="1427908175.26557" calcext:value-type="float">
            <text:p>1427908175.26557</text:p>
          </table:table-cell>
          <table:table-cell office:value-type="float" office:value="1427908176.26966" calcext:value-type="float">
            <text:p>1427908176.26966</text:p>
          </table:table-cell>
          <table:table-cell/>
          <table:table-cell table:formula="of:=MAX([.B551];[.D551];[.G551])-MAX([.A551];[.C551];[.E551])" office:value-type="float" office:value="4.54818391799927" calcext:value-type="float">
            <text:p>4.548183918</text:p>
          </table:table-cell>
          <table:table-cell table:formula="of:=IF(ISBLANK([.E551]);&quot;&quot;;[.I551])" office:value-type="float" office:value="4.54818391799927" calcext:value-type="float">
            <text:p>4.548183918</text:p>
          </table:table-cell>
          <table:table-cell table:formula="of:=IF(OR(ISBLANK([.E551]);[.I551]&lt;=0);&quot;&quot;;[.I551])" office:value-type="float" office:value="4.54818391799927" calcext:value-type="float">
            <text:p>4.5481839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8171.72155" calcext:value-type="float">
            <text:p>1427908171.72155</text:p>
          </table:table-cell>
          <table:table-cell office:value-type="float" office:value="1427908175.6145" calcext:value-type="float">
            <text:p>1427908175.6145</text:p>
          </table:table-cell>
          <table:table-cell office:value-type="float" office:value="1427908176.69174" calcext:value-type="float">
            <text:p>1427908176.69174</text:p>
          </table:table-cell>
          <table:table-cell/>
          <table:table-cell table:formula="of:=MAX([.B552];[.D552];[.G552])-MAX([.A552];[.C552];[.E552])" office:value-type="float" office:value="4.9701840877533" calcext:value-type="float">
            <text:p>4.9701840878</text:p>
          </table:table-cell>
          <table:table-cell table:formula="of:=IF(ISBLANK([.E552]);&quot;&quot;;[.I552])" office:value-type="float" office:value="4.9701840877533" calcext:value-type="float">
            <text:p>4.9701840878</text:p>
          </table:table-cell>
          <table:table-cell table:formula="of:=IF(OR(ISBLANK([.E552]);[.I552]&lt;=0);&quot;&quot;;[.I552])" office:value-type="float" office:value="4.9701840877533" calcext:value-type="float">
            <text:p>4.97018408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8:16:45.708741380</dc:date>
    <meta:document-statistic meta:table-count="1" meta:cell-count="3256" meta:object-count="0"/>
    <meta:generator>LibreOffice/4.2.7.2$Linux_X86_64 LibreOffice_project/420m0$Build-2</meta:generator>
  </office:meta>
</office:document-meta>
</file>